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65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634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1528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font-name="DejaVu Sans" style:font-name-asian="DejaVu Sans1" style:font-name-complex="DejaVu Sans1"/>
    </style:style>
    <style:style style:name="ce4" style:family="table-cell" style:parent-style-name="Default">
      <style:text-properties fo:font-style="normal"/>
    </style:style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office:forms form:automatic-focus="false" form:apply-design-mode="false"/>
        <table:table-column table:style-name="co1" table:number-columns-repeated="37" table:default-cell-style-name="Default"/>
        <table:table-row table:style-name="ro1">
          <table:table-cell table:number-columns-repeated="3"/>
          <table:table-cell table:style-name="ce2"/>
          <table:table-cell table:number-columns-repeated="33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Regret (decisions)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mappers.V14];[no_mappers.W14];[no_mappers.AC14];[no_mappers.AD14];[no_mappers.AE14];[no_mappers.AJ14];[no_mappers.AK14])" office:value-type="float" office:value="63.095503078198">
            <text:p>63.1</text:p>
          </table:table-cell>
          <table:table-cell table:formula="oooc:=AVERAGE([constant_mapper_only.V14];[constant_mapper_only.W14];[constant_mapper_only.AC14];[constant_mapper_only.AD14];[constant_mapper_only.AE14];[constant_mapper_only.AJ14];[constant_mapper_only.AK14])" office:value-type="float" office:value="64.3195690437421">
            <text:p>64.32</text:p>
          </table:table-cell>
          <table:table-cell table:formula="oooc:=AVERAGE([predicate_mapper_only.V14];[predicate_mapper_only.W14];[predicate_mapper_only.AC14];[predicate_mapper_only.AD14];[predicate_mapper_only.AE14];[predicate_mapper_only.AJ14];[predicate_mapper_only.AK14])" office:value-type="float" office:value="63.095503078198">
            <text:p>63.1</text:p>
          </table:table-cell>
          <table:table-cell table:formula="oooc:=AVERAGE([specific_indicators.V14];[specific_indicators.W14];[specific_indicators.AC14];[specific_indicators.AD14];[specific_indicators.AE14];[specific_indicators.AJ14];[specific_indicators.AK14])" office:value-type="float" office:value="53.3393041710201">
            <text:p>53.34</text:p>
          </table:table-cell>
          <table:table-cell table:formula="oooc:=AVERAGE([general_indicators.V14];[general_indicators.W14];[general_indicators.AC14];[general_indicators.AD14];[general_indicators.AE14];[general_indicators.AJ14];[general_indicators.AK14])" office:value-type="float" office:value="56.7063122966252">
            <text:p>56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mappers.B14];[no_mappers.C14];[no_mappers.D14];[no_mappers.X14];[no_mappers.Y14];[no_mappers.AL14];[no_mappers.AM14])" office:value-type="float" office:value="53.4125837457919">
            <text:p>53.41</text:p>
          </table:table-cell>
          <table:table-cell table:formula="oooc:=AVERAGE([constant_mapper_only.B14];[constant_mapper_only.C14];[constant_mapper_only.D14];[constant_mapper_only.X14];[constant_mapper_only.Y14];[constant_mapper_only.AL14];[constant_mapper_only.AM14])" office:value-type="float" office:value="71.3194079121104">
            <text:p>71.32</text:p>
          </table:table-cell>
          <table:table-cell table:formula="oooc:=AVERAGE([predicate_mapper_only.B14];[predicate_mapper_only.C14];[predicate_mapper_only.D14];[predicate_mapper_only.X14];[predicate_mapper_only.Y14];[predicate_mapper_only.AL14];[predicate_mapper_only.AM14])" office:value-type="float" office:value="53.4125837457919">
            <text:p>53.41</text:p>
          </table:table-cell>
          <table:table-cell table:formula="oooc:=AVERAGE([specific_indicators.B14];[specific_indicators.C14];[specific_indicators.D14];[specific_indicators.X14];[specific_indicators.Y14];[specific_indicators.AL14];[specific_indicators.AM14])" office:value-type="float" office:value="70.2582208173279">
            <text:p>70.26</text:p>
          </table:table-cell>
          <table:table-cell table:formula="oooc:=AVERAGE([general_indicators.B14];[general_indicators.C14];[general_indicators.D14];[general_indicators.X14];[general_indicators.Y14];[general_indicators.AL14];[general_indicators.AM14])" office:value-type="float" office:value="71.3194079121104">
            <text:p>71.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F14];[base.AG14];[base.AN14];[base.AO14])" office:value-type="float" office:value="43.3730515638623">
            <text:p>43.37</text:p>
          </table:table-cell>
          <table:table-cell table:formula="oooc:=AVERAGE([no_disallowed_dir.E14];[no_disallowed_dir.Z14];[no_disallowed_dir.AA14];[no_disallowed_dir.AF14];[no_disallowed_dir.AG14];[no_disallowed_dir.AN14];[no_disallowed_dir.AO14])" office:value-type="float" office:value="43.6653585077036">
            <text:p>43.67</text:p>
          </table:table-cell>
          <table:table-cell table:formula="oooc:=AVERAGE([no_ush.E14];[no_ush.Z14];[no_ush.AA14];[no_ush.AF14];[no_ush.AG14];[no_ush.AN14];[no_ush.AO14])" office:value-type="float" office:value="36.5902330506757">
            <text:p>36.59</text:p>
          </table:table-cell>
          <table:table-cell table:formula="oooc:=AVERAGE([no_mappers.E14];[no_mappers.Z14];[no_mappers.AA14];[no_mappers.AF14];[no_mappers.AG14];[no_mappers.AN14];[no_mappers.AO14])" office:value-type="float" office:value="58.460663968759">
            <text:p>58.46</text:p>
          </table:table-cell>
          <table:table-cell table:style-name="ce4" table:formula="oooc:=AVERAGE([constant_mapper_only.E14];[constant_mapper_only.Z14];[constant_mapper_only.AA14];[constant_mapper_only.AF14];[constant_mapper_only.AG14];[constant_mapper_only.AN14];[constant_mapper_only.AO14])" office:value-type="float" office:value="43.3730515638623">
            <text:p>43.37</text:p>
          </table:table-cell>
          <table:table-cell table:formula="oooc:=AVERAGE([predicate_mapper_only.E14];[predicate_mapper_only.Z14];[predicate_mapper_only.AA14];[predicate_mapper_only.AF14];[predicate_mapper_only.AG14];[predicate_mapper_only.AN14];[predicate_mapper_only.AO14])" office:value-type="float" office:value="58.460663968759">
            <text:p>58.46</text:p>
          </table:table-cell>
          <table:table-cell table:formula="oooc:=AVERAGE([specific_indicators.E14];[specific_indicators.Z14];[specific_indicators.AA14];[specific_indicators.AF14];[specific_indicators.AG14];[specific_indicators.AN14];[specific_indicators.AO14])" office:value-type="float" office:value="60.9467827620368">
            <text:p>60.95</text:p>
          </table:table-cell>
          <table:table-cell table:formula="oooc:=AVERAGE([general_indicators.E14];[general_indicators.Z14];[general_indicators.AA14];[general_indicators.AF14];[general_indicators.AG14];[general_indicators.AN14];[general_indicators.AO14])" office:value-type="float" office:value="44.4317624094456">
            <text:p>44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mappers.AH14];[no_mappers.AI14];[no_mappers.AP14];[no_mappers.AQ14];[no_mappers.AB14])" office:value-type="float" office:value="0">
            <text:p>0</text:p>
          </table:table-cell>
          <table:table-cell table:formula="oooc:=AVERAGE([constant_mapper_only.AH14];[constant_mapper_only.AI14];[constant_mapper_only.AP14];[constant_mapper_only.AQ14];[constant_mapper_only.AB14])" office:value-type="float" office:value="0">
            <text:p>0</text:p>
          </table:table-cell>
          <table:table-cell table:formula="oooc:=AVERAGE([predicate_mapper_only.AH14];[predicate_mapper_only.AI14];[predicate_mapper_only.AP14];[predicate_mapper_only.AQ14];[predicate_mapper_only.AB14])" office:value-type="float" office:value="31.5596525323953">
            <text:p>31.56</text:p>
          </table:table-cell>
          <table:table-cell table:formula="oooc:=AVERAGE([specific_indicators.AH14];[specific_indicators.AI14];[specific_indicators.AP14];[specific_indicators.AQ14];[specific_indicators.AB14])" office:value-type="float" office:value="59.2391523292045">
            <text:p>59.24</text:p>
          </table:table-cell>
          <table:table-cell table:formula="oooc:=AVERAGE([general_indicators.AH14];[general_indicators.AI14];[general_indicators.AP14];[general_indicators.AQ14];[general_indicators.AB14])" office:value-type="float" office:value="53.8431127252441">
            <text:p>53.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mappers.N14];[no_mappers.O14];[no_mappers.P14];[no_mappers.Q14];[no_mappers.R14];[no_mappers.S14];[no_mappers.T14];[no_mappers.U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)" office:value-type="float" office:value="46.524727857154">
            <text:p>46.52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)" office:value-type="float" office:value="37.9477403735343">
            <text:p>37.95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)" office:value-type="float" office:value="47.7020825665728">
            <text:p>47.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1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F14];[constant_mapper_only.G14];[constant_mapper_only.H14];[constant_mapper_only.I14];[constant_mapper_only.J14];[constant_mapper_only.K14];[constant_mapper_only.L14];[constant_mapper_only.M14])" office:value-type="float" office:value="0">
            <text:p>0</text:p>
          </table:table-cell>
          <table:table-cell table:formula="oooc:=AVERAGE(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F14];[specific_indicators.G14];[specific_indicators.H14];[specific_indicators.I14];[specific_indicators.J14];[specific_indicators.K14];[specific_indicators.L14];[specific_indicators.M14])" office:value-type="float" office:value="15.1625392440195">
            <text:p>15.16</text:p>
          </table:table-cell>
          <table:table-cell table:formula="oooc:=AVERAGE([general_indicators.F14];[general_indicators.G14];[general_indicators.H14];[general_indicators.I14];[general_indicators.J14];[general_indicators.K14];[general_indicators.L14];[general_indicators.M14])" office:value-type="float" office:value="31.4624438039077">
            <text:p>31.4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Q14])" office:value-type="float" office:value="51.7350472748449">
            <text:p>51.74</text:p>
          </table:table-cell>
          <table:table-cell table:style-name="ce3" table:formula="oooc:=AVERAGE([no_disallowed_dir.B14:.AQ14])" office:value-type="float" office:value="51.7896574384806">
            <text:p>51.79</text:p>
          </table:table-cell>
          <table:table-cell table:style-name="ce3" table:formula="oooc:=AVERAGE([no_ush.B14:.AQ14])" office:value-type="float" office:value="54.2471482636724">
            <text:p>54.25</text:p>
          </table:table-cell>
          <table:table-cell table:style-name="ce3" table:formula="oooc:=AVERAGE([no_mappers.B14:.AQ14])" office:value-type="float" office:value="29.1614584654582">
            <text:p>29.16</text:p>
          </table:table-cell>
          <table:table-cell table:style-name="ce3" table:formula="oooc:=AVERAGE([constant_mapper_only.B14:.AQ14])" office:value-type="float" office:value="38.6971910117913">
            <text:p>38.7</text:p>
          </table:table-cell>
          <table:table-cell table:style-name="ce3" table:formula="oooc:=AVERAGE([predicate_mapper_only.B14:.AQ14])" office:value-type="float" office:value="32.91855995741">
            <text:p>32.92</text:p>
          </table:table-cell>
          <table:table-cell table:formula="oooc:=AVERAGE([specific_indicators.B14:.AQ14])" office:value-type="float" office:value="47.9259084009321">
            <text:p>47.93</text:p>
          </table:table-cell>
          <table:table-cell table:formula="oooc:=AVERAGE([general_indicators.B14:.AQ14])" office:value-type="float" office:value="50.2317655456508">
            <text:p>50.23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"/>
          <table:table-cell office:value-type="string">
            <text:p>graphs, regret, by level</text:p>
          </table:table-cell>
          <table:table-cell table:number-columns-repeated="7"/>
          <table:table-cell office:value-type="string">
            <text:p>graphs, regret, by domain</text:p>
          </table:table-cell>
          <table:table-cell table:number-columns-repeated="7"/>
          <table:table-cell office:value-type="string">
            <text:p>graphs, decisions, by level</text:p>
          </table:table-cell>
          <table:table-cell table:number-columns-repeated="7"/>
          <table:table-cell office:value-type="string">
            <text:p>graphs, decisions, by scenario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14:.AB14])" office:value-type="float" office:value="71.9158551949618">
            <text:p>71.92</text:p>
          </table:table-cell>
          <table:table-cell table:formula="oooc:=AVERAGE([no_disallowed_dir.V14:.AB14])" office:value-type="float" office:value="72.4106784183018">
            <text:p>72.41</text:p>
          </table:table-cell>
          <table:table-cell table:formula="oooc:=AVERAGE([no_ush.V14:.AB14])" office:value-type="float" office:value="79.2014427034424">
            <text:p>79.2</text:p>
          </table:table-cell>
          <table:table-cell table:formula="oooc:=AVERAGE([no_mappers.V14:.AB14])" office:value-type="float" office:value="50.6059047717676">
            <text:p>50.61</text:p>
          </table:table-cell>
          <table:table-cell table:formula="oooc:=AVERAGE([constant_mapper_only.V14:.AB14])" office:value-type="float" office:value="61.2965798605186">
            <text:p>61.3</text:p>
          </table:table-cell>
          <table:table-cell table:formula="oooc:=AVERAGE([predicate_mapper_only.V14:.AB14])" office:value-type="float" office:value="50.6059047717676">
            <text:p>50.61</text:p>
          </table:table-cell>
          <table:table-cell table:formula="oooc:=AVERAGE([specific_indicators.V14:.AB14])" office:value-type="float" office:value="71.9158551949618">
            <text:p>71.92</text:p>
          </table:table-cell>
          <table:table-cell table:formula="oooc:=AVERAGE([general_indicators.V14:.AB14])" office:value-type="float" office:value="71.9158551949618">
            <text:p>71.9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14:.AQ14])" office:value-type="float" office:value="33.703876926148">
            <text:p>33.7</text:p>
          </table:table-cell>
          <table:table-cell table:formula="oooc:=AVERAGE([no_disallowed_dir.AJ14:.AQ14])" office:value-type="float" office:value="33.5047452056639">
            <text:p>33.5</text:p>
          </table:table-cell>
          <table:table-cell table:formula="oooc:=AVERAGE([no_ush.AJ14:.AQ14])" office:value-type="float" office:value="39.243048619972">
            <text:p>39.24</text:p>
          </table:table-cell>
          <table:table-cell table:formula="oooc:=AVERAGE([no_mappers.AJ14:.AQ14])" office:value-type="float" office:value="16.959493531788">
            <text:p>16.96</text:p>
          </table:table-cell>
          <table:table-cell table:formula="oooc:=AVERAGE([constant_mapper_only.AJ14:.AQ14])" office:value-type="float" office:value="26.0297718781351">
            <text:p>26.03</text:p>
          </table:table-cell>
          <table:table-cell table:formula="oooc:=AVERAGE([predicate_mapper_only.AJ14:.AQ14])" office:value-type="float" office:value="16.959493531788">
            <text:p>16.96</text:p>
          </table:table-cell>
          <table:table-cell table:formula="oooc:=AVERAGE([specific_indicators.AJ14:.AQ14])" office:value-type="float" office:value="32.5000035945594">
            <text:p>32.5</text:p>
          </table:table-cell>
          <table:table-cell table:formula="oooc:=AVERAGE([general_indicators.AJ14:.AQ14])" office:value-type="float" office:value="33.703876926148">
            <text:p>33.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14:.AH14])" office:value-type="float" office:value="56.3007596922609">
            <text:p>56.3</text:p>
          </table:table-cell>
          <table:table-cell table:formula="oooc:=AVERAGE([no_disallowed_dir.AC14:.AH14])" office:value-type="float" office:value="55.9354631265833">
            <text:p>55.94</text:p>
          </table:table-cell>
          <table:table-cell table:formula="oooc:=AVERAGE([no_ush.AC14:.AH14])" office:value-type="float" office:value="47.7800825117025">
            <text:p>47.78</text:p>
          </table:table-cell>
          <table:table-cell table:formula="oooc:=AVERAGE([no_mappers.AC14:.AH14])" office:value-type="float" office:value="63.3020477333769">
            <text:p>63.3</text:p>
          </table:table-cell>
          <table:table-cell table:formula="oooc:=AVERAGE([constant_mapper_only.AC14:.AH14])" office:value-type="float" office:value="43.4530463494981">
            <text:p>43.45</text:p>
          </table:table-cell>
          <table:table-cell table:formula="oooc:=AVERAGE([predicate_mapper_only.AC14:.AH14])" office:value-type="float" office:value="77.3255036503971">
            <text:p>77.33</text:p>
          </table:table-cell>
          <table:table-cell table:formula="oooc:=AVERAGE([specific_indicators.AC14:.AH14])" office:value-type="float" office:value="66.8709714559104">
            <text:p>66.87</text:p>
          </table:table-cell>
          <table:table-cell table:formula="oooc:=AVERAGE([general_indicators.AC14:.AH14])" office:value-type="float" office:value="45.7777875879023">
            <text:p>45.78</text:p>
          </table:table-cell>
          <table:table-cell table:number-columns-repeated="2"/>
          <table:table-cell>
            <draw:frame table:end-cell-address="graphs.T43" table:end-x="0.6433in" table:end-y="0.0425in" draw:z-index="0" draw:style-name="gr1" svg:width="6.4268in" svg:height="4.3114in" svg:x="0.4394in" svg:y="0.0839in">
              <draw:object draw:notify-on-update-of-ranges="graphs.B5:graphs.C12 graphs.I5:graphs.J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graphs.AA43" table:end-x="0.8469in" table:end-y="0.0528in" draw:z-index="2" draw:style-name="gr1" svg:width="6.1484in" svg:height="4.3008in" svg:x="0.0323in" svg:y="0.1047in">
              <draw:object draw:notify-on-update-of-ranges="graphs.B14:graphs.C19 graphs.I14:graphs.J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graphs.AJ43" table:end-x="0.3327in" table:end-y="0.0528in" draw:z-index="4" draw:style-name="gr1" svg:width="6.5555in" svg:height="4.374in" svg:x="0in" svg:y="0.0315in">
              <draw:object draw:notify-on-update-of-ranges="graphs.B14:graphs.C19 graphs.F14:graphs.H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graphs.AS43" table:end-x="0.5039in" table:end-y="0.0736in" draw:z-index="5" draw:style-name="gr1" svg:width="7.5512in" svg:height="4.4055in" svg:x="0.0646in" svg:y="0.0209in">
              <draw:object draw:notify-on-update-of-ranges="graphs.B22:graphs.E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14];[base.O14];[base.P14];[base.Q14];[base.R14];[base.S14];[base.T14];[base.U14];[base.F14];[base.G14];[base.H14];[base.I14];[base.J14];[base.K14];[base.L14];[base.M14])" office:value-type="float" office:value="39.5822631852402">
            <text:p>39.58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;[no_disallowed_dir.F14];[no_disallowed_dir.G14];[no_disallowed_dir.H14];[no_disallowed_dir.I14];[no_disallowed_dir.J14];[no_disallowed_dir.K14];[no_disallowed_dir.L14];[no_disallowed_dir.M14])" office:value-type="float" office:value="39.754407936662">
            <text:p>39.75</text:p>
          </table:table-cell>
          <table:table-cell table:formula="oooc:=AVERAGE([no_ush.N14];[no_ush.O14];[no_ush.P14];[no_ush.Q14];[no_ush.R14];[no_ush.S14];[no_ush.T14];[no_ush.U14];[no_ush.F14];[no_ush.G14];[no_ush.H14];[no_ush.I14];[no_ush.J14];[no_ush.K14];[no_ush.L14];[no_ush.M14])" office:value-type="float" office:value="45.8345722448409">
            <text:p>45.83</text:p>
          </table:table-cell>
          <table:table-cell table:formula="oooc:=AVERAGE([no_mappers.N14];[no_mappers.O14];[no_mappers.P14];[no_mappers.Q14];[no_mappers.R14];[no_mappers.S14];[no_mappers.T14];[no_mappers.U14];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;[constant_mapper_only.F14];[constant_mapper_only.G14];[constant_mapper_only.H14];[constant_mapper_only.I14];[constant_mapper_only.J14];[constant_mapper_only.K14];[constant_mapper_only.L14];[constant_mapper_only.M14])" office:value-type="float" office:value="23.262363928577">
            <text:p>23.26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;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;[specific_indicators.F14];[specific_indicators.G14];[specific_indicators.H14];[specific_indicators.I14];[specific_indicators.J14];[specific_indicators.K14];[specific_indicators.L14];[specific_indicators.M14])" office:value-type="float" office:value="26.5551398087769">
            <text:p>26.56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;[general_indicators.F14];[general_indicators.G14];[general_indicators.H14];[general_indicators.I14];[general_indicators.J14];[general_indicators.K14];[general_indicators.L14];[general_indicators.M14])" office:value-type="float" office:value="39.5822631852402">
            <text:p>39.5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Q14])" office:value-type="float" office:value="51.7350472748449">
            <text:p>51.74</text:p>
          </table:table-cell>
          <table:table-cell table:formula="oooc:=AVERAGE([no_disallowed_dir.B14:.AQ14])" office:value-type="float" office:value="51.7896574384806">
            <text:p>51.79</text:p>
          </table:table-cell>
          <table:table-cell table:formula="oooc:=AVERAGE([no_ush.B14:.AQ14])" office:value-type="float" office:value="54.2471482636724">
            <text:p>54.25</text:p>
          </table:table-cell>
          <table:table-cell table:formula="oooc:=AVERAGE([no_mappers.B14:.AQ14])" office:value-type="float" office:value="29.1614584654582">
            <text:p>29.16</text:p>
          </table:table-cell>
          <table:table-cell table:formula="oooc:=AVERAGE([constant_mapper_only.B14:.AQ14])" office:value-type="float" office:value="38.6971910117913">
            <text:p>38.7</text:p>
          </table:table-cell>
          <table:table-cell table:formula="oooc:=AVERAGE([predicate_mapper_only.B14:.AQ14])" office:value-type="float" office:value="32.91855995741">
            <text:p>32.92</text:p>
          </table:table-cell>
          <table:table-cell table:formula="oooc:=AVERAGE([specific_indicators.B14:.AQ14])" office:value-type="float" office:value="47.9259084009321">
            <text:p>47.93</text:p>
          </table:table-cell>
          <table:table-cell table:formula="oooc:=AVERAGE([general_indicators.B14:.AQ14])" office:value-type="float" office:value="50.2317655456508">
            <text:p>50.23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Total decision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2:.V5];[base.W2:.W5];[base.AC2:.AC5];[base.AD2:.AD5];[base.AE2:.AE5];[base.AJ2:.AJ5];[base.AK2:.AK5])" office:value-type="float" office:value="20980.5357142857">
            <text:p>20980.54</text:p>
          </table:table-cell>
          <table:table-cell table:formula="oooc:=AVERAGE([no_disallowed_dir.V2:.V5];[no_disallowed_dir.W2:.W5];[no_disallowed_dir.AC2:.AC5];[no_disallowed_dir.AD2:.AD5];[no_disallowed_dir.AE2:.AE5];[no_disallowed_dir.AJ2:.AJ5];[no_disallowed_dir.AK2:.AK5])" office:value-type="float" office:value="22845.6071428571">
            <text:p>22845.61</text:p>
          </table:table-cell>
          <table:table-cell table:formula="oooc:=AVERAGE([no_ush.V2:.V5];[no_ush.W2:.W5];[no_ush.AC2:.AC5];[no_ush.AD2:.AD5];[no_ush.AE2:.AE5];[no_ush.AJ2:.AJ5];[no_ush.AK2:.AK5])" office:value-type="float" office:value="177004.857142857">
            <text:p>177004.86</text:p>
          </table:table-cell>
          <table:table-cell table:formula="oooc:=AVERAGE([no_mappers.V2:.V5];[no_mappers.W2:.W5];[no_mappers.AC2:.AC5];[no_mappers.AD2:.AD5];[no_mappers.AE2:.AE5];[no_mappers.AJ2:.AJ5];[no_mappers.AK2:.AK5])" office:value-type="float" office:value="21066">
            <text:p>21066</text:p>
          </table:table-cell>
          <table:table-cell table:formula="oooc:=AVERAGE([constant_mapper_only.V2:.V5];[constant_mapper_only.W2:.W5];[constant_mapper_only.AC2:.AC5];[constant_mapper_only.AD2:.AD5];[constant_mapper_only.AE2:.AE5];[constant_mapper_only.AJ2:.AJ5];[constant_mapper_only.AK2:.AK5])" office:value-type="float" office:value="20980.5357142857">
            <text:p>20980.54</text:p>
          </table:table-cell>
          <table:table-cell table:formula="oooc:=AVERAGE([predicate_mapper_only.V2:.V5];[predicate_mapper_only.W2:.W5];[predicate_mapper_only.AC2:.AC5];[predicate_mapper_only.AD2:.AD5];[predicate_mapper_only.AE2:.AE5];[predicate_mapper_only.AJ2:.AJ5];[predicate_mapper_only.AK2:.AK5])" office:value-type="float" office:value="21066">
            <text:p>21066</text:p>
          </table:table-cell>
          <table:table-cell table:formula="oooc:=AVERAGE([specific_indicators.V2:.V5];[specific_indicators.W2:.W5];[specific_indicators.AC2:.AC5];[specific_indicators.AD2:.AD5];[specific_indicators.AE2:.AE5];[specific_indicators.AJ2:.AJ5];[specific_indicators.AK2:.AK5])" office:value-type="float" office:value="22179.8571428571">
            <text:p>22179.86</text:p>
          </table:table-cell>
          <table:table-cell table:formula="oooc:=AVERAGE([general_indicators.V2:.V5];[general_indicators.W2:.W5];[general_indicators.AC2:.AC5];[general_indicators.AD2:.AD5];[general_indicators.AE2:.AE5];[general_indicators.AJ2:.AJ5];[general_indicators.AK2:.AK5])" office:value-type="float" office:value="21406.6428571429">
            <text:p>21406.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2:.B5];[base.C2:.C5];[base.D2:.D5];[base.X2:.X5];[base.Y2:.Y5];[base.AL2:.AL5];[base.AM2:.AM5])" office:value-type="float" office:value="27907.4285714286">
            <text:p>27907.43</text:p>
          </table:table-cell>
          <table:table-cell table:formula="oooc:=AVERAGE([no_disallowed_dir.B2:.B5];[no_disallowed_dir.C2:.C5];[no_disallowed_dir.D2:.D5];[no_disallowed_dir.X2:.X5];[no_disallowed_dir.Y2:.Y5];[no_disallowed_dir.AL2:.AL5];[no_disallowed_dir.AM2:.AM5])" office:value-type="float" office:value="28726.8095238095">
            <text:p>28726.81</text:p>
          </table:table-cell>
          <table:table-cell table:formula="oooc:=AVERAGE([no_ush.B2:.B5];[no_ush.C2:.C5];[no_ush.D2:.D5];[no_ush.X2:.X5];[no_ush.Y2:.Y5];[no_ush.AL2:.AL5];[no_ush.AM2:.AM5])" office:value-type="float" office:value="235380.047619048">
            <text:p>235380.05</text:p>
          </table:table-cell>
          <table:table-cell table:formula="oooc:=AVERAGE([no_mappers.B2:.B5];[no_mappers.C2:.C5];[no_mappers.D2:.D5];[no_mappers.X2:.X5];[no_mappers.Y2:.Y5];[no_mappers.AL2:.AL5];[no_mappers.AM2:.AM5])" office:value-type="float" office:value="28329.5238095238">
            <text:p>28329.52</text:p>
          </table:table-cell>
          <table:table-cell table:formula="oooc:=AVERAGE([constant_mapper_only.B2:.B5];[constant_mapper_only.C2:.C5];[constant_mapper_only.D2:.D5];[constant_mapper_only.X2:.X5];[constant_mapper_only.Y2:.Y5];[constant_mapper_only.AL2:.AL5];[constant_mapper_only.AM2:.AM5])" office:value-type="float" office:value="27907.4285714286">
            <text:p>27907.43</text:p>
          </table:table-cell>
          <table:table-cell table:formula="oooc:=AVERAGE([predicate_mapper_only.B2:.B5];[predicate_mapper_only.C2:.C5];[predicate_mapper_only.D2:.D5];[predicate_mapper_only.X2:.X5];[predicate_mapper_only.Y2:.Y5];[predicate_mapper_only.AL2:.AL5];[predicate_mapper_only.AM2:.AM5])" office:value-type="float" office:value="28329.5238095238">
            <text:p>28329.52</text:p>
          </table:table-cell>
          <table:table-cell table:formula="oooc:=AVERAGE([specific_indicators.B2:.B5];[specific_indicators.C2:.C5];[specific_indicators.D2:.D5];[specific_indicators.X2:.X5];[specific_indicators.Y2:.Y5];[specific_indicators.AL2:.AL5];[specific_indicators.AM2:.AM5])" office:value-type="float" office:value="28016.3333333333">
            <text:p>28016.33</text:p>
          </table:table-cell>
          <table:table-cell table:formula="oooc:=AVERAGE([general_indicators.B2:.B5];[general_indicators.C2:.C5];[general_indicators.D2:.D5];[general_indicators.X2:.X5];[general_indicators.Y2:.Y5];[general_indicators.AL2:.AL5];[general_indicators.AM2:.AM5])" office:value-type="float" office:value="27907.4285714286">
            <text:p>27907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2:.E5];[base.Z2:.Z5];[base.AA2:.AA5];[base.AF2:.AF5];[base.AG2:.AG5];[base.AN2:.AN5];[base.AO2:.AO5])" office:value-type="float" office:value="25549.0476190476">
            <text:p>25549.05</text:p>
          </table:table-cell>
          <table:table-cell table:formula="oooc:=AVERAGE([no_disallowed_dir.E2:.E5];[no_disallowed_dir.Z2:.Z5];[no_disallowed_dir.AA2:.AA5];[no_disallowed_dir.AF2:.AF5];[no_disallowed_dir.AG2:.AG5];[no_disallowed_dir.AN2:.AN5];[no_disallowed_dir.AO2:.AO5])" office:value-type="float" office:value="27328.7142857143">
            <text:p>27328.71</text:p>
          </table:table-cell>
          <table:table-cell table:formula="oooc:=AVERAGE([no_ush.E2:.E5];[no_ush.Z2:.Z5];[no_ush.AA2:.AA5];[no_ush.AF2:.AF5];[no_ush.AG2:.AG5];[no_ush.AN2:.AN5];[no_ush.AO2:.AO5])" office:value-type="float" office:value="303026.952380952">
            <text:p>303026.95</text:p>
          </table:table-cell>
          <table:table-cell table:formula="oooc:=AVERAGE([no_mappers.E2:.E5];[no_mappers.Z2:.Z5];[no_mappers.AA2:.AA5];[no_mappers.AF2:.AF5];[no_mappers.AG2:.AG5];[no_mappers.AN2:.AN5];[no_mappers.AO2:.AO5])" office:value-type="float" office:value="25117.4761904762">
            <text:p>25117.48</text:p>
          </table:table-cell>
          <table:table-cell table:formula="oooc:=AVERAGE([constant_mapper_only.E2:.E5];[constant_mapper_only.Z2:.Z5];[constant_mapper_only.AA2:.AA5];[constant_mapper_only.AF2:.AF5];[constant_mapper_only.AG2:.AG5];[constant_mapper_only.AN2:.AN5];[constant_mapper_only.AO2:.AO5])" office:value-type="float" office:value="25549.0476190476">
            <text:p>25549.05</text:p>
          </table:table-cell>
          <table:table-cell table:formula="oooc:=AVERAGE([predicate_mapper_only.E2:.E5];[predicate_mapper_only.Z2:.Z5];[predicate_mapper_only.AA2:.AA5];[predicate_mapper_only.AF2:.AF5];[predicate_mapper_only.AG2:.AG5];[predicate_mapper_only.AN2:.AN5];[predicate_mapper_only.AO2:.AO5])" office:value-type="float" office:value="25117.4761904762">
            <text:p>25117.48</text:p>
          </table:table-cell>
          <table:table-cell table:formula="oooc:=AVERAGE([specific_indicators.E2:.E5];[specific_indicators.Z2:.Z5];[specific_indicators.AA2:.AA5];[specific_indicators.AF2:.AF5];[specific_indicators.AG2:.AG5];[specific_indicators.AN2:.AN5];[specific_indicators.AO2:.AO5])" office:value-type="float" office:value="24947.4285714286">
            <text:p>24947.43</text:p>
          </table:table-cell>
          <table:table-cell table:formula="oooc:=AVERAGE([general_indicators.E2:.E5];[general_indicators.Z2:.Z5];[general_indicators.AA2:.AA5];[general_indicators.AF2:.AF5];[general_indicators.AG2:.AG5];[general_indicators.AN2:.AN5];[general_indicators.AO2:.AO5])" office:value-type="float" office:value="25465.4761904762">
            <text:p>25465.4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2:.AH5];[base.AI2:.AI5];[base.AP2:.AP5];[base.AQ2:.AQ5];[base.AB2:.AB5])" office:value-type="float" office:value="8233.6">
            <text:p>8233.6</text:p>
          </table:table-cell>
          <table:table-cell table:formula="oooc:=AVERAGE([no_disallowed_dir.AH2:.AH5];[no_disallowed_dir.AI2:.AI5];[no_disallowed_dir.AP2:.AP5];[no_disallowed_dir.AQ2:.AQ5];[no_disallowed_dir.AB2:.AB5])" office:value-type="float" office:value="9389.13333333333">
            <text:p>9389.13</text:p>
          </table:table-cell>
          <table:table-cell table:formula="oooc:=AVERAGE([no_ush.AH2:.AH5];[no_ush.AI2:.AI5];[no_ush.AP2:.AP5];[no_ush.AQ2:.AQ5];[no_ush.AB2:.AB5])" office:value-type="float" office:value="218358.2">
            <text:p>218358.2</text:p>
          </table:table-cell>
          <table:table-cell table:formula="oooc:=AVERAGE([no_mappers.AH2:.AH5];[no_mappers.AI2:.AI5];[no_mappers.AP2:.AP5];[no_mappers.AQ2:.AQ5];[no_mappers.AB2:.AB5])" office:value-type="float" office:value="10404.6">
            <text:p>10404.6</text:p>
          </table:table-cell>
          <table:table-cell table:formula="oooc:=AVERAGE([constant_mapper_only.AH2:.AH5];[constant_mapper_only.AI2:.AI5];[constant_mapper_only.AP2:.AP5];[constant_mapper_only.AQ2:.AQ5];[constant_mapper_only.AB2:.AB5])" office:value-type="float" office:value="10404.6">
            <text:p>10404.6</text:p>
          </table:table-cell>
          <table:table-cell table:formula="oooc:=AVERAGE([predicate_mapper_only.AH2:.AH5];[predicate_mapper_only.AI2:.AI5];[predicate_mapper_only.AP2:.AP5];[predicate_mapper_only.AQ2:.AQ5];[predicate_mapper_only.AB2:.AB5])" office:value-type="float" office:value="9612.73333333333">
            <text:p>9612.73</text:p>
          </table:table-cell>
          <table:table-cell table:formula="oooc:=AVERAGE([specific_indicators.AH2:.AH5];[specific_indicators.AI2:.AI5];[specific_indicators.AP2:.AP5];[specific_indicators.AQ2:.AQ5];[specific_indicators.AB2:.AB5])" office:value-type="float" office:value="8196.93333333333">
            <text:p>8196.93</text:p>
          </table:table-cell>
          <table:table-cell table:formula="oooc:=AVERAGE([general_indicators.AH2:.AH5];[general_indicators.AI2:.AI5];[general_indicators.AP2:.AP5];[general_indicators.AQ2:.AQ5];[general_indicators.AB2:.AB5])" office:value-type="float" office:value="8298.66666666667">
            <text:p>8298.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2:.N5];[base.O2:.O5];[base.P2:.P5];[base.Q2:.Q5];[base.R2:.R5];[base.S2:.S5];[base.T2:.T5];[base.U2:.U5])" office:value-type="float" office:value="15377.9166666667">
            <text:p>15377.92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)" office:value-type="float" office:value="17003.75">
            <text:p>17003.75</text:p>
          </table:table-cell>
          <table:table-cell table:formula="oooc:=AVERAGE([no_ush.N2:.N5];[no_ush.O2:.O5];[no_ush.P2:.P5];[no_ush.Q2:.Q5];[no_ush.R2:.R5];[no_ush.S2:.S5];[no_ush.T2:.T5];[no_ush.U2:.U5])" office:value-type="float" office:value="207016.833333333">
            <text:p>207016.83</text:p>
          </table:table-cell>
          <table:table-cell table:formula="oooc:=AVERAGE([no_mappers.N2:.N5];[no_mappers.O2:.O5];[no_mappers.P2:.P5];[no_mappers.Q2:.Q5];[no_mappers.R2:.R5];[no_mappers.S2:.S5];[no_mappers.T2:.T5];[no_mappers.U2:.U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)" office:value-type="float" office:value="15383.7916666667">
            <text:p>15383.79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)" office:value-type="float" office:value="15429.375">
            <text:p>15429.38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)" office:value-type="float" office:value="15377.9166666667">
            <text:p>15377.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AVERAGE([base.F2:.F5];[base.G2:.G5];[base.H2:.H5];[base.I2:.I5];[base.J2:.J5];[base.K2:.K5];[base.L2:.L5];[base.M2:.M5])" office:value-type="float" office:value="15570.3333333333">
            <text:p>15570.33</text:p>
          </table:table-cell>
          <table:table-cell table:formula="oooc:=AVERAGE([no_disallowed_dir.F2:.F5];[no_disallowed_dir.G2:.G5];[no_disallowed_dir.H2:.H5];[no_disallowed_dir.I2:.I5];[no_disallowed_dir.J2:.J5];[no_disallowed_dir.K2:.K5];[no_disallowed_dir.L2:.L5];[no_disallowed_dir.M2:.M5])" office:value-type="float" office:value="17211.75">
            <text:p>17211.75</text:p>
          </table:table-cell>
          <table:table-cell table:formula="oooc:=AVERAGE([no_ush.F2:.F5];[no_ush.G2:.G5];[no_ush.H2:.H5];[no_ush.I2:.I5];[no_ush.J2:.J5];[no_ush.K2:.K5];[no_ush.L2:.L5];[no_ush.M2:.M5])" office:value-type="float" office:value="219956.875">
            <text:p>219956.88</text:p>
          </table:table-cell>
          <table:table-cell table:formula="oooc:=AVERAGE(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901.0833333333">
            <text:p>15901.08</text:p>
          </table:table-cell>
          <table:table-cell table:formula="oooc:=AVERAGE(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F2:.F5];[specific_indicators.G2:.G5];[specific_indicators.H2:.H5];[specific_indicators.I2:.I5];[specific_indicators.J2:.J5];[specific_indicators.K2:.K5];[specific_indicators.L2:.L5];[specific_indicators.M2:.M5])" office:value-type="float" office:value="15687.875">
            <text:p>15687.88</text:p>
          </table:table-cell>
          <table:table-cell table:formula="oooc:=AVERAGE([general_indicators.F2:.F5];[general_indicators.G2:.G5];[general_indicators.H2:.H5];[general_indicators.I2:.I5];[general_indicators.J2:.J5];[general_indicators.K2:.K5];[general_indicators.L2:.L5];[general_indicators.M2:.M5])" office:value-type="float" office:value="15570.3333333333">
            <text:p>15570.3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formula="oooc:=AVERAGE([no_ush.B2:.AQ5])" office:value-type="float" office:value="223950.563909774">
            <text:p>223950.56</text:p>
          </table:table-cell>
          <table:table-cell table:formula="oooc:=AVERAGE([no_mappers.B2:.AQ5])" office:value-type="float" office:value="19786.1353383459">
            <text:p>19786.14</text:p>
          </table:table-cell>
          <table:table-cell table:formula="oooc:=AVERAGE([constant_mapper_only.B2:.AQ5])" office:value-type="float" office:value="19676.2932330827">
            <text:p>19676.29</text:p>
          </table:table-cell>
          <table:table-cell table:formula="oooc:=AVERAGE([predicate_mapper_only.B2:.AQ5])" office:value-type="float" office:value="19696.8270676692">
            <text:p>19696.83</text:p>
          </table:table-cell>
          <table:table-cell table:formula="oooc:=AVERAGE([specific_indicators.B2:.AQ5])" office:value-type="float" office:value="19571.7518796992">
            <text:p>19571.75</text:p>
          </table:table-cell>
          <table:table-cell table:formula="oooc:=AVERAGE([general_indicators.B2:.AQ5])" office:value-type="float" office:value="19454.5488721805">
            <text:p>19454.55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2:.AB5])" office:value-type="float" office:value="18136.6086956522">
            <text:p>18136.61</text:p>
          </table:table-cell>
          <table:table-cell table:formula="oooc:=AVERAGE([no_disallowed_dir.V2:.AB5])" office:value-type="float" office:value="22126.3913043478">
            <text:p>22126.39</text:p>
          </table:table-cell>
          <table:table-cell table:formula="oooc:=AVERAGE([no_ush.V2:.AB5])" office:value-type="float" office:value="280715.565217391">
            <text:p>280715.57</text:p>
          </table:table-cell>
          <table:table-cell table:formula="oooc:=AVERAGE([no_mappers.V2:.AB5])" office:value-type="float" office:value="19298.7826086957">
            <text:p>19298.78</text:p>
          </table:table-cell>
          <table:table-cell table:formula="oooc:=AVERAGE([constant_mapper_only.V2:.AB5])" office:value-type="float" office:value="18832.7391304348">
            <text:p>18832.74</text:p>
          </table:table-cell>
          <table:table-cell table:formula="oooc:=AVERAGE([predicate_mapper_only.V2:.AB5])" office:value-type="float" office:value="19298.7826086957">
            <text:p>19298.78</text:p>
          </table:table-cell>
          <table:table-cell table:formula="oooc:=AVERAGE([specific_indicators.V2:.AB5])" office:value-type="float" office:value="18136.6086956522">
            <text:p>18136.61</text:p>
          </table:table-cell>
          <table:table-cell table:formula="oooc:=AVERAGE([general_indicators.V2:.AB5])" office:value-type="float" office:value="18136.6086956522">
            <text:p>18136.6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2:.AQ5])" office:value-type="float" office:value="6562.03846153846">
            <text:p>6562.04</text:p>
          </table:table-cell>
          <table:table-cell table:formula="oooc:=AVERAGE([no_disallowed_dir.AJ2:.AQ5])" office:value-type="float" office:value="7196.42307692308">
            <text:p>7196.42</text:p>
          </table:table-cell>
          <table:table-cell table:formula="oooc:=AVERAGE([no_ush.AJ2:.AQ5])" office:value-type="float" office:value="267403.576923077">
            <text:p>267403.58</text:p>
          </table:table-cell>
          <table:table-cell table:formula="oooc:=AVERAGE([no_mappers.AJ2:.AQ5])" office:value-type="float" office:value="6905.26923076923">
            <text:p>6905.27</text:p>
          </table:table-cell>
          <table:table-cell table:formula="oooc:=AVERAGE([constant_mapper_only.AJ2:.AQ5])" office:value-type="float" office:value="6757.23076923077">
            <text:p>6757.23</text:p>
          </table:table-cell>
          <table:table-cell table:formula="oooc:=AVERAGE([predicate_mapper_only.AJ2:.AQ5])" office:value-type="float" office:value="6905.26923076923">
            <text:p>6905.27</text:p>
          </table:table-cell>
          <table:table-cell table:formula="oooc:=AVERAGE([specific_indicators.AJ2:.AQ5])" office:value-type="float" office:value="6590.34615384615">
            <text:p>6590.35</text:p>
          </table:table-cell>
          <table:table-cell table:formula="oooc:=AVERAGE([general_indicators.AJ2:.AQ5])" office:value-type="float" office:value="6562.03846153846">
            <text:p>6562.04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2:.AH5])" office:value-type="float" office:value="29561.5238095238">
            <text:p>29561.52</text:p>
          </table:table-cell>
          <table:table-cell table:formula="oooc:=AVERAGE([no_disallowed_dir.AC2:.AH5])" office:value-type="float" office:value="30312.1428571429">
            <text:p>30312.14</text:p>
          </table:table-cell>
          <table:table-cell table:formula="oooc:=AVERAGE([no_ush.AC2:.AH5])" office:value-type="float" office:value="97155.5238095238">
            <text:p>97155.52</text:p>
          </table:table-cell>
          <table:table-cell table:formula="oooc:=AVERAGE([no_mappers.AC2:.AH5])" office:value-type="float" office:value="29179.9047619048">
            <text:p>29179.9</text:p>
          </table:table-cell>
          <table:table-cell table:formula="oooc:=AVERAGE([constant_mapper_only.AC2:.AH5])" office:value-type="float" office:value="29769.1428571429">
            <text:p>29769.14</text:p>
          </table:table-cell>
          <table:table-cell table:formula="oooc:=AVERAGE([predicate_mapper_only.AC2:.AH5])" office:value-type="float" office:value="28953.2857142857">
            <text:p>28953.29</text:p>
          </table:table-cell>
          <table:table-cell table:formula="oooc:=AVERAGE([specific_indicators.AC2:.AH5])" office:value-type="float" office:value="30499.9047619048">
            <text:p>30499.9</text:p>
          </table:table-cell>
          <table:table-cell table:formula="oooc:=AVERAGE([general_indicators.AC2:.AH5])" office:value-type="float" office:value="30092.5714285714">
            <text:p>30092.5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uild</text:p>
          </table:table-cell>
          <table:table-cell table:formula="oooc:=AVERAGE([base.B2:.E5])" office:value-type="float" office:value="50546.75">
            <text:p>50546.75</text:p>
          </table:table-cell>
          <table:table-cell table:formula="oooc:=AVERAGE([no_disallowed_dir.B2:.E5])" office:value-type="float" office:value="50546.75">
            <text:p>50546.75</text:p>
          </table:table-cell>
          <table:table-cell table:formula="oooc:=AVERAGE([no_ush.B2:.E5])" office:value-type="float" office:value="338104.25">
            <text:p>338104.25</text:p>
          </table:table-cell>
          <table:table-cell table:formula="oooc:=AVERAGE([no_mappers.B2:.E5])" office:value-type="float" office:value="50546.75">
            <text:p>50546.75</text:p>
          </table:table-cell>
          <table:table-cell table:formula="oooc:=AVERAGE([constant_mapper_only.B2:.E5])" office:value-type="float" office:value="50546.75">
            <text:p>50546.75</text:p>
          </table:table-cell>
          <table:table-cell table:formula="oooc:=AVERAGE([predicate_mapper_only.B2:.E5])" office:value-type="float" office:value="50546.75">
            <text:p>50546.75</text:p>
          </table:table-cell>
          <table:table-cell table:formula="oooc:=AVERAGE([specific_indicators.B2:.E5])" office:value-type="float" office:value="50733.5833333333">
            <text:p>50733.58</text:p>
          </table:table-cell>
          <table:table-cell table:formula="oooc:=AVERAGE([general_indicators.B2:.E5])" office:value-type="float" office:value="50546.75">
            <text:p>50546.7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2:.N5];[base.O2:.O5];[base.P2:.P5];[base.Q2:.Q5];[base.R2:.R5];[base.S2:.S5];[base.T2:.T5];[base.U2:.U5];[base.F2:.F5];[base.G2:.G5];[base.H2:.H5];[base.I2:.I5];[base.J2:.J5];[base.K2:.K5];[base.L2:.L5];[base.M2:.M5])" office:value-type="float" office:value="15474.125">
            <text:p>15474.13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;[no_disallowed_dir.F2:.F5];[no_disallowed_dir.G2:.G5];[no_disallowed_dir.H2:.H5];[no_disallowed_dir.I2:.I5];[no_disallowed_dir.J2:.J5];[no_disallowed_dir.K2:.K5];[no_disallowed_dir.L2:.L5];[no_disallowed_dir.M2:.M5])" office:value-type="float" office:value="17107.75">
            <text:p>17107.75</text:p>
          </table:table-cell>
          <table:table-cell table:formula="oooc:=AVERAGE([no_ush.N2:.N5];[no_ush.O2:.O5];[no_ush.P2:.P5];[no_ush.Q2:.Q5];[no_ush.R2:.R5];[no_ush.S2:.S5];[no_ush.T2:.T5];[no_ush.U2:.U5];[no_ush.F2:.F5];[no_ush.G2:.G5];[no_ush.H2:.H5];[no_ush.I2:.I5];[no_ush.J2:.J5];[no_ush.K2:.K5];[no_ush.L2:.L5];[no_ush.M2:.M5])" office:value-type="float" office:value="213486.854166667">
            <text:p>213486.85</text:p>
          </table:table-cell>
          <table:table-cell table:formula="oooc:=AVERAGE([no_mappers.N2:.N5];[no_mappers.O2:.O5];[no_mappers.P2:.P5];[no_mappers.Q2:.Q5];[no_mappers.R2:.R5];[no_mappers.S2:.S5];[no_mappers.T2:.T5];[no_mappers.U2:.U5];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;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642.4375">
            <text:p>15642.44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;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;[specific_indicators.F2:.F5];[specific_indicators.G2:.G5];[specific_indicators.H2:.H5];[specific_indicators.I2:.I5];[specific_indicators.J2:.J5];[specific_indicators.K2:.K5];[specific_indicators.L2:.L5];[specific_indicators.M2:.M5])" office:value-type="float" office:value="15558.625">
            <text:p>15558.63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;[general_indicators.F2:.F5];[general_indicators.G2:.G5];[general_indicators.H2:.H5];[general_indicators.I2:.I5];[general_indicators.J2:.J5];[general_indicators.K2:.K5];[general_indicators.L2:.L5];[general_indicators.M2:.M5])" office:value-type="float" office:value="15474.125">
            <text:p>15474.1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formula="oooc:=AVERAGE([no_ush.B2:.AQ5])" office:value-type="float" office:value="223950.563909774">
            <text:p>223950.56</text:p>
          </table:table-cell>
          <table:table-cell table:formula="oooc:=AVERAGE([no_mappers.B2:.AQ5])" office:value-type="float" office:value="19786.1353383459">
            <text:p>19786.14</text:p>
          </table:table-cell>
          <table:table-cell table:formula="oooc:=AVERAGE([constant_mapper_only.B2:.AQ5])" office:value-type="float" office:value="19676.2932330827">
            <text:p>19676.29</text:p>
          </table:table-cell>
          <table:table-cell table:formula="oooc:=AVERAGE([predicate_mapper_only.B2:.AQ5])" office:value-type="float" office:value="19696.8270676692">
            <text:p>19696.83</text:p>
          </table:table-cell>
          <table:table-cell table:formula="oooc:=AVERAGE([specific_indicators.B2:.AQ5])" office:value-type="float" office:value="19571.7518796992">
            <text:p>19571.75</text:p>
          </table:table-cell>
          <table:table-cell table:formula="oooc:=AVERAGE([general_indicators.B2:.AQ5])" office:value-type="float" office:value="19454.5488721805">
            <text:p>19454.55</text:p>
          </table:table-cell>
          <table:table-cell table:number-columns-repeated="27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>
            <draw:frame table:end-cell-address="graphs.T69" table:end-x="0.5898in" table:end-y="0.0949in" draw:z-index="1" draw:style-name="gr1" svg:width="6.3091in" svg:height="4.1547in" svg:x="0.5035in" svg:y="0.1256in">
              <draw:object draw:notify-on-update-of-ranges="graphs.B14:graphs.C19 graphs.I14:graphs.J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20"/>
          <table:table-cell>
            <draw:frame table:end-cell-address="graphs.AB69" table:end-x="0.3862in" table:end-y="0.0839in" draw:z-index="3" draw:style-name="gr1" svg:width="6.5445in" svg:height="4.0811in" svg:x="0.0646in" svg:y="0.0209in">
              <draw:object draw:notify-on-update-of-ranges="graphs.B5:graphs.C12 graphs.F5:graphs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</table:table>
      <table:table table:name="graphs_no_neg" table:style-name="ta1" table:print="false">
        <table:table-column table:style-name="co1" table:number-columns-repeated="37" table:default-cell-style-name="Default"/>
        <table:table-row table:style-name="ro1">
          <table:table-cell table:style-name="ce2" office:value-type="string">
            <text:p>Results excluding negative transfer cases (mrogue-8-1 and wargame-8-1)</text:p>
          </table:table-cell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Regret (decisions)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mappers.V14];[no_mappers.W14];[no_mappers.AC14];[no_mappers.AD14];[no_mappers.AE14];[no_mappers.AJ14];[no_mappers.AK14])" office:value-type="float" office:value="63.095503078198">
            <text:p>63.1</text:p>
          </table:table-cell>
          <table:table-cell table:formula="oooc:=AVERAGE([constant_mapper_only.V14];[constant_mapper_only.W14];[constant_mapper_only.AC14];[constant_mapper_only.AD14];[constant_mapper_only.AE14];[constant_mapper_only.AJ14];[constant_mapper_only.AK14])" office:value-type="float" office:value="64.3195690437421">
            <text:p>64.32</text:p>
          </table:table-cell>
          <table:table-cell table:formula="oooc:=AVERAGE([predicate_mapper_only.V14];[predicate_mapper_only.W14];[predicate_mapper_only.AC14];[predicate_mapper_only.AD14];[predicate_mapper_only.AE14];[predicate_mapper_only.AJ14];[predicate_mapper_only.AK14])" office:value-type="float" office:value="63.095503078198">
            <text:p>63.1</text:p>
          </table:table-cell>
          <table:table-cell table:formula="oooc:=AVERAGE([specific_indicators.V14];[specific_indicators.W14];[specific_indicators.AC14];[specific_indicators.AD14];[specific_indicators.AE14];[specific_indicators.AJ14];[specific_indicators.AK14])" office:value-type="float" office:value="53.3393041710201">
            <text:p>53.34</text:p>
          </table:table-cell>
          <table:table-cell table:formula="oooc:=AVERAGE([general_indicators.V14];[general_indicators.W14];[general_indicators.AC14];[general_indicators.AD14];[general_indicators.AE14];[general_indicators.AJ14];[general_indicators.AK14])" office:value-type="float" office:value="56.7063122966252">
            <text:p>56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mappers.B14];[no_mappers.C14];[no_mappers.D14];[no_mappers.X14];[no_mappers.Y14];[no_mappers.AL14];[no_mappers.AM14])" office:value-type="float" office:value="53.4125837457919">
            <text:p>53.41</text:p>
          </table:table-cell>
          <table:table-cell table:formula="oooc:=AVERAGE([constant_mapper_only.B14];[constant_mapper_only.C14];[constant_mapper_only.D14];[constant_mapper_only.X14];[constant_mapper_only.Y14];[constant_mapper_only.AL14];[constant_mapper_only.AM14])" office:value-type="float" office:value="71.3194079121104">
            <text:p>71.32</text:p>
          </table:table-cell>
          <table:table-cell table:formula="oooc:=AVERAGE([predicate_mapper_only.B14];[predicate_mapper_only.C14];[predicate_mapper_only.D14];[predicate_mapper_only.X14];[predicate_mapper_only.Y14];[predicate_mapper_only.AL14];[predicate_mapper_only.AM14])" office:value-type="float" office:value="53.4125837457919">
            <text:p>53.41</text:p>
          </table:table-cell>
          <table:table-cell table:formula="oooc:=AVERAGE([specific_indicators.B14];[specific_indicators.C14];[specific_indicators.D14];[specific_indicators.X14];[specific_indicators.Y14];[specific_indicators.AL14];[specific_indicators.AM14])" office:value-type="float" office:value="70.2582208173279">
            <text:p>70.26</text:p>
          </table:table-cell>
          <table:table-cell table:formula="oooc:=AVERAGE([general_indicators.B14];[general_indicators.C14];[general_indicators.D14];[general_indicators.X14];[general_indicators.Y14];[general_indicators.AL14];[general_indicators.AM14])" office:value-type="float" office:value="71.3194079121104">
            <text:p>71.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G14];[base.AO14])" office:value-type="float" office:value="73.1276105953543">
            <text:p>73.13</text:p>
          </table:table-cell>
          <table:table-cell table:formula="oooc:=AVERAGE([no_disallowed_dir.E14];[no_disallowed_dir.Z14];[no_disallowed_dir.AA14];[no_disallowed_dir.AG14];[no_disallowed_dir.AO14])" office:value-type="float" office:value="73.479354074004">
            <text:p>73.48</text:p>
          </table:table-cell>
          <table:table-cell table:formula="oooc:=AVERAGE([no_ush.E14];[no_ush.Z14];[no_ush.AA14];[no_ush.AG14];[no_ush.AO14])" office:value-type="float" office:value="75.5172845293298">
            <text:p>75.52</text:p>
          </table:table-cell>
          <table:table-cell table:formula="oooc:=AVERAGE([no_mappers.E14];[no_mappers.Z14];[no_mappers.AA14];[no_mappers.AG14];[no_mappers.AO14])" office:value-type="float" office:value="70.4314663015551">
            <text:p>70.43</text:p>
          </table:table-cell>
          <table:table-cell table:style-name="ce4" table:formula="oooc:=AVERAGE([constant_mapper_only.E14];[constant_mapper_only.Z14];[constant_mapper_only.AA14];[constant_mapper_only.AG14];[constant_mapper_only.AO14])" office:value-type="float" office:value="73.1276105953543">
            <text:p>73.13</text:p>
          </table:table-cell>
          <table:table-cell table:formula="oooc:=AVERAGE([predicate_mapper_only.E14];[predicate_mapper_only.Z14];[predicate_mapper_only.AA14];[predicate_mapper_only.AG14];[predicate_mapper_only.AO14])" office:value-type="float" office:value="70.4314663015551">
            <text:p>70.43</text:p>
          </table:table-cell>
          <table:table-cell table:formula="oooc:=AVERAGE([specific_indicators.E14];[specific_indicators.Z14];[specific_indicators.AA14];[specific_indicators.AG14];[specific_indicators.AO14])" office:value-type="float" office:value="71.6912367199746">
            <text:p>71.69</text:p>
          </table:table-cell>
          <table:table-cell table:formula="oooc:=AVERAGE([general_indicators.E14];[general_indicators.Z14];[general_indicators.AA14];[general_indicators.AG14];[general_indicators.AO14])" office:value-type="float" office:value="73.1276105953543">
            <text:p>73.1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mappers.AH14];[no_mappers.AI14];[no_mappers.AP14];[no_mappers.AQ14];[no_mappers.AB14])" office:value-type="float" office:value="0">
            <text:p>0</text:p>
          </table:table-cell>
          <table:table-cell table:formula="oooc:=AVERAGE([constant_mapper_only.AH14];[constant_mapper_only.AI14];[constant_mapper_only.AP14];[constant_mapper_only.AQ14];[constant_mapper_only.AB14])" office:value-type="float" office:value="0">
            <text:p>0</text:p>
          </table:table-cell>
          <table:table-cell table:formula="oooc:=AVERAGE([predicate_mapper_only.AH14];[predicate_mapper_only.AI14];[predicate_mapper_only.AP14];[predicate_mapper_only.AQ14];[predicate_mapper_only.AB14])" office:value-type="float" office:value="31.5596525323953">
            <text:p>31.56</text:p>
          </table:table-cell>
          <table:table-cell table:formula="oooc:=AVERAGE([specific_indicators.AH14];[specific_indicators.AI14];[specific_indicators.AP14];[specific_indicators.AQ14];[specific_indicators.AB14])" office:value-type="float" office:value="59.2391523292045">
            <text:p>59.24</text:p>
          </table:table-cell>
          <table:table-cell table:formula="oooc:=AVERAGE([general_indicators.AH14];[general_indicators.AI14];[general_indicators.AP14];[general_indicators.AQ14];[general_indicators.AB14])" office:value-type="float" office:value="53.8431127252441">
            <text:p>53.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mappers.N14];[no_mappers.O14];[no_mappers.P14];[no_mappers.Q14];[no_mappers.R14];[no_mappers.S14];[no_mappers.T14];[no_mappers.U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)" office:value-type="float" office:value="46.524727857154">
            <text:p>46.52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)" office:value-type="float" office:value="37.9477403735343">
            <text:p>37.95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)" office:value-type="float" office:value="47.7020825665728">
            <text:p>47.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1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F14];[constant_mapper_only.G14];[constant_mapper_only.H14];[constant_mapper_only.I14];[constant_mapper_only.J14];[constant_mapper_only.K14];[constant_mapper_only.L14];[constant_mapper_only.M14])" office:value-type="float" office:value="0">
            <text:p>0</text:p>
          </table:table-cell>
          <table:table-cell table:formula="oooc:=AVERAGE(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F14];[specific_indicators.G14];[specific_indicators.H14];[specific_indicators.I14];[specific_indicators.J14];[specific_indicators.K14];[specific_indicators.L14];[specific_indicators.M14])" office:value-type="float" office:value="15.1625392440195">
            <text:p>15.16</text:p>
          </table:table-cell>
          <table:table-cell table:formula="oooc:=AVERAGE([general_indicators.F14];[general_indicators.G14];[general_indicators.H14];[general_indicators.I14];[general_indicators.J14];[general_indicators.K14];[general_indicators.L14];[general_indicators.M14])" office:value-type="float" office:value="31.4624438039077">
            <text:p>31.4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E14];[base.AG14:.AM14];[base.AO14:.AQ14])" office:value-type="float" office:value="55.8724669393305">
            <text:p>55.87</text:p>
          </table:table-cell>
          <table:table-cell table:style-name="ce3" table:formula="oooc:=AVERAGE([no_disallowed_dir.B14:.AE14];[no_disallowed_dir.AG14:.AM14];[no_disallowed_dir.AO14:.AQ14])" office:value-type="float" office:value="55.922621830807">
            <text:p>55.92</text:p>
          </table:table-cell>
          <table:table-cell table:style-name="ce3" table:formula="oooc:=AVERAGE([no_ush.B14:.AE14];[no_ush.AG14:.AM14];[no_ush.AO14:.AQ14])" office:value-type="float" office:value="60.2984400483898">
            <text:p>60.3</text:p>
          </table:table-cell>
          <table:table-cell table:style-name="ce3" table:formula="oooc:=AVERAGE([no_mappers.B14:.AE14];[no_mappers.AG14:.AM14];[no_mappers.AO14:.AQ14])" office:value-type="float" office:value="29.1928484818926">
            <text:p>29.19</text:p>
          </table:table-cell>
          <table:table-cell table:style-name="ce3" table:formula="oooc:=AVERAGE([constant_mapper_only.B14:.AE14];[constant_mapper_only.AG14:.AM14];[constant_mapper_only.AO14:.AQ14])" office:value-type="float" office:value="42.1827178631243">
            <text:p>42.18</text:p>
          </table:table-cell>
          <table:table-cell table:style-name="ce3" table:formula="oooc:=AVERAGE([predicate_mapper_only.B14:.AE14];[predicate_mapper_only.AG14:.AM14];[predicate_mapper_only.AO14:.AQ14])" office:value-type="float" office:value="33.1378050484421">
            <text:p>33.14</text:p>
          </table:table-cell>
          <table:table-cell table:formula="oooc:=AVERAGE([specific_indicators.B14:.AE14];[specific_indicators.AG14:.AM14];[specific_indicators.AO14:.AQ14])" office:value-type="float" office:value="48.6179214276191">
            <text:p>48.62</text:p>
          </table:table-cell>
          <table:table-cell table:formula="oooc:=AVERAGE([general_indicators.B14:.AE14];[general_indicators.AG14:.AM14];[general_indicators.AO14:.AQ14])" office:value-type="float" office:value="54.1087467256996">
            <text:p>54.1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"/>
          <table:table-cell office:value-type="string">
            <text:p>graphs, regret, by level</text:p>
          </table:table-cell>
          <table:table-cell table:number-columns-repeated="7"/>
          <table:table-cell office:value-type="string">
            <text:p>graphs, regret, by domain</text:p>
          </table:table-cell>
          <table:table-cell table:number-columns-repeated="7"/>
          <table:table-cell office:value-type="string">
            <text:p>graphs, decisions, by level</text:p>
          </table:table-cell>
          <table:table-cell table:number-columns-repeated="7"/>
          <table:table-cell office:value-type="string">
            <text:p>graphs, decisions, by scenario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14:.AB14])" office:value-type="float" office:value="71.9158551949618">
            <text:p>71.92</text:p>
          </table:table-cell>
          <table:table-cell table:formula="oooc:=AVERAGE([no_disallowed_dir.V14:.AB14])" office:value-type="float" office:value="72.4106784183018">
            <text:p>72.41</text:p>
          </table:table-cell>
          <table:table-cell table:formula="oooc:=AVERAGE([no_ush.V14:.AB14])" office:value-type="float" office:value="79.2014427034424">
            <text:p>79.2</text:p>
          </table:table-cell>
          <table:table-cell table:formula="oooc:=AVERAGE([no_mappers.V14:.AB14])" office:value-type="float" office:value="50.6059047717676">
            <text:p>50.61</text:p>
          </table:table-cell>
          <table:table-cell table:formula="oooc:=AVERAGE([constant_mapper_only.V14:.AB14])" office:value-type="float" office:value="61.2965798605186">
            <text:p>61.3</text:p>
          </table:table-cell>
          <table:table-cell table:formula="oooc:=AVERAGE([predicate_mapper_only.V14:.AB14])" office:value-type="float" office:value="50.6059047717676">
            <text:p>50.61</text:p>
          </table:table-cell>
          <table:table-cell table:formula="oooc:=AVERAGE([specific_indicators.V14:.AB14])" office:value-type="float" office:value="71.9158551949618">
            <text:p>71.92</text:p>
          </table:table-cell>
          <table:table-cell table:formula="oooc:=AVERAGE([general_indicators.V14:.AB14])" office:value-type="float" office:value="71.9158551949618">
            <text:p>71.9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14:.AM14];[base.AO14:.AQ14])" office:value-type="float" office:value="40.7751919359377">
            <text:p>40.78</text:p>
          </table:table-cell>
          <table:table-cell table:formula="oooc:=AVERAGE([no_disallowed_dir.AJ14:.AM14];[no_disallowed_dir.AO14:.AQ14])" office:value-type="float" office:value="40.6699601055616">
            <text:p>40.67</text:p>
          </table:table-cell>
          <table:table-cell table:formula="oooc:=AVERAGE([no_ush.AJ14:.AM14];[no_ush.AO14:.AQ14])" office:value-type="float" office:value="51.6003395087302">
            <text:p>51.6</text:p>
          </table:table-cell>
          <table:table-cell table:formula="oooc:=AVERAGE([no_mappers.AJ14:.AM14];[no_mappers.AO14:.AQ14])" office:value-type="float" office:value="21.6387537709549">
            <text:p>21.64</text:p>
          </table:table-cell>
          <table:table-cell table:formula="oooc:=AVERAGE([constant_mapper_only.AJ14:.AM14];[constant_mapper_only.AO14:.AQ14])" office:value-type="float" office:value="32.0047861667801">
            <text:p>32</text:p>
          </table:table-cell>
          <table:table-cell table:formula="oooc:=AVERAGE([predicate_mapper_only.AJ14:.AM14];[predicate_mapper_only.AO14:.AQ14])" office:value-type="float" office:value="21.6387537709549">
            <text:p>21.64</text:p>
          </table:table-cell>
          <table:table-cell table:formula="oooc:=AVERAGE([specific_indicators.AJ14:.AM14];[specific_indicators.AO14:.AQ14])" office:value-type="float" office:value="39.3993366998365">
            <text:p>39.4</text:p>
          </table:table-cell>
          <table:table-cell table:formula="oooc:=AVERAGE([general_indicators.AJ14:.AM14];[general_indicators.AO14:.AQ14])" office:value-type="float" office:value="40.7751919359377">
            <text:p>40.7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14:.AE14];[base.AG14:.AH14])" office:value-type="float" office:value="76.8071844081841">
            <text:p>76.81</text:p>
          </table:table-cell>
          <table:table-cell table:formula="oooc:=AVERAGE([no_disallowed_dir.AC14:.AE14];[no_disallowed_dir.AG14:.AH14])" office:value-type="float" office:value="76.140056096395">
            <text:p>76.14</text:p>
          </table:table-cell>
          <table:table-cell table:formula="oooc:=AVERAGE([no_ush.AC14:.AE14];[no_ush.AG14:.AH14])" office:value-type="float" office:value="72.1754597521598">
            <text:p>72.18</text:p>
          </table:table-cell>
          <table:table-cell table:formula="oooc:=AVERAGE([no_mappers.AC14:.AE14];[no_mappers.AG14:.AH14])" office:value-type="float" office:value="61.3899283968687">
            <text:p>61.39</text:p>
          </table:table-cell>
          <table:table-cell table:formula="oooc:=AVERAGE([constant_mapper_only.AC14:.AE14];[constant_mapper_only.AG14:.AH14])" office:value-type="float" office:value="61.3899283968687">
            <text:p>61.39</text:p>
          </table:table-cell>
          <table:table-cell table:formula="oooc:=AVERAGE([predicate_mapper_only.AC14:.AE14];[predicate_mapper_only.AG14:.AH14])" office:value-type="float" office:value="78.218075497293">
            <text:p>78.22</text:p>
          </table:table-cell>
          <table:table-cell table:formula="oooc:=AVERAGE([specific_indicators.AC14:.AE14];[specific_indicators.AG14:.AH14])" office:value-type="float" office:value="63.4518409717395">
            <text:p>63.45</text:p>
          </table:table-cell>
          <table:table-cell table:formula="oooc:=AVERAGE([general_indicators.AC14:.AE14];[general_indicators.AG14:.AH14])" office:value-type="float" office:value="62.6974226991371">
            <text:p>62.7</text:p>
          </table:table-cell>
          <table:table-cell table:number-columns-repeated="2"/>
          <table:table-cell>
            <draw:frame table:end-cell-address="graphs_no_neg.T43" table:end-x="0.6433in" table:end-y="0.0425in" draw:z-index="0" draw:style-name="gr1" svg:width="6.4268in" svg:height="4.3114in" svg:x="0.4394in" svg:y="0.0839in">
              <draw:object draw:notify-on-update-of-ranges="graphs_no_neg.B5:graphs_no_neg.C12 graphs_no_neg.I5:graphs_no_neg.J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graphs_no_neg.AA43" table:end-x="0.8469in" table:end-y="0.0528in" draw:z-index="2" draw:style-name="gr1" svg:width="6.1484in" svg:height="4.3008in" svg:x="0.0323in" svg:y="0.1047in">
              <draw:object draw:notify-on-update-of-ranges="graphs_no_neg.B5:graphs_no_neg.C12 graphs_no_neg.F5:graphs_no_neg.H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>
            <draw:frame table:end-cell-address="graphs_no_neg.AJ43" table:end-x="0.3327in" table:end-y="0.0528in" draw:z-index="4" draw:style-name="gr1" svg:width="6.5555in" svg:height="4.374in" svg:x="0in" svg:y="0.0315in">
              <draw:object draw:notify-on-update-of-ranges="graphs_no_neg.B14:graphs_no_neg.C19 graphs_no_neg.F14:graphs_no_neg.H1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table:end-cell-address="graphs_no_neg.AS43" table:end-x="0.5039in" table:end-y="0.0736in" draw:z-index="5" draw:style-name="gr1" svg:width="7.5512in" svg:height="4.4055in" svg:x="0.0646in" svg:y="0.0209in">
              <draw:object draw:notify-on-update-of-ranges="graphs_no_neg.B22:graphs_no_neg.E2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14];[base.O14];[base.P14];[base.Q14];[base.R14];[base.S14];[base.T14];[base.U14];[base.F14];[base.G14];[base.H14];[base.I14];[base.J14];[base.K14];[base.L14];[base.M14])" office:value-type="float" office:value="39.5822631852402">
            <text:p>39.58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;[no_disallowed_dir.F14];[no_disallowed_dir.G14];[no_disallowed_dir.H14];[no_disallowed_dir.I14];[no_disallowed_dir.J14];[no_disallowed_dir.K14];[no_disallowed_dir.L14];[no_disallowed_dir.M14])" office:value-type="float" office:value="39.754407936662">
            <text:p>39.75</text:p>
          </table:table-cell>
          <table:table-cell table:formula="oooc:=AVERAGE([no_ush.N14];[no_ush.O14];[no_ush.P14];[no_ush.Q14];[no_ush.R14];[no_ush.S14];[no_ush.T14];[no_ush.U14];[no_ush.F14];[no_ush.G14];[no_ush.H14];[no_ush.I14];[no_ush.J14];[no_ush.K14];[no_ush.L14];[no_ush.M14])" office:value-type="float" office:value="45.8345722448409">
            <text:p>45.83</text:p>
          </table:table-cell>
          <table:table-cell table:formula="oooc:=AVERAGE([no_mappers.N14];[no_mappers.O14];[no_mappers.P14];[no_mappers.Q14];[no_mappers.R14];[no_mappers.S14];[no_mappers.T14];[no_mappers.U14];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;[constant_mapper_only.F14];[constant_mapper_only.G14];[constant_mapper_only.H14];[constant_mapper_only.I14];[constant_mapper_only.J14];[constant_mapper_only.K14];[constant_mapper_only.L14];[constant_mapper_only.M14])" office:value-type="float" office:value="23.262363928577">
            <text:p>23.26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;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;[specific_indicators.F14];[specific_indicators.G14];[specific_indicators.H14];[specific_indicators.I14];[specific_indicators.J14];[specific_indicators.K14];[specific_indicators.L14];[specific_indicators.M14])" office:value-type="float" office:value="26.5551398087769">
            <text:p>26.56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;[general_indicators.F14];[general_indicators.G14];[general_indicators.H14];[general_indicators.I14];[general_indicators.J14];[general_indicators.K14];[general_indicators.L14];[general_indicators.M14])" office:value-type="float" office:value="39.5822631852402">
            <text:p>39.5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E14];[base.AG14:.AM14];[base.AO14:.AQ14])" office:value-type="float" office:value="55.8724669393305">
            <text:p>55.87</text:p>
          </table:table-cell>
          <table:table-cell table:formula="oooc:=AVERAGE([no_disallowed_dir.B14:.AE14];[no_disallowed_dir.AG14:.AM14];[no_disallowed_dir.AO14:.AQ14])" office:value-type="float" office:value="55.922621830807">
            <text:p>55.92</text:p>
          </table:table-cell>
          <table:table-cell table:formula="oooc:=AVERAGE([no_ush.B14:.AE14];[no_ush.AG14:.AM14];[no_ush.AO14:.AQ14])" office:value-type="float" office:value="60.2984400483898">
            <text:p>60.3</text:p>
          </table:table-cell>
          <table:table-cell table:formula="oooc:=AVERAGE([no_mappers.B14:.AE14];[no_mappers.AG14:.AM14];[no_mappers.AO14:.AQ14])" office:value-type="float" office:value="29.1928484818926">
            <text:p>29.19</text:p>
          </table:table-cell>
          <table:table-cell table:formula="oooc:=AVERAGE([constant_mapper_only.B14:.AE14];[constant_mapper_only.AG14:.AM14];[constant_mapper_only.AO14:.AQ14])" office:value-type="float" office:value="42.1827178631243">
            <text:p>42.18</text:p>
          </table:table-cell>
          <table:table-cell table:formula="oooc:=AVERAGE([predicate_mapper_only.B14:.AE14];[predicate_mapper_only.AG14:.AM14];[predicate_mapper_only.AO14:.AQ14])" office:value-type="float" office:value="33.1378050484421">
            <text:p>33.14</text:p>
          </table:table-cell>
          <table:table-cell table:formula="oooc:=AVERAGE([specific_indicators.B14:.AE14];[specific_indicators.AG14:.AM14];[specific_indicators.AO14:.AQ14])" office:value-type="float" office:value="48.6179214276191">
            <text:p>48.62</text:p>
          </table:table-cell>
          <table:table-cell table:formula="oooc:=AVERAGE([general_indicators.B14:.AE14];[general_indicators.AG14:.AM14];[general_indicators.AO14:.AQ14])" office:value-type="float" office:value="54.1087467256996">
            <text:p>54.1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Total decision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2:.V5];[base.W2:.W5];[base.AC2:.AC5];[base.AD2:.AD5];[base.AE2:.AE5];[base.AJ2:.AJ5];[base.AK2:.AK5])" office:value-type="float" office:value="20980.5357142857">
            <text:p>20980.54</text:p>
          </table:table-cell>
          <table:table-cell table:formula="oooc:=AVERAGE([no_disallowed_dir.V2:.V5];[no_disallowed_dir.W2:.W5];[no_disallowed_dir.AC2:.AC5];[no_disallowed_dir.AD2:.AD5];[no_disallowed_dir.AE2:.AE5];[no_disallowed_dir.AJ2:.AJ5];[no_disallowed_dir.AK2:.AK5])" office:value-type="float" office:value="22845.6071428571">
            <text:p>22845.61</text:p>
          </table:table-cell>
          <table:table-cell table:formula="oooc:=AVERAGE([no_ush.V2:.V5];[no_ush.W2:.W5];[no_ush.AC2:.AC5];[no_ush.AD2:.AD5];[no_ush.AE2:.AE5];[no_ush.AJ2:.AJ5];[no_ush.AK2:.AK5])" office:value-type="float" office:value="177004.857142857">
            <text:p>177004.86</text:p>
          </table:table-cell>
          <table:table-cell table:formula="oooc:=AVERAGE([no_mappers.V2:.V5];[no_mappers.W2:.W5];[no_mappers.AC2:.AC5];[no_mappers.AD2:.AD5];[no_mappers.AE2:.AE5];[no_mappers.AJ2:.AJ5];[no_mappers.AK2:.AK5])" office:value-type="float" office:value="21066">
            <text:p>21066</text:p>
          </table:table-cell>
          <table:table-cell table:formula="oooc:=AVERAGE([constant_mapper_only.V2:.V5];[constant_mapper_only.W2:.W5];[constant_mapper_only.AC2:.AC5];[constant_mapper_only.AD2:.AD5];[constant_mapper_only.AE2:.AE5];[constant_mapper_only.AJ2:.AJ5];[constant_mapper_only.AK2:.AK5])" office:value-type="float" office:value="20980.5357142857">
            <text:p>20980.54</text:p>
          </table:table-cell>
          <table:table-cell table:formula="oooc:=AVERAGE([predicate_mapper_only.V2:.V5];[predicate_mapper_only.W2:.W5];[predicate_mapper_only.AC2:.AC5];[predicate_mapper_only.AD2:.AD5];[predicate_mapper_only.AE2:.AE5];[predicate_mapper_only.AJ2:.AJ5];[predicate_mapper_only.AK2:.AK5])" office:value-type="float" office:value="21066">
            <text:p>21066</text:p>
          </table:table-cell>
          <table:table-cell table:formula="oooc:=AVERAGE([specific_indicators.V2:.V5];[specific_indicators.W2:.W5];[specific_indicators.AC2:.AC5];[specific_indicators.AD2:.AD5];[specific_indicators.AE2:.AE5];[specific_indicators.AJ2:.AJ5];[specific_indicators.AK2:.AK5])" office:value-type="float" office:value="22179.8571428571">
            <text:p>22179.86</text:p>
          </table:table-cell>
          <table:table-cell table:formula="oooc:=AVERAGE([general_indicators.V2:.V5];[general_indicators.W2:.W5];[general_indicators.AC2:.AC5];[general_indicators.AD2:.AD5];[general_indicators.AE2:.AE5];[general_indicators.AJ2:.AJ5];[general_indicators.AK2:.AK5])" office:value-type="float" office:value="21406.6428571429">
            <text:p>21406.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2:.B5];[base.C2:.C5];[base.D2:.D5];[base.X2:.X5];[base.Y2:.Y5];[base.AL2:.AL5];[base.AM2:.AM5])" office:value-type="float" office:value="27907.4285714286">
            <text:p>27907.43</text:p>
          </table:table-cell>
          <table:table-cell table:formula="oooc:=AVERAGE([no_disallowed_dir.B2:.B5];[no_disallowed_dir.C2:.C5];[no_disallowed_dir.D2:.D5];[no_disallowed_dir.X2:.X5];[no_disallowed_dir.Y2:.Y5];[no_disallowed_dir.AL2:.AL5];[no_disallowed_dir.AM2:.AM5])" office:value-type="float" office:value="28726.8095238095">
            <text:p>28726.81</text:p>
          </table:table-cell>
          <table:table-cell table:formula="oooc:=AVERAGE([no_ush.B2:.B5];[no_ush.C2:.C5];[no_ush.D2:.D5];[no_ush.X2:.X5];[no_ush.Y2:.Y5];[no_ush.AL2:.AL5];[no_ush.AM2:.AM5])" office:value-type="float" office:value="235380.047619048">
            <text:p>235380.05</text:p>
          </table:table-cell>
          <table:table-cell table:formula="oooc:=AVERAGE([no_mappers.B2:.B5];[no_mappers.C2:.C5];[no_mappers.D2:.D5];[no_mappers.X2:.X5];[no_mappers.Y2:.Y5];[no_mappers.AL2:.AL5];[no_mappers.AM2:.AM5])" office:value-type="float" office:value="28329.5238095238">
            <text:p>28329.52</text:p>
          </table:table-cell>
          <table:table-cell table:formula="oooc:=AVERAGE([constant_mapper_only.B2:.B5];[constant_mapper_only.C2:.C5];[constant_mapper_only.D2:.D5];[constant_mapper_only.X2:.X5];[constant_mapper_only.Y2:.Y5];[constant_mapper_only.AL2:.AL5];[constant_mapper_only.AM2:.AM5])" office:value-type="float" office:value="27907.4285714286">
            <text:p>27907.43</text:p>
          </table:table-cell>
          <table:table-cell table:formula="oooc:=AVERAGE([predicate_mapper_only.B2:.B5];[predicate_mapper_only.C2:.C5];[predicate_mapper_only.D2:.D5];[predicate_mapper_only.X2:.X5];[predicate_mapper_only.Y2:.Y5];[predicate_mapper_only.AL2:.AL5];[predicate_mapper_only.AM2:.AM5])" office:value-type="float" office:value="28329.5238095238">
            <text:p>28329.52</text:p>
          </table:table-cell>
          <table:table-cell table:formula="oooc:=AVERAGE([specific_indicators.B2:.B5];[specific_indicators.C2:.C5];[specific_indicators.D2:.D5];[specific_indicators.X2:.X5];[specific_indicators.Y2:.Y5];[specific_indicators.AL2:.AL5];[specific_indicators.AM2:.AM5])" office:value-type="float" office:value="28016.3333333333">
            <text:p>28016.33</text:p>
          </table:table-cell>
          <table:table-cell table:formula="oooc:=AVERAGE([general_indicators.B2:.B5];[general_indicators.C2:.C5];[general_indicators.D2:.D5];[general_indicators.X2:.X5];[general_indicators.Y2:.Y5];[general_indicators.AL2:.AL5];[general_indicators.AM2:.AM5])" office:value-type="float" office:value="27907.4285714286">
            <text:p>27907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2:.E5];[base.Z2:.Z5];[base.AA2:.AA5];[base.AG2:.AG5];[base.AO2:.AO5])" office:value-type="float" office:value="27536.4666666667">
            <text:p>27536.47</text:p>
          </table:table-cell>
          <table:table-cell table:formula="oooc:=AVERAGE([no_disallowed_dir.E2:.E5];[no_disallowed_dir.Z2:.Z5];[no_disallowed_dir.AA2:.AA5];[no_disallowed_dir.AG2:.AG5];[no_disallowed_dir.AO2:.AO5])" office:value-type="float" office:value="29400.6666666667">
            <text:p>29400.67</text:p>
          </table:table-cell>
          <table:table-cell table:formula="oooc:=AVERAGE([no_ush.E2:.E5];[no_ush.Z2:.Z5];[no_ush.AA2:.AA5];[no_ush.AG2:.AG5];[no_ush.AO2:.AO5])" office:value-type="float" office:value="316544.466666667">
            <text:p>316544.47</text:p>
          </table:table-cell>
          <table:table-cell table:formula="oooc:=AVERAGE([no_mappers.E2:.E5];[no_mappers.Z2:.Z5];[no_mappers.AA2:.AA5];[no_mappers.AG2:.AG5];[no_mappers.AO2:.AO5])" office:value-type="float" office:value="27757.2">
            <text:p>27757.2</text:p>
          </table:table-cell>
          <table:table-cell table:formula="oooc:=AVERAGE([constant_mapper_only.E2:.E5];[constant_mapper_only.Z2:.Z5];[constant_mapper_only.AA2:.AA5];[constant_mapper_only.AG2:.AG5];[constant_mapper_only.AO2:.AO5])" office:value-type="float" office:value="27536.4666666667">
            <text:p>27536.47</text:p>
          </table:table-cell>
          <table:table-cell table:formula="oooc:=AVERAGE([predicate_mapper_only.E2:.E5];[predicate_mapper_only.Z2:.Z5];[predicate_mapper_only.AA2:.AA5];[predicate_mapper_only.AG2:.AG5];[predicate_mapper_only.AO2:.AO5])" office:value-type="float" office:value="27757.2">
            <text:p>27757.2</text:p>
          </table:table-cell>
          <table:table-cell table:formula="oooc:=AVERAGE([specific_indicators.E2:.E5];[specific_indicators.Z2:.Z5];[specific_indicators.AA2:.AA5];[specific_indicators.AG2:.AG5];[specific_indicators.AO2:.AO5])" office:value-type="float" office:value="27576.8">
            <text:p>27576.8</text:p>
          </table:table-cell>
          <table:table-cell table:formula="oooc:=AVERAGE([general_indicators.E2:.E5];[general_indicators.Z2:.Z5];[general_indicators.AA2:.AA5];[general_indicators.AG2:.AG5];[general_indicators.AO2:.AO5])" office:value-type="float" office:value="27536.4666666667">
            <text:p>27536.4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2:.AH5];[base.AI2:.AI5];[base.AP2:.AP5];[base.AQ2:.AQ5];[base.AB2:.AB5])" office:value-type="float" office:value="8233.6">
            <text:p>8233.6</text:p>
          </table:table-cell>
          <table:table-cell table:formula="oooc:=AVERAGE([no_disallowed_dir.AH2:.AH5];[no_disallowed_dir.AI2:.AI5];[no_disallowed_dir.AP2:.AP5];[no_disallowed_dir.AQ2:.AQ5];[no_disallowed_dir.AB2:.AB5])" office:value-type="float" office:value="9389.13333333333">
            <text:p>9389.13</text:p>
          </table:table-cell>
          <table:table-cell table:formula="oooc:=AVERAGE([no_ush.AH2:.AH5];[no_ush.AI2:.AI5];[no_ush.AP2:.AP5];[no_ush.AQ2:.AQ5];[no_ush.AB2:.AB5])" office:value-type="float" office:value="218358.2">
            <text:p>218358.2</text:p>
          </table:table-cell>
          <table:table-cell table:formula="oooc:=AVERAGE([no_mappers.AH2:.AH5];[no_mappers.AI2:.AI5];[no_mappers.AP2:.AP5];[no_mappers.AQ2:.AQ5];[no_mappers.AB2:.AB5])" office:value-type="float" office:value="10404.6">
            <text:p>10404.6</text:p>
          </table:table-cell>
          <table:table-cell table:formula="oooc:=AVERAGE([constant_mapper_only.AH2:.AH5];[constant_mapper_only.AI2:.AI5];[constant_mapper_only.AP2:.AP5];[constant_mapper_only.AQ2:.AQ5];[constant_mapper_only.AB2:.AB5])" office:value-type="float" office:value="10404.6">
            <text:p>10404.6</text:p>
          </table:table-cell>
          <table:table-cell table:formula="oooc:=AVERAGE([predicate_mapper_only.AH2:.AH5];[predicate_mapper_only.AI2:.AI5];[predicate_mapper_only.AP2:.AP5];[predicate_mapper_only.AQ2:.AQ5];[predicate_mapper_only.AB2:.AB5])" office:value-type="float" office:value="9612.73333333333">
            <text:p>9612.73</text:p>
          </table:table-cell>
          <table:table-cell table:formula="oooc:=AVERAGE([specific_indicators.AH2:.AH5];[specific_indicators.AI2:.AI5];[specific_indicators.AP2:.AP5];[specific_indicators.AQ2:.AQ5];[specific_indicators.AB2:.AB5])" office:value-type="float" office:value="8196.93333333333">
            <text:p>8196.93</text:p>
          </table:table-cell>
          <table:table-cell table:formula="oooc:=AVERAGE([general_indicators.AH2:.AH5];[general_indicators.AI2:.AI5];[general_indicators.AP2:.AP5];[general_indicators.AQ2:.AQ5];[general_indicators.AB2:.AB5])" office:value-type="float" office:value="8298.66666666667">
            <text:p>8298.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2:.N5];[base.O2:.O5];[base.P2:.P5];[base.Q2:.Q5];[base.R2:.R5];[base.S2:.S5];[base.T2:.T5];[base.U2:.U5])" office:value-type="float" office:value="15377.9166666667">
            <text:p>15377.92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)" office:value-type="float" office:value="17003.75">
            <text:p>17003.75</text:p>
          </table:table-cell>
          <table:table-cell table:formula="oooc:=AVERAGE([no_ush.N2:.N5];[no_ush.O2:.O5];[no_ush.P2:.P5];[no_ush.Q2:.Q5];[no_ush.R2:.R5];[no_ush.S2:.S5];[no_ush.T2:.T5];[no_ush.U2:.U5])" office:value-type="float" office:value="207016.833333333">
            <text:p>207016.83</text:p>
          </table:table-cell>
          <table:table-cell table:formula="oooc:=AVERAGE([no_mappers.N2:.N5];[no_mappers.O2:.O5];[no_mappers.P2:.P5];[no_mappers.Q2:.Q5];[no_mappers.R2:.R5];[no_mappers.S2:.S5];[no_mappers.T2:.T5];[no_mappers.U2:.U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)" office:value-type="float" office:value="15383.7916666667">
            <text:p>15383.79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)" office:value-type="float" office:value="15429.375">
            <text:p>15429.38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)" office:value-type="float" office:value="15377.9166666667">
            <text:p>15377.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AVERAGE([base.F2:.F5];[base.G2:.G5];[base.H2:.H5];[base.I2:.I5];[base.J2:.J5];[base.K2:.K5];[base.L2:.L5];[base.M2:.M5])" office:value-type="float" office:value="15570.3333333333">
            <text:p>15570.33</text:p>
          </table:table-cell>
          <table:table-cell table:formula="oooc:=AVERAGE([no_disallowed_dir.F2:.F5];[no_disallowed_dir.G2:.G5];[no_disallowed_dir.H2:.H5];[no_disallowed_dir.I2:.I5];[no_disallowed_dir.J2:.J5];[no_disallowed_dir.K2:.K5];[no_disallowed_dir.L2:.L5];[no_disallowed_dir.M2:.M5])" office:value-type="float" office:value="17211.75">
            <text:p>17211.75</text:p>
          </table:table-cell>
          <table:table-cell table:formula="oooc:=AVERAGE([no_ush.F2:.F5];[no_ush.G2:.G5];[no_ush.H2:.H5];[no_ush.I2:.I5];[no_ush.J2:.J5];[no_ush.K2:.K5];[no_ush.L2:.L5];[no_ush.M2:.M5])" office:value-type="float" office:value="219956.875">
            <text:p>219956.88</text:p>
          </table:table-cell>
          <table:table-cell table:formula="oooc:=AVERAGE(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901.0833333333">
            <text:p>15901.08</text:p>
          </table:table-cell>
          <table:table-cell table:formula="oooc:=AVERAGE(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F2:.F5];[specific_indicators.G2:.G5];[specific_indicators.H2:.H5];[specific_indicators.I2:.I5];[specific_indicators.J2:.J5];[specific_indicators.K2:.K5];[specific_indicators.L2:.L5];[specific_indicators.M2:.M5])" office:value-type="float" office:value="15687.875">
            <text:p>15687.88</text:p>
          </table:table-cell>
          <table:table-cell table:formula="oooc:=AVERAGE([general_indicators.F2:.F5];[general_indicators.G2:.G5];[general_indicators.H2:.H5];[general_indicators.I2:.I5];[general_indicators.J2:.J5];[general_indicators.K2:.K5];[general_indicators.L2:.L5];[general_indicators.M2:.M5])" office:value-type="float" office:value="15570.3333333333">
            <text:p>15570.3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E5];[base.AG2:.AM5];[base.AO2:.AQ5])" office:value-type="float" office:value="19313.5433070866">
            <text:p>19313.54</text:p>
          </table:table-cell>
          <table:table-cell table:formula="oooc:=AVERAGE([no_disallowed_dir.B2:.AE5];[no_disallowed_dir.AG2:.AM5];[no_disallowed_dir.AO2:.AQ5])" office:value-type="float" office:value="20834.3228346457">
            <text:p>20834.32</text:p>
          </table:table-cell>
          <table:table-cell table:formula="oooc:=AVERAGE([no_ush.B2:.AE5];[no_ush.AG2:.AM5];[no_ush.AO2:.AQ5])" office:value-type="float" office:value="221811.228346457">
            <text:p>221811.23</text:p>
          </table:table-cell>
          <table:table-cell table:formula="oooc:=AVERAGE([no_mappers.B2:.AE5];[no_mappers.AG2:.AM5];[no_mappers.AO2:.AQ5])" office:value-type="float" office:value="19846.0393700787">
            <text:p>19846.04</text:p>
          </table:table-cell>
          <table:table-cell table:formula="oooc:=AVERAGE([constant_mapper_only.B2:.AE5];[constant_mapper_only.AG2:.AM5];[constant_mapper_only.AO2:.AQ5])" office:value-type="float" office:value="19633.5748031496">
            <text:p>19633.57</text:p>
          </table:table-cell>
          <table:table-cell table:formula="oooc:=AVERAGE([predicate_mapper_only.B2:.AE5];[predicate_mapper_only.AG2:.AM5];[predicate_mapper_only.AO2:.AQ5])" office:value-type="float" office:value="19752.5118110236">
            <text:p>19752.51</text:p>
          </table:table-cell>
          <table:table-cell table:formula="oooc:=AVERAGE([specific_indicators.B2:.AE5];[specific_indicators.AG2:.AM5];[specific_indicators.AO2:.AQ5])" office:value-type="float" office:value="19628.3385826772">
            <text:p>19628.34</text:p>
          </table:table-cell>
          <table:table-cell table:formula="oooc:=AVERAGE([general_indicators.B2:.AE5];[general_indicators.AG2:.AM5];[general_indicators.AO2:.AQ5])" office:value-type="float" office:value="19415.1732283465">
            <text:p>19415.17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2:.AB5])" office:value-type="float" office:value="18136.6086956522">
            <text:p>18136.61</text:p>
          </table:table-cell>
          <table:table-cell table:formula="oooc:=AVERAGE([no_disallowed_dir.V2:.AB5])" office:value-type="float" office:value="22126.3913043478">
            <text:p>22126.39</text:p>
          </table:table-cell>
          <table:table-cell table:formula="oooc:=AVERAGE([no_ush.V2:.AB5])" office:value-type="float" office:value="280715.565217391">
            <text:p>280715.57</text:p>
          </table:table-cell>
          <table:table-cell table:formula="oooc:=AVERAGE([no_mappers.V2:.AB5])" office:value-type="float" office:value="19298.7826086957">
            <text:p>19298.78</text:p>
          </table:table-cell>
          <table:table-cell table:formula="oooc:=AVERAGE([constant_mapper_only.V2:.AB5])" office:value-type="float" office:value="18832.7391304348">
            <text:p>18832.74</text:p>
          </table:table-cell>
          <table:table-cell table:formula="oooc:=AVERAGE([predicate_mapper_only.V2:.AB5])" office:value-type="float" office:value="19298.7826086957">
            <text:p>19298.78</text:p>
          </table:table-cell>
          <table:table-cell table:formula="oooc:=AVERAGE([specific_indicators.V2:.AB5])" office:value-type="float" office:value="18136.6086956522">
            <text:p>18136.61</text:p>
          </table:table-cell>
          <table:table-cell table:formula="oooc:=AVERAGE([general_indicators.V2:.AB5])" office:value-type="float" office:value="18136.6086956522">
            <text:p>18136.6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2:.AM5];[base.AO2:.AQ5])" office:value-type="float" office:value="6092.69565217391">
            <text:p>6092.7</text:p>
          </table:table-cell>
          <table:table-cell table:formula="oooc:=AVERAGE([no_disallowed_dir.AJ2:.AM5];[no_disallowed_dir.AO2:.AQ5])" office:value-type="float" office:value="6670.13043478261">
            <text:p>6670.13</text:p>
          </table:table-cell>
          <table:table-cell table:formula="oooc:=AVERAGE([no_ush.AJ2:.AM5];[no_ush.AO2:.AQ5])" office:value-type="float" office:value="249253.739130435">
            <text:p>249253.74</text:p>
          </table:table-cell>
          <table:table-cell table:formula="oooc:=AVERAGE([no_mappers.AJ2:.AM5];[no_mappers.AO2:.AQ5])" office:value-type="float" office:value="6480.69565217391">
            <text:p>6480.7</text:p>
          </table:table-cell>
          <table:table-cell table:formula="oooc:=AVERAGE([constant_mapper_only.AJ2:.AM5];[constant_mapper_only.AO2:.AQ5])" office:value-type="float" office:value="6313.34782608696">
            <text:p>6313.35</text:p>
          </table:table-cell>
          <table:table-cell table:formula="oooc:=AVERAGE([predicate_mapper_only.AJ2:.AM5];[predicate_mapper_only.AO2:.AQ5])" office:value-type="float" office:value="6480.69565217391">
            <text:p>6480.7</text:p>
          </table:table-cell>
          <table:table-cell table:formula="oooc:=AVERAGE([specific_indicators.AJ2:.AM5];[specific_indicators.AO2:.AQ5])" office:value-type="float" office:value="6124.69565217391">
            <text:p>6124.7</text:p>
          </table:table-cell>
          <table:table-cell table:formula="oooc:=AVERAGE([general_indicators.AJ2:.AM5];[general_indicators.AO2:.AQ5])" office:value-type="float" office:value="6092.69565217391">
            <text:p>6092.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2:.AE5];[base.AG2:.AH5])" office:value-type="float" office:value="29321.6666666667">
            <text:p>29321.67</text:p>
          </table:table-cell>
          <table:table-cell table:formula="oooc:=AVERAGE([no_disallowed_dir.AC2:.AE5];[no_disallowed_dir.AG2:.AH5])" office:value-type="float" office:value="29853.1111111111">
            <text:p>29853.11</text:p>
          </table:table-cell>
          <table:table-cell table:formula="oooc:=AVERAGE([no_ush.AC2:.AE5];[no_ush.AG2:.AH5])" office:value-type="float" office:value="91362.4444444444">
            <text:p>91362.44</text:p>
          </table:table-cell>
          <table:table-cell table:formula="oooc:=AVERAGE([no_mappers.AC2:.AE5];[no_mappers.AG2:.AH5])" office:value-type="float" office:value="29563.8888888889">
            <text:p>29563.89</text:p>
          </table:table-cell>
          <table:table-cell table:formula="oooc:=AVERAGE([constant_mapper_only.AC2:.AE5];[constant_mapper_only.AG2:.AH5])" office:value-type="float" office:value="29563.8888888889">
            <text:p>29563.89</text:p>
          </table:table-cell>
          <table:table-cell table:formula="oooc:=AVERAGE([predicate_mapper_only.AC2:.AE5];[predicate_mapper_only.AG2:.AH5])" office:value-type="float" office:value="29299.5">
            <text:p>29299.5</text:p>
          </table:table-cell>
          <table:table-cell table:formula="oooc:=AVERAGE([specific_indicators.AC2:.AE5];[specific_indicators.AG2:.AH5])" office:value-type="float" office:value="31151.9444444444">
            <text:p>31151.94</text:p>
          </table:table-cell>
          <table:table-cell table:formula="oooc:=AVERAGE([general_indicators.AC2:.AE5];[general_indicators.AG2:.AH5])" office:value-type="float" office:value="30038.7222222222">
            <text:p>30038.7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uild</text:p>
          </table:table-cell>
          <table:table-cell table:formula="oooc:=AVERAGE([base.B2:.E5])" office:value-type="float" office:value="50546.75">
            <text:p>50546.75</text:p>
          </table:table-cell>
          <table:table-cell table:formula="oooc:=AVERAGE([no_disallowed_dir.B2:.E5])" office:value-type="float" office:value="50546.75">
            <text:p>50546.75</text:p>
          </table:table-cell>
          <table:table-cell table:formula="oooc:=AVERAGE([no_ush.B2:.E5])" office:value-type="float" office:value="338104.25">
            <text:p>338104.25</text:p>
          </table:table-cell>
          <table:table-cell table:formula="oooc:=AVERAGE([no_mappers.B2:.E5])" office:value-type="float" office:value="50546.75">
            <text:p>50546.75</text:p>
          </table:table-cell>
          <table:table-cell table:formula="oooc:=AVERAGE([constant_mapper_only.B2:.E5])" office:value-type="float" office:value="50546.75">
            <text:p>50546.75</text:p>
          </table:table-cell>
          <table:table-cell table:formula="oooc:=AVERAGE([predicate_mapper_only.B2:.E5])" office:value-type="float" office:value="50546.75">
            <text:p>50546.75</text:p>
          </table:table-cell>
          <table:table-cell table:formula="oooc:=AVERAGE([specific_indicators.B2:.E5])" office:value-type="float" office:value="50733.5833333333">
            <text:p>50733.58</text:p>
          </table:table-cell>
          <table:table-cell table:formula="oooc:=AVERAGE([general_indicators.B2:.E5])" office:value-type="float" office:value="50546.75">
            <text:p>50546.7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2:.N5];[base.O2:.O5];[base.P2:.P5];[base.Q2:.Q5];[base.R2:.R5];[base.S2:.S5];[base.T2:.T5];[base.U2:.U5];[base.F2:.F5];[base.G2:.G5];[base.H2:.H5];[base.I2:.I5];[base.J2:.J5];[base.K2:.K5];[base.L2:.L5];[base.M2:.M5])" office:value-type="float" office:value="15474.125">
            <text:p>15474.13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;[no_disallowed_dir.F2:.F5];[no_disallowed_dir.G2:.G5];[no_disallowed_dir.H2:.H5];[no_disallowed_dir.I2:.I5];[no_disallowed_dir.J2:.J5];[no_disallowed_dir.K2:.K5];[no_disallowed_dir.L2:.L5];[no_disallowed_dir.M2:.M5])" office:value-type="float" office:value="17107.75">
            <text:p>17107.75</text:p>
          </table:table-cell>
          <table:table-cell table:formula="oooc:=AVERAGE([no_ush.N2:.N5];[no_ush.O2:.O5];[no_ush.P2:.P5];[no_ush.Q2:.Q5];[no_ush.R2:.R5];[no_ush.S2:.S5];[no_ush.T2:.T5];[no_ush.U2:.U5];[no_ush.F2:.F5];[no_ush.G2:.G5];[no_ush.H2:.H5];[no_ush.I2:.I5];[no_ush.J2:.J5];[no_ush.K2:.K5];[no_ush.L2:.L5];[no_ush.M2:.M5])" office:value-type="float" office:value="213486.854166667">
            <text:p>213486.85</text:p>
          </table:table-cell>
          <table:table-cell table:formula="oooc:=AVERAGE([no_mappers.N2:.N5];[no_mappers.O2:.O5];[no_mappers.P2:.P5];[no_mappers.Q2:.Q5];[no_mappers.R2:.R5];[no_mappers.S2:.S5];[no_mappers.T2:.T5];[no_mappers.U2:.U5];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;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642.4375">
            <text:p>15642.44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;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;[specific_indicators.F2:.F5];[specific_indicators.G2:.G5];[specific_indicators.H2:.H5];[specific_indicators.I2:.I5];[specific_indicators.J2:.J5];[specific_indicators.K2:.K5];[specific_indicators.L2:.L5];[specific_indicators.M2:.M5])" office:value-type="float" office:value="15558.625">
            <text:p>15558.63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;[general_indicators.F2:.F5];[general_indicators.G2:.G5];[general_indicators.H2:.H5];[general_indicators.I2:.I5];[general_indicators.J2:.J5];[general_indicators.K2:.K5];[general_indicators.L2:.L5];[general_indicators.M2:.M5])" office:value-type="float" office:value="15474.125">
            <text:p>15474.1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E5];[base.AG2:.AM5];[base.AO2:.AQ5])" office:value-type="float" office:value="19313.5433070866">
            <text:p>19313.54</text:p>
          </table:table-cell>
          <table:table-cell table:formula="oooc:=AVERAGE([no_disallowed_dir.B2:.AE5];[no_disallowed_dir.AG2:.AM5];[no_disallowed_dir.AO2:.AQ5])" office:value-type="float" office:value="20834.3228346457">
            <text:p>20834.32</text:p>
          </table:table-cell>
          <table:table-cell table:formula="oooc:=AVERAGE([no_ush.B2:.AE5];[no_ush.AG2:.AM5];[no_ush.AO2:.AQ5])" office:value-type="float" office:value="221811.228346457">
            <text:p>221811.23</text:p>
          </table:table-cell>
          <table:table-cell table:formula="oooc:=AVERAGE([no_mappers.B2:.AE5];[no_mappers.AG2:.AM5];[no_mappers.AO2:.AQ5])" office:value-type="float" office:value="19846.0393700787">
            <text:p>19846.04</text:p>
          </table:table-cell>
          <table:table-cell table:formula="oooc:=AVERAGE([constant_mapper_only.B2:.AE5];[constant_mapper_only.AG2:.AM5];[constant_mapper_only.AO2:.AQ5])" office:value-type="float" office:value="19633.5748031496">
            <text:p>19633.57</text:p>
          </table:table-cell>
          <table:table-cell table:formula="oooc:=AVERAGE([predicate_mapper_only.B2:.AE5];[predicate_mapper_only.AG2:.AM5];[predicate_mapper_only.AO2:.AQ5])" office:value-type="float" office:value="19752.5118110236">
            <text:p>19752.51</text:p>
          </table:table-cell>
          <table:table-cell table:formula="oooc:=AVERAGE([specific_indicators.B2:.AE5];[specific_indicators.AG2:.AM5];[specific_indicators.AO2:.AQ5])" office:value-type="float" office:value="19628.3385826772">
            <text:p>19628.34</text:p>
          </table:table-cell>
          <table:table-cell table:formula="oooc:=AVERAGE([general_indicators.B2:.AE5];[general_indicators.AG2:.AM5];[general_indicators.AO2:.AQ5])" office:value-type="float" office:value="19415.1732283465">
            <text:p>19415.17</text:p>
          </table:table-cell>
          <table:table-cell table:number-columns-repeated="27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>
            <draw:frame table:end-cell-address="graphs_no_neg.T69" table:end-x="0.5898in" table:end-y="0.0949in" draw:z-index="1" draw:style-name="gr1" svg:width="6.3091in" svg:height="4.1547in" svg:x="0.5035in" svg:y="0.1256in">
              <draw:object draw:notify-on-update-of-ranges="graphs_no_neg.B5:graphs_no_neg.C12 graphs_no_neg.I5:graphs_no_neg.J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20"/>
          <table:table-cell>
            <draw:frame table:end-cell-address="graphs_no_neg.AA69" table:end-x="0.8787in" table:end-y="0.0843in" draw:z-index="3" draw:style-name="gr1" svg:width="6.148in" svg:height="4.0811in" svg:x="0.0646in" svg:y="0.0213in">
              <draw:object draw:notify-on-update-of-ranges="graphs_no_neg.B14:graphs_no_neg.C19 graphs_no_neg.I14:graphs_no_neg.J1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6"/>
        </table:table-row>
      </table:table>
      <table:table table:name="base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102654">
            <text:p>102654</text:p>
          </table:table-cell>
          <table:table-cell table:style-name="ce2" office:value-type="float" office:value="15315">
            <text:p>15315</text:p>
          </table:table-cell>
          <table:table-cell table:style-name="ce2" office:value-type="float" office:value="174997">
            <text:p>174997</text:p>
          </table:table-cell>
          <table:table-cell table:style-name="ce2" office:value-type="float" office:value="2155">
            <text:p>2155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3714">
            <text:p>13714</text:p>
          </table:table-cell>
          <table:table-cell table:style-name="ce2" office:value-type="float" office:value="27928">
            <text:p>27928</text:p>
          </table:table-cell>
          <table:table-cell table:style-name="ce2" office:value-type="float" office:value="6812">
            <text:p>6812</text:p>
          </table:table-cell>
          <table:table-cell table:style-name="ce2" office:value-type="float" office:value="10890">
            <text:p>10890</text:p>
          </table:table-cell>
          <table:table-cell table:style-name="ce2" office:value-type="float" office:value="24561">
            <text:p>24561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21539">
            <text:p>21539</text:p>
          </table:table-cell>
          <table:table-cell table:style-name="ce2" office:value-type="float" office:value="66240">
            <text:p>66240</text:p>
          </table:table-cell>
          <table:table-cell table:style-name="ce2" office:value-type="float" office:value="22467">
            <text:p>22467</text:p>
          </table:table-cell>
          <table:table-cell table:style-name="ce2" office:value-type="float" office:value="188312">
            <text:p>188312</text:p>
          </table:table-cell>
          <table:table-cell table:style-name="ce2" office:value-type="float" office:value="7790">
            <text:p>7790</text:p>
          </table:table-cell>
          <table:table-cell table:style-name="ce2" office:value-type="float" office:value="23826">
            <text:p>23826</text:p>
          </table:table-cell>
          <table:table-cell table:style-name="ce2" office:value-type="float" office:value="5656">
            <text:p>5656</text:p>
          </table:table-cell>
          <table:table-cell table:style-name="ce2" office:value-type="float" office:value="9665">
            <text:p>9665</text:p>
          </table:table-cell>
          <table:table-cell table:style-name="ce2" office:value-type="float" office:value="6674">
            <text:p>6674</text:p>
          </table:table-cell>
          <table:table-cell table:style-name="ce2" office:value-type="float" office:value="5339">
            <text:p>5339</text:p>
          </table:table-cell>
          <table:table-cell table:style-name="ce2" office:value-type="float" office:value="5436">
            <text:p>5436</text:p>
          </table:table-cell>
          <table:table-cell table:style-name="ce2" office:value-type="float" office:value="2897">
            <text:p>2897</text:p>
          </table:table-cell>
          <table:table-cell table:style-name="ce2" office:value-type="float" office:value="5299">
            <text:p>5299</text:p>
          </table:table-cell>
          <table:table-cell table:style-name="ce2" office:value-type="float" office:value="7642">
            <text:p>7642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7722">
            <text:p>772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14696">
            <text:p>14696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6411">
            <text:p>2641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8953">
            <text:p>8953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5683">
            <text:p>5683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953">
            <text:p>953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334">
            <text:p>334</text:p>
          </table:table-cell>
          <table:table-cell table:style-name="ce2" office:value-type="float" office:value="2029">
            <text:p>2029</text:p>
          </table:table-cell>
          <table:table-cell table:style-name="ce2" office:value-type="float" office:value="7486">
            <text:p>7486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5683">
            <text:p>5683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953">
            <text:p>953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2302">
            <text:p>2302</text:p>
          </table:table-cell>
          <table:table-cell table:style-name="ce2" office:value-type="float" office:value="3637">
            <text:p>3637</text:p>
          </table:table-cell>
          <table:table-cell table:style-name="ce2" office:value-type="float" office:value="2445">
            <text:p>2445</text:p>
          </table:table-cell>
          <table:table-cell table:style-name="ce2" office:value-type="float" office:value="2068">
            <text:p>2068</text:p>
          </table:table-cell>
          <table:table-cell table:style-name="ce2" office:value-type="float" office:value="5101">
            <text:p>5101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5528">
            <text:p>5528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9518">
            <text:p>9518</text:p>
          </table:table-cell>
          <table:table-cell table:style-name="ce2" office:value-type="float" office:value="84469">
            <text:p>84469</text:p>
          </table:table-cell>
          <table:table-cell table:style-name="ce2" office:value-type="float" office:value="14488">
            <text:p>1448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2546">
            <text:p>2546</text:p>
          </table:table-cell>
          <table:table-cell table:style-name="ce2" office:value-type="float" office:value="4558">
            <text:p>4558</text:p>
          </table:table-cell>
          <table:table-cell table:style-name="ce2" office:value-type="float" office:value="3379">
            <text:p>3379</text:p>
          </table:table-cell>
          <table:table-cell table:style-name="ce2" office:value-type="float" office:value="2244">
            <text:p>2244</text:p>
          </table:table-cell>
          <table:table-cell table:style-name="ce2" office:value-type="float" office:value="2118">
            <text:p>2118</text:p>
          </table:table-cell>
          <table:table-cell table:style-name="ce2" office:value-type="float" office:value="6293">
            <text:p>6293</text:p>
          </table:table-cell>
          <table:table-cell table:style-name="ce2" office:value-type="float" office:value="2292">
            <text:p>2292</text:p>
          </table:table-cell>
          <table:table-cell table:style-name="ce2" office:value-type="float" office:value="6113">
            <text:p>6113</text:p>
          </table:table-cell>
          <table:table-cell table:style-name="ce2" office:value-type="float" office:value="5347">
            <text:p>5347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23711.53419">
            <text:p>23711.53</text:p>
          </table:table-cell>
          <table:table-cell office:value-type="float" office:value="1189.592625">
            <text:p>1189.59</text:p>
          </table:table-cell>
          <table:table-cell office:value-type="float" office:value="20049.756284">
            <text:p>20049.76</text:p>
          </table:table-cell>
          <table:table-cell office:value-type="float" office:value="112.32722">
            <text:p>112.33</text:p>
          </table:table-cell>
          <table:table-cell office:value-type="float" office:value="127.56842">
            <text:p>127.57</text:p>
          </table:table-cell>
          <table:table-cell office:value-type="float" office:value="123.040931">
            <text:p>123.04</text:p>
          </table:table-cell>
          <table:table-cell office:value-type="float" office:value="210.898096">
            <text:p>210.9</text:p>
          </table:table-cell>
          <table:table-cell office:value-type="float" office:value="14.345202">
            <text:p>14.35</text:p>
          </table:table-cell>
          <table:table-cell office:value-type="float" office:value="40.450055">
            <text:p>40.45</text:p>
          </table:table-cell>
          <table:table-cell office:value-type="float" office:value="3.981484">
            <text:p>3.98</text:p>
          </table:table-cell>
          <table:table-cell office:value-type="float" office:value="53.639544">
            <text:p>53.64</text:p>
          </table:table-cell>
          <table:table-cell office:value-type="float" office:value="2.839809">
            <text:p>2.84</text:p>
          </table:table-cell>
          <table:table-cell office:value-type="float" office:value="104.710292">
            <text:p>104.71</text:p>
          </table:table-cell>
          <table:table-cell office:value-type="float" office:value="138.548233">
            <text:p>138.55</text:p>
          </table:table-cell>
          <table:table-cell office:value-type="float" office:value="207.45344">
            <text:p>207.45</text:p>
          </table:table-cell>
          <table:table-cell office:value-type="float" office:value="43.938498">
            <text:p>43.94</text:p>
          </table:table-cell>
          <table:table-cell office:value-type="float" office:value="40.47275">
            <text:p>40.47</text:p>
          </table:table-cell>
          <table:table-cell office:value-type="float" office:value="4.817063">
            <text:p>4.82</text:p>
          </table:table-cell>
          <table:table-cell office:value-type="float" office:value="153.47268">
            <text:p>153.47</text:p>
          </table:table-cell>
          <table:table-cell office:value-type="float" office:value="6.068838">
            <text:p>6.07</text:p>
          </table:table-cell>
          <table:table-cell office:value-type="float" office:value="220.466264">
            <text:p>220.47</text:p>
          </table:table-cell>
          <table:table-cell office:value-type="float" office:value="715.599144">
            <text:p>715.6</text:p>
          </table:table-cell>
          <table:table-cell office:value-type="float" office:value="27.711216">
            <text:p>27.71</text:p>
          </table:table-cell>
          <table:table-cell office:value-type="float" office:value="100.08999">
            <text:p>100.09</text:p>
          </table:table-cell>
          <table:table-cell office:value-type="float" office:value="205.158033">
            <text:p>205.16</text:p>
          </table:table-cell>
          <table:table-cell office:value-type="float" office:value="3.019449">
            <text:p>3.02</text:p>
          </table:table-cell>
          <table:table-cell office:value-type="float" office:value="457.122197">
            <text:p>457.12</text:p>
          </table:table-cell>
          <table:table-cell office:value-type="float" office:value="2973.64608">
            <text:p>2973.65</text:p>
          </table:table-cell>
          <table:table-cell office:value-type="float" office:value="772.392993">
            <text:p>772.39</text:p>
          </table:table-cell>
          <table:table-cell office:value-type="float" office:value="7126.479328">
            <text:p>7126.48</text:p>
          </table:table-cell>
          <table:table-cell office:value-type="float" office:value="284.48301">
            <text:p>284.48</text:p>
          </table:table-cell>
          <table:table-cell office:value-type="float" office:value="769.389192">
            <text:p>769.39</text:p>
          </table:table-cell>
          <table:table-cell office:value-type="float" office:value="171.85756">
            <text:p>171.86</text:p>
          </table:table-cell>
          <table:table-cell office:value-type="float" office:value="426.603435">
            <text:p>426.6</text:p>
          </table:table-cell>
          <table:table-cell office:value-type="float" office:value="432.949054">
            <text:p>432.95</text:p>
          </table:table-cell>
          <table:table-cell office:value-type="float" office:value="172.321564">
            <text:p>172.32</text:p>
          </table:table-cell>
          <table:table-cell office:value-type="float" office:value="259.13412">
            <text:p>259.13</text:p>
          </table:table-cell>
          <table:table-cell office:value-type="float" office:value="61.992903">
            <text:p>61.99</text:p>
          </table:table-cell>
          <table:table-cell office:value-type="float" office:value="174.517266">
            <text:p>174.52</text:p>
          </table:table-cell>
          <table:table-cell office:value-type="float" office:value="292.23008">
            <text:p>292.23</text:p>
          </table:table-cell>
          <table:table-cell office:value-type="float" office:value="371.573706">
            <text:p>371.57</text:p>
          </table:table-cell>
          <table:table-cell office:value-type="float" office:value="434.94165">
            <text:p>434.94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23777.67">
            <text:p>23777.67</text:p>
          </table:table-cell>
          <table:table-cell office:value-type="float" office:value="1192.77">
            <text:p>1192.77</text:p>
          </table:table-cell>
          <table:table-cell office:value-type="float" office:value="20113.83">
            <text:p>20113.83</text:p>
          </table:table-cell>
          <table:table-cell office:value-type="float" office:value="113.04">
            <text:p>113.04</text:p>
          </table:table-cell>
          <table:table-cell office:value-type="float" office:value="132.58">
            <text:p>132.58</text:p>
          </table:table-cell>
          <table:table-cell office:value-type="float" office:value="124.19">
            <text:p>124.19</text:p>
          </table:table-cell>
          <table:table-cell office:value-type="float" office:value="213.37">
            <text:p>213.37</text:p>
          </table:table-cell>
          <table:table-cell office:value-type="float" office:value="14.7">
            <text:p>14.7</text:p>
          </table:table-cell>
          <table:table-cell office:value-type="float" office:value="42.29">
            <text:p>42.29</text:p>
          </table:table-cell>
          <table:table-cell office:value-type="float" office:value="4.63">
            <text:p>4.63</text:p>
          </table:table-cell>
          <table:table-cell office:value-type="float" office:value="54.47">
            <text:p>54.47</text:p>
          </table:table-cell>
          <table:table-cell office:value-type="float" office:value="3.17">
            <text:p>3.17</text:p>
          </table:table-cell>
          <table:table-cell office:value-type="float" office:value="107.17">
            <text:p>107.17</text:p>
          </table:table-cell>
          <table:table-cell office:value-type="float" office:value="139.76">
            <text:p>139.76</text:p>
          </table:table-cell>
          <table:table-cell office:value-type="float" office:value="209.86">
            <text:p>209.86</text:p>
          </table:table-cell>
          <table:table-cell office:value-type="float" office:value="44.73">
            <text:p>44.73</text:p>
          </table:table-cell>
          <table:table-cell office:value-type="float" office:value="42.6">
            <text:p>42.6</text:p>
          </table:table-cell>
          <table:table-cell office:value-type="float" office:value="5.89">
            <text:p>5.89</text:p>
          </table:table-cell>
          <table:table-cell office:value-type="float" office:value="155.18">
            <text:p>155.18</text:p>
          </table:table-cell>
          <table:table-cell office:value-type="float" office:value="6.88">
            <text:p>6.88</text:p>
          </table:table-cell>
          <table:table-cell office:value-type="float" office:value="226.88">
            <text:p>226.88</text:p>
          </table:table-cell>
          <table:table-cell office:value-type="float" office:value="737.18">
            <text:p>737.18</text:p>
          </table:table-cell>
          <table:table-cell office:value-type="float" office:value="29.92">
            <text:p>29.92</text:p>
          </table:table-cell>
          <table:table-cell office:value-type="float" office:value="107.97">
            <text:p>107.97</text:p>
          </table:table-cell>
          <table:table-cell office:value-type="float" office:value="211.3">
            <text:p>211.3</text:p>
          </table:table-cell>
          <table:table-cell office:value-type="float" office:value="3.79">
            <text:p>3.79</text:p>
          </table:table-cell>
          <table:table-cell office:value-type="float" office:value="465.11">
            <text:p>465.11</text:p>
          </table:table-cell>
          <table:table-cell office:value-type="float" office:value="2986.78">
            <text:p>2986.78</text:p>
          </table:table-cell>
          <table:table-cell office:value-type="float" office:value="776.98">
            <text:p>776.98</text:p>
          </table:table-cell>
          <table:table-cell office:value-type="float" office:value="7164.53">
            <text:p>7164.53</text:p>
          </table:table-cell>
          <table:table-cell office:value-type="float" office:value="285.78">
            <text:p>285.78</text:p>
          </table:table-cell>
          <table:table-cell office:value-type="float" office:value="774.67">
            <text:p>774.67</text:p>
          </table:table-cell>
          <table:table-cell office:value-type="float" office:value="173.09">
            <text:p>173.09</text:p>
          </table:table-cell>
          <table:table-cell office:value-type="float" office:value="428.63">
            <text:p>428.63</text:p>
          </table:table-cell>
          <table:table-cell office:value-type="float" office:value="434.66">
            <text:p>434.66</text:p>
          </table:table-cell>
          <table:table-cell office:value-type="float" office:value="174.03">
            <text:p>174.03</text:p>
          </table:table-cell>
          <table:table-cell office:value-type="float" office:value="261.22">
            <text:p>261.22</text:p>
          </table:table-cell>
          <table:table-cell office:value-type="float" office:value="63.06">
            <text:p>63.06</text:p>
          </table:table-cell>
          <table:table-cell office:value-type="float" office:value="176.76">
            <text:p>176.76</text:p>
          </table:table-cell>
          <table:table-cell office:value-type="float" office:value="295.39">
            <text:p>295.39</text:p>
          </table:table-cell>
          <table:table-cell office:value-type="float" office:value="374.25">
            <text:p>374.25</text:p>
          </table:table-cell>
          <table:table-cell office:value-type="float" office:value="437.29">
            <text:p>437.29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23801.54">
            <text:p>23801.54</text:p>
          </table:table-cell>
          <table:table-cell office:value-type="float" office:value="1194.18">
            <text:p>1194.18</text:p>
          </table:table-cell>
          <table:table-cell office:value-type="float" office:value="20136.39">
            <text:p>20136.39</text:p>
          </table:table-cell>
          <table:table-cell office:value-type="float" office:value="113.42">
            <text:p>113.42</text:p>
          </table:table-cell>
          <table:table-cell office:value-type="float" office:value="132.95">
            <text:p>132.95</text:p>
          </table:table-cell>
          <table:table-cell office:value-type="float" office:value="124.62">
            <text:p>124.62</text:p>
          </table:table-cell>
          <table:table-cell office:value-type="float" office:value="214.3">
            <text:p>214.3</text:p>
          </table:table-cell>
          <table:table-cell office:value-type="float" office:value="14.81">
            <text:p>14.81</text:p>
          </table:table-cell>
          <table:table-cell office:value-type="float" office:value="42.9">
            <text:p>42.9</text:p>
          </table:table-cell>
          <table:table-cell office:value-type="float" office:value="4.76">
            <text:p>4.76</text:p>
          </table:table-cell>
          <table:table-cell office:value-type="float" office:value="54.72">
            <text:p>54.72</text:p>
          </table:table-cell>
          <table:table-cell office:value-type="float" office:value="3.28">
            <text:p>3.28</text:p>
          </table:table-cell>
          <table:table-cell office:value-type="float" office:value="107.45">
            <text:p>107.45</text:p>
          </table:table-cell>
          <table:table-cell office:value-type="float" office:value="140.04">
            <text:p>140.04</text:p>
          </table:table-cell>
          <table:table-cell office:value-type="float" office:value="210.95">
            <text:p>210.95</text:p>
          </table:table-cell>
          <table:table-cell office:value-type="float" office:value="45.07">
            <text:p>45.07</text:p>
          </table:table-cell>
          <table:table-cell office:value-type="float" office:value="43.22">
            <text:p>43.22</text:p>
          </table:table-cell>
          <table:table-cell office:value-type="float" office:value="6.24">
            <text:p>6.24</text:p>
          </table:table-cell>
          <table:table-cell office:value-type="float" office:value="155.72">
            <text:p>155.72</text:p>
          </table:table-cell>
          <table:table-cell office:value-type="float" office:value="7.21">
            <text:p>7.21</text:p>
          </table:table-cell>
          <table:table-cell office:value-type="float" office:value="228.64">
            <text:p>228.64</text:p>
          </table:table-cell>
          <table:table-cell office:value-type="float" office:value="742.35">
            <text:p>742.35</text:p>
          </table:table-cell>
          <table:table-cell office:value-type="float" office:value="30.8">
            <text:p>30.8</text:p>
          </table:table-cell>
          <table:table-cell office:value-type="float" office:value="109.89">
            <text:p>109.89</text:p>
          </table:table-cell>
          <table:table-cell office:value-type="float" office:value="213.05">
            <text:p>213.05</text:p>
          </table:table-cell>
          <table:table-cell office:value-type="float" office:value="4">
            <text:p>4</text:p>
          </table:table-cell>
          <table:table-cell office:value-type="float" office:value="467.36">
            <text:p>467.36</text:p>
          </table:table-cell>
          <table:table-cell office:value-type="float" office:value="2994.06">
            <text:p>2994.06</text:p>
          </table:table-cell>
          <table:table-cell office:value-type="float" office:value="779.68">
            <text:p>779.68</text:p>
          </table:table-cell>
          <table:table-cell office:value-type="float" office:value="7183.79">
            <text:p>7183.79</text:p>
          </table:table-cell>
          <table:table-cell office:value-type="float" office:value="287.44">
            <text:p>287.44</text:p>
          </table:table-cell>
          <table:table-cell office:value-type="float" office:value="776.57">
            <text:p>776.57</text:p>
          </table:table-cell>
          <table:table-cell office:value-type="float" office:value="173.62">
            <text:p>173.62</text:p>
          </table:table-cell>
          <table:table-cell office:value-type="float" office:value="429.41">
            <text:p>429.41</text:p>
          </table:table-cell>
          <table:table-cell office:value-type="float" office:value="435.96">
            <text:p>435.96</text:p>
          </table:table-cell>
          <table:table-cell office:value-type="float" office:value="174.55">
            <text:p>174.55</text:p>
          </table:table-cell>
          <table:table-cell office:value-type="float" office:value="261.89">
            <text:p>261.89</text:p>
          </table:table-cell>
          <table:table-cell office:value-type="float" office:value="63.6">
            <text:p>63.6</text:p>
          </table:table-cell>
          <table:table-cell office:value-type="float" office:value="177.61">
            <text:p>177.61</text:p>
          </table:table-cell>
          <table:table-cell office:value-type="float" office:value="296.53">
            <text:p>296.53</text:p>
          </table:table-cell>
          <table:table-cell office:value-type="float" office:value="375.03">
            <text:p>375.03</text:p>
          </table:table-cell>
          <table:table-cell office:value-type="float" office:value="437.76">
            <text:p>437.76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23801">
            <text:p>23801</text:p>
          </table:table-cell>
          <table:table-cell office:value-type="float" office:value="1194.92">
            <text:p>1194.92</text:p>
          </table:table-cell>
          <table:table-cell office:value-type="float" office:value="20136">
            <text:p>20136</text:p>
          </table:table-cell>
          <table:table-cell office:value-type="float" office:value="113.52">
            <text:p>113.52</text:p>
          </table:table-cell>
          <table:table-cell office:value-type="float" office:value="133.93">
            <text:p>133.93</text:p>
          </table:table-cell>
          <table:table-cell office:value-type="float" office:value="128.95">
            <text:p>128.95</text:p>
          </table:table-cell>
          <table:table-cell office:value-type="float" office:value="219.88">
            <text:p>219.88</text:p>
          </table:table-cell>
          <table:table-cell office:value-type="float" office:value="14.85">
            <text:p>14.85</text:p>
          </table:table-cell>
          <table:table-cell office:value-type="float" office:value="42.93">
            <text:p>42.93</text:p>
          </table:table-cell>
          <table:table-cell office:value-type="float" office:value="4.76">
            <text:p>4.76</text:p>
          </table:table-cell>
          <table:table-cell office:value-type="float" office:value="54.79">
            <text:p>54.79</text:p>
          </table:table-cell>
          <table:table-cell office:value-type="float" office:value="3.3">
            <text:p>3.3</text:p>
          </table:table-cell>
          <table:table-cell office:value-type="float" office:value="107.54">
            <text:p>107.54</text:p>
          </table:table-cell>
          <table:table-cell office:value-type="float" office:value="140.04">
            <text:p>140.04</text:p>
          </table:table-cell>
          <table:table-cell office:value-type="float" office:value="211.34">
            <text:p>211.34</text:p>
          </table:table-cell>
          <table:table-cell office:value-type="float" office:value="45.11">
            <text:p>45.11</text:p>
          </table:table-cell>
          <table:table-cell office:value-type="float" office:value="43.36">
            <text:p>43.36</text:p>
          </table:table-cell>
          <table:table-cell office:value-type="float" office:value="6.47">
            <text:p>6.47</text:p>
          </table:table-cell>
          <table:table-cell office:value-type="float" office:value="155.75">
            <text:p>155.75</text:p>
          </table:table-cell>
          <table:table-cell office:value-type="float" office:value="7.24">
            <text:p>7.24</text:p>
          </table:table-cell>
          <table:table-cell office:value-type="float" office:value="228.68">
            <text:p>228.68</text:p>
          </table:table-cell>
          <table:table-cell office:value-type="float" office:value="742.35">
            <text:p>742.35</text:p>
          </table:table-cell>
          <table:table-cell office:value-type="float" office:value="30.84">
            <text:p>30.84</text:p>
          </table:table-cell>
          <table:table-cell office:value-type="float" office:value="109.92">
            <text:p>109.92</text:p>
          </table:table-cell>
          <table:table-cell office:value-type="float" office:value="213.19">
            <text:p>213.19</text:p>
          </table:table-cell>
          <table:table-cell office:value-type="float" office:value="4.25">
            <text:p>4.25</text:p>
          </table:table-cell>
          <table:table-cell office:value-type="float" office:value="467.34">
            <text:p>467.34</text:p>
          </table:table-cell>
          <table:table-cell office:value-type="float" office:value="3001.78">
            <text:p>3001.78</text:p>
          </table:table-cell>
          <table:table-cell office:value-type="float" office:value="782.23">
            <text:p>782.23</text:p>
          </table:table-cell>
          <table:table-cell office:value-type="float" office:value="7342">
            <text:p>7342</text:p>
          </table:table-cell>
          <table:table-cell office:value-type="float" office:value="336.43">
            <text:p>336.43</text:p>
          </table:table-cell>
          <table:table-cell office:value-type="float" office:value="778.35">
            <text:p>778.35</text:p>
          </table:table-cell>
          <table:table-cell office:value-type="float" office:value="174.19">
            <text:p>174.19</text:p>
          </table:table-cell>
          <table:table-cell office:value-type="float" office:value="430.4">
            <text:p>430.4</text:p>
          </table:table-cell>
          <table:table-cell office:value-type="float" office:value="456.82">
            <text:p>456.82</text:p>
          </table:table-cell>
          <table:table-cell office:value-type="float" office:value="177.94">
            <text:p>177.94</text:p>
          </table:table-cell>
          <table:table-cell office:value-type="float" office:value="270.45">
            <text:p>270.45</text:p>
          </table:table-cell>
          <table:table-cell office:value-type="float" office:value="71.16">
            <text:p>71.16</text:p>
          </table:table-cell>
          <table:table-cell office:value-type="float" office:value="177.64">
            <text:p>177.64</text:p>
          </table:table-cell>
          <table:table-cell office:value-type="float" office:value="296.56">
            <text:p>296.56</text:p>
          </table:table-cell>
          <table:table-cell office:value-type="float" office:value="377.95">
            <text:p>377.95</text:p>
          </table:table-cell>
          <table:table-cell office:value-type="float" office:value="438.22">
            <text:p>438.22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5130.756536">
            <text:p>5130.76</text:p>
          </table:table-cell>
          <table:table-cell office:value-type="float" office:value="13.510871">
            <text:p>13.51</text:p>
          </table:table-cell>
          <table:table-cell office:value-type="float" office:value="2967.0153">
            <text:p>2967.02</text:p>
          </table:table-cell>
          <table:table-cell office:value-type="float" office:value="13.78489">
            <text:p>13.78</text:p>
          </table:table-cell>
          <table:table-cell office:value-type="float" office:value="54.699716">
            <text:p>54.7</text:p>
          </table:table-cell>
          <table:table-cell office:value-type="float" office:value="122.493391">
            <text:p>122.49</text:p>
          </table:table-cell>
          <table:table-cell office:value-type="float" office:value="198.084548">
            <text:p>198.08</text:p>
          </table:table-cell>
          <table:table-cell office:value-type="float" office:value="7.562454">
            <text:p>7.56</text:p>
          </table:table-cell>
          <table:table-cell office:value-type="float" office:value="30.620609">
            <text:p>30.62</text:p>
          </table:table-cell>
          <table:table-cell office:value-type="float" office:value="2.000488">
            <text:p>2</text:p>
          </table:table-cell>
          <table:table-cell office:value-type="float" office:value="13.35999">
            <text:p>13.36</text:p>
          </table:table-cell>
          <table:table-cell office:value-type="float" office:value="4.28927">
            <text:p>4.29</text:p>
          </table:table-cell>
          <table:table-cell office:value-type="float" office:value="12.020146">
            <text:p>12.02</text:p>
          </table:table-cell>
          <table:table-cell office:value-type="float" office:value="63.600018">
            <text:p>63.6</text:p>
          </table:table-cell>
          <table:table-cell office:value-type="float" office:value="158.828116">
            <text:p>158.83</text:p>
          </table:table-cell>
          <table:table-cell office:value-type="float" office:value="23.307586">
            <text:p>23.31</text:p>
          </table:table-cell>
          <table:table-cell office:value-type="float" office:value="30.241433">
            <text:p>30.24</text:p>
          </table:table-cell>
          <table:table-cell office:value-type="float" office:value="2.734786">
            <text:p>2.73</text:p>
          </table:table-cell>
          <table:table-cell office:value-type="float" office:value="38.298055">
            <text:p>38.3</text:p>
          </table:table-cell>
          <table:table-cell office:value-type="float" office:value="6.17988">
            <text:p>6.18</text:p>
          </table:table-cell>
          <table:table-cell office:value-type="float" office:value="25.677396">
            <text:p>25.68</text:p>
          </table:table-cell>
          <table:table-cell office:value-type="float" office:value="86.302289">
            <text:p>86.3</text:p>
          </table:table-cell>
          <table:table-cell office:value-type="float" office:value="9.57325">
            <text:p>9.57</text:p>
          </table:table-cell>
          <table:table-cell office:value-type="float" office:value="19.671296">
            <text:p>19.67</text:p>
          </table:table-cell>
          <table:table-cell office:value-type="float" office:value="71.491174">
            <text:p>71.49</text:p>
          </table:table-cell>
          <table:table-cell office:value-type="float" office:value="2.55424">
            <text:p>2.55</text:p>
          </table:table-cell>
          <table:table-cell office:value-type="float" office:value="110.314032">
            <text:p>110.31</text:p>
          </table:table-cell>
          <table:table-cell office:value-type="float" office:value="47.270838">
            <text:p>47.27</text:p>
          </table:table-cell>
          <table:table-cell office:value-type="float" office:value="300.73085">
            <text:p>300.73</text:p>
          </table:table-cell>
          <table:table-cell office:value-type="float" office:value="3157.853344">
            <text:p>3157.85</text:p>
          </table:table-cell>
          <table:table-cell office:value-type="float" office:value="1645.74484">
            <text:p>1645.74</text:p>
          </table:table-cell>
          <table:table-cell office:value-type="float" office:value="49.51307">
            <text:p>49.51</text:p>
          </table:table-cell>
          <table:table-cell office:value-type="float" office:value="60.528032">
            <text:p>60.53</text:p>
          </table:table-cell>
          <table:table-cell office:value-type="float" office:value="101.20712">
            <text:p>101.21</text:p>
          </table:table-cell>
          <table:table-cell office:value-type="float" office:value="320.51182">
            <text:p>320.51</text:p>
          </table:table-cell>
          <table:table-cell office:value-type="float" office:value="135.722923">
            <text:p>135.72</text:p>
          </table:table-cell>
          <table:table-cell office:value-type="float" office:value="93.7309">
            <text:p>93.73</text:p>
          </table:table-cell>
          <table:table-cell office:value-type="float" office:value="41.122604">
            <text:p>41.12</text:p>
          </table:table-cell>
          <table:table-cell office:value-type="float" office:value="227.404714">
            <text:p>227.4</text:p>
          </table:table-cell>
          <table:table-cell office:value-type="float" office:value="87.672092">
            <text:p>87.67</text:p>
          </table:table-cell>
          <table:table-cell office:value-type="float" office:value="255.415558">
            <text:p>255.42</text:p>
          </table:table-cell>
          <table:table-cell office:value-type="float" office:value="274.280201">
            <text:p>274.28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5145.27">
            <text:p>5145.27</text:p>
          </table:table-cell>
          <table:table-cell office:value-type="float" office:value="14.01">
            <text:p>14.01</text:p>
          </table:table-cell>
          <table:table-cell office:value-type="float" office:value="2977.12">
            <text:p>2977.12</text:p>
          </table:table-cell>
          <table:table-cell office:value-type="float" office:value="14.68">
            <text:p>14.68</text:p>
          </table:table-cell>
          <table:table-cell office:value-type="float" office:value="59.52">
            <text:p>59.52</text:p>
          </table:table-cell>
          <table:table-cell office:value-type="float" office:value="123.65">
            <text:p>123.65</text:p>
          </table:table-cell>
          <table:table-cell office:value-type="float" office:value="200.5">
            <text:p>200.5</text:p>
          </table:table-cell>
          <table:table-cell office:value-type="float" office:value="8.06">
            <text:p>8.06</text:p>
          </table:table-cell>
          <table:table-cell office:value-type="float" office:value="32.03">
            <text:p>32.03</text:p>
          </table:table-cell>
          <table:table-cell office:value-type="float" office:value="2.61">
            <text:p>2.61</text:p>
          </table:table-cell>
          <table:table-cell office:value-type="float" office:value="13.6">
            <text:p>13.6</text:p>
          </table:table-cell>
          <table:table-cell office:value-type="float" office:value="4.64">
            <text:p>4.64</text:p>
          </table:table-cell>
          <table:table-cell office:value-type="float" office:value="14.3">
            <text:p>14.3</text:p>
          </table:table-cell>
          <table:table-cell office:value-type="float" office:value="64.47">
            <text:p>64.47</text:p>
          </table:table-cell>
          <table:table-cell office:value-type="float" office:value="161.02">
            <text:p>161.02</text:p>
          </table:table-cell>
          <table:table-cell office:value-type="float" office:value="23.89">
            <text:p>23.89</text:p>
          </table:table-cell>
          <table:table-cell office:value-type="float" office:value="31.81">
            <text:p>31.81</text:p>
          </table:table-cell>
          <table:table-cell office:value-type="float" office:value="3.51">
            <text:p>3.51</text:p>
          </table:table-cell>
          <table:table-cell office:value-type="float" office:value="39.03">
            <text:p>39.03</text:p>
          </table:table-cell>
          <table:table-cell office:value-type="float" office:value="6.72">
            <text:p>6.72</text:p>
          </table:table-cell>
          <table:table-cell office:value-type="float" office:value="27.22">
            <text:p>27.22</text:p>
          </table:table-cell>
          <table:table-cell office:value-type="float" office:value="89.58">
            <text:p>89.58</text:p>
          </table:table-cell>
          <table:table-cell office:value-type="float" office:value="10.59">
            <text:p>10.59</text:p>
          </table:table-cell>
          <table:table-cell office:value-type="float" office:value="21.61">
            <text:p>21.61</text:p>
          </table:table-cell>
          <table:table-cell office:value-type="float" office:value="73.4">
            <text:p>73.4</text:p>
          </table:table-cell>
          <table:table-cell office:value-type="float" office:value="3.09">
            <text:p>3.09</text:p>
          </table:table-cell>
          <table:table-cell office:value-type="float" office:value="113.43">
            <text:p>113.43</text:p>
          </table:table-cell>
          <table:table-cell office:value-type="float" office:value="47.75">
            <text:p>47.75</text:p>
          </table:table-cell>
          <table:table-cell office:value-type="float" office:value="302.71">
            <text:p>302.71</text:p>
          </table:table-cell>
          <table:table-cell office:value-type="float" office:value="3175.22">
            <text:p>3175.22</text:p>
          </table:table-cell>
          <table:table-cell office:value-type="float" office:value="1647.96">
            <text:p>1647.96</text:p>
          </table:table-cell>
          <table:table-cell office:value-type="float" office:value="50.17">
            <text:p>50.17</text:p>
          </table:table-cell>
          <table:table-cell office:value-type="float" office:value="60.82">
            <text:p>60.82</text:p>
          </table:table-cell>
          <table:table-cell office:value-type="float" office:value="102.05">
            <text:p>102.05</text:p>
          </table:table-cell>
          <table:table-cell office:value-type="float" office:value="321.19">
            <text:p>321.19</text:p>
          </table:table-cell>
          <table:table-cell office:value-type="float" office:value="136.92">
            <text:p>136.92</text:p>
          </table:table-cell>
          <table:table-cell office:value-type="float" office:value="94.69">
            <text:p>94.69</text:p>
          </table:table-cell>
          <table:table-cell office:value-type="float" office:value="42.01">
            <text:p>42.01</text:p>
          </table:table-cell>
          <table:table-cell office:value-type="float" office:value="230.08">
            <text:p>230.08</text:p>
          </table:table-cell>
          <table:table-cell office:value-type="float" office:value="88.79">
            <text:p>88.79</text:p>
          </table:table-cell>
          <table:table-cell office:value-type="float" office:value="257.41">
            <text:p>257.41</text:p>
          </table:table-cell>
          <table:table-cell office:value-type="float" office:value="276.15">
            <text:p>276.1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5149.35">
            <text:p>5149.35</text:p>
          </table:table-cell>
          <table:table-cell office:value-type="float" office:value="14.23">
            <text:p>14.23</text:p>
          </table:table-cell>
          <table:table-cell office:value-type="float" office:value="2980.96">
            <text:p>2980.96</text:p>
          </table:table-cell>
          <table:table-cell office:value-type="float" office:value="14.99">
            <text:p>14.99</text:p>
          </table:table-cell>
          <table:table-cell office:value-type="float" office:value="59.79">
            <text:p>59.79</text:p>
          </table:table-cell>
          <table:table-cell office:value-type="float" office:value="124.08">
            <text:p>124.08</text:p>
          </table:table-cell>
          <table:table-cell office:value-type="float" office:value="201.11">
            <text:p>201.11</text:p>
          </table:table-cell>
          <table:table-cell office:value-type="float" office:value="8.22">
            <text:p>8.22</text:p>
          </table:table-cell>
          <table:table-cell office:value-type="float" office:value="32.58">
            <text:p>32.58</text:p>
          </table:table-cell>
          <table:table-cell office:value-type="float" office:value="2.79">
            <text:p>2.79</text:p>
          </table:table-cell>
          <table:table-cell office:value-type="float" office:value="13.81">
            <text:p>13.81</text:p>
          </table:table-cell>
          <table:table-cell office:value-type="float" office:value="5.02">
            <text:p>5.02</text:p>
          </table:table-cell>
          <table:table-cell office:value-type="float" office:value="14.37">
            <text:p>14.37</text:p>
          </table:table-cell>
          <table:table-cell office:value-type="float" office:value="64.65">
            <text:p>64.65</text:p>
          </table:table-cell>
          <table:table-cell office:value-type="float" office:value="161.62">
            <text:p>161.62</text:p>
          </table:table-cell>
          <table:table-cell office:value-type="float" office:value="24.23">
            <text:p>24.23</text:p>
          </table:table-cell>
          <table:table-cell office:value-type="float" office:value="32.39">
            <text:p>32.39</text:p>
          </table:table-cell>
          <table:table-cell office:value-type="float" office:value="3.83">
            <text:p>3.83</text:p>
          </table:table-cell>
          <table:table-cell office:value-type="float" office:value="39.33">
            <text:p>39.33</text:p>
          </table:table-cell>
          <table:table-cell office:value-type="float" office:value="7.17">
            <text:p>7.17</text:p>
          </table:table-cell>
          <table:table-cell office:value-type="float" office:value="27.73">
            <text:p>27.73</text:p>
          </table:table-cell>
          <table:table-cell office:value-type="float" office:value="90.62">
            <text:p>90.62</text:p>
          </table:table-cell>
          <table:table-cell office:value-type="float" office:value="11.09">
            <text:p>11.09</text:p>
          </table:table-cell>
          <table:table-cell office:value-type="float" office:value="22.17">
            <text:p>22.17</text:p>
          </table:table-cell>
          <table:table-cell office:value-type="float" office:value="74.04">
            <text:p>74.04</text:p>
          </table:table-cell>
          <table:table-cell office:value-type="float" office:value="3.32">
            <text:p>3.32</text:p>
          </table:table-cell>
          <table:table-cell office:value-type="float" office:value="114.45">
            <text:p>114.45</text:p>
          </table:table-cell>
          <table:table-cell office:value-type="float" office:value="48.11">
            <text:p>48.11</text:p>
          </table:table-cell>
          <table:table-cell office:value-type="float" office:value="303.9">
            <text:p>303.9</text:p>
          </table:table-cell>
          <table:table-cell office:value-type="float" office:value="3184.42">
            <text:p>3184.42</text:p>
          </table:table-cell>
          <table:table-cell office:value-type="float" office:value="1651.3">
            <text:p>1651.3</text:p>
          </table:table-cell>
          <table:table-cell office:value-type="float" office:value="50.48">
            <text:p>50.48</text:p>
          </table:table-cell>
          <table:table-cell office:value-type="float" office:value="61.03">
            <text:p>61.03</text:p>
          </table:table-cell>
          <table:table-cell office:value-type="float" office:value="102.41">
            <text:p>102.41</text:p>
          </table:table-cell>
          <table:table-cell office:value-type="float" office:value="322.97">
            <text:p>322.97</text:p>
          </table:table-cell>
          <table:table-cell office:value-type="float" office:value="137.43">
            <text:p>137.43</text:p>
          </table:table-cell>
          <table:table-cell office:value-type="float" office:value="95.06">
            <text:p>95.06</text:p>
          </table:table-cell>
          <table:table-cell office:value-type="float" office:value="42.35">
            <text:p>42.35</text:p>
          </table:table-cell>
          <table:table-cell office:value-type="float" office:value="230.97">
            <text:p>230.97</text:p>
          </table:table-cell>
          <table:table-cell office:value-type="float" office:value="89.33">
            <text:p>89.33</text:p>
          </table:table-cell>
          <table:table-cell office:value-type="float" office:value="258.12">
            <text:p>258.12</text:p>
          </table:table-cell>
          <table:table-cell office:value-type="float" office:value="276.65">
            <text:p>276.65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5148.42">
            <text:p>5148.42</text:p>
          </table:table-cell>
          <table:table-cell office:value-type="float" office:value="14.28">
            <text:p>14.28</text:p>
          </table:table-cell>
          <table:table-cell office:value-type="float" office:value="2981.05">
            <text:p>2981.05</text:p>
          </table:table-cell>
          <table:table-cell office:value-type="float" office:value="15.03">
            <text:p>15.03</text:p>
          </table:table-cell>
          <table:table-cell office:value-type="float" office:value="60.03">
            <text:p>60.03</text:p>
          </table:table-cell>
          <table:table-cell office:value-type="float" office:value="126.33">
            <text:p>126.33</text:p>
          </table:table-cell>
          <table:table-cell office:value-type="float" office:value="206.53">
            <text:p>206.53</text:p>
          </table:table-cell>
          <table:table-cell office:value-type="float" office:value="8.29">
            <text:p>8.29</text:p>
          </table:table-cell>
          <table:table-cell office:value-type="float" office:value="32.65">
            <text:p>32.65</text:p>
          </table:table-cell>
          <table:table-cell office:value-type="float" office:value="2.8">
            <text:p>2.8</text:p>
          </table:table-cell>
          <table:table-cell office:value-type="float" office:value="13.85">
            <text:p>13.85</text:p>
          </table:table-cell>
          <table:table-cell office:value-type="float" office:value="5.01">
            <text:p>5.01</text:p>
          </table:table-cell>
          <table:table-cell office:value-type="float" office:value="14.43">
            <text:p>14.43</text:p>
          </table:table-cell>
          <table:table-cell office:value-type="float" office:value="64.68">
            <text:p>64.68</text:p>
          </table:table-cell>
          <table:table-cell office:value-type="float" office:value="162.04">
            <text:p>162.04</text:p>
          </table:table-cell>
          <table:table-cell office:value-type="float" office:value="24.27">
            <text:p>24.27</text:p>
          </table:table-cell>
          <table:table-cell office:value-type="float" office:value="32.49">
            <text:p>32.49</text:p>
          </table:table-cell>
          <table:table-cell office:value-type="float" office:value="4">
            <text:p>4</text:p>
          </table:table-cell>
          <table:table-cell office:value-type="float" office:value="39.37">
            <text:p>39.37</text:p>
          </table:table-cell>
          <table:table-cell office:value-type="float" office:value="9.19">
            <text:p>9.19</text:p>
          </table:table-cell>
          <table:table-cell office:value-type="float" office:value="27.46">
            <text:p>27.46</text:p>
          </table:table-cell>
          <table:table-cell office:value-type="float" office:value="90.44">
            <text:p>90.44</text:p>
          </table:table-cell>
          <table:table-cell office:value-type="float" office:value="11.13">
            <text:p>11.13</text:p>
          </table:table-cell>
          <table:table-cell office:value-type="float" office:value="22.21">
            <text:p>22.21</text:p>
          </table:table-cell>
          <table:table-cell office:value-type="float" office:value="73.98">
            <text:p>73.98</text:p>
          </table:table-cell>
          <table:table-cell office:value-type="float" office:value="3.91">
            <text:p>3.91</text:p>
          </table:table-cell>
          <table:table-cell office:value-type="float" office:value="114.48">
            <text:p>114.48</text:p>
          </table:table-cell>
          <table:table-cell office:value-type="float" office:value="48.22">
            <text:p>48.22</text:p>
          </table:table-cell>
          <table:table-cell office:value-type="float" office:value="304.76">
            <text:p>304.76</text:p>
          </table:table-cell>
          <table:table-cell office:value-type="float" office:value="3359.34">
            <text:p>3359.34</text:p>
          </table:table-cell>
          <table:table-cell office:value-type="float" office:value="1817.58">
            <text:p>1817.58</text:p>
          </table:table-cell>
          <table:table-cell office:value-type="float" office:value="50.63">
            <text:p>50.63</text:p>
          </table:table-cell>
          <table:table-cell office:value-type="float" office:value="61.26">
            <text:p>61.26</text:p>
          </table:table-cell>
          <table:table-cell office:value-type="float" office:value="102.6">
            <text:p>102.6</text:p>
          </table:table-cell>
          <table:table-cell office:value-type="float" office:value="346.78">
            <text:p>346.78</text:p>
          </table:table-cell>
          <table:table-cell office:value-type="float" office:value="141.03">
            <text:p>141.03</text:p>
          </table:table-cell>
          <table:table-cell office:value-type="float" office:value="101.94">
            <text:p>101.94</text:p>
          </table:table-cell>
          <table:table-cell office:value-type="float" office:value="43.67">
            <text:p>43.67</text:p>
          </table:table-cell>
          <table:table-cell office:value-type="float" office:value="231.04">
            <text:p>231.04</text:p>
          </table:table-cell>
          <table:table-cell office:value-type="float" office:value="89.38">
            <text:p>89.38</text:p>
          </table:table-cell>
          <table:table-cell office:value-type="float" office:value="258.15">
            <text:p>258.15</text:p>
          </table:table-cell>
          <table:table-cell office:value-type="float" office:value="277">
            <text:p>27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office:value-type="float" office:value="77.0862800565771">
            <text:p>77.09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  <table:table-cell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8.3617690239385">
            <text:p>78.36</text:p>
          </table:table-cell>
          <table:table-cell office:value-type="float" office:value="98.8642438834891">
            <text:p>98.86</text:p>
          </table:table-cell>
          <table:table-cell office:value-type="float" office:value="85.2017388242883">
            <text:p>85.2</text:p>
          </table:table-cell>
          <table:table-cell office:value-type="float" office:value="87.7279167062089">
            <text:p>87.73</text:p>
          </table:table-cell>
          <table:table-cell office:value-type="float" office:value="57.1212718633656">
            <text:p>57.12</text:p>
          </table:table-cell>
          <table:table-cell office:value-type="float" office:value="0.445006385720535">
            <text:p>0.45</text:p>
          </table:table-cell>
          <table:table-cell office:value-type="float" office:value="6.07570587076328">
            <text:p>6.08</text:p>
          </table:table-cell>
          <table:table-cell office:value-type="float" office:value="47.2823456930059">
            <text:p>47.28</text:p>
          </table:table-cell>
          <table:table-cell office:value-type="float" office:value="24.3002042889682">
            <text:p>24.3</text:p>
          </table:table-cell>
          <table:table-cell office:value-type="float" office:value="49.7552168990256">
            <text:p>49.76</text:p>
          </table:table-cell>
          <table:table-cell office:value-type="float" office:value="75.0930209250101">
            <text:p>75.09</text:p>
          </table:table-cell>
          <table:table-cell office:value-type="float" office:value="-33.7927199733288">
            <text:p>-33.79</text:p>
          </table:table-cell>
          <table:table-cell office:value-type="float" office:value="88.5205687326323">
            <text:p>88.52</text:p>
          </table:table-cell>
          <table:table-cell office:value-type="float" office:value="54.0953957889885">
            <text:p>54.1</text:p>
          </table:table-cell>
          <table:table-cell office:value-type="float" office:value="23.4391504908282">
            <text:p>23.44</text:p>
          </table:table-cell>
          <table:table-cell office:value-type="float" office:value="46.9540674785925">
            <text:p>46.95</text:p>
          </table:table-cell>
          <table:table-cell office:value-type="float" office:value="25.2795201709792">
            <text:p>25.28</text:p>
          </table:table-cell>
          <table:table-cell office:value-type="float" office:value="43.2271074719181">
            <text:p>43.23</text:p>
          </table:table-cell>
          <table:table-cell office:value-type="float" office:value="75.0456856555838">
            <text:p>75.05</text:p>
          </table:table-cell>
          <table:table-cell office:value-type="float" office:value="-1.7968310064273">
            <text:p>-1.8</text:p>
          </table:table-cell>
          <table:table-cell office:value-type="float" office:value="88.3531405058871">
            <text:p>88.35</text:p>
          </table:table-cell>
          <table:table-cell office:value-type="float" office:value="87.9398557525385">
            <text:p>87.94</text:p>
          </table:table-cell>
          <table:table-cell office:value-type="float" office:value="65.4535188928555">
            <text:p>65.45</text:p>
          </table:table-cell>
          <table:table-cell office:value-type="float" office:value="80.346390283384">
            <text:p>80.35</text:p>
          </table:table-cell>
          <table:table-cell office:value-type="float" office:value="65.1531197903423">
            <text:p>65.15</text:p>
          </table:table-cell>
          <table:table-cell office:value-type="float" office:value="15.4070825504918">
            <text:p>15.41</text:p>
          </table:table-cell>
          <table:table-cell office:value-type="float" office:value="75.8677148639973">
            <text:p>75.87</text:p>
          </table:table-cell>
          <table:table-cell office:value-type="float" office:value="98.4103408163489">
            <text:p>98.41</text:p>
          </table:table-cell>
          <table:table-cell office:value-type="float" office:value="61.0650468446184">
            <text:p>61.07</text:p>
          </table:table-cell>
          <table:table-cell office:value-type="float" office:value="55.6884514967613">
            <text:p>55.69</text:p>
          </table:table-cell>
          <table:table-cell office:value-type="float" office:value="-82.7140269204794">
            <text:p>-82.71</text:p>
          </table:table-cell>
          <table:table-cell office:value-type="float" office:value="93.5646262626471">
            <text:p>93.56</text:p>
          </table:table-cell>
          <table:table-cell office:value-type="float" office:value="64.7801167431913">
            <text:p>64.78</text:p>
          </table:table-cell>
          <table:table-cell office:value-type="float" office:value="76.2760653814239">
            <text:p>76.28</text:p>
          </table:table-cell>
          <table:table-cell office:value-type="float" office:value="25.9700842307418">
            <text:p>25.97</text:p>
          </table:table-cell>
          <table:table-cell office:value-type="float" office:value="21.2385729043174">
            <text:p>21.24</text:p>
          </table:table-cell>
          <table:table-cell office:value-type="float" office:value="63.8291939324702">
            <text:p>63.83</text:p>
          </table:table-cell>
          <table:table-cell office:value-type="float" office:value="33.6656262088581">
            <text:p>33.67</text:p>
          </table:table-cell>
          <table:table-cell office:value-type="float" office:value="-23.2569708295493">
            <text:p>-23.26</text:p>
          </table:table-cell>
          <table:table-cell office:value-type="float" office:value="69.9989501422988">
            <text:p>70</text:p>
          </table:table-cell>
          <table:table-cell office:value-type="float" office:value="31.261132347185">
            <text:p>31.26</text:p>
          </table:table-cell>
          <table:table-cell office:value-type="float" office:value="36.938621307019">
            <text:p>36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8.3609159349928">
            <text:p>78.36</text:p>
          </table:table-cell>
          <table:table-cell office:value-type="float" office:value="98.8254231746271">
            <text:p>98.83</text:p>
          </table:table-cell>
          <table:table-cell office:value-type="float" office:value="85.1986419294585">
            <text:p>85.2</text:p>
          </table:table-cell>
          <table:table-cell office:value-type="float" office:value="87.0134465675867">
            <text:p>87.01</text:p>
          </table:table-cell>
          <table:table-cell office:value-type="float" office:value="55.106350882486">
            <text:p>55.11</text:p>
          </table:table-cell>
          <table:table-cell office:value-type="float" office:value="0.434817618165707">
            <text:p>0.43</text:p>
          </table:table-cell>
          <table:table-cell office:value-type="float" office:value="6.03177578853635">
            <text:p>6.03</text:p>
          </table:table-cell>
          <table:table-cell office:value-type="float" office:value="45.1700680272109">
            <text:p>45.17</text:p>
          </table:table-cell>
          <table:table-cell office:value-type="float" office:value="24.2610546228423">
            <text:p>24.26</text:p>
          </table:table-cell>
          <table:table-cell office:value-type="float" office:value="43.6285097192225">
            <text:p>43.63</text:p>
          </table:table-cell>
          <table:table-cell office:value-type="float" office:value="75.0321277767578">
            <text:p>75.03</text:p>
          </table:table-cell>
          <table:table-cell office:value-type="float" office:value="-31.6810344827586">
            <text:p>-31.68</text:p>
          </table:table-cell>
          <table:table-cell office:value-type="float" office:value="86.6567136325464">
            <text:p>86.66</text:p>
          </table:table-cell>
          <table:table-cell office:value-type="float" office:value="53.8709215798512">
            <text:p>53.87</text:p>
          </table:table-cell>
          <table:table-cell office:value-type="float" office:value="23.2726579624512">
            <text:p>23.27</text:p>
          </table:table-cell>
          <table:table-cell office:value-type="float" office:value="46.5906550413593">
            <text:p>46.59</text:p>
          </table:table-cell>
          <table:table-cell office:value-type="float" office:value="25.3286384976526">
            <text:p>25.33</text:p>
          </table:table-cell>
          <table:table-cell office:value-type="float" office:value="40.4074702886248">
            <text:p>40.41</text:p>
          </table:table-cell>
          <table:table-cell office:value-type="float" office:value="74.8485629591442">
            <text:p>74.85</text:p>
          </table:table-cell>
          <table:table-cell office:value-type="float" office:value="2.32558139534884">
            <text:p>2.33</text:p>
          </table:table-cell>
          <table:table-cell office:value-type="float" office:value="88.0024682651622">
            <text:p>88</text:p>
          </table:table-cell>
          <table:table-cell office:value-type="float" office:value="87.8482867142353">
            <text:p>87.85</text:p>
          </table:table-cell>
          <table:table-cell office:value-type="float" office:value="64.605614973262">
            <text:p>64.61</text:p>
          </table:table-cell>
          <table:table-cell office:value-type="float" office:value="79.9851810688154">
            <text:p>79.99</text:p>
          </table:table-cell>
          <table:table-cell office:value-type="float" office:value="65.2626597255088">
            <text:p>65.26</text:p>
          </table:table-cell>
          <table:table-cell office:value-type="float" office:value="18.4696569920844">
            <text:p>18.47</text:p>
          </table:table-cell>
          <table:table-cell office:value-type="float" office:value="75.6122207649803">
            <text:p>75.61</text:p>
          </table:table-cell>
          <table:table-cell office:value-type="float" office:value="98.4012883439691">
            <text:p>98.4</text:p>
          </table:table-cell>
          <table:table-cell office:value-type="float" office:value="61.0401812144457">
            <text:p>61.04</text:p>
          </table:table-cell>
          <table:table-cell office:value-type="float" office:value="55.6813915218444">
            <text:p>55.68</text:p>
          </table:table-cell>
          <table:table-cell office:value-type="float" office:value="-82.6585596737785">
            <text:p>-82.66</text:p>
          </table:table-cell>
          <table:table-cell office:value-type="float" office:value="93.5236939600088">
            <text:p>93.52</text:p>
          </table:table-cell>
          <table:table-cell office:value-type="float" office:value="64.862210410769">
            <text:p>64.86</text:p>
          </table:table-cell>
          <table:table-cell office:value-type="float" office:value="76.1915871497562">
            <text:p>76.19</text:p>
          </table:table-cell>
          <table:table-cell office:value-type="float" office:value="26.1054617402107">
            <text:p>26.11</text:p>
          </table:table-cell>
          <table:table-cell office:value-type="float" office:value="21.3239096707464">
            <text:p>21.32</text:p>
          </table:table-cell>
          <table:table-cell office:value-type="float" office:value="63.7508613429293">
            <text:p>63.75</text:p>
          </table:table-cell>
          <table:table-cell office:value-type="float" office:value="33.3809070726292">
            <text:p>33.38</text:p>
          </table:table-cell>
          <table:table-cell office:value-type="float" office:value="-23.1745479833102">
            <text:p>-23.17</text:p>
          </table:table-cell>
          <table:table-cell office:value-type="float" office:value="69.9414333592877">
            <text:p>69.94</text:p>
          </table:table-cell>
          <table:table-cell office:value-type="float" office:value="31.2197728790915">
            <text:p>31.22</text:p>
          </table:table-cell>
          <table:table-cell office:value-type="float" office:value="36.8496878501681">
            <text:p>36.8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8.3654755112484">
            <text:p>78.37</text:p>
          </table:table-cell>
          <table:table-cell office:value-type="float" office:value="98.8083873452913">
            <text:p>98.81</text:p>
          </table:table-cell>
          <table:table-cell office:value-type="float" office:value="85.1961548221901">
            <text:p>85.2</text:p>
          </table:table-cell>
          <table:table-cell office:value-type="float" office:value="86.7836360430259">
            <text:p>86.78</text:p>
          </table:table-cell>
          <table:table-cell office:value-type="float" office:value="55.028206092516">
            <text:p>55.03</text:p>
          </table:table-cell>
          <table:table-cell office:value-type="float" office:value="0.433317284545022">
            <text:p>0.43</text:p>
          </table:table-cell>
          <table:table-cell office:value-type="float" office:value="6.154923005133">
            <text:p>6.15</text:p>
          </table:table-cell>
          <table:table-cell office:value-type="float" office:value="44.4969615124915">
            <text:p>44.5</text:p>
          </table:table-cell>
          <table:table-cell office:value-type="float" office:value="24.0559440559441">
            <text:p>24.06</text:p>
          </table:table-cell>
          <table:table-cell office:value-type="float" office:value="41.3865546218487">
            <text:p>41.39</text:p>
          </table:table-cell>
          <table:table-cell office:value-type="float" office:value="74.7624269005848">
            <text:p>74.76</text:p>
          </table:table-cell>
          <table:table-cell office:value-type="float" office:value="-34.6613545816733">
            <text:p>-34.66</text:p>
          </table:table-cell>
          <table:table-cell office:value-type="float" office:value="86.6263378315495">
            <text:p>86.63</text:p>
          </table:table-cell>
          <table:table-cell office:value-type="float" office:value="53.834618680377">
            <text:p>53.83</text:p>
          </table:table-cell>
          <table:table-cell office:value-type="float" office:value="23.3846883147665">
            <text:p>23.38</text:p>
          </table:table-cell>
          <table:table-cell office:value-type="float" office:value="46.2391834923452">
            <text:p>46.24</text:p>
          </table:table-cell>
          <table:table-cell office:value-type="float" office:value="25.0578435909301">
            <text:p>25.06</text:p>
          </table:table-cell>
          <table:table-cell office:value-type="float" office:value="38.6217948717949">
            <text:p>38.62</text:p>
          </table:table-cell>
          <table:table-cell office:value-type="float" office:value="74.743128692525">
            <text:p>74.74</text:p>
          </table:table-cell>
          <table:table-cell office:value-type="float" office:value="0.554785020804439">
            <text:p>0.55</text:p>
          </table:table-cell>
          <table:table-cell office:value-type="float" office:value="87.8717634709587">
            <text:p>87.87</text:p>
          </table:table-cell>
          <table:table-cell office:value-type="float" office:value="87.7928200983364">
            <text:p>87.79</text:p>
          </table:table-cell>
          <table:table-cell office:value-type="float" office:value="63.9935064935065">
            <text:p>63.99</text:p>
          </table:table-cell>
          <table:table-cell office:value-type="float" office:value="79.8252798252798">
            <text:p>79.83</text:p>
          </table:table-cell>
          <table:table-cell office:value-type="float" office:value="65.247594461394">
            <text:p>65.25</text:p>
          </table:table-cell>
          <table:table-cell office:value-type="float" office:value="17">
            <text:p>17</text:p>
          </table:table-cell>
          <table:table-cell office:value-type="float" office:value="75.5113830879836">
            <text:p>75.51</text:p>
          </table:table-cell>
          <table:table-cell office:value-type="float" office:value="98.3931517738455">
            <text:p>98.39</text:p>
          </table:table-cell>
          <table:table-cell office:value-type="float" office:value="61.0224707572337">
            <text:p>61.02</text:p>
          </table:table-cell>
          <table:table-cell office:value-type="float" office:value="55.67214520469">
            <text:p>55.67</text:p>
          </table:table-cell>
          <table:table-cell office:value-type="float" office:value="-82.5931084600012">
            <text:p>-82.59</text:p>
          </table:table-cell>
          <table:table-cell office:value-type="float" office:value="93.4996201243932">
            <text:p>93.5</text:p>
          </table:table-cell>
          <table:table-cell office:value-type="float" office:value="64.8485197557885">
            <text:p>64.85</text:p>
          </table:table-cell>
          <table:table-cell office:value-type="float" office:value="76.1509978808132">
            <text:p>76.15</text:p>
          </table:table-cell>
          <table:table-cell office:value-type="float" office:value="25.9175153683824">
            <text:p>25.92</text:p>
          </table:table-cell>
          <table:table-cell office:value-type="float" office:value="21.2661128616442">
            <text:p>21.27</text:p>
          </table:table-cell>
          <table:table-cell office:value-type="float" office:value="63.7023177670014">
            <text:p>63.7</text:p>
          </table:table-cell>
          <table:table-cell office:value-type="float" office:value="33.4119496855346">
            <text:p>33.41</text:p>
          </table:table-cell>
          <table:table-cell office:value-type="float" office:value="-23.102567433">
            <text:p>-23.1</text:p>
          </table:table-cell>
          <table:table-cell office:value-type="float" office:value="69.8748861835227">
            <text:p>69.87</text:p>
          </table:table-cell>
          <table:table-cell office:value-type="float" office:value="31.1735061195104">
            <text:p>31.17</text:p>
          </table:table-cell>
          <table:table-cell office:value-type="float" office:value="36.8032711988304">
            <text:p>36.8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8.3688920633587">
            <text:p>78.37</text:p>
          </table:table-cell>
          <table:table-cell office:value-type="float" office:value="98.8049409165467">
            <text:p>98.8</text:p>
          </table:table-cell>
          <table:table-cell office:value-type="float" office:value="85.1954211362733">
            <text:p>85.2</text:p>
          </table:table-cell>
          <table:table-cell office:value-type="float" office:value="86.7600422832981">
            <text:p>86.76</text:p>
          </table:table-cell>
          <table:table-cell office:value-type="float" office:value="55.1780781005003">
            <text:p>55.18</text:p>
          </table:table-cell>
          <table:table-cell office:value-type="float" office:value="2.03179526948429">
            <text:p>2.03</text:p>
          </table:table-cell>
          <table:table-cell office:value-type="float" office:value="6.07149354193196">
            <text:p>6.07</text:p>
          </table:table-cell>
          <table:table-cell office:value-type="float" office:value="44.1750841750842">
            <text:p>44.18</text:p>
          </table:table-cell>
          <table:table-cell office:value-type="float" office:value="23.9459585371535">
            <text:p>23.95</text:p>
          </table:table-cell>
          <table:table-cell office:value-type="float" office:value="41.1764705882353">
            <text:p>41.18</text:p>
          </table:table-cell>
          <table:table-cell office:value-type="float" office:value="74.7216645373243">
            <text:p>74.72</text:p>
          </table:table-cell>
          <table:table-cell office:value-type="float" office:value="-34.1317365269461">
            <text:p>-34.13</text:p>
          </table:table-cell>
          <table:table-cell office:value-type="float" office:value="86.5817370280826">
            <text:p>86.58</text:p>
          </table:table-cell>
          <table:table-cell office:value-type="float" office:value="53.8131962296487">
            <text:p>53.81</text:p>
          </table:table-cell>
          <table:table-cell office:value-type="float" office:value="23.327339831551">
            <text:p>23.33</text:p>
          </table:table-cell>
          <table:table-cell office:value-type="float" office:value="46.198182221237">
            <text:p>46.2</text:p>
          </table:table-cell>
          <table:table-cell office:value-type="float" office:value="25.0691881918819">
            <text:p>25.07</text:p>
          </table:table-cell>
          <table:table-cell office:value-type="float" office:value="38.1761978361669">
            <text:p>38.18</text:p>
          </table:table-cell>
          <table:table-cell office:value-type="float" office:value="74.7223113964687">
            <text:p>74.72</text:p>
          </table:table-cell>
          <table:table-cell office:value-type="float" office:value="-21.2187159956475">
            <text:p>-21.22</text:p>
          </table:table-cell>
          <table:table-cell office:value-type="float" office:value="87.9919538219346">
            <text:p>87.99</text:p>
          </table:table-cell>
          <table:table-cell office:value-type="float" office:value="87.8170674210278">
            <text:p>87.82</text:p>
          </table:table-cell>
          <table:table-cell office:value-type="float" office:value="63.9105058365759">
            <text:p>63.91</text:p>
          </table:table-cell>
          <table:table-cell office:value-type="float" office:value="79.7943959243086">
            <text:p>79.79</text:p>
          </table:table-cell>
          <table:table-cell office:value-type="float" office:value="65.2985599699798">
            <text:p>65.3</text:p>
          </table:table-cell>
          <table:table-cell office:value-type="float" office:value="8">
            <text:p>8</text:p>
          </table:table-cell>
          <table:table-cell office:value-type="float" office:value="75.5039157786622">
            <text:p>75.5</text:p>
          </table:table-cell>
          <table:table-cell office:value-type="float" office:value="98.3936197855939">
            <text:p>98.39</text:p>
          </table:table-cell>
          <table:table-cell office:value-type="float" office:value="61.0395919358756">
            <text:p>61.04</text:p>
          </table:table-cell>
          <table:table-cell office:value-type="float" office:value="54.244892399891">
            <text:p>54.24</text:p>
          </table:table-cell>
          <table:table-cell office:value-type="float" office:value="-81.4902232639003">
            <text:p>-81.49</text:p>
          </table:table-cell>
          <table:table-cell office:value-type="float" office:value="93.4952142352412">
            <text:p>93.5</text:p>
          </table:table-cell>
          <table:table-cell office:value-type="float" office:value="64.8315058269706">
            <text:p>64.83</text:p>
          </table:table-cell>
          <table:table-cell office:value-type="float" office:value="76.1617100371747">
            <text:p>76.16</text:p>
          </table:table-cell>
          <table:table-cell office:value-type="float" office:value="24.0882623352743">
            <text:p>24.09</text:p>
          </table:table-cell>
          <table:table-cell office:value-type="float" office:value="20.742947060807">
            <text:p>20.74</text:p>
          </table:table-cell>
          <table:table-cell office:value-type="float" office:value="62.3072656683306">
            <text:p>62.31</text:p>
          </table:table-cell>
          <table:table-cell office:value-type="float" office:value="38.6312535132097">
            <text:p>38.63</text:p>
          </table:table-cell>
          <table:table-cell office:value-type="float" office:value="-23.1128808864266">
            <text:p>-23.11</text:p>
          </table:table-cell>
          <table:table-cell office:value-type="float" office:value="69.8610736444564">
            <text:p>69.86</text:p>
          </table:table-cell>
          <table:table-cell office:value-type="float" office:value="31.6973144595846">
            <text:p>31.7</text:p>
          </table:table-cell>
          <table:table-cell office:value-type="float" office:value="36.7897403130848">
            <text:p>36.79</text:p>
          </table:table-cell>
          <table:table-cell table:number-columns-repeated="213"/>
        </table:table-row>
        <table:table-row table:style-name="ro1" table:number-rows-repeated="13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19"/>
          <table:table-cell table:formula="oooc:=AVERAGE([.B2:.AQ5])" office:value-type="float" office:value="19370.6992481203">
            <text:p>19370.7</text:p>
          </table:table-cell>
          <table:table-cell table:number-columns-repeated="235"/>
        </table:table-row>
      </table:table>
      <table:table table:name="no_disallowed_dir" table:style-name="ta1" table:print="false">
        <table:table-column table:style-name="co2" table:default-cell-style-name="ce2"/>
        <table:table-column table:style-name="co1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47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4500">
            <text:p>34500</text:p>
          </table:table-cell>
          <table:table-cell office:value-type="float" office:value="8118">
            <text:p>8118</text:p>
          </table:table-cell>
          <table:table-cell table:number-columns-repeated="2" office:value-type="float" office:value="12465">
            <text:p>12465</text:p>
          </table:table-cell>
          <table:table-cell office:value-type="float" office:value="171829">
            <text:p>171829</text:p>
          </table:table-cell>
          <table:table-cell office:value-type="float" office:value="59170">
            <text:p>59170</text:p>
          </table:table-cell>
          <table:table-cell office:value-type="float" office:value="25265">
            <text:p>25265</text:p>
          </table:table-cell>
          <table:table-cell office:value-type="float" office:value="3520">
            <text:p>3520</text:p>
          </table:table-cell>
          <table:table-cell office:value-type="float" office:value="6261">
            <text:p>6261</text:p>
          </table:table-cell>
          <table:table-cell office:value-type="float" office:value="39820">
            <text:p>39820</text:p>
          </table:table-cell>
          <table:table-cell office:value-type="float" office:value="76715">
            <text:p>76715</text:p>
          </table:table-cell>
          <table:table-cell office:value-type="float" office:value="25124">
            <text:p>25124</text:p>
          </table:table-cell>
          <table:table-cell office:value-type="float" office:value="3990">
            <text:p>3990</text:p>
          </table:table-cell>
          <table:table-cell office:value-type="float" office:value="6261">
            <text:p>6261</text:p>
          </table:table-cell>
          <table:table-cell office:value-type="float" office:value="4164">
            <text:p>4164</text:p>
          </table:table-cell>
          <table:table-cell office:value-type="float" office:value="1123">
            <text:p>1123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office:value-type="float" office:value="21395">
            <text:p>21395</text:p>
          </table:table-cell>
          <table:table-cell office:value-type="float" office:value="21061">
            <text:p>21061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2636">
            <text:p>2636</text:p>
          </table:table-cell>
          <table:table-cell office:value-type="float" office:value="16231">
            <text:p>16231</text:p>
          </table:table-cell>
          <table:table-cell table:number-columns-repeated="5" office:value-type="string">
            <text:p>inv</text:p>
          </table:table-cell>
          <table:table-cell office:value-type="float" office:value="3812">
            <text:p>3812</text:p>
          </table:table-cell>
          <table:table-cell office:value-type="float" office:value="5880">
            <text:p>5880</text:p>
          </table:table-cell>
          <table:table-cell office:value-type="float" office:value="42435">
            <text:p>42435</text:p>
          </table:table-cell>
          <table:table-cell table:number-columns-repeated="4" office:value-type="string">
            <text:p>inv</text:p>
          </table:table-cell>
          <table:table-cell office:value-type="float" office:value="3924">
            <text:p>3924</text:p>
          </table:table-cell>
          <table:table-cell office:value-type="float" office:value="5668">
            <text:p>5668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102654">
            <text:p>102654</text:p>
          </table:table-cell>
          <table:table-cell table:style-name="ce2" office:value-type="float" office:value="15315">
            <text:p>15315</text:p>
          </table:table-cell>
          <table:table-cell table:style-name="ce2" office:value-type="float" office:value="174997">
            <text:p>174997</text:p>
          </table:table-cell>
          <table:table-cell table:style-name="ce2" office:value-type="float" office:value="2155">
            <text:p>2155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4522">
            <text:p>4522</text:p>
          </table:table-cell>
          <table:table-cell table:style-name="ce2" office:value-type="float" office:value="10899">
            <text:p>10899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9656">
            <text:p>9656</text:p>
          </table:table-cell>
          <table:table-cell table:style-name="ce2" office:value-type="float" office:value="5761">
            <text:p>5761</text:p>
          </table:table-cell>
          <table:table-cell table:style-name="ce2" office:value-type="float" office:value="3656">
            <text:p>3656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4522">
            <text:p>4522</text:p>
          </table:table-cell>
          <table:table-cell table:style-name="ce2" office:value-type="float" office:value="10899">
            <text:p>10899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9656">
            <text:p>9656</text:p>
          </table:table-cell>
          <table:table-cell table:style-name="ce2" office:value-type="float" office:value="5761">
            <text:p>5761</text:p>
          </table:table-cell>
          <table:table-cell table:style-name="ce2" office:value-type="float" office:value="3656">
            <text:p>3656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18914">
            <text:p>18914</text:p>
          </table:table-cell>
          <table:table-cell table:style-name="ce2" office:value-type="float" office:value="40890">
            <text:p>40890</text:p>
          </table:table-cell>
          <table:table-cell table:style-name="ce2" office:value-type="float" office:value="9698">
            <text:p>9698</text:p>
          </table:table-cell>
          <table:table-cell table:style-name="ce2" office:value-type="float" office:value="14243">
            <text:p>14243</text:p>
          </table:table-cell>
          <table:table-cell table:style-name="ce2" office:value-type="float" office:value="27716">
            <text:p>27716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25469">
            <text:p>25469</text:p>
          </table:table-cell>
          <table:table-cell table:style-name="ce2" office:value-type="float" office:value="66526">
            <text:p>66526</text:p>
          </table:table-cell>
          <table:table-cell table:style-name="ce2" office:value-type="float" office:value="22575">
            <text:p>22575</text:p>
          </table:table-cell>
          <table:table-cell table:style-name="ce2" office:value-type="float" office:value="188970">
            <text:p>188970</text:p>
          </table:table-cell>
          <table:table-cell table:style-name="ce2" office:value-type="float" office:value="7970">
            <text:p>7970</text:p>
          </table:table-cell>
          <table:table-cell table:style-name="ce2" office:value-type="float" office:value="25124">
            <text:p>25124</text:p>
          </table:table-cell>
          <table:table-cell table:style-name="ce2" office:value-type="float" office:value="5800">
            <text:p>5800</text:p>
          </table:table-cell>
          <table:table-cell table:style-name="ce2" office:value-type="float" office:value="9716">
            <text:p>9716</text:p>
          </table:table-cell>
          <table:table-cell table:style-name="ce2" office:value-type="float" office:value="6802">
            <text:p>6802</text:p>
          </table:table-cell>
          <table:table-cell table:style-name="ce2" office:value-type="float" office:value="5595">
            <text:p>5595</text:p>
          </table:table-cell>
          <table:table-cell table:style-name="ce2" office:value-type="float" office:value="5831">
            <text:p>5831</text:p>
          </table:table-cell>
          <table:table-cell table:style-name="ce2" office:value-type="float" office:value="3002">
            <text:p>3002</text:p>
          </table:table-cell>
          <table:table-cell table:style-name="ce2" office:value-type="float" office:value="5591">
            <text:p>5591</text:p>
          </table:table-cell>
          <table:table-cell table:style-name="ce2" office:value-type="float" office:value="7858">
            <text:p>7858</text:p>
          </table:table-cell>
          <table:table-cell table:style-name="ce2" office:value-type="float" office:value="9446">
            <text:p>9446</text:p>
          </table:table-cell>
          <table:table-cell table:style-name="ce2" office:value-type="float" office:value="9759">
            <text:p>9759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14696">
            <text:p>14696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6411">
            <text:p>2641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922">
            <text:p>922</text:p>
          </table:table-cell>
          <table:table-cell table:style-name="ce2" office:value-type="float" office:value="4522">
            <text:p>4522</text:p>
          </table:table-cell>
          <table:table-cell table:style-name="ce2" office:value-type="float" office:value="10128">
            <text:p>10128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7090">
            <text:p>7090</text:p>
          </table:table-cell>
          <table:table-cell table:style-name="ce2" office:value-type="float" office:value="3123">
            <text:p>3123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2184">
            <text:p>2184</text:p>
          </table:table-cell>
          <table:table-cell table:style-name="ce2" office:value-type="float" office:value="8551">
            <text:p>8551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7090">
            <text:p>7090</text:p>
          </table:table-cell>
          <table:table-cell table:style-name="ce2" office:value-type="float" office:value="3123">
            <text:p>3123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1060">
            <text:p>1060</text:p>
          </table:table-cell>
          <table:table-cell table:style-name="ce2" office:value-type="float" office:value="3006">
            <text:p>3006</text:p>
          </table:table-cell>
          <table:table-cell table:style-name="ce2" office:value-type="float" office:value="5205">
            <text:p>5205</text:p>
          </table:table-cell>
          <table:table-cell table:style-name="ce2" office:value-type="float" office:value="3237">
            <text:p>3237</text:p>
          </table:table-cell>
          <table:table-cell table:style-name="ce2" office:value-type="float" office:value="2492">
            <text:p>2492</text:p>
          </table:table-cell>
          <table:table-cell table:style-name="ce2" office:value-type="float" office:value="5387">
            <text:p>5387</text:p>
          </table:table-cell>
          <table:table-cell table:style-name="ce2" office:value-type="float" office:value="1060">
            <text:p>1060</text:p>
          </table:table-cell>
          <table:table-cell table:style-name="ce2" office:value-type="float" office:value="7294">
            <text:p>7294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9544">
            <text:p>9544</text:p>
          </table:table-cell>
          <table:table-cell table:style-name="ce2" office:value-type="float" office:value="84521">
            <text:p>84521</text:p>
          </table:table-cell>
          <table:table-cell table:style-name="ce2" office:value-type="float" office:value="14514">
            <text:p>14514</text:p>
          </table:table-cell>
          <table:table-cell table:style-name="ce2" office:value-type="float" office:value="1151">
            <text:p>1151</text:p>
          </table:table-cell>
          <table:table-cell table:style-name="ce2" office:value-type="float" office:value="1541">
            <text:p>1541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4680">
            <text:p>4680</text:p>
          </table:table-cell>
          <table:table-cell table:style-name="ce2" office:value-type="float" office:value="3595">
            <text:p>3595</text:p>
          </table:table-cell>
          <table:table-cell table:style-name="ce2" office:value-type="float" office:value="2393">
            <text:p>2393</text:p>
          </table:table-cell>
          <table:table-cell table:style-name="ce2" office:value-type="float" office:value="2159">
            <text:p>2159</text:p>
          </table:table-cell>
          <table:table-cell table:style-name="ce2" office:value-type="float" office:value="6708">
            <text:p>6708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6588">
            <text:p>6588</text:p>
          </table:table-cell>
          <table:table-cell table:style-name="ce2" office:value-type="float" office:value="6829">
            <text:p>6829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5.98998">
            <text:p>5375.99</text:p>
          </table:table-cell>
          <table:table-cell office:value-type="float" office:value="2060.63325">
            <text:p>2060.63</text:p>
          </table:table-cell>
          <table:table-cell office:value-type="float" office:value="7386.62337">
            <text:p>7386.62</text:p>
          </table:table-cell>
          <table:table-cell office:value-type="float" office:value="128.560835">
            <text:p>128.56</text:p>
          </table:table-cell>
          <table:table-cell office:value-type="float" office:value="396.269268">
            <text:p>396.27</text:p>
          </table:table-cell>
          <table:table-cell office:value-type="float" office:value="130.27882">
            <text:p>130.28</text:p>
          </table:table-cell>
          <table:table-cell office:value-type="float" office:value="231.102396">
            <text:p>231.1</text:p>
          </table:table-cell>
          <table:table-cell office:value-type="float" office:value="18.537361">
            <text:p>18.54</text:p>
          </table:table-cell>
          <table:table-cell office:value-type="float" office:value="101.156256">
            <text:p>101.16</text:p>
          </table:table-cell>
          <table:table-cell office:value-type="float" office:value="36.668765">
            <text:p>36.67</text:p>
          </table:table-cell>
          <table:table-cell office:value-type="float" office:value="56.06476">
            <text:p>56.06</text:p>
          </table:table-cell>
          <table:table-cell office:value-type="float" office:value="2.889579">
            <text:p>2.89</text:p>
          </table:table-cell>
          <table:table-cell office:value-type="float" office:value="106.039392">
            <text:p>106.04</text:p>
          </table:table-cell>
          <table:table-cell office:value-type="float" office:value="153.449548">
            <text:p>153.45</text:p>
          </table:table-cell>
          <table:table-cell office:value-type="float" office:value="423.371655">
            <text:p>423.37</text:p>
          </table:table-cell>
          <table:table-cell office:value-type="float" office:value="43.786893">
            <text:p>43.79</text:p>
          </table:table-cell>
          <table:table-cell office:value-type="float" office:value="49.43872">
            <text:p>49.44</text:p>
          </table:table-cell>
          <table:table-cell office:value-type="float" office:value="9.701524">
            <text:p>9.7</text:p>
          </table:table-cell>
          <table:table-cell office:value-type="float" office:value="74.699392">
            <text:p>74.7</text:p>
          </table:table-cell>
          <table:table-cell office:value-type="float" office:value="3.080385">
            <text:p>3.08</text:p>
          </table:table-cell>
          <table:table-cell office:value-type="float" office:value="196.743428">
            <text:p>196.74</text:p>
          </table:table-cell>
          <table:table-cell office:value-type="float" office:value="578.71617">
            <text:p>578.72</text:p>
          </table:table-cell>
          <table:table-cell office:value-type="float" office:value="22.363588">
            <text:p>22.36</text:p>
          </table:table-cell>
          <table:table-cell office:value-type="float" office:value="41.618046">
            <text:p>41.62</text:p>
          </table:table-cell>
          <table:table-cell office:value-type="float" office:value="260.225524">
            <text:p>260.23</text:p>
          </table:table-cell>
          <table:table-cell office:value-type="float" office:value="3.148299">
            <text:p>3.15</text:p>
          </table:table-cell>
          <table:table-cell office:value-type="float" office:value="1211.891427">
            <text:p>1211.89</text:p>
          </table:table-cell>
          <table:table-cell office:value-type="float" office:value="2991.541168">
            <text:p>2991.54</text:p>
          </table:table-cell>
          <table:table-cell office:value-type="float" office:value="762.17715">
            <text:p>762.18</text:p>
          </table:table-cell>
          <table:table-cell office:value-type="float" office:value="6994.53558">
            <text:p>6994.54</text:p>
          </table:table-cell>
          <table:table-cell office:value-type="float" office:value="500.39645">
            <text:p>500.4</text:p>
          </table:table-cell>
          <table:table-cell office:value-type="float" office:value="936.346356">
            <text:p>936.35</text:p>
          </table:table-cell>
          <table:table-cell office:value-type="float" office:value="197.9714">
            <text:p>197.97</text:p>
          </table:table-cell>
          <table:table-cell office:value-type="float" office:value="355.226676">
            <text:p>355.23</text:p>
          </table:table-cell>
          <table:table-cell office:value-type="float" office:value="782.33203">
            <text:p>782.33</text:p>
          </table:table-cell>
          <table:table-cell office:value-type="float" office:value="220.784295">
            <text:p>220.78</text:p>
          </table:table-cell>
          <table:table-cell office:value-type="float" office:value="264.010187">
            <text:p>264.01</text:p>
          </table:table-cell>
          <table:table-cell office:value-type="float" office:value="64.194768">
            <text:p>64.19</text:p>
          </table:table-cell>
          <table:table-cell office:value-type="float" office:value="226.373999">
            <text:p>226.37</text:p>
          </table:table-cell>
          <table:table-cell office:value-type="float" office:value="145.01939">
            <text:p>145.02</text:p>
          </table:table-cell>
          <table:table-cell office:value-type="float" office:value="341.321764">
            <text:p>341.32</text:p>
          </table:table-cell>
          <table:table-cell office:value-type="float" office:value="596.704296">
            <text:p>596.7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5.99">
            <text:p>5395.99</text:p>
          </table:table-cell>
          <table:table-cell office:value-type="float" office:value="2065.76">
            <text:p>2065.76</text:p>
          </table:table-cell>
          <table:table-cell office:value-type="float" office:value="7422.22">
            <text:p>7422.22</text:p>
          </table:table-cell>
          <table:table-cell office:value-type="float" office:value="129.05">
            <text:p>129.05</text:p>
          </table:table-cell>
          <table:table-cell office:value-type="float" office:value="409.61">
            <text:p>409.61</text:p>
          </table:table-cell>
          <table:table-cell office:value-type="float" office:value="131.45">
            <text:p>131.45</text:p>
          </table:table-cell>
          <table:table-cell office:value-type="float" office:value="233.91">
            <text:p>233.91</text:p>
          </table:table-cell>
          <table:table-cell office:value-type="float" office:value="19.21">
            <text:p>19.21</text:p>
          </table:table-cell>
          <table:table-cell office:value-type="float" office:value="104.29">
            <text:p>104.29</text:p>
          </table:table-cell>
          <table:table-cell office:value-type="float" office:value="40.43">
            <text:p>40.43</text:p>
          </table:table-cell>
          <table:table-cell office:value-type="float" office:value="56.89">
            <text:p>56.89</text:p>
          </table:table-cell>
          <table:table-cell office:value-type="float" office:value="3.28">
            <text:p>3.28</text:p>
          </table:table-cell>
          <table:table-cell office:value-type="float" office:value="108.64">
            <text:p>108.64</text:p>
          </table:table-cell>
          <table:table-cell office:value-type="float" office:value="155.01">
            <text:p>155.01</text:p>
          </table:table-cell>
          <table:table-cell office:value-type="float" office:value="427.71">
            <text:p>427.71</text:p>
          </table:table-cell>
          <table:table-cell office:value-type="float" office:value="44.6">
            <text:p>44.6</text:p>
          </table:table-cell>
          <table:table-cell office:value-type="float" office:value="52.28">
            <text:p>52.28</text:p>
          </table:table-cell>
          <table:table-cell office:value-type="float" office:value="11.09">
            <text:p>11.09</text:p>
          </table:table-cell>
          <table:table-cell office:value-type="float" office:value="75.86">
            <text:p>75.86</text:p>
          </table:table-cell>
          <table:table-cell office:value-type="float" office:value="3.45">
            <text:p>3.45</text:p>
          </table:table-cell>
          <table:table-cell office:value-type="float" office:value="201.26">
            <text:p>201.26</text:p>
          </table:table-cell>
          <table:table-cell office:value-type="float" office:value="593.04">
            <text:p>593.04</text:p>
          </table:table-cell>
          <table:table-cell office:value-type="float" office:value="24.39">
            <text:p>24.39</text:p>
          </table:table-cell>
          <table:table-cell office:value-type="float" office:value="44.31">
            <text:p>44.31</text:p>
          </table:table-cell>
          <table:table-cell office:value-type="float" office:value="267.61">
            <text:p>267.61</text:p>
          </table:table-cell>
          <table:table-cell office:value-type="float" office:value="3.62">
            <text:p>3.62</text:p>
          </table:table-cell>
          <table:table-cell office:value-type="float" office:value="1231.12">
            <text:p>1231.12</text:p>
          </table:table-cell>
          <table:table-cell office:value-type="float" office:value="3005.89">
            <text:p>3005.89</text:p>
          </table:table-cell>
          <table:table-cell office:value-type="float" office:value="767.75">
            <text:p>767.75</text:p>
          </table:table-cell>
          <table:table-cell office:value-type="float" office:value="7033.2">
            <text:p>7033.2</text:p>
          </table:table-cell>
          <table:table-cell office:value-type="float" office:value="502.94">
            <text:p>502.94</text:p>
          </table:table-cell>
          <table:table-cell office:value-type="float" office:value="941.81">
            <text:p>941.81</text:p>
          </table:table-cell>
          <table:table-cell office:value-type="float" office:value="199.1">
            <text:p>199.1</text:p>
          </table:table-cell>
          <table:table-cell office:value-type="float" office:value="357.28">
            <text:p>357.28</text:p>
          </table:table-cell>
          <table:table-cell office:value-type="float" office:value="785.5">
            <text:p>785.5</text:p>
          </table:table-cell>
          <table:table-cell office:value-type="float" office:value="222.49">
            <text:p>222.49</text:p>
          </table:table-cell>
          <table:table-cell office:value-type="float" office:value="266.12">
            <text:p>266.12</text:p>
          </table:table-cell>
          <table:table-cell office:value-type="float" office:value="65.33">
            <text:p>65.33</text:p>
          </table:table-cell>
          <table:table-cell office:value-type="float" office:value="228.97">
            <text:p>228.97</text:p>
          </table:table-cell>
          <table:table-cell office:value-type="float" office:value="147.08">
            <text:p>147.08</text:p>
          </table:table-cell>
          <table:table-cell office:value-type="float" office:value="343.89">
            <text:p>343.89</text:p>
          </table:table-cell>
          <table:table-cell office:value-type="float" office:value="600.06">
            <text:p>600.06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03">
            <text:p>5403.03</text:p>
          </table:table-cell>
          <table:table-cell office:value-type="float" office:value="2068.18">
            <text:p>2068.18</text:p>
          </table:table-cell>
          <table:table-cell office:value-type="float" office:value="7434.2">
            <text:p>7434.2</text:p>
          </table:table-cell>
          <table:table-cell office:value-type="float" office:value="129.23">
            <text:p>129.23</text:p>
          </table:table-cell>
          <table:table-cell office:value-type="float" office:value="410.44">
            <text:p>410.44</text:p>
          </table:table-cell>
          <table:table-cell office:value-type="float" office:value="131.85">
            <text:p>131.85</text:p>
          </table:table-cell>
          <table:table-cell office:value-type="float" office:value="234.8">
            <text:p>234.8</text:p>
          </table:table-cell>
          <table:table-cell office:value-type="float" office:value="19.41">
            <text:p>19.41</text:p>
          </table:table-cell>
          <table:table-cell office:value-type="float" office:value="105.37">
            <text:p>105.37</text:p>
          </table:table-cell>
          <table:table-cell office:value-type="float" office:value="41.34">
            <text:p>41.34</text:p>
          </table:table-cell>
          <table:table-cell office:value-type="float" office:value="57.24">
            <text:p>57.24</text:p>
          </table:table-cell>
          <table:table-cell office:value-type="float" office:value="3.4">
            <text:p>3.4</text:p>
          </table:table-cell>
          <table:table-cell office:value-type="float" office:value="108.86">
            <text:p>108.86</text:p>
          </table:table-cell>
          <table:table-cell office:value-type="float" office:value="155.31">
            <text:p>155.31</text:p>
          </table:table-cell>
          <table:table-cell office:value-type="float" office:value="429.07">
            <text:p>429.07</text:p>
          </table:table-cell>
          <table:table-cell office:value-type="float" office:value="44.9">
            <text:p>44.9</text:p>
          </table:table-cell>
          <table:table-cell office:value-type="float" office:value="52.85">
            <text:p>52.85</text:p>
          </table:table-cell>
          <table:table-cell office:value-type="float" office:value="11.5">
            <text:p>11.5</text:p>
          </table:table-cell>
          <table:table-cell office:value-type="float" office:value="76.44">
            <text:p>76.44</text:p>
          </table:table-cell>
          <table:table-cell office:value-type="float" office:value="3.57">
            <text:p>3.57</text:p>
          </table:table-cell>
          <table:table-cell office:value-type="float" office:value="202.51">
            <text:p>202.51</text:p>
          </table:table-cell>
          <table:table-cell office:value-type="float" office:value="597.06">
            <text:p>597.06</text:p>
          </table:table-cell>
          <table:table-cell office:value-type="float" office:value="24.76">
            <text:p>24.76</text:p>
          </table:table-cell>
          <table:table-cell office:value-type="float" office:value="44.85">
            <text:p>44.85</text:p>
          </table:table-cell>
          <table:table-cell office:value-type="float" office:value="269.83">
            <text:p>269.83</text:p>
          </table:table-cell>
          <table:table-cell office:value-type="float" office:value="3.74">
            <text:p>3.74</text:p>
          </table:table-cell>
          <table:table-cell office:value-type="float" office:value="1236.07">
            <text:p>1236.07</text:p>
          </table:table-cell>
          <table:table-cell office:value-type="float" office:value="3010.97">
            <text:p>3010.97</text:p>
          </table:table-cell>
          <table:table-cell office:value-type="float" office:value="769.47">
            <text:p>769.47</text:p>
          </table:table-cell>
          <table:table-cell office:value-type="float" office:value="7051.24">
            <text:p>7051.24</text:p>
          </table:table-cell>
          <table:table-cell office:value-type="float" office:value="504">
            <text:p>504</text:p>
          </table:table-cell>
          <table:table-cell office:value-type="float" office:value="943.53">
            <text:p>943.53</text:p>
          </table:table-cell>
          <table:table-cell office:value-type="float" office:value="199.75">
            <text:p>199.75</text:p>
          </table:table-cell>
          <table:table-cell office:value-type="float" office:value="358.09">
            <text:p>358.09</text:p>
          </table:table-cell>
          <table:table-cell office:value-type="float" office:value="786.56">
            <text:p>786.56</text:p>
          </table:table-cell>
          <table:table-cell office:value-type="float" office:value="223.03">
            <text:p>223.03</text:p>
          </table:table-cell>
          <table:table-cell office:value-type="float" office:value="266.65">
            <text:p>266.65</text:p>
          </table:table-cell>
          <table:table-cell office:value-type="float" office:value="65.9">
            <text:p>65.9</text:p>
          </table:table-cell>
          <table:table-cell office:value-type="float" office:value="229.85">
            <text:p>229.85</text:p>
          </table:table-cell>
          <table:table-cell office:value-type="float" office:value="147.57">
            <text:p>147.57</text:p>
          </table:table-cell>
          <table:table-cell office:value-type="float" office:value="344.91">
            <text:p>344.91</text:p>
          </table:table-cell>
          <table:table-cell office:value-type="float" office:value="600.94">
            <text:p>600.94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03">
            <text:p>5403</text:p>
          </table:table-cell>
          <table:table-cell office:value-type="float" office:value="2068.06">
            <text:p>2068.06</text:p>
          </table:table-cell>
          <table:table-cell office:value-type="float" office:value="7434">
            <text:p>7434</text:p>
          </table:table-cell>
          <table:table-cell office:value-type="float" office:value="129.27">
            <text:p>129.27</text:p>
          </table:table-cell>
          <table:table-cell office:value-type="float" office:value="410.46">
            <text:p>410.46</text:p>
          </table:table-cell>
          <table:table-cell office:value-type="float" office:value="131.92">
            <text:p>131.92</text:p>
          </table:table-cell>
          <table:table-cell office:value-type="float" office:value="235.43">
            <text:p>235.43</text:p>
          </table:table-cell>
          <table:table-cell office:value-type="float" office:value="19.51">
            <text:p>19.51</text:p>
          </table:table-cell>
          <table:table-cell office:value-type="float" office:value="105.4">
            <text:p>105.4</text:p>
          </table:table-cell>
          <table:table-cell office:value-type="float" office:value="41.38">
            <text:p>41.38</text:p>
          </table:table-cell>
          <table:table-cell office:value-type="float" office:value="57.36">
            <text:p>57.36</text:p>
          </table:table-cell>
          <table:table-cell office:value-type="float" office:value="3.51">
            <text:p>3.51</text:p>
          </table:table-cell>
          <table:table-cell office:value-type="float" office:value="108.92">
            <text:p>108.92</text:p>
          </table:table-cell>
          <table:table-cell office:value-type="float" office:value="155.3">
            <text:p>155.3</text:p>
          </table:table-cell>
          <table:table-cell office:value-type="float" office:value="429.05">
            <text:p>429.05</text:p>
          </table:table-cell>
          <table:table-cell office:value-type="float" office:value="44.94">
            <text:p>44.94</text:p>
          </table:table-cell>
          <table:table-cell office:value-type="float" office:value="52.88">
            <text:p>52.88</text:p>
          </table:table-cell>
          <table:table-cell office:value-type="float" office:value="11.54">
            <text:p>11.54</text:p>
          </table:table-cell>
          <table:table-cell office:value-type="float" office:value="78.14">
            <text:p>78.14</text:p>
          </table:table-cell>
          <table:table-cell office:value-type="float" office:value="3.58">
            <text:p>3.58</text:p>
          </table:table-cell>
          <table:table-cell office:value-type="float" office:value="202.64">
            <text:p>202.64</text:p>
          </table:table-cell>
          <table:table-cell office:value-type="float" office:value="597.05">
            <text:p>597.05</text:p>
          </table:table-cell>
          <table:table-cell office:value-type="float" office:value="24.79">
            <text:p>24.79</text:p>
          </table:table-cell>
          <table:table-cell office:value-type="float" office:value="44.99">
            <text:p>44.99</text:p>
          </table:table-cell>
          <table:table-cell office:value-type="float" office:value="270.84">
            <text:p>270.84</text:p>
          </table:table-cell>
          <table:table-cell office:value-type="float" office:value="3.78">
            <text:p>3.78</text:p>
          </table:table-cell>
          <table:table-cell office:value-type="float" office:value="1236.05">
            <text:p>1236.05</text:p>
          </table:table-cell>
          <table:table-cell office:value-type="float" office:value="3018.02">
            <text:p>3018.02</text:p>
          </table:table-cell>
          <table:table-cell office:value-type="float" office:value="780.95">
            <text:p>780.95</text:p>
          </table:table-cell>
          <table:table-cell office:value-type="float" office:value="7057">
            <text:p>7057</text:p>
          </table:table-cell>
          <table:table-cell office:value-type="float" office:value="504.83">
            <text:p>504.83</text:p>
          </table:table-cell>
          <table:table-cell office:value-type="float" office:value="945.92">
            <text:p>945.92</text:p>
          </table:table-cell>
          <table:table-cell office:value-type="float" office:value="199.95">
            <text:p>199.95</text:p>
          </table:table-cell>
          <table:table-cell office:value-type="float" office:value="358.11">
            <text:p>358.11</text:p>
          </table:table-cell>
          <table:table-cell office:value-type="float" office:value="786.49">
            <text:p>786.49</text:p>
          </table:table-cell>
          <table:table-cell office:value-type="float" office:value="228.92">
            <text:p>228.92</text:p>
          </table:table-cell>
          <table:table-cell office:value-type="float" office:value="267.24">
            <text:p>267.24</text:p>
          </table:table-cell>
          <table:table-cell office:value-type="float" office:value="68.67">
            <text:p>68.67</text:p>
          </table:table-cell>
          <table:table-cell office:value-type="float" office:value="229.88">
            <text:p>229.88</text:p>
          </table:table-cell>
          <table:table-cell office:value-type="float" office:value="147.62">
            <text:p>147.62</text:p>
          </table:table-cell>
          <table:table-cell office:value-type="float" office:value="345.19">
            <text:p>345.19</text:p>
          </table:table-cell>
          <table:table-cell office:value-type="float" office:value="601.05">
            <text:p>601.05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100.915264">
            <text:p>1100.92</text:p>
          </table:table-cell>
          <table:table-cell office:value-type="float" office:value="25.165675">
            <text:p>25.17</text:p>
          </table:table-cell>
          <table:table-cell office:value-type="float" office:value="1132.094418">
            <text:p>1132.09</text:p>
          </table:table-cell>
          <table:table-cell office:value-type="float" office:value="15.73988">
            <text:p>15.74</text:p>
          </table:table-cell>
          <table:table-cell office:value-type="float" office:value="173.830402">
            <text:p>173.83</text:p>
          </table:table-cell>
          <table:table-cell office:value-type="float" office:value="131.788288">
            <text:p>131.79</text:p>
          </table:table-cell>
          <table:table-cell office:value-type="float" office:value="219.249664">
            <text:p>219.25</text:p>
          </table:table-cell>
          <table:table-cell office:value-type="float" office:value="10.312892">
            <text:p>10.31</text:p>
          </table:table-cell>
          <table:table-cell office:value-type="float" office:value="70.96243">
            <text:p>70.96</text:p>
          </table:table-cell>
          <table:table-cell office:value-type="float" office:value="17.750757">
            <text:p>17.75</text:p>
          </table:table-cell>
          <table:table-cell office:value-type="float" office:value="14.053042">
            <text:p>14.05</text:p>
          </table:table-cell>
          <table:table-cell office:value-type="float" office:value="4.380512">
            <text:p>4.38</text:p>
          </table:table-cell>
          <table:table-cell office:value-type="float" office:value="12.669836">
            <text:p>12.67</text:p>
          </table:table-cell>
          <table:table-cell office:value-type="float" office:value="69.71948">
            <text:p>69.72</text:p>
          </table:table-cell>
          <table:table-cell office:value-type="float" office:value="332.729696">
            <text:p>332.73</text:p>
          </table:table-cell>
          <table:table-cell office:value-type="float" office:value="23.255204">
            <text:p>23.26</text:p>
          </table:table-cell>
          <table:table-cell office:value-type="float" office:value="35.72148">
            <text:p>35.72</text:p>
          </table:table-cell>
          <table:table-cell office:value-type="float" office:value="4.993142">
            <text:p>4.99</text:p>
          </table:table-cell>
          <table:table-cell office:value-type="float" office:value="18.433167">
            <text:p>18.43</text:p>
          </table:table-cell>
          <table:table-cell office:value-type="float" office:value="3.60038">
            <text:p>3.6</text:p>
          </table:table-cell>
          <table:table-cell office:value-type="float" office:value="23.216762">
            <text:p>23.22</text:p>
          </table:table-cell>
          <table:table-cell office:value-type="float" office:value="60.21832">
            <text:p>60.22</text:p>
          </table:table-cell>
          <table:table-cell office:value-type="float" office:value="6.341514">
            <text:p>6.34</text:p>
          </table:table-cell>
          <table:table-cell office:value-type="float" office:value="6.210448">
            <text:p>6.21</text:p>
          </table:table-cell>
          <table:table-cell office:value-type="float" office:value="83.567168">
            <text:p>83.57</text:p>
          </table:table-cell>
          <table:table-cell office:value-type="float" office:value="2.54014">
            <text:p>2.54</text:p>
          </table:table-cell>
          <table:table-cell office:value-type="float" office:value="315.816446">
            <text:p>315.82</text:p>
          </table:table-cell>
          <table:table-cell office:value-type="float" office:value="46.134508">
            <text:p>46.13</text:p>
          </table:table-cell>
          <table:table-cell office:value-type="float" office:value="300.26336">
            <text:p>300.26</text:p>
          </table:table-cell>
          <table:table-cell office:value-type="float" office:value="2763.746011">
            <text:p>2763.75</text:p>
          </table:table-cell>
          <table:table-cell office:value-type="float" office:value="2658.607222">
            <text:p>2658.61</text:p>
          </table:table-cell>
          <table:table-cell office:value-type="float" office:value="50.381372">
            <text:p>50.38</text:p>
          </table:table-cell>
          <table:table-cell office:value-type="float" office:value="89.089701">
            <text:p>89.09</text:p>
          </table:table-cell>
          <table:table-cell office:value-type="float" office:value="85.979021">
            <text:p>85.98</text:p>
          </table:table-cell>
          <table:table-cell office:value-type="float" office:value="561.76192">
            <text:p>561.76</text:p>
          </table:table-cell>
          <table:table-cell office:value-type="float" office:value="144.06818">
            <text:p>144.07</text:p>
          </table:table-cell>
          <table:table-cell office:value-type="float" office:value="100.948627">
            <text:p>100.95</text:p>
          </table:table-cell>
          <table:table-cell office:value-type="float" office:value="42.620141">
            <text:p>42.62</text:p>
          </table:table-cell>
          <table:table-cell office:value-type="float" office:value="295.438832">
            <text:p>295.44</text:p>
          </table:table-cell>
          <table:table-cell office:value-type="float" office:value="42.269964">
            <text:p>42.27</text:p>
          </table:table-cell>
          <table:table-cell office:value-type="float" office:value="247.213176">
            <text:p>247.21</text:p>
          </table:table-cell>
          <table:table-cell office:value-type="float" office:value="390.63051">
            <text:p>390.63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105.26">
            <text:p>1105.26</text:p>
          </table:table-cell>
          <table:table-cell office:value-type="float" office:value="25.71">
            <text:p>25.71</text:p>
          </table:table-cell>
          <table:table-cell office:value-type="float" office:value="1137.55">
            <text:p>1137.55</text:p>
          </table:table-cell>
          <table:table-cell office:value-type="float" office:value="16.49">
            <text:p>16.49</text:p>
          </table:table-cell>
          <table:table-cell office:value-type="float" office:value="186.69">
            <text:p>186.69</text:p>
          </table:table-cell>
          <table:table-cell office:value-type="float" office:value="132.99">
            <text:p>132.99</text:p>
          </table:table-cell>
          <table:table-cell office:value-type="float" office:value="222.02">
            <text:p>222.02</text:p>
          </table:table-cell>
          <table:table-cell office:value-type="float" office:value="10.75">
            <text:p>10.75</text:p>
          </table:table-cell>
          <table:table-cell office:value-type="float" office:value="73.64">
            <text:p>73.64</text:p>
          </table:table-cell>
          <table:table-cell office:value-type="float" office:value="20.09">
            <text:p>20.09</text:p>
          </table:table-cell>
          <table:table-cell office:value-type="float" office:value="14.38">
            <text:p>14.38</text:p>
          </table:table-cell>
          <table:table-cell office:value-type="float" office:value="4.73">
            <text:p>4.73</text:p>
          </table:table-cell>
          <table:table-cell office:value-type="float" office:value="14.93">
            <text:p>14.93</text:p>
          </table:table-cell>
          <table:table-cell office:value-type="float" office:value="70.24">
            <text:p>70.24</text:p>
          </table:table-cell>
          <table:table-cell office:value-type="float" office:value="335.95">
            <text:p>335.95</text:p>
          </table:table-cell>
          <table:table-cell office:value-type="float" office:value="23.83">
            <text:p>23.83</text:p>
          </table:table-cell>
          <table:table-cell office:value-type="float" office:value="37.58">
            <text:p>37.58</text:p>
          </table:table-cell>
          <table:table-cell office:value-type="float" office:value="5.94">
            <text:p>5.94</text:p>
          </table:table-cell>
          <table:table-cell office:value-type="float" office:value="19.04">
            <text:p>19.04</text:p>
          </table:table-cell>
          <table:table-cell office:value-type="float" office:value="3.86">
            <text:p>3.86</text:p>
          </table:table-cell>
          <table:table-cell office:value-type="float" office:value="24.33">
            <text:p>24.33</text:p>
          </table:table-cell>
          <table:table-cell office:value-type="float" office:value="62.49">
            <text:p>62.49</text:p>
          </table:table-cell>
          <table:table-cell office:value-type="float" office:value="7.11">
            <text:p>7.11</text:p>
          </table:table-cell>
          <table:table-cell office:value-type="float" office:value="6.82">
            <text:p>6.82</text:p>
          </table:table-cell>
          <table:table-cell office:value-type="float" office:value="86.08">
            <text:p>86.08</text:p>
          </table:table-cell>
          <table:table-cell office:value-type="float" office:value="3.18">
            <text:p>3.18</text:p>
          </table:table-cell>
          <table:table-cell office:value-type="float" office:value="323.53">
            <text:p>323.53</text:p>
          </table:table-cell>
          <table:table-cell office:value-type="float" office:value="46.65">
            <text:p>46.65</text:p>
          </table:table-cell>
          <table:table-cell office:value-type="float" office:value="302.15">
            <text:p>302.15</text:p>
          </table:table-cell>
          <table:table-cell office:value-type="float" office:value="2781.28">
            <text:p>2781.28</text:p>
          </table:table-cell>
          <table:table-cell office:value-type="float" office:value="2660.58">
            <text:p>2660.58</text:p>
          </table:table-cell>
          <table:table-cell office:value-type="float" office:value="50.94">
            <text:p>50.94</text:p>
          </table:table-cell>
          <table:table-cell office:value-type="float" office:value="89.35">
            <text:p>89.35</text:p>
          </table:table-cell>
          <table:table-cell office:value-type="float" office:value="86.57">
            <text:p>86.57</text:p>
          </table:table-cell>
          <table:table-cell office:value-type="float" office:value="564.02">
            <text:p>564.02</text:p>
          </table:table-cell>
          <table:table-cell office:value-type="float" office:value="145.31">
            <text:p>145.31</text:p>
          </table:table-cell>
          <table:table-cell office:value-type="float" office:value="102.01">
            <text:p>102.01</text:p>
          </table:table-cell>
          <table:table-cell office:value-type="float" office:value="43.62">
            <text:p>43.62</text:p>
          </table:table-cell>
          <table:table-cell office:value-type="float" office:value="298.63">
            <text:p>298.63</text:p>
          </table:table-cell>
          <table:table-cell office:value-type="float" office:value="42.97">
            <text:p>42.97</text:p>
          </table:table-cell>
          <table:table-cell office:value-type="float" office:value="249.36">
            <text:p>249.36</text:p>
          </table:table-cell>
          <table:table-cell office:value-type="float" office:value="393.2">
            <text:p>393.2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106.56">
            <text:p>1106.56</text:p>
          </table:table-cell>
          <table:table-cell office:value-type="float" office:value="25.99">
            <text:p>25.99</text:p>
          </table:table-cell>
          <table:table-cell office:value-type="float" office:value="1139.43">
            <text:p>1139.43</text:p>
          </table:table-cell>
          <table:table-cell office:value-type="float" office:value="16.67">
            <text:p>16.67</text:p>
          </table:table-cell>
          <table:table-cell office:value-type="float" office:value="187.27">
            <text:p>187.27</text:p>
          </table:table-cell>
          <table:table-cell office:value-type="float" office:value="133.36">
            <text:p>133.36</text:p>
          </table:table-cell>
          <table:table-cell office:value-type="float" office:value="222.83">
            <text:p>222.83</text:p>
          </table:table-cell>
          <table:table-cell office:value-type="float" office:value="10.97">
            <text:p>10.97</text:p>
          </table:table-cell>
          <table:table-cell office:value-type="float" office:value="74.62">
            <text:p>74.62</text:p>
          </table:table-cell>
          <table:table-cell office:value-type="float" office:value="20.86">
            <text:p>20.86</text:p>
          </table:table-cell>
          <table:table-cell office:value-type="float" office:value="14.5">
            <text:p>14.5</text:p>
          </table:table-cell>
          <table:table-cell office:value-type="float" office:value="5.24">
            <text:p>5.24</text:p>
          </table:table-cell>
          <table:table-cell office:value-type="float" office:value="15.01">
            <text:p>15.01</text:p>
          </table:table-cell>
          <table:table-cell office:value-type="float" office:value="70.59">
            <text:p>70.59</text:p>
          </table:table-cell>
          <table:table-cell office:value-type="float" office:value="337.07">
            <text:p>337.07</text:p>
          </table:table-cell>
          <table:table-cell office:value-type="float" office:value="24.13">
            <text:p>24.13</text:p>
          </table:table-cell>
          <table:table-cell office:value-type="float" office:value="38.18">
            <text:p>38.18</text:p>
          </table:table-cell>
          <table:table-cell office:value-type="float" office:value="6.28">
            <text:p>6.28</text:p>
          </table:table-cell>
          <table:table-cell office:value-type="float" office:value="19.27">
            <text:p>19.27</text:p>
          </table:table-cell>
          <table:table-cell office:value-type="float" office:value="4.24">
            <text:p>4.24</text:p>
          </table:table-cell>
          <table:table-cell office:value-type="float" office:value="24.68">
            <text:p>24.68</text:p>
          </table:table-cell>
          <table:table-cell office:value-type="float" office:value="63.25">
            <text:p>63.25</text:p>
          </table:table-cell>
          <table:table-cell office:value-type="float" office:value="7.26">
            <text:p>7.26</text:p>
          </table:table-cell>
          <table:table-cell office:value-type="float" office:value="7.04">
            <text:p>7.04</text:p>
          </table:table-cell>
          <table:table-cell office:value-type="float" office:value="86.84">
            <text:p>86.84</text:p>
          </table:table-cell>
          <table:table-cell office:value-type="float" office:value="3.5">
            <text:p>3.5</text:p>
          </table:table-cell>
          <table:table-cell office:value-type="float" office:value="325.28">
            <text:p>325.28</text:p>
          </table:table-cell>
          <table:table-cell office:value-type="float" office:value="46.9">
            <text:p>46.9</text:p>
          </table:table-cell>
          <table:table-cell office:value-type="float" office:value="303.29">
            <text:p>303.29</text:p>
          </table:table-cell>
          <table:table-cell office:value-type="float" office:value="2788.85">
            <text:p>2788.85</text:p>
          </table:table-cell>
          <table:table-cell office:value-type="float" office:value="2666.38">
            <text:p>2666.38</text:p>
          </table:table-cell>
          <table:table-cell office:value-type="float" office:value="51.31">
            <text:p>51.31</text:p>
          </table:table-cell>
          <table:table-cell office:value-type="float" office:value="89.69">
            <text:p>89.69</text:p>
          </table:table-cell>
          <table:table-cell office:value-type="float" office:value="86.84">
            <text:p>86.84</text:p>
          </table:table-cell>
          <table:table-cell office:value-type="float" office:value="564.94">
            <text:p>564.94</text:p>
          </table:table-cell>
          <table:table-cell office:value-type="float" office:value="145.79">
            <text:p>145.79</text:p>
          </table:table-cell>
          <table:table-cell office:value-type="float" office:value="102.32">
            <text:p>102.32</text:p>
          </table:table-cell>
          <table:table-cell office:value-type="float" office:value="44">
            <text:p>44</text:p>
          </table:table-cell>
          <table:table-cell office:value-type="float" office:value="299.59">
            <text:p>299.59</text:p>
          </table:table-cell>
          <table:table-cell office:value-type="float" office:value="43.17">
            <text:p>43.17</text:p>
          </table:table-cell>
          <table:table-cell office:value-type="float" office:value="249.89">
            <text:p>249.89</text:p>
          </table:table-cell>
          <table:table-cell office:value-type="float" office:value="393.84">
            <text:p>393.84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106.54">
            <text:p>1106.54</text:p>
          </table:table-cell>
          <table:table-cell office:value-type="float" office:value="26.03">
            <text:p>26.03</text:p>
          </table:table-cell>
          <table:table-cell office:value-type="float" office:value="1139.66">
            <text:p>1139.66</text:p>
          </table:table-cell>
          <table:table-cell office:value-type="float" office:value="16.69">
            <text:p>16.69</text:p>
          </table:table-cell>
          <table:table-cell office:value-type="float" office:value="187.29">
            <text:p>187.29</text:p>
          </table:table-cell>
          <table:table-cell office:value-type="float" office:value="133.44">
            <text:p>133.44</text:p>
          </table:table-cell>
          <table:table-cell office:value-type="float" office:value="223.39">
            <text:p>223.39</text:p>
          </table:table-cell>
          <table:table-cell office:value-type="float" office:value="11.09">
            <text:p>11.09</text:p>
          </table:table-cell>
          <table:table-cell office:value-type="float" office:value="74.64">
            <text:p>74.64</text:p>
          </table:table-cell>
          <table:table-cell office:value-type="float" office:value="20.89">
            <text:p>20.89</text:p>
          </table:table-cell>
          <table:table-cell office:value-type="float" office:value="14.57">
            <text:p>14.57</text:p>
          </table:table-cell>
          <table:table-cell office:value-type="float" office:value="5.22">
            <text:p>5.22</text:p>
          </table:table-cell>
          <table:table-cell office:value-type="float" office:value="15.08">
            <text:p>15.08</text:p>
          </table:table-cell>
          <table:table-cell office:value-type="float" office:value="70.59">
            <text:p>70.59</text:p>
          </table:table-cell>
          <table:table-cell office:value-type="float" office:value="337.06">
            <text:p>337.06</text:p>
          </table:table-cell>
          <table:table-cell office:value-type="float" office:value="24.17">
            <text:p>24.17</text:p>
          </table:table-cell>
          <table:table-cell office:value-type="float" office:value="38.23">
            <text:p>38.23</text:p>
          </table:table-cell>
          <table:table-cell office:value-type="float" office:value="6.33">
            <text:p>6.33</text:p>
          </table:table-cell>
          <table:table-cell office:value-type="float" office:value="19.38">
            <text:p>19.38</text:p>
          </table:table-cell>
          <table:table-cell office:value-type="float" office:value="4.29">
            <text:p>4.29</text:p>
          </table:table-cell>
          <table:table-cell office:value-type="float" office:value="24.47">
            <text:p>24.47</text:p>
          </table:table-cell>
          <table:table-cell office:value-type="float" office:value="63.13">
            <text:p>63.13</text:p>
          </table:table-cell>
          <table:table-cell office:value-type="float" office:value="7.33">
            <text:p>7.33</text:p>
          </table:table-cell>
          <table:table-cell office:value-type="float" office:value="7.05">
            <text:p>7.05</text:p>
          </table:table-cell>
          <table:table-cell office:value-type="float" office:value="87.15">
            <text:p>87.15</text:p>
          </table:table-cell>
          <table:table-cell office:value-type="float" office:value="3.54">
            <text:p>3.54</text:p>
          </table:table-cell>
          <table:table-cell office:value-type="float" office:value="325.3">
            <text:p>325.3</text:p>
          </table:table-cell>
          <table:table-cell office:value-type="float" office:value="46.88">
            <text:p>46.88</text:p>
          </table:table-cell>
          <table:table-cell office:value-type="float" office:value="312.49">
            <text:p>312.49</text:p>
          </table:table-cell>
          <table:table-cell office:value-type="float" office:value="2791.29">
            <text:p>2791.29</text:p>
          </table:table-cell>
          <table:table-cell office:value-type="float" office:value="2995.17">
            <text:p>2995.17</text:p>
          </table:table-cell>
          <table:table-cell office:value-type="float" office:value="51.51">
            <text:p>51.51</text:p>
          </table:table-cell>
          <table:table-cell office:value-type="float" office:value="89.79">
            <text:p>89.79</text:p>
          </table:table-cell>
          <table:table-cell office:value-type="float" office:value="86.95">
            <text:p>86.95</text:p>
          </table:table-cell>
          <table:table-cell office:value-type="float" office:value="564.8">
            <text:p>564.8</text:p>
          </table:table-cell>
          <table:table-cell office:value-type="float" office:value="150.07">
            <text:p>150.07</text:p>
          </table:table-cell>
          <table:table-cell office:value-type="float" office:value="102.62">
            <text:p>102.62</text:p>
          </table:table-cell>
          <table:table-cell office:value-type="float" office:value="45.28">
            <text:p>45.28</text:p>
          </table:table-cell>
          <table:table-cell office:value-type="float" office:value="299.64">
            <text:p>299.64</text:p>
          </table:table-cell>
          <table:table-cell office:value-type="float" office:value="43.2">
            <text:p>43.2</text:p>
          </table:table-cell>
          <table:table-cell office:value-type="float" office:value="250.06">
            <text:p>250.06</text:p>
          </table:table-cell>
          <table:table-cell office:value-type="float" office:value="393.97">
            <text:p>393.9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2" office:value-type="float" office:value="85.6839480195609">
            <text:p>85.68</text:p>
          </table:table-cell>
          <table:table-cell table:style-name="ce2" office:value-type="float" office:value="97.9170747633039">
            <text:p>97.92</text:p>
          </table:table-cell>
          <table:table-cell table:style-name="ce2" office:value-type="float" office:value="84.9077412755647">
            <text:p>84.91</text:p>
          </table:table-cell>
          <table:table-cell table:style-name="ce2" office:value-type="float" office:value="86.5429234338747">
            <text:p>86.54</text:p>
          </table:table-cell>
          <table:table-cell table:style-name="ce2" office:value-type="float" office:value="50.9052183173589">
            <text:p>50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07404349022846">
            <text:p>7.07</text:p>
          </table:table-cell>
          <table:table-cell table:style-name="ce2" office:value-type="float" office:value="52.4487978628673">
            <text:p>52.45</text:p>
          </table:table-cell>
          <table:table-cell table:style-name="ce2" office:value-type="float" office:value="26.5741507870754">
            <text:p>26.57</text:p>
          </table:table-cell>
          <table:table-cell table:style-name="ce2" office:value-type="float" office:value="45.7906613435168">
            <text:p>45.79</text:p>
          </table:table-cell>
          <table:table-cell table:style-name="ce2" office:value-type="float" office:value="71.0886214442013">
            <text:p>71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8.594249201278">
            <text:p>78.59</text:p>
          </table:table-cell>
          <table:table-cell table:style-name="ce2" office:value-type="float" office:value="51.702786377709">
            <text:p>51.7</text:p>
          </table:table-cell>
          <table:table-cell table:style-name="ce2" office:value-type="float" office:value="21.5432608496192">
            <text:p>21.54</text:p>
          </table:table-cell>
          <table:table-cell table:style-name="ce2" office:value-type="float" office:value="52.4487978628673">
            <text:p>52.45</text:p>
          </table:table-cell>
          <table:table-cell table:style-name="ce2" office:value-type="float" office:value="26.5741507870754">
            <text:p>26.57</text:p>
          </table:table-cell>
          <table:table-cell table:style-name="ce2" office:value-type="float" office:value="45.7906613435168">
            <text:p>45.79</text:p>
          </table:table-cell>
          <table:table-cell table:style-name="ce2" office:value-type="float" office:value="71.0886214442013">
            <text:p>71.09</text:p>
          </table:table-cell>
          <table:table-cell table:style-name="ce2" office:value-type="float" office:value="34.4465058750773">
            <text:p>34.45</text:p>
          </table:table-cell>
          <table:table-cell table:style-name="ce2" office:value-type="float" office:value="84.1070106799196">
            <text:p>84.11</text:p>
          </table:table-cell>
          <table:table-cell table:style-name="ce2" office:value-type="float" office:value="87.2707263389582">
            <text:p>87.27</text:p>
          </table:table-cell>
          <table:table-cell table:style-name="ce2" office:value-type="float" office:value="66.6219839142091">
            <text:p>66.62</text:p>
          </table:table-cell>
          <table:table-cell table:style-name="ce2" office:value-type="float" office:value="82.5036860212034">
            <text:p>82.5</text:p>
          </table:table-cell>
          <table:table-cell table:style-name="ce2" office:value-type="float" office:value="80.5635733872132">
            <text:p>80.56</text:p>
          </table:table-cell>
          <table:table-cell table:style-name="ce2" office:value-type="float" office:value="34.4465058750773">
            <text:p>34.45</text:p>
          </table:table-cell>
          <table:table-cell table:style-name="ce2" office:value-type="float" office:value="71.3612627115317">
            <text:p>71.36</text:p>
          </table:table-cell>
          <table:table-cell table:style-name="ce2" office:value-type="float" office:value="98.8545831704897">
            <text:p>98.85</text:p>
          </table:table-cell>
          <table:table-cell table:style-name="ce2" office:value-type="float" office:value="57.7231450719823">
            <text:p>57.72</text:p>
          </table:table-cell>
          <table:table-cell table:style-name="ce2" office:value-type="float" office:value="55.2727946234852">
            <text:p>55.27</text:p>
          </table:table-cell>
          <table:table-cell table:style-name="ce2" office:value-type="float" office:value="-45.0875017224749">
            <text:p>-45.09</text:p>
          </table:table-cell>
          <table:table-cell table:style-name="ce2" office:value-type="float" office:value="95.418723133259">
            <text:p>95.42</text:p>
          </table:table-cell>
          <table:table-cell table:style-name="ce2" office:value-type="float" office:value="73.4310344827586">
            <text:p>73.43</text:p>
          </table:table-cell>
          <table:table-cell table:style-name="ce2" office:value-type="float" office:value="73.5179086043639">
            <text:p>73.52</text:p>
          </table:table-cell>
          <table:table-cell table:style-name="ce2" office:value-type="float" office:value="31.1967068509262">
            <text:p>31.2</text:p>
          </table:table-cell>
          <table:table-cell table:style-name="ce2" office:value-type="float" office:value="35.7462019660411">
            <text:p>35.75</text:p>
          </table:table-cell>
          <table:table-cell table:style-name="ce2" office:value-type="float" office:value="58.9607271480021">
            <text:p>58.96</text:p>
          </table:table-cell>
          <table:table-cell table:style-name="ce2" office:value-type="float" office:value="28.0812791472352">
            <text:p>28.08</text:p>
          </table:table-cell>
          <table:table-cell table:style-name="ce2" office:value-type="float" office:value="-16.6517590936196">
            <text:p>-16.65</text:p>
          </table:table-cell>
          <table:table-cell table:style-name="ce2" office:value-type="float" office:value="70.4250445405956">
            <text:p>70.43</text:p>
          </table:table-cell>
          <table:table-cell table:style-name="ce2" office:value-type="float" office:value="30.2561930976075">
            <text:p>30.26</text:p>
          </table:table-cell>
          <table:table-cell table:style-name="ce2" office:value-type="float" office:value="30.0235679885234">
            <text:p>30.0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5216273077949">
            <text:p>79.52</text:p>
          </table:table-cell>
          <table:table-cell office:value-type="float" office:value="98.778740709925">
            <text:p>98.78</text:p>
          </table:table-cell>
          <table:table-cell office:value-type="float" office:value="84.6737221962895">
            <text:p>84.67</text:p>
          </table:table-cell>
          <table:table-cell office:value-type="float" office:value="87.7568623445857">
            <text:p>87.76</text:p>
          </table:table-cell>
          <table:table-cell office:value-type="float" office:value="56.1332618910029">
            <text:p>56.13</text:p>
          </table:table-cell>
          <table:table-cell office:value-type="float" office:value="-1.14537340374285">
            <text:p>-1.15</text:p>
          </table:table-cell>
          <table:table-cell office:value-type="float" office:value="5.12877936583573">
            <text:p>5.13</text:p>
          </table:table-cell>
          <table:table-cell office:value-type="float" office:value="44.3669894544321">
            <text:p>44.37</text:p>
          </table:table-cell>
          <table:table-cell office:value-type="float" office:value="29.8486986311554">
            <text:p>29.85</text:p>
          </table:table-cell>
          <table:table-cell office:value-type="float" office:value="51.5916148253152">
            <text:p>51.59</text:p>
          </table:table-cell>
          <table:table-cell office:value-type="float" office:value="74.934268870499">
            <text:p>74.93</text:p>
          </table:table-cell>
          <table:table-cell office:value-type="float" office:value="-34.0355876208078">
            <text:p>-34.04</text:p>
          </table:table-cell>
          <table:table-cell office:value-type="float" office:value="88.051764763042">
            <text:p>88.05</text:p>
          </table:table-cell>
          <table:table-cell office:value-type="float" office:value="54.5652099281518">
            <text:p>54.57</text:p>
          </table:table-cell>
          <table:table-cell office:value-type="float" office:value="21.4095483080935">
            <text:p>21.41</text:p>
          </table:table-cell>
          <table:table-cell office:value-type="float" office:value="46.8900339651868">
            <text:p>46.89</text:p>
          </table:table-cell>
          <table:table-cell office:value-type="float" office:value="27.7459448788318">
            <text:p>27.75</text:p>
          </table:table-cell>
          <table:table-cell office:value-type="float" office:value="48.532395528785">
            <text:p>48.53</text:p>
          </table:table-cell>
          <table:table-cell office:value-type="float" office:value="75.3235381085833">
            <text:p>75.32</text:p>
          </table:table-cell>
          <table:table-cell office:value-type="float" office:value="-14.4427810397791">
            <text:p>-14.44</text:p>
          </table:table-cell>
          <table:table-cell office:value-type="float" office:value="88.1994726654859">
            <text:p>88.2</text:p>
          </table:table-cell>
          <table:table-cell office:value-type="float" office:value="89.5944984568169">
            <text:p>89.59</text:p>
          </table:table-cell>
          <table:table-cell office:value-type="float" office:value="71.6435752617156">
            <text:p>71.64</text:p>
          </table:table-cell>
          <table:table-cell office:value-type="float" office:value="85.077511808219">
            <text:p>85.08</text:p>
          </table:table-cell>
          <table:table-cell office:value-type="float" office:value="67.8866366698142">
            <text:p>67.89</text:p>
          </table:table-cell>
          <table:table-cell office:value-type="float" office:value="19.3170661363486">
            <text:p>19.32</text:p>
          </table:table-cell>
          <table:table-cell office:value-type="float" office:value="73.9402029782656">
            <text:p>73.94</text:p>
          </table:table-cell>
          <table:table-cell office:value-type="float" office:value="98.4578347611093">
            <text:p>98.46</text:p>
          </table:table-cell>
          <table:table-cell office:value-type="float" office:value="60.6045182540568">
            <text:p>60.6</text:p>
          </table:table-cell>
          <table:table-cell office:value-type="float" office:value="60.4870690928703">
            <text:p>60.49</text:p>
          </table:table-cell>
          <table:table-cell office:value-type="float" office:value="-81.1782483001169">
            <text:p>-81.18</text:p>
          </table:table-cell>
          <table:table-cell office:value-type="float" office:value="94.6193658279159">
            <text:p>94.62</text:p>
          </table:table-cell>
          <table:table-cell office:value-type="float" office:value="54.9987013275655">
            <text:p>55</text:p>
          </table:table-cell>
          <table:table-cell office:value-type="float" office:value="75.7960122904734">
            <text:p>75.8</text:p>
          </table:table-cell>
          <table:table-cell office:value-type="float" office:value="28.1939255382398">
            <text:p>28.19</text:p>
          </table:table-cell>
          <table:table-cell office:value-type="float" office:value="34.7470887818357">
            <text:p>34.75</text:p>
          </table:table-cell>
          <table:table-cell office:value-type="float" office:value="61.7633591540163">
            <text:p>61.76</text:p>
          </table:table-cell>
          <table:table-cell office:value-type="float" office:value="33.6080769074514">
            <text:p>33.61</text:p>
          </table:table-cell>
          <table:table-cell office:value-type="float" office:value="-23.3770329148878">
            <text:p>-23.38</text:p>
          </table:table-cell>
          <table:table-cell office:value-type="float" office:value="70.8521984542895">
            <text:p>70.85</text:p>
          </table:table-cell>
          <table:table-cell office:value-type="float" office:value="27.5718099241981">
            <text:p>27.57</text:p>
          </table:table-cell>
          <table:table-cell office:value-type="float" office:value="34.535328031223">
            <text:p>34.5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5170117068416">
            <text:p>79.52</text:p>
          </table:table-cell>
          <table:table-cell office:value-type="float" office:value="98.7554217334056">
            <text:p>98.76</text:p>
          </table:table-cell>
          <table:table-cell office:value-type="float" office:value="84.6737229562045">
            <text:p>84.67</text:p>
          </table:table-cell>
          <table:table-cell office:value-type="float" office:value="87.2220069740411">
            <text:p>87.22</text:p>
          </table:table-cell>
          <table:table-cell office:value-type="float" office:value="54.422499450697">
            <text:p>54.42</text:p>
          </table:table-cell>
          <table:table-cell office:value-type="float" office:value="-1.15798180314311">
            <text:p>-1.16</text:p>
          </table:table-cell>
          <table:table-cell office:value-type="float" office:value="5.08315163951948">
            <text:p>5.08</text:p>
          </table:table-cell>
          <table:table-cell office:value-type="float" office:value="44.039562727746">
            <text:p>44.04</text:p>
          </table:table-cell>
          <table:table-cell office:value-type="float" office:value="29.3892031834308">
            <text:p>29.39</text:p>
          </table:table-cell>
          <table:table-cell office:value-type="float" office:value="50.3091763541924">
            <text:p>50.31</text:p>
          </table:table-cell>
          <table:table-cell office:value-type="float" office:value="74.7231499384778">
            <text:p>74.72</text:p>
          </table:table-cell>
          <table:table-cell office:value-type="float" office:value="-30.6553911205074">
            <text:p>-30.66</text:p>
          </table:table-cell>
          <table:table-cell office:value-type="float" office:value="86.2573637702504">
            <text:p>86.26</text:p>
          </table:table-cell>
          <table:table-cell office:value-type="float" office:value="54.6867944003613">
            <text:p>54.69</text:p>
          </table:table-cell>
          <table:table-cell office:value-type="float" office:value="21.4537887821187">
            <text:p>21.45</text:p>
          </table:table-cell>
          <table:table-cell office:value-type="float" office:value="46.5695067264574">
            <text:p>46.57</text:p>
          </table:table-cell>
          <table:table-cell office:value-type="float" office:value="28.1178270849273">
            <text:p>28.12</text:p>
          </table:table-cell>
          <table:table-cell office:value-type="float" office:value="46.4382326420198">
            <text:p>46.44</text:p>
          </table:table-cell>
          <table:table-cell office:value-type="float" office:value="74.9011336672818">
            <text:p>74.9</text:p>
          </table:table-cell>
          <table:table-cell office:value-type="float" office:value="-10.6217616580311">
            <text:p>-10.62</text:p>
          </table:table-cell>
          <table:table-cell office:value-type="float" office:value="87.9111596939283">
            <text:p>87.91</text:p>
          </table:table-cell>
          <table:table-cell office:value-type="float" office:value="89.4627681100769">
            <text:p>89.46</text:p>
          </table:table-cell>
          <table:table-cell office:value-type="float" office:value="70.8487084870849">
            <text:p>70.85</text:p>
          </table:table-cell>
          <table:table-cell office:value-type="float" office:value="84.6084405326111">
            <text:p>84.61</text:p>
          </table:table-cell>
          <table:table-cell office:value-type="float" office:value="67.8337879750383">
            <text:p>67.83</text:p>
          </table:table-cell>
          <table:table-cell office:value-type="float" office:value="12.1546961325967">
            <text:p>12.15</text:p>
          </table:table-cell>
          <table:table-cell office:value-type="float" office:value="73.7206771070245">
            <text:p>73.72</text:p>
          </table:table-cell>
          <table:table-cell office:value-type="float" office:value="98.4480470010546">
            <text:p>98.45</text:p>
          </table:table-cell>
          <table:table-cell office:value-type="float" office:value="60.6447411266688">
            <text:p>60.64</text:p>
          </table:table-cell>
          <table:table-cell office:value-type="float" office:value="60.4549849286242">
            <text:p>60.45</text:p>
          </table:table-cell>
          <table:table-cell office:value-type="float" office:value="-81.0966029963391">
            <text:p>-81.1</text:p>
          </table:table-cell>
          <table:table-cell office:value-type="float" office:value="94.5912657542392">
            <text:p>94.59</text:p>
          </table:table-cell>
          <table:table-cell office:value-type="float" office:value="55.1230537418383">
            <text:p>55.12</text:p>
          </table:table-cell>
          <table:table-cell office:value-type="float" office:value="75.7697044334975">
            <text:p>75.77</text:p>
          </table:table-cell>
          <table:table-cell office:value-type="float" office:value="28.1960534691279">
            <text:p>28.2</text:p>
          </table:table-cell>
          <table:table-cell office:value-type="float" office:value="34.6891995145849">
            <text:p>34.69</text:p>
          </table:table-cell>
          <table:table-cell office:value-type="float" office:value="61.6676687208778">
            <text:p>61.67</text:p>
          </table:table-cell>
          <table:table-cell office:value-type="float" office:value="33.2312873105771">
            <text:p>33.23</text:p>
          </table:table-cell>
          <table:table-cell office:value-type="float" office:value="-23.3265244617085">
            <text:p>-23.33</text:p>
          </table:table-cell>
          <table:table-cell office:value-type="float" office:value="70.7846070165896">
            <text:p>70.78</text:p>
          </table:table-cell>
          <table:table-cell office:value-type="float" office:value="27.4884410712728">
            <text:p>27.49</text:p>
          </table:table-cell>
          <table:table-cell office:value-type="float" office:value="34.4732193447322">
            <text:p>34.47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5196399057566">
            <text:p>79.52</text:p>
          </table:table-cell>
          <table:table-cell office:value-type="float" office:value="98.7433395545842">
            <text:p>98.74</text:p>
          </table:table-cell>
          <table:table-cell office:value-type="float" office:value="84.6731322805413">
            <text:p>84.67</text:p>
          </table:table-cell>
          <table:table-cell office:value-type="float" office:value="87.100518455467">
            <text:p>87.1</text:p>
          </table:table-cell>
          <table:table-cell office:value-type="float" office:value="54.373355423448">
            <text:p>54.37</text:p>
          </table:table-cell>
          <table:table-cell office:value-type="float" office:value="-1.13227354529096">
            <text:p>-1.13</text:p>
          </table:table-cell>
          <table:table-cell office:value-type="float" office:value="5.09795570698466">
            <text:p>5.1</text:p>
          </table:table-cell>
          <table:table-cell office:value-type="float" office:value="43.4827408552293">
            <text:p>43.48</text:p>
          </table:table-cell>
          <table:table-cell office:value-type="float" office:value="29.1828793774319">
            <text:p>29.18</text:p>
          </table:table-cell>
          <table:table-cell office:value-type="float" office:value="49.540396710208">
            <text:p>49.54</text:p>
          </table:table-cell>
          <table:table-cell office:value-type="float" office:value="74.6680642907058">
            <text:p>74.67</text:p>
          </table:table-cell>
          <table:table-cell office:value-type="float" office:value="-35.1145038167939">
            <text:p>-35.11</text:p>
          </table:table-cell>
          <table:table-cell office:value-type="float" office:value="86.2116479882418">
            <text:p>86.21</text:p>
          </table:table-cell>
          <table:table-cell office:value-type="float" office:value="54.5489665829631">
            <text:p>54.55</text:p>
          </table:table-cell>
          <table:table-cell office:value-type="float" office:value="21.4417227958142">
            <text:p>21.44</text:p>
          </table:table-cell>
          <table:table-cell office:value-type="float" office:value="46.2583518930958">
            <text:p>46.26</text:p>
          </table:table-cell>
          <table:table-cell office:value-type="float" office:value="27.7578051087985">
            <text:p>27.76</text:p>
          </table:table-cell>
          <table:table-cell office:value-type="float" office:value="45.3913043478261">
            <text:p>45.39</text:p>
          </table:table-cell>
          <table:table-cell office:value-type="float" office:value="74.7906855049712">
            <text:p>74.79</text:p>
          </table:table-cell>
          <table:table-cell office:value-type="float" office:value="-15.8018867924528">
            <text:p>-15.8</text:p>
          </table:table-cell>
          <table:table-cell office:value-type="float" office:value="87.812947508765">
            <text:p>87.81</text:p>
          </table:table-cell>
          <table:table-cell office:value-type="float" office:value="89.4064248149265">
            <text:p>89.41</text:p>
          </table:table-cell>
          <table:table-cell office:value-type="float" office:value="70.6785137318255">
            <text:p>70.68</text:p>
          </table:table-cell>
          <table:table-cell office:value-type="float" office:value="84.3032329988852">
            <text:p>84.3</text:p>
          </table:table-cell>
          <table:table-cell office:value-type="float" office:value="67.8167735240707">
            <text:p>67.82</text:p>
          </table:table-cell>
          <table:table-cell office:value-type="float" office:value="6.41711229946525">
            <text:p>6.42</text:p>
          </table:table-cell>
          <table:table-cell office:value-type="float" office:value="73.6843382656322">
            <text:p>73.68</text:p>
          </table:table-cell>
          <table:table-cell office:value-type="float" office:value="98.4423624280548">
            <text:p>98.44</text:p>
          </table:table-cell>
          <table:table-cell office:value-type="float" office:value="60.5845582023991">
            <text:p>60.58</text:p>
          </table:table-cell>
          <table:table-cell office:value-type="float" office:value="60.4488004946648">
            <text:p>60.45</text:p>
          </table:table-cell>
          <table:table-cell office:value-type="float" office:value="-81.0979680315634">
            <text:p>-81.1</text:p>
          </table:table-cell>
          <table:table-cell office:value-type="float" office:value="94.561911121003">
            <text:p>94.56</text:p>
          </table:table-cell>
          <table:table-cell office:value-type="float" office:value="55.09887359199">
            <text:p>55.1</text:p>
          </table:table-cell>
          <table:table-cell office:value-type="float" office:value="75.7491133513921">
            <text:p>75.75</text:p>
          </table:table-cell>
          <table:table-cell office:value-type="float" office:value="28.1758543531326">
            <text:p>28.18</text:p>
          </table:table-cell>
          <table:table-cell office:value-type="float" office:value="34.6321122718917">
            <text:p>34.63</text:p>
          </table:table-cell>
          <table:table-cell office:value-type="float" office:value="61.6276017251078">
            <text:p>61.63</text:p>
          </table:table-cell>
          <table:table-cell office:value-type="float" office:value="33.2321699544765">
            <text:p>33.23</text:p>
          </table:table-cell>
          <table:table-cell office:value-type="float" office:value="-23.2784805901399">
            <text:p>-23.28</text:p>
          </table:table-cell>
          <table:table-cell office:value-type="float" office:value="70.7460866029681">
            <text:p>70.75</text:p>
          </table:table-cell>
          <table:table-cell office:value-type="float" office:value="27.5492157374387">
            <text:p>27.55</text:p>
          </table:table-cell>
          <table:table-cell office:value-type="float" office:value="34.4626751422771">
            <text:p>34.46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5198963538775">
            <text:p>79.52</text:p>
          </table:table-cell>
          <table:table-cell office:value-type="float" office:value="98.7413324565051">
            <text:p>98.74</text:p>
          </table:table-cell>
          <table:table-cell office:value-type="float" office:value="84.6696260425074">
            <text:p>84.67</text:p>
          </table:table-cell>
          <table:table-cell office:value-type="float" office:value="87.089038446662">
            <text:p>87.09</text:p>
          </table:table-cell>
          <table:table-cell office:value-type="float" office:value="54.3707060371291">
            <text:p>54.37</text:p>
          </table:table-cell>
          <table:table-cell office:value-type="float" office:value="-1.13908872901679">
            <text:p>-1.14</text:p>
          </table:table-cell>
          <table:table-cell office:value-type="float" office:value="5.11404663806653">
            <text:p>5.11</text:p>
          </table:table-cell>
          <table:table-cell office:value-type="float" office:value="43.1573552024603">
            <text:p>43.16</text:p>
          </table:table-cell>
          <table:table-cell office:value-type="float" office:value="29.1840607210626">
            <text:p>29.18</text:p>
          </table:table-cell>
          <table:table-cell office:value-type="float" office:value="49.516674722088">
            <text:p>49.52</text:p>
          </table:table-cell>
          <table:table-cell office:value-type="float" office:value="74.5990237099024">
            <text:p>74.6</text:p>
          </table:table-cell>
          <table:table-cell office:value-type="float" office:value="-32.7586206896552">
            <text:p>-32.76</text:p>
          </table:table-cell>
          <table:table-cell office:value-type="float" office:value="86.1549761292692">
            <text:p>86.15</text:p>
          </table:table-cell>
          <table:table-cell office:value-type="float" office:value="54.5460399227302">
            <text:p>54.55</text:p>
          </table:table-cell>
          <table:table-cell office:value-type="float" office:value="21.4403915627549">
            <text:p>21.44</text:p>
          </table:table-cell>
          <table:table-cell office:value-type="float" office:value="46.2171784601691">
            <text:p>46.22</text:p>
          </table:table-cell>
          <table:table-cell office:value-type="float" office:value="27.7042360060514">
            <text:p>27.7</text:p>
          </table:table-cell>
          <table:table-cell office:value-type="float" office:value="45.1473136915078">
            <text:p>45.15</text:p>
          </table:table-cell>
          <table:table-cell office:value-type="float" office:value="75.1983619145124">
            <text:p>75.2</text:p>
          </table:table-cell>
          <table:table-cell office:value-type="float" office:value="-16.5501165501165">
            <text:p>-16.55</text:p>
          </table:table-cell>
          <table:table-cell office:value-type="float" office:value="87.9243979470983">
            <text:p>87.92</text:p>
          </table:table-cell>
          <table:table-cell office:value-type="float" office:value="89.4263462021606">
            <text:p>89.43</text:p>
          </table:table-cell>
          <table:table-cell office:value-type="float" office:value="70.4316256555063">
            <text:p>70.43</text:p>
          </table:table-cell>
          <table:table-cell office:value-type="float" office:value="84.3298510780173">
            <text:p>84.33</text:p>
          </table:table-cell>
          <table:table-cell office:value-type="float" office:value="67.8223305272486">
            <text:p>67.82</text:p>
          </table:table-cell>
          <table:table-cell office:value-type="float" office:value="6.34920634920634">
            <text:p>6.35</text:p>
          </table:table-cell>
          <table:table-cell office:value-type="float" office:value="73.6822944055661">
            <text:p>73.68</text:p>
          </table:table-cell>
          <table:table-cell office:value-type="float" office:value="98.4466637066686">
            <text:p>98.45</text:p>
          </table:table-cell>
          <table:table-cell office:value-type="float" office:value="59.985914591203">
            <text:p>59.99</text:p>
          </table:table-cell>
          <table:table-cell office:value-type="float" office:value="60.446507014312">
            <text:p>60.45</text:p>
          </table:table-cell>
          <table:table-cell office:value-type="float" office:value="-83.1451971006654">
            <text:p>-83.15</text:p>
          </table:table-cell>
          <table:table-cell office:value-type="float" office:value="94.5545077807848">
            <text:p>94.55</text:p>
          </table:table-cell>
          <table:table-cell office:value-type="float" office:value="55.0937734433608">
            <text:p>55.09</text:p>
          </table:table-cell>
          <table:table-cell office:value-type="float" office:value="75.7197509145235">
            <text:p>75.72</text:p>
          </table:table-cell>
          <table:table-cell office:value-type="float" office:value="28.1872623936732">
            <text:p>28.19</text:p>
          </table:table-cell>
          <table:table-cell office:value-type="float" office:value="34.4443473702604">
            <text:p>34.44</text:p>
          </table:table-cell>
          <table:table-cell office:value-type="float" office:value="61.6000598712768">
            <text:p>61.6</text:p>
          </table:table-cell>
          <table:table-cell office:value-type="float" office:value="34.0614533275084">
            <text:p>34.06</text:p>
          </table:table-cell>
          <table:table-cell office:value-type="float" office:value="-23.2812708583634">
            <text:p>-23.28</text:p>
          </table:table-cell>
          <table:table-cell office:value-type="float" office:value="70.7356726730795">
            <text:p>70.74</text:p>
          </table:table-cell>
          <table:table-cell office:value-type="float" office:value="27.5587357687071">
            <text:p>27.56</text:p>
          </table:table-cell>
          <table:table-cell office:value-type="float" office:value="34.4530405124366">
            <text:p>34.45</text:p>
          </table:table-cell>
          <table:table-cell table:number-columns-repeated="213"/>
        </table:table-row>
        <table:table-row table:style-name="ro1" table:number-rows-repeated="4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In these runs, disallowed directions aren't used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This is essentially background knowledge like 'if I went west, and nothing changed, don't go east'</text:p>
          </table:table-cell>
          <table:table-cell table:number-columns-repeated="255"/>
        </table:table-row>
      </table:table>
      <table:table table:name="no_ush" table:style-name="ta1" table:print="false">
        <table:table-column table:style-name="co2" table:default-cell-style-name="ce2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239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1700000">
            <text:p>1700000</text:p>
          </table:table-cell>
          <table:table-cell office:value-type="float" office:value="85616">
            <text:p>85616</text:p>
          </table:table-cell>
          <table:table-cell office:value-type="float" office:value="1700000">
            <text:p>1700000</text:p>
          </table:table-cell>
          <table:table-cell office:value-type="float" office:value="451352">
            <text:p>451352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242181">
            <text:p>242181</text:p>
          </table:table-cell>
          <table:table-cell office:value-type="float" office:value="176225">
            <text:p>176225</text:p>
          </table:table-cell>
          <table:table-cell table:number-columns-repeated="2" office:value-type="float" office:value="37180">
            <text:p>37180</text:p>
          </table:table-cell>
          <table:table-cell office:value-type="float" office:value="2488682">
            <text:p>2488682</text:p>
          </table:table-cell>
          <table:table-cell office:value-type="float" office:value="803394">
            <text:p>803394</text:p>
          </table:table-cell>
          <table:table-cell office:value-type="float" office:value="314962">
            <text:p>314962</text:p>
          </table:table-cell>
          <table:table-cell office:value-type="float" office:value="5856">
            <text:p>5856</text:p>
          </table:table-cell>
          <table:table-cell office:value-type="float" office:value="11069">
            <text:p>11069</text:p>
          </table:table-cell>
          <table:table-cell office:value-type="float" office:value="256376">
            <text:p>256376</text:p>
          </table:table-cell>
          <table:table-cell office:value-type="float" office:value="334657">
            <text:p>334657</text:p>
          </table:table-cell>
          <table:table-cell office:value-type="float" office:value="61010">
            <text:p>61010</text:p>
          </table:table-cell>
          <table:table-cell office:value-type="float" office:value="8145">
            <text:p>8145</text:p>
          </table:table-cell>
          <table:table-cell office:value-type="float" office:value="11069">
            <text:p>11069</text:p>
          </table:table-cell>
          <table:table-cell office:value-type="float" office:value="531749">
            <text:p>531749</text:p>
          </table:table-cell>
          <table:table-cell office:value-type="float" office:value="1584">
            <text:p>158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office:value-type="float" office:value="1181221">
            <text:p>1181221</text:p>
          </table:table-cell>
          <table:table-cell office:value-type="float" office:value="675794">
            <text:p>67579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6367">
            <text:p>6367</text:p>
          </table:table-cell>
          <table:table-cell office:value-type="float" office:value="83734">
            <text:p>83734</text:p>
          </table:table-cell>
          <table:table-cell table:number-columns-repeated="5" office:value-type="string">
            <text:p>inv</text:p>
          </table:table-cell>
          <table:table-cell office:value-type="float" office:value="8145">
            <text:p>8145</text:p>
          </table:table-cell>
          <table:table-cell office:value-type="float" office:value="10729">
            <text:p>10729</text:p>
          </table:table-cell>
          <table:table-cell office:value-type="float" office:value="210998">
            <text:p>210998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77184">
            <text:p>57718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476">
            <text:p>1024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209">
            <text:p>17209</text:p>
          </table:table-cell>
          <table:table-cell table:style-name="ce2" office:value-type="float" office:value="1891">
            <text:p>1891</text:p>
          </table:table-cell>
          <table:table-cell table:style-name="ce2" office:value-type="float" office:value="24075">
            <text:p>24075</text:p>
          </table:table-cell>
          <table:table-cell table:style-name="ce2" office:value-type="float" office:value="1075451">
            <text:p>1075451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144520">
            <text:p>144520</text:p>
          </table:table-cell>
          <table:table-cell table:style-name="ce2" office:value-type="float" office:value="30615">
            <text:p>30615</text:p>
          </table:table-cell>
          <table:table-cell table:style-name="ce2" office:value-type="float" office:value="63262">
            <text:p>63262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1891">
            <text:p>1891</text:p>
          </table:table-cell>
          <table:table-cell table:style-name="ce2" office:value-type="float" office:value="24075">
            <text:p>24075</text:p>
          </table:table-cell>
          <table:table-cell table:style-name="ce2" office:value-type="float" office:value="1075451">
            <text:p>1075451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144520">
            <text:p>144520</text:p>
          </table:table-cell>
          <table:table-cell table:style-name="ce2" office:value-type="float" office:value="30615">
            <text:p>30615</text:p>
          </table:table-cell>
          <table:table-cell table:style-name="ce2" office:value-type="float" office:value="63262">
            <text:p>63262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79474">
            <text:p>79474</text:p>
          </table:table-cell>
          <table:table-cell table:style-name="ce2" office:value-type="float" office:value="1610353">
            <text:p>1610353</text:p>
          </table:table-cell>
          <table:table-cell table:style-name="ce2" office:value-type="float" office:value="47571">
            <text:p>47571</text:p>
          </table:table-cell>
          <table:table-cell table:style-name="ce2" office:value-type="float" office:value="44568">
            <text:p>44568</text:p>
          </table:table-cell>
          <table:table-cell table:style-name="ce2" office:value-type="float" office:value="92666">
            <text:p>92666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282876">
            <text:p>282876</text:p>
          </table:table-cell>
          <table:table-cell table:style-name="ce2" office:value-type="float" office:value="205053">
            <text:p>205053</text:p>
          </table:table-cell>
          <table:table-cell table:style-name="ce2" office:value-type="float" office:value="32909">
            <text:p>32909</text:p>
          </table:table-cell>
          <table:table-cell table:style-name="ce2" office:value-type="float" office:value="548202">
            <text:p>548202</text:p>
          </table:table-cell>
          <table:table-cell table:style-name="ce2" office:value-type="float" office:value="12529">
            <text:p>12529</text:p>
          </table:table-cell>
          <table:table-cell table:style-name="ce2" office:value-type="float" office:value="61010">
            <text:p>61010</text:p>
          </table:table-cell>
          <table:table-cell table:style-name="ce2" office:value-type="float" office:value="12142">
            <text:p>12142</text:p>
          </table:table-cell>
          <table:table-cell table:style-name="ce2" office:value-type="float" office:value="17606">
            <text:p>17606</text:p>
          </table:table-cell>
          <table:table-cell table:style-name="ce2" office:value-type="float" office:value="25957">
            <text:p>25957</text:p>
          </table:table-cell>
          <table:table-cell table:style-name="ce2" office:value-type="float" office:value="36589">
            <text:p>36589</text:p>
          </table:table-cell>
          <table:table-cell table:style-name="ce2" office:value-type="float" office:value="20635">
            <text:p>20635</text:p>
          </table:table-cell>
          <table:table-cell table:style-name="ce2" office:value-type="float" office:value="41132">
            <text:p>41132</text:p>
          </table:table-cell>
          <table:table-cell table:style-name="ce2" office:value-type="float" office:value="13272">
            <text:p>13272</text:p>
          </table:table-cell>
          <table:table-cell table:style-name="ce2" office:value-type="float" office:value="53203">
            <text:p>53203</text:p>
          </table:table-cell>
          <table:table-cell table:style-name="ce2" office:value-type="float" office:value="189644">
            <text:p>189644</text:p>
          </table:table-cell>
          <table:table-cell table:style-name="ce2" office:value-type="float" office:value="861685">
            <text:p>861685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1001">
            <text:p>1001</text:p>
          </table:table-cell>
          <table:table-cell table:style-name="ce2" office:value-type="float" office:value="24075">
            <text:p>24075</text:p>
          </table:table-cell>
          <table:table-cell table:style-name="ce2" office:value-type="float" office:value="609024">
            <text:p>609024</text:p>
          </table:table-cell>
          <table:table-cell table:style-name="ce2" office:value-type="float" office:value="2755">
            <text:p>2755</text:p>
          </table:table-cell>
          <table:table-cell table:style-name="ce2" office:value-type="float" office:value="64488">
            <text:p>64488</text:p>
          </table:table-cell>
          <table:table-cell table:style-name="ce2" office:value-type="float" office:value="5977">
            <text:p>5977</text:p>
          </table:table-cell>
          <table:table-cell table:style-name="ce2" office:value-type="float" office:value="1790">
            <text:p>1790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5779">
            <text:p>5779</text:p>
          </table:table-cell>
          <table:table-cell table:style-name="ce2" office:value-type="float" office:value="317992">
            <text:p>317992</text:p>
          </table:table-cell>
          <table:table-cell table:style-name="ce2" office:value-type="float" office:value="2755">
            <text:p>2755</text:p>
          </table:table-cell>
          <table:table-cell table:style-name="ce2" office:value-type="float" office:value="64488">
            <text:p>64488</text:p>
          </table:table-cell>
          <table:table-cell table:style-name="ce2" office:value-type="float" office:value="5977">
            <text:p>5977</text:p>
          </table:table-cell>
          <table:table-cell table:style-name="ce2" office:value-type="float" office:value="1790">
            <text:p>1790</text:p>
          </table:table-cell>
          <table:table-cell table:style-name="ce2" office:value-type="float" office:value="1129">
            <text:p>1129</text:p>
          </table:table-cell>
          <table:table-cell table:style-name="ce2" office:value-type="float" office:value="4137">
            <text:p>4137</text:p>
          </table:table-cell>
          <table:table-cell table:style-name="ce2" office:value-type="float" office:value="12856">
            <text:p>12856</text:p>
          </table:table-cell>
          <table:table-cell table:style-name="ce2" office:value-type="float" office:value="9532">
            <text:p>9532</text:p>
          </table:table-cell>
          <table:table-cell table:style-name="ce2" office:value-type="float" office:value="3287">
            <text:p>3287</text:p>
          </table:table-cell>
          <table:table-cell table:style-name="ce2" office:value-type="float" office:value="26650">
            <text:p>26650</text:p>
          </table:table-cell>
          <table:table-cell table:style-name="ce2" office:value-type="float" office:value="1129">
            <text:p>1129</text:p>
          </table:table-cell>
          <table:table-cell table:style-name="ce2" office:value-type="float" office:value="49739">
            <text:p>49739</text:p>
          </table:table-cell>
          <table:table-cell table:style-name="ce2" office:value-type="float" office:value="17095">
            <text:p>17095</text:p>
          </table:table-cell>
          <table:table-cell table:style-name="ce2" office:value-type="float" office:value="29790">
            <text:p>29790</text:p>
          </table:table-cell>
          <table:table-cell table:style-name="ce2" office:value-type="float" office:value="163833">
            <text:p>163833</text:p>
          </table:table-cell>
          <table:table-cell table:style-name="ce2" office:value-type="float" office:value="48556">
            <text:p>48556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1036">
            <text:p>1036</text:p>
          </table:table-cell>
          <table:table-cell table:style-name="ce2" office:value-type="float" office:value="2913">
            <text:p>2913</text:p>
          </table:table-cell>
          <table:table-cell table:style-name="ce2" office:value-type="float" office:value="20110">
            <text:p>20110</text:p>
          </table:table-cell>
          <table:table-cell table:style-name="ce2" office:value-type="float" office:value="25222">
            <text:p>25222</text:p>
          </table:table-cell>
          <table:table-cell table:style-name="ce2" office:value-type="float" office:value="4531">
            <text:p>4531</text:p>
          </table:table-cell>
          <table:table-cell table:style-name="ce2" office:value-type="float" office:value="17104">
            <text:p>17104</text:p>
          </table:table-cell>
          <table:table-cell table:style-name="ce2" office:value-type="float" office:value="25164">
            <text:p>25164</text:p>
          </table:table-cell>
          <table:table-cell table:style-name="ce2" office:value-type="float" office:value="12943">
            <text:p>12943</text:p>
          </table:table-cell>
          <table:table-cell table:style-name="ce2" office:value-type="float" office:value="132332">
            <text:p>132332</text:p>
          </table:table-cell>
          <table:table-cell table:style-name="ce2" office:value-type="float" office:value="299369">
            <text:p>299369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0">
            <text:p>0</text:p>
          </table:table-cell>
          <table:table-cell office:value-type="float" office:value="36159.066504">
            <text:p>36159.07</text:p>
          </table:table-cell>
          <table:table-cell office:value-type="float" office:value="0">
            <text:p>0</text:p>
          </table:table-cell>
          <table:table-cell office:value-type="float" office:value="1498.301585">
            <text:p>1498.3</text:p>
          </table:table-cell>
          <table:table-cell office:value-type="float" office:value="101.739582">
            <text:p>101.74</text:p>
          </table:table-cell>
          <table:table-cell office:value-type="float" office:value="883.528425">
            <text:p>883.53</text:p>
          </table:table-cell>
          <table:table-cell office:value-type="float" office:value="68319.100226">
            <text:p>68319.1</text:p>
          </table:table-cell>
          <table:table-cell office:value-type="float" office:value="28.841472">
            <text:p>28.84</text:p>
          </table:table-cell>
          <table:table-cell office:value-type="float" office:value="853.96868">
            <text:p>853.97</text:p>
          </table:table-cell>
          <table:table-cell office:value-type="float" office:value="50.26983">
            <text:p>50.27</text:p>
          </table:table-cell>
          <table:table-cell office:value-type="float" office:value="1258.344442">
            <text:p>1258.34</text:p>
          </table:table-cell>
          <table:table-cell office:value-type="float" office:value="4.152015">
            <text:p>4.15</text:p>
          </table:table-cell>
          <table:table-cell office:value-type="float" office:value="100.219218">
            <text:p>100.22</text:p>
          </table:table-cell>
          <table:table-cell office:value-type="float" office:value="1897.567425">
            <text:p>1897.57</text:p>
          </table:table-cell>
          <table:table-cell office:value-type="float" office:value="39841.157746">
            <text:p>39841.16</text:p>
          </table:table-cell>
          <table:table-cell office:value-type="float" office:value="28.721088">
            <text:p>28.72</text:p>
          </table:table-cell>
          <table:table-cell office:value-type="float" office:value="809.312">
            <text:p>809.31</text:p>
          </table:table-cell>
          <table:table-cell office:value-type="float" office:value="51.218895">
            <text:p>51.22</text:p>
          </table:table-cell>
          <table:table-cell office:value-type="float" office:value="1255.813962">
            <text:p>1255.81</text:p>
          </table:table-cell>
          <table:table-cell office:value-type="float" office:value="3.040695">
            <text:p>3.04</text:p>
          </table:table-cell>
          <table:table-cell office:value-type="float" office:value="946.296918">
            <text:p>946.3</text:p>
          </table:table-cell>
          <table:table-cell office:value-type="float" office:value="24696.373608">
            <text:p>24696.37</text:p>
          </table:table-cell>
          <table:table-cell office:value-type="float" office:value="85.056948">
            <text:p>85.06</text:p>
          </table:table-cell>
          <table:table-cell office:value-type="float" office:value="107.319744">
            <text:p>107.32</text:p>
          </table:table-cell>
          <table:table-cell office:value-type="float" office:value="799.151584">
            <text:p>799.15</text:p>
          </table:table-cell>
          <table:table-cell office:value-type="float" office:value="3.32024">
            <text:p>3.32</text:p>
          </table:table-cell>
          <table:table-cell office:value-type="float" office:value="12719.802216">
            <text:p>12719.8</text:p>
          </table:table-cell>
          <table:table-cell office:value-type="float" office:value="8934.15921">
            <text:p>8934.16</text:p>
          </table:table-cell>
          <table:table-cell office:value-type="float" office:value="1111.929292">
            <text:p>1111.93</text:p>
          </table:table-cell>
          <table:table-cell office:value-type="float" office:value="24690.469878">
            <text:p>24690.47</text:p>
          </table:table-cell>
          <table:table-cell office:value-type="float" office:value="479.509888">
            <text:p>479.51</text:p>
          </table:table-cell>
          <table:table-cell office:value-type="float" office:value="2227.53611">
            <text:p>2227.54</text:p>
          </table:table-cell>
          <table:table-cell office:value-type="float" office:value="538.898386">
            <text:p>538.9</text:p>
          </table:table-cell>
          <table:table-cell office:value-type="float" office:value="797.622224">
            <text:p>797.62</text:p>
          </table:table-cell>
          <table:table-cell office:value-type="float" office:value="3249.03769">
            <text:p>3249.04</text:p>
          </table:table-cell>
          <table:table-cell office:value-type="float" office:value="1623.856409">
            <text:p>1623.86</text:p>
          </table:table-cell>
          <table:table-cell office:value-type="float" office:value="1064.14695">
            <text:p>1064.15</text:p>
          </table:table-cell>
          <table:table-cell office:value-type="float" office:value="1041.25658">
            <text:p>1041.26</text:p>
          </table:table-cell>
          <table:table-cell office:value-type="float" office:value="582.468264">
            <text:p>582.47</text:p>
          </table:table-cell>
          <table:table-cell office:value-type="float" office:value="1071.880841">
            <text:p>1071.88</text:p>
          </table:table-cell>
          <table:table-cell office:value-type="float" office:value="9017.003268">
            <text:p>9017</text:p>
          </table:table-cell>
          <table:table-cell office:value-type="float" office:value="65616.451065">
            <text:p>65616.45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string">
            <text:p>inv</text:p>
          </table:table-cell>
          <table:table-cell office:value-type="float" office:value="36195.58">
            <text:p>36195.58</text:p>
          </table:table-cell>
          <table:table-cell office:value-type="string">
            <text:p>inv</text:p>
          </table:table-cell>
          <table:table-cell office:value-type="float" office:value="1499.68">
            <text:p>1499.68</text:p>
          </table:table-cell>
          <table:table-cell office:value-type="float" office:value="104.21">
            <text:p>104.21</text:p>
          </table:table-cell>
          <table:table-cell office:value-type="float" office:value="885.93">
            <text:p>885.93</text:p>
          </table:table-cell>
          <table:table-cell office:value-type="float" office:value="68487.68">
            <text:p>68487.68</text:p>
          </table:table-cell>
          <table:table-cell office:value-type="float" office:value="29.39">
            <text:p>29.39</text:p>
          </table:table-cell>
          <table:table-cell office:value-type="float" office:value="867.49">
            <text:p>867.49</text:p>
          </table:table-cell>
          <table:table-cell office:value-type="float" office:value="53.54">
            <text:p>53.54</text:p>
          </table:table-cell>
          <table:table-cell office:value-type="float" office:value="1265.32">
            <text:p>1265.32</text:p>
          </table:table-cell>
          <table:table-cell office:value-type="float" office:value="4.72">
            <text:p>4.72</text:p>
          </table:table-cell>
          <table:table-cell office:value-type="float" office:value="102.68">
            <text:p>102.68</text:p>
          </table:table-cell>
          <table:table-cell office:value-type="float" office:value="1901.88">
            <text:p>1901.88</text:p>
          </table:table-cell>
          <table:table-cell office:value-type="float" office:value="39935.25">
            <text:p>39935.25</text:p>
          </table:table-cell>
          <table:table-cell office:value-type="float" office:value="29.24">
            <text:p>29.24</text:p>
          </table:table-cell>
          <table:table-cell office:value-type="float" office:value="823.29">
            <text:p>823.29</text:p>
          </table:table-cell>
          <table:table-cell office:value-type="float" office:value="54.65">
            <text:p>54.65</text:p>
          </table:table-cell>
          <table:table-cell office:value-type="float" office:value="1263.1">
            <text:p>1263.1</text:p>
          </table:table-cell>
          <table:table-cell office:value-type="float" office:value="3.33">
            <text:p>3.33</text:p>
          </table:table-cell>
          <table:table-cell office:value-type="float" office:value="955.78">
            <text:p>955.78</text:p>
          </table:table-cell>
          <table:table-cell office:value-type="float" office:value="24997.13">
            <text:p>24997.13</text:p>
          </table:table-cell>
          <table:table-cell office:value-type="float" office:value="89.57">
            <text:p>89.57</text:p>
          </table:table-cell>
          <table:table-cell office:value-type="float" office:value="112.09">
            <text:p>112.09</text:p>
          </table:table-cell>
          <table:table-cell office:value-type="float" office:value="810.68">
            <text:p>810.68</text:p>
          </table:table-cell>
          <table:table-cell office:value-type="float" office:value="3.89">
            <text:p>3.89</text:p>
          </table:table-cell>
          <table:table-cell office:value-type="float" office:value="12821.26">
            <text:p>12821.26</text:p>
          </table:table-cell>
          <table:table-cell office:value-type="float" office:value="8956.57">
            <text:p>8956.57</text:p>
          </table:table-cell>
          <table:table-cell office:value-type="float" office:value="1115.88">
            <text:p>1115.88</text:p>
          </table:table-cell>
          <table:table-cell office:value-type="float" office:value="24752.75">
            <text:p>24752.75</text:p>
          </table:table-cell>
          <table:table-cell office:value-type="float" office:value="480.79">
            <text:p>480.79</text:p>
          </table:table-cell>
          <table:table-cell office:value-type="float" office:value="2234.6">
            <text:p>2234.6</text:p>
          </table:table-cell>
          <table:table-cell office:value-type="float" office:value="539.31">
            <text:p>539.31</text:p>
          </table:table-cell>
          <table:table-cell office:value-type="float" office:value="799.75">
            <text:p>799.75</text:p>
          </table:table-cell>
          <table:table-cell office:value-type="float" office:value="3253.35">
            <text:p>3253.35</text:p>
          </table:table-cell>
          <table:table-cell office:value-type="float" office:value="1628.1">
            <text:p>1628.1</text:p>
          </table:table-cell>
          <table:table-cell office:value-type="float" office:value="1065.61">
            <text:p>1065.61</text:p>
          </table:table-cell>
          <table:table-cell office:value-type="float" office:value="1044.76">
            <text:p>1044.76</text:p>
          </table:table-cell>
          <table:table-cell office:value-type="float" office:value="585.06">
            <text:p>585.06</text:p>
          </table:table-cell>
          <table:table-cell office:value-type="float" office:value="1077.5">
            <text:p>1077.5</text:p>
          </table:table-cell>
          <table:table-cell office:value-type="float" office:value="9036.09">
            <text:p>9036.09</text:p>
          </table:table-cell>
          <table:table-cell office:value-type="float" office:value="65721.3">
            <text:p>65721.3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0">
            <text:p>0</text:p>
          </table:table-cell>
          <table:table-cell office:value-type="float" office:value="36223.21">
            <text:p>36223.21</text:p>
          </table:table-cell>
          <table:table-cell office:value-type="float" office:value="0">
            <text:p>0</text:p>
          </table:table-cell>
          <table:table-cell office:value-type="float" office:value="1501.82">
            <text:p>1501.82</text:p>
          </table:table-cell>
          <table:table-cell office:value-type="float" office:value="104.44">
            <text:p>104.44</text:p>
          </table:table-cell>
          <table:table-cell office:value-type="float" office:value="888.08">
            <text:p>888.08</text:p>
          </table:table-cell>
          <table:table-cell office:value-type="float" office:value="68596.66">
            <text:p>68596.66</text:p>
          </table:table-cell>
          <table:table-cell office:value-type="float" office:value="29.69">
            <text:p>29.69</text:p>
          </table:table-cell>
          <table:table-cell office:value-type="float" office:value="874.55">
            <text:p>874.55</text:p>
          </table:table-cell>
          <table:table-cell office:value-type="float" office:value="55.02">
            <text:p>55.02</text:p>
          </table:table-cell>
          <table:table-cell office:value-type="float" office:value="1268.96">
            <text:p>1268.96</text:p>
          </table:table-cell>
          <table:table-cell office:value-type="float" office:value="4.96">
            <text:p>4.96</text:p>
          </table:table-cell>
          <table:table-cell office:value-type="float" office:value="102.84">
            <text:p>102.84</text:p>
          </table:table-cell>
          <table:table-cell office:value-type="float" office:value="1904.96">
            <text:p>1904.96</text:p>
          </table:table-cell>
          <table:table-cell office:value-type="float" office:value="40048.34">
            <text:p>40048.34</text:p>
          </table:table-cell>
          <table:table-cell office:value-type="float" office:value="29.59">
            <text:p>29.59</text:p>
          </table:table-cell>
          <table:table-cell office:value-type="float" office:value="830.71">
            <text:p>830.71</text:p>
          </table:table-cell>
          <table:table-cell office:value-type="float" office:value="56.35">
            <text:p>56.35</text:p>
          </table:table-cell>
          <table:table-cell office:value-type="float" office:value="1267.28">
            <text:p>1267.28</text:p>
          </table:table-cell>
          <table:table-cell office:value-type="float" office:value="3.47">
            <text:p>3.47</text:p>
          </table:table-cell>
          <table:table-cell office:value-type="float" office:value="959.98">
            <text:p>959.98</text:p>
          </table:table-cell>
          <table:table-cell office:value-type="float" office:value="25147.13">
            <text:p>25147.13</text:p>
          </table:table-cell>
          <table:table-cell office:value-type="float" office:value="91.46">
            <text:p>91.46</text:p>
          </table:table-cell>
          <table:table-cell office:value-type="float" office:value="114.1">
            <text:p>114.1</text:p>
          </table:table-cell>
          <table:table-cell office:value-type="float" office:value="817.02">
            <text:p>817.02</text:p>
          </table:table-cell>
          <table:table-cell office:value-type="float" office:value="4.17">
            <text:p>4.17</text:p>
          </table:table-cell>
          <table:table-cell office:value-type="float" office:value="12872.33">
            <text:p>12872.33</text:p>
          </table:table-cell>
          <table:table-cell office:value-type="float" office:value="8972.53">
            <text:p>8972.53</text:p>
          </table:table-cell>
          <table:table-cell office:value-type="float" office:value="1118.59">
            <text:p>1118.59</text:p>
          </table:table-cell>
          <table:table-cell office:value-type="float" office:value="24794.9">
            <text:p>24794.9</text:p>
          </table:table-cell>
          <table:table-cell office:value-type="float" office:value="482.39">
            <text:p>482.39</text:p>
          </table:table-cell>
          <table:table-cell office:value-type="float" office:value="2238.91">
            <text:p>2238.91</text:p>
          </table:table-cell>
          <table:table-cell office:value-type="float" office:value="541.61">
            <text:p>541.61</text:p>
          </table:table-cell>
          <table:table-cell office:value-type="float" office:value="801.14">
            <text:p>801.14</text:p>
          </table:table-cell>
          <table:table-cell office:value-type="float" office:value="3256.86">
            <text:p>3256.86</text:p>
          </table:table-cell>
          <table:table-cell office:value-type="float" office:value="1630.62">
            <text:p>1630.62</text:p>
          </table:table-cell>
          <table:table-cell office:value-type="float" office:value="1068.29">
            <text:p>1068.29</text:p>
          </table:table-cell>
          <table:table-cell office:value-type="float" office:value="1049.31">
            <text:p>1049.31</text:p>
          </table:table-cell>
          <table:table-cell office:value-type="float" office:value="586.78">
            <text:p>586.78</text:p>
          </table:table-cell>
          <table:table-cell office:value-type="float" office:value="1081.29">
            <text:p>1081.29</text:p>
          </table:table-cell>
          <table:table-cell office:value-type="float" office:value="9047.82">
            <text:p>9047.82</text:p>
          </table:table-cell>
          <table:table-cell office:value-type="float" office:value="65776.21">
            <text:p>65776.21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string">
            <text:p>inv</text:p>
          </table:table-cell>
          <table:table-cell office:value-type="float" office:value="36225">
            <text:p>36225</text:p>
          </table:table-cell>
          <table:table-cell office:value-type="string">
            <text:p>inv</text:p>
          </table:table-cell>
          <table:table-cell office:value-type="float" office:value="1501.89">
            <text:p>1501.89</text:p>
          </table:table-cell>
          <table:table-cell office:value-type="float" office:value="104.47">
            <text:p>104.47</text:p>
          </table:table-cell>
          <table:table-cell office:value-type="float" office:value="890.06">
            <text:p>890.06</text:p>
          </table:table-cell>
          <table:table-cell office:value-type="float" office:value="68590">
            <text:p>68590</text:p>
          </table:table-cell>
          <table:table-cell office:value-type="float" office:value="29.89">
            <text:p>29.89</text:p>
          </table:table-cell>
          <table:table-cell office:value-type="float" office:value="874.6">
            <text:p>874.6</text:p>
          </table:table-cell>
          <table:table-cell office:value-type="float" office:value="55.21">
            <text:p>55.21</text:p>
          </table:table-cell>
          <table:table-cell office:value-type="float" office:value="1269.14">
            <text:p>1269.14</text:p>
          </table:table-cell>
          <table:table-cell office:value-type="float" office:value="4.99">
            <text:p>4.99</text:p>
          </table:table-cell>
          <table:table-cell office:value-type="float" office:value="102.88">
            <text:p>102.88</text:p>
          </table:table-cell>
          <table:table-cell office:value-type="float" office:value="1904.73">
            <text:p>1904.73</text:p>
          </table:table-cell>
          <table:table-cell office:value-type="float" office:value="40171">
            <text:p>40171</text:p>
          </table:table-cell>
          <table:table-cell office:value-type="float" office:value="29.68">
            <text:p>29.68</text:p>
          </table:table-cell>
          <table:table-cell office:value-type="float" office:value="829.59">
            <text:p>829.59</text:p>
          </table:table-cell>
          <table:table-cell office:value-type="float" office:value="56.58">
            <text:p>56.58</text:p>
          </table:table-cell>
          <table:table-cell office:value-type="float" office:value="1267.43">
            <text:p>1267.43</text:p>
          </table:table-cell>
          <table:table-cell office:value-type="float" office:value="3.53">
            <text:p>3.53</text:p>
          </table:table-cell>
          <table:table-cell office:value-type="float" office:value="961.38">
            <text:p>961.38</text:p>
          </table:table-cell>
          <table:table-cell office:value-type="float" office:value="25145">
            <text:p>25145</text:p>
          </table:table-cell>
          <table:table-cell office:value-type="float" office:value="91.45">
            <text:p>91.45</text:p>
          </table:table-cell>
          <table:table-cell office:value-type="float" office:value="114.33">
            <text:p>114.33</text:p>
          </table:table-cell>
          <table:table-cell office:value-type="float" office:value="819.25">
            <text:p>819.25</text:p>
          </table:table-cell>
          <table:table-cell office:value-type="float" office:value="4.21">
            <text:p>4.21</text:p>
          </table:table-cell>
          <table:table-cell office:value-type="float" office:value="12871">
            <text:p>12871</text:p>
          </table:table-cell>
          <table:table-cell office:value-type="float" office:value="8975">
            <text:p>8975</text:p>
          </table:table-cell>
          <table:table-cell office:value-type="float" office:value="1121.89">
            <text:p>1121.89</text:p>
          </table:table-cell>
          <table:table-cell office:value-type="float" office:value="24846">
            <text:p>24846</text:p>
          </table:table-cell>
          <table:table-cell office:value-type="float" office:value="483.66">
            <text:p>483.66</text:p>
          </table:table-cell>
          <table:table-cell office:value-type="float" office:value="2244.75">
            <text:p>2244.75</text:p>
          </table:table-cell>
          <table:table-cell office:value-type="float" office:value="550.31">
            <text:p>550.31</text:p>
          </table:table-cell>
          <table:table-cell office:value-type="float" office:value="802.25">
            <text:p>802.25</text:p>
          </table:table-cell>
          <table:table-cell office:value-type="float" office:value="3256.45">
            <text:p>3256.45</text:p>
          </table:table-cell>
          <table:table-cell office:value-type="float" office:value="1634.34">
            <text:p>1634.34</text:p>
          </table:table-cell>
          <table:table-cell office:value-type="float" office:value="1071.1">
            <text:p>1071.1</text:p>
          </table:table-cell>
          <table:table-cell office:value-type="float" office:value="1065.37">
            <text:p>1065.37</text:p>
          </table:table-cell>
          <table:table-cell office:value-type="float" office:value="586.81">
            <text:p>586.81</text:p>
          </table:table-cell>
          <table:table-cell office:value-type="float" office:value="1081.1">
            <text:p>1081.1</text:p>
          </table:table-cell>
          <table:table-cell office:value-type="float" office:value="9051">
            <text:p>9051</text:p>
          </table:table-cell>
          <table:table-cell office:value-type="float" office:value="65886">
            <text:p>65886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0">
            <text:p>0</text:p>
          </table:table-cell>
          <table:table-cell office:value-type="float" office:value="57.403592">
            <text:p>57.4</text:p>
          </table:table-cell>
          <table:table-cell office:value-type="float" office:value="0">
            <text:p>0</text:p>
          </table:table-cell>
          <table:table-cell office:value-type="float" office:value="18.070048">
            <text:p>18.07</text:p>
          </table:table-cell>
          <table:table-cell office:value-type="float" office:value="47.090347">
            <text:p>47.09</text:p>
          </table:table-cell>
          <table:table-cell office:value-type="float" office:value="1083.090875">
            <text:p>1083.09</text:p>
          </table:table-cell>
          <table:table-cell office:value-type="float" office:value="37755.474832">
            <text:p>37755.47</text:p>
          </table:table-cell>
          <table:table-cell office:value-type="float" office:value="66.595415">
            <text:p>66.6</text:p>
          </table:table-cell>
          <table:table-cell office:value-type="float" office:value="382.30748">
            <text:p>382.31</text:p>
          </table:table-cell>
          <table:table-cell office:value-type="float" office:value="12.460444">
            <text:p>12.46</text:p>
          </table:table-cell>
          <table:table-cell office:value-type="float" office:value="31.78067">
            <text:p>31.78</text:p>
          </table:table-cell>
          <table:table-cell office:value-type="float" office:value="8.228055">
            <text:p>8.23</text:p>
          </table:table-cell>
          <table:table-cell office:value-type="float" office:value="14.459826">
            <text:p>14.46</text:p>
          </table:table-cell>
          <table:table-cell office:value-type="float" office:value="419.923622">
            <text:p>419.92</text:p>
          </table:table-cell>
          <table:table-cell office:value-type="float" office:value="10908.88556">
            <text:p>10908.89</text:p>
          </table:table-cell>
          <table:table-cell office:value-type="float" office:value="68.98951">
            <text:p>68.99</text:p>
          </table:table-cell>
          <table:table-cell office:value-type="float" office:value="358.725896">
            <text:p>358.73</text:p>
          </table:table-cell>
          <table:table-cell office:value-type="float" office:value="12.486421">
            <text:p>12.49</text:p>
          </table:table-cell>
          <table:table-cell office:value-type="float" office:value="31.47952">
            <text:p>31.48</text:p>
          </table:table-cell>
          <table:table-cell office:value-type="float" office:value="6.189936">
            <text:p>6.19</text:p>
          </table:table-cell>
          <table:table-cell office:value-type="float" office:value="28.939432">
            <text:p>28.94</text:p>
          </table:table-cell>
          <table:table-cell office:value-type="float" office:value="159.954576">
            <text:p>159.95</text:p>
          </table:table-cell>
          <table:table-cell office:value-type="float" office:value="15.550732">
            <text:p>15.55</text:p>
          </table:table-cell>
          <table:table-cell office:value-type="float" office:value="7.33131">
            <text:p>7.33</text:p>
          </table:table-cell>
          <table:table-cell office:value-type="float" office:value="484.5865">
            <text:p>484.59</text:p>
          </table:table-cell>
          <table:table-cell office:value-type="float" office:value="8.197998">
            <text:p>8.2</text:p>
          </table:table-cell>
          <table:table-cell office:value-type="float" office:value="2569.789365">
            <text:p>2569.79</text:p>
          </table:table-cell>
          <table:table-cell office:value-type="float" office:value="1731.51322">
            <text:p>1731.51</text:p>
          </table:table-cell>
          <table:table-cell office:value-type="float" office:value="554.89043">
            <text:p>554.89</text:p>
          </table:table-cell>
          <table:table-cell office:value-type="float" office:value="7107.02888">
            <text:p>7107.03</text:p>
          </table:table-cell>
          <table:table-cell office:value-type="float" office:value="3385.6193">
            <text:p>3385.62</text:p>
          </table:table-cell>
          <table:table-cell office:value-type="float" office:value="45.872304">
            <text:p>45.87</text:p>
          </table:table-cell>
          <table:table-cell office:value-type="float" office:value="84.277388">
            <text:p>84.28</text:p>
          </table:table-cell>
          <table:table-cell office:value-type="float" office:value="122.966645">
            <text:p>122.97</text:p>
          </table:table-cell>
          <table:table-cell office:value-type="float" office:value="2563.49222">
            <text:p>2563.49</text:p>
          </table:table-cell>
          <table:table-cell office:value-type="float" office:value="1105.53863">
            <text:p>1105.54</text:p>
          </table:table-cell>
          <table:table-cell office:value-type="float" office:value="204.77659">
            <text:p>204.78</text:p>
          </table:table-cell>
          <table:table-cell office:value-type="float" office:value="425.826048">
            <text:p>425.83</text:p>
          </table:table-cell>
          <table:table-cell office:value-type="float" office:value="1264.699328">
            <text:p>1264.7</text:p>
          </table:table-cell>
          <table:table-cell office:value-type="float" office:value="372.026454">
            <text:p>372.03</text:p>
          </table:table-cell>
          <table:table-cell office:value-type="float" office:value="6379.884732">
            <text:p>6379.88</text:p>
          </table:table-cell>
          <table:table-cell office:value-type="float" office:value="22486.055686">
            <text:p>22486.0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0">
            <text:p>0</text:p>
          </table:table-cell>
          <table:table-cell office:value-type="float" office:value="58.06">
            <text:p>58.06</text:p>
          </table:table-cell>
          <table:table-cell office:value-type="float" office:value="0">
            <text:p>0</text:p>
          </table:table-cell>
          <table:table-cell office:value-type="float" office:value="18.73">
            <text:p>18.73</text:p>
          </table:table-cell>
          <table:table-cell office:value-type="float" office:value="49.42">
            <text:p>49.42</text:p>
          </table:table-cell>
          <table:table-cell office:value-type="float" office:value="1086.07">
            <text:p>1086.07</text:p>
          </table:table-cell>
          <table:table-cell office:value-type="float" office:value="37846.67">
            <text:p>37846.67</text:p>
          </table:table-cell>
          <table:table-cell office:value-type="float" office:value="67.23">
            <text:p>67.23</text:p>
          </table:table-cell>
          <table:table-cell office:value-type="float" office:value="388.43">
            <text:p>388.43</text:p>
          </table:table-cell>
          <table:table-cell office:value-type="float" office:value="13.33">
            <text:p>13.33</text:p>
          </table:table-cell>
          <table:table-cell office:value-type="float" office:value="32.12">
            <text:p>32.12</text:p>
          </table:table-cell>
          <table:table-cell office:value-type="float" office:value="8.54">
            <text:p>8.54</text:p>
          </table:table-cell>
          <table:table-cell office:value-type="float" office:value="16.71">
            <text:p>16.71</text:p>
          </table:table-cell>
          <table:table-cell office:value-type="float" office:value="421.09">
            <text:p>421.09</text:p>
          </table:table-cell>
          <table:table-cell office:value-type="float" office:value="10943.31">
            <text:p>10943.31</text:p>
          </table:table-cell>
          <table:table-cell office:value-type="float" office:value="69.47">
            <text:p>69.47</text:p>
          </table:table-cell>
          <table:table-cell office:value-type="float" office:value="365.4">
            <text:p>365.4</text:p>
          </table:table-cell>
          <table:table-cell office:value-type="float" office:value="13.42">
            <text:p>13.42</text:p>
          </table:table-cell>
          <table:table-cell office:value-type="float" office:value="31.68">
            <text:p>31.68</text:p>
          </table:table-cell>
          <table:table-cell office:value-type="float" office:value="6.42">
            <text:p>6.42</text:p>
          </table:table-cell>
          <table:table-cell office:value-type="float" office:value="29.76">
            <text:p>29.76</text:p>
          </table:table-cell>
          <table:table-cell office:value-type="float" office:value="162.64">
            <text:p>162.64</text:p>
          </table:table-cell>
          <table:table-cell office:value-type="float" office:value="16.68">
            <text:p>16.68</text:p>
          </table:table-cell>
          <table:table-cell office:value-type="float" office:value="7.73">
            <text:p>7.73</text:p>
          </table:table-cell>
          <table:table-cell office:value-type="float" office:value="489.21">
            <text:p>489.21</text:p>
          </table:table-cell>
          <table:table-cell office:value-type="float" office:value="8.8">
            <text:p>8.8</text:p>
          </table:table-cell>
          <table:table-cell office:value-type="float" office:value="2590.76">
            <text:p>2590.76</text:p>
          </table:table-cell>
          <table:table-cell office:value-type="float" office:value="1734.14">
            <text:p>1734.14</text:p>
          </table:table-cell>
          <table:table-cell office:value-type="float" office:value="557.86">
            <text:p>557.86</text:p>
          </table:table-cell>
          <table:table-cell office:value-type="float" office:value="7125.35">
            <text:p>7125.35</text:p>
          </table:table-cell>
          <table:table-cell office:value-type="float" office:value="3388.57">
            <text:p>3388.57</text:p>
          </table:table-cell>
          <table:table-cell office:value-type="float" office:value="46.4">
            <text:p>46.4</text:p>
          </table:table-cell>
          <table:table-cell office:value-type="float" office:value="84.75">
            <text:p>84.75</text:p>
          </table:table-cell>
          <table:table-cell office:value-type="float" office:value="123.67">
            <text:p>123.67</text:p>
          </table:table-cell>
          <table:table-cell office:value-type="float" office:value="2566.9">
            <text:p>2566.9</text:p>
          </table:table-cell>
          <table:table-cell office:value-type="float" office:value="1108.6">
            <text:p>1108.6</text:p>
          </table:table-cell>
          <table:table-cell office:value-type="float" office:value="205.67">
            <text:p>205.67</text:p>
          </table:table-cell>
          <table:table-cell office:value-type="float" office:value="427.45">
            <text:p>427.45</text:p>
          </table:table-cell>
          <table:table-cell office:value-type="float" office:value="1269.58">
            <text:p>1269.58</text:p>
          </table:table-cell>
          <table:table-cell office:value-type="float" office:value="373.74">
            <text:p>373.74</text:p>
          </table:table-cell>
          <table:table-cell office:value-type="float" office:value="6392.82">
            <text:p>6392.82</text:p>
          </table:table-cell>
          <table:table-cell office:value-type="float" office:value="22519.58">
            <text:p>22519.58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0">
            <text:p>0</text:p>
          </table:table-cell>
          <table:table-cell office:value-type="float" office:value="58.58">
            <text:p>58.58</text:p>
          </table:table-cell>
          <table:table-cell office:value-type="float" office:value="0">
            <text:p>0</text:p>
          </table:table-cell>
          <table:table-cell office:value-type="float" office:value="19.34">
            <text:p>19.34</text:p>
          </table:table-cell>
          <table:table-cell office:value-type="float" office:value="50.4">
            <text:p>50.4</text:p>
          </table:table-cell>
          <table:table-cell office:value-type="float" office:value="1088.04">
            <text:p>1088.04</text:p>
          </table:table-cell>
          <table:table-cell office:value-type="float" office:value="37908.52">
            <text:p>37908.52</text:p>
          </table:table-cell>
          <table:table-cell office:value-type="float" office:value="67.68">
            <text:p>67.68</text:p>
          </table:table-cell>
          <table:table-cell office:value-type="float" office:value="392.35">
            <text:p>392.35</text:p>
          </table:table-cell>
          <table:table-cell office:value-type="float" office:value="14.41">
            <text:p>14.41</text:p>
          </table:table-cell>
          <table:table-cell office:value-type="float" office:value="32.88">
            <text:p>32.88</text:p>
          </table:table-cell>
          <table:table-cell office:value-type="float" office:value="9.1">
            <text:p>9.1</text:p>
          </table:table-cell>
          <table:table-cell office:value-type="float" office:value="17.41">
            <text:p>17.41</text:p>
          </table:table-cell>
          <table:table-cell office:value-type="float" office:value="422.17">
            <text:p>422.17</text:p>
          </table:table-cell>
          <table:table-cell office:value-type="float" office:value="10966.61">
            <text:p>10966.61</text:p>
          </table:table-cell>
          <table:table-cell office:value-type="float" office:value="69.82">
            <text:p>69.82</text:p>
          </table:table-cell>
          <table:table-cell office:value-type="float" office:value="370.08">
            <text:p>370.08</text:p>
          </table:table-cell>
          <table:table-cell office:value-type="float" office:value="14.46">
            <text:p>14.46</text:p>
          </table:table-cell>
          <table:table-cell office:value-type="float" office:value="32.39">
            <text:p>32.39</text:p>
          </table:table-cell>
          <table:table-cell office:value-type="float" office:value="7.24">
            <text:p>7.24</text:p>
          </table:table-cell>
          <table:table-cell office:value-type="float" office:value="30.36">
            <text:p>30.36</text:p>
          </table:table-cell>
          <table:table-cell office:value-type="float" office:value="164.45">
            <text:p>164.45</text:p>
          </table:table-cell>
          <table:table-cell office:value-type="float" office:value="17.26">
            <text:p>17.26</text:p>
          </table:table-cell>
          <table:table-cell office:value-type="float" office:value="7.85">
            <text:p>7.85</text:p>
          </table:table-cell>
          <table:table-cell office:value-type="float" office:value="496.78">
            <text:p>496.78</text:p>
          </table:table-cell>
          <table:table-cell office:value-type="float" office:value="9.57">
            <text:p>9.57</text:p>
          </table:table-cell>
          <table:table-cell office:value-type="float" office:value="2600.71">
            <text:p>2600.71</text:p>
          </table:table-cell>
          <table:table-cell office:value-type="float" office:value="1735.75">
            <text:p>1735.75</text:p>
          </table:table-cell>
          <table:table-cell office:value-type="float" office:value="560.44">
            <text:p>560.44</text:p>
          </table:table-cell>
          <table:table-cell office:value-type="float" office:value="7137.9">
            <text:p>7137.9</text:p>
          </table:table-cell>
          <table:table-cell office:value-type="float" office:value="3395.76">
            <text:p>3395.76</text:p>
          </table:table-cell>
          <table:table-cell office:value-type="float" office:value="46.71">
            <text:p>46.71</text:p>
          </table:table-cell>
          <table:table-cell office:value-type="float" office:value="85.04">
            <text:p>85.04</text:p>
          </table:table-cell>
          <table:table-cell office:value-type="float" office:value="124.07">
            <text:p>124.07</text:p>
          </table:table-cell>
          <table:table-cell office:value-type="float" office:value="2570.46">
            <text:p>2570.46</text:p>
          </table:table-cell>
          <table:table-cell office:value-type="float" office:value="1110.87">
            <text:p>1110.87</text:p>
          </table:table-cell>
          <table:table-cell office:value-type="float" office:value="206.28">
            <text:p>206.28</text:p>
          </table:table-cell>
          <table:table-cell office:value-type="float" office:value="430.33">
            <text:p>430.33</text:p>
          </table:table-cell>
          <table:table-cell office:value-type="float" office:value="1276.74">
            <text:p>1276.74</text:p>
          </table:table-cell>
          <table:table-cell office:value-type="float" office:value="375.45">
            <text:p>375.45</text:p>
          </table:table-cell>
          <table:table-cell office:value-type="float" office:value="6401.02">
            <text:p>6401.02</text:p>
          </table:table-cell>
          <table:table-cell office:value-type="float" office:value="22539.51">
            <text:p>22539.51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50.18">
            <text:p>50.18</text:p>
          </table:table-cell>
          <table:table-cell office:value-type="float" office:value="1090.75">
            <text:p>1090.75</text:p>
          </table:table-cell>
          <table:table-cell office:value-type="float" office:value="37903.29">
            <text:p>37903.29</text:p>
          </table:table-cell>
          <table:table-cell office:value-type="float" office:value="67.86">
            <text:p>67.86</text:p>
          </table:table-cell>
          <table:table-cell office:value-type="float" office:value="392.45">
            <text:p>392.45</text:p>
          </table:table-cell>
          <table:table-cell office:value-type="float" office:value="14.73">
            <text:p>14.73</text:p>
          </table:table-cell>
          <table:table-cell office:value-type="float" office:value="32.79">
            <text:p>32.79</text:p>
          </table:table-cell>
          <table:table-cell office:value-type="float" office:value="9.92">
            <text:p>9.92</text:p>
          </table:table-cell>
          <table:table-cell office:value-type="float" office:value="17.28">
            <text:p>17.28</text:p>
          </table:table-cell>
          <table:table-cell office:value-type="float" office:value="422.16">
            <text:p>422.16</text:p>
          </table:table-cell>
          <table:table-cell office:value-type="float" office:value="10994.22">
            <text:p>10994.22</text:p>
          </table:table-cell>
          <table:table-cell office:value-type="float" office:value="70.07">
            <text:p>70.07</text:p>
          </table:table-cell>
          <table:table-cell office:value-type="float" office:value="369.91">
            <text:p>369.91</text:p>
          </table:table-cell>
          <table:table-cell office:value-type="float" office:value="14.56">
            <text:p>14.56</text:p>
          </table:table-cell>
          <table:table-cell office:value-type="float" office:value="32.92">
            <text:p>32.92</text:p>
          </table:table-cell>
          <table:table-cell office:value-type="float" office:value="7.81">
            <text:p>7.81</text:p>
          </table:table-cell>
          <table:table-cell office:value-type="float" office:value="28.42">
            <text:p>28.42</text:p>
          </table:table-cell>
          <table:table-cell office:value-type="float" office:value="162.64">
            <text:p>162.64</text:p>
          </table:table-cell>
          <table:table-cell office:value-type="float" office:value="17.39">
            <text:p>17.39</text:p>
          </table:table-cell>
          <table:table-cell office:value-type="float" office:value="7.92">
            <text:p>7.92</text:p>
          </table:table-cell>
          <table:table-cell office:value-type="float" office:value="526.74">
            <text:p>526.74</text:p>
          </table:table-cell>
          <table:table-cell office:value-type="float" office:value="9.65">
            <text:p>9.65</text:p>
          </table:table-cell>
          <table:table-cell office:value-type="float" office:value="2601.53">
            <text:p>2601.53</text:p>
          </table:table-cell>
          <table:table-cell office:value-type="float" office:value="1736.41">
            <text:p>1736.41</text:p>
          </table:table-cell>
          <table:table-cell office:value-type="float" office:value="561.63">
            <text:p>561.63</text:p>
          </table:table-cell>
          <table:table-cell office:value-type="float" office:value="7146.66">
            <text:p>7146.66</text:p>
          </table:table-cell>
          <table:table-cell office:value-type="float" office:value="3404.97">
            <text:p>3404.97</text:p>
          </table:table-cell>
          <table:table-cell office:value-type="float" office:value="46.86">
            <text:p>46.86</text:p>
          </table:table-cell>
          <table:table-cell office:value-type="float" office:value="85.24">
            <text:p>85.24</text:p>
          </table:table-cell>
          <table:table-cell office:value-type="float" office:value="124.22">
            <text:p>124.22</text:p>
          </table:table-cell>
          <table:table-cell office:value-type="float" office:value="2564.33">
            <text:p>2564.33</text:p>
          </table:table-cell>
          <table:table-cell office:value-type="float" office:value="1114.03">
            <text:p>1114.03</text:p>
          </table:table-cell>
          <table:table-cell office:value-type="float" office:value="206.77">
            <text:p>206.77</text:p>
          </table:table-cell>
          <table:table-cell office:value-type="float" office:value="438.33">
            <text:p>438.33</text:p>
          </table:table-cell>
          <table:table-cell office:value-type="float" office:value="1453.91">
            <text:p>1453.91</text:p>
          </table:table-cell>
          <table:table-cell office:value-type="float" office:value="375.4">
            <text:p>375.4</text:p>
          </table:table-cell>
          <table:table-cell office:value-type="float" office:value="6401.49">
            <text:p>6401.49</text:p>
          </table:table-cell>
          <table:table-cell office:value-type="float" office:value="22567.91">
            <text:p>22567.91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2" office:value-type="string">
            <text:p>source invalid</text:p>
          </table:table-cell>
          <table:table-cell table:style-name="ce2" office:value-type="float" office:value="99.6935867910535">
            <text:p>99.69</text:p>
          </table:table-cell>
          <table:table-cell table:style-name="ce2" office:value-type="string">
            <text:p>source invalid</text:p>
          </table:table-cell>
          <table:table-cell table:style-name="ce2" office:value-type="float" office:value="98.3497007379859">
            <text:p>98.35</text:p>
          </table:table-cell>
          <table:table-cell table:style-name="ce2" office:value-type="float" office:value="47.065044949762">
            <text:p>47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.3703627594377">
            <text:p>43.37</text:p>
          </table:table-cell>
          <table:table-cell table:style-name="ce2" office:value-type="float" office:value="-42.5045372050817">
            <text:p>-42.5</text:p>
          </table:table-cell>
          <table:table-cell table:style-name="ce2" office:value-type="float" office:value="55.3778023802934">
            <text:p>55.38</text:p>
          </table:table-cell>
          <table:table-cell table:style-name="ce2" office:value-type="float" office:value="80.4768904131961">
            <text:p>80.48</text:p>
          </table:table-cell>
          <table:table-cell table:style-name="ce2" office:value-type="float" office:value="97.1704972969555">
            <text:p>97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1.2797461660497">
            <text:p>81.28</text:p>
          </table:table-cell>
          <table:table-cell table:style-name="ce2" office:value-type="float" office:value="75.9958463136033">
            <text:p>76</text:p>
          </table:table-cell>
          <table:table-cell table:style-name="ce2" office:value-type="float" office:value="70.4317537479625">
            <text:p>70.43</text:p>
          </table:table-cell>
          <table:table-cell table:style-name="ce2" office:value-type="float" office:value="-42.5045372050817">
            <text:p>-42.5</text:p>
          </table:table-cell>
          <table:table-cell table:style-name="ce2" office:value-type="float" office:value="55.3778023802934">
            <text:p>55.38</text:p>
          </table:table-cell>
          <table:table-cell table:style-name="ce2" office:value-type="float" office:value="80.4768904131961">
            <text:p>80.48</text:p>
          </table:table-cell>
          <table:table-cell table:style-name="ce2" office:value-type="float" office:value="97.1704972969555">
            <text:p>97.17</text:p>
          </table:table-cell>
          <table:table-cell table:style-name="ce2" office:value-type="float" office:value="34.1690962099125">
            <text:p>34.17</text:p>
          </table:table-cell>
          <table:table-cell table:style-name="ce2" office:value-type="float" office:value="94.7945239952689">
            <text:p>94.79</text:p>
          </table:table-cell>
          <table:table-cell table:style-name="ce2" office:value-type="float" office:value="99.2016657217393">
            <text:p>99.2</text:p>
          </table:table-cell>
          <table:table-cell table:style-name="ce2" office:value-type="float" office:value="79.9625822454857">
            <text:p>79.96</text:p>
          </table:table-cell>
          <table:table-cell table:style-name="ce2" office:value-type="float" office:value="92.6247531861425">
            <text:p>92.62</text:p>
          </table:table-cell>
          <table:table-cell table:style-name="ce2" office:value-type="float" office:value="71.2408002935273">
            <text:p>71.24</text:p>
          </table:table-cell>
          <table:table-cell table:style-name="ce2" office:value-type="float" office:value="34.1690962099125">
            <text:p>34.17</text:p>
          </table:table-cell>
          <table:table-cell table:style-name="ce2" office:value-type="float" office:value="82.4166772720203">
            <text:p>82.42</text:p>
          </table:table-cell>
          <table:table-cell table:style-name="ce2" office:value-type="float" office:value="91.6631309954012">
            <text:p>91.66</text:p>
          </table:table-cell>
          <table:table-cell table:style-name="ce2" office:value-type="float" office:value="9.47765049074721">
            <text:p>9.48</text:p>
          </table:table-cell>
          <table:table-cell table:style-name="ce2" office:value-type="float" office:value="70.1144833473792">
            <text:p>70.11</text:p>
          </table:table-cell>
          <table:table-cell table:style-name="ce2" office:value-type="float" office:value="-74.1968036905841">
            <text:p>-74.2</text:p>
          </table:table-cell>
          <table:table-cell table:style-name="ce2" office:value-type="float" office:value="98.1544009178823">
            <text:p>98.15</text:p>
          </table:table-cell>
          <table:table-cell table:style-name="ce2" office:value-type="float" office:value="91.4676330093889">
            <text:p>91.47</text:p>
          </table:table-cell>
          <table:table-cell table:style-name="ce2" office:value-type="float" office:value="83.4545041463138">
            <text:p>83.45</text:p>
          </table:table-cell>
          <table:table-cell table:style-name="ce2" office:value-type="float" office:value="22.5257156065801">
            <text:p>22.53</text:p>
          </table:table-cell>
          <table:table-cell table:style-name="ce2" office:value-type="float" office:value="31.0667140397387">
            <text:p>31.07</text:p>
          </table:table-cell>
          <table:table-cell table:style-name="ce2" office:value-type="float" office:value="78.0421613763024">
            <text:p>78.04</text:p>
          </table:table-cell>
          <table:table-cell table:style-name="ce2" office:value-type="float" office:value="58.4168044345035">
            <text:p>58.42</text:p>
          </table:table-cell>
          <table:table-cell table:style-name="ce2" office:value-type="float" office:value="-47.2579876013352">
            <text:p>-47.26</text:p>
          </table:table-cell>
          <table:table-cell table:style-name="ce2" office:value-type="float" office:value="75.6724244873409">
            <text:p>75.67</text:p>
          </table:table-cell>
          <table:table-cell table:style-name="ce2" office:value-type="float" office:value="30.2208348273607">
            <text:p>30.22</text:p>
          </table:table-cell>
          <table:table-cell table:style-name="ce2" office:value-type="float" office:value="65.2577217892849">
            <text:p>65.26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string">
            <text:p>source invalid</text:p>
          </table:table-cell>
          <table:table-cell office:value-type="float" office:value="99.8412470299983">
            <text:p>99.84</text:p>
          </table:table-cell>
          <table:table-cell office:value-type="string">
            <text:p>source invalid</text:p>
          </table:table-cell>
          <table:table-cell office:value-type="float" office:value="98.793964567554">
            <text:p>98.79</text:p>
          </table:table-cell>
          <table:table-cell office:value-type="float" office:value="53.7148216315652">
            <text:p>53.71</text:p>
          </table:table-cell>
          <table:table-cell office:value-type="float" office:value="-18.425272948588">
            <text:p>-18.43</text:p>
          </table:table-cell>
          <table:table-cell office:value-type="float" office:value="44.7365748273841">
            <text:p>44.74</text:p>
          </table:table-cell>
          <table:table-cell office:value-type="float" office:value="-56.6915049632171">
            <text:p>-56.69</text:p>
          </table:table-cell>
          <table:table-cell office:value-type="float" office:value="55.2316743044956">
            <text:p>55.23</text:p>
          </table:table-cell>
          <table:table-cell office:value-type="float" office:value="75.2128781816051">
            <text:p>75.21</text:p>
          </table:table-cell>
          <table:table-cell office:value-type="float" office:value="97.4744061372029">
            <text:p>97.47</text:p>
          </table:table-cell>
          <table:table-cell office:value-type="float" office:value="-49.538317378773">
            <text:p>-49.54</text:p>
          </table:table-cell>
          <table:table-cell office:value-type="float" office:value="85.5718032044513">
            <text:p>85.57</text:p>
          </table:table-cell>
          <table:table-cell office:value-type="float" office:value="77.8704241826875">
            <text:p>77.87</text:p>
          </table:table-cell>
          <table:table-cell office:value-type="float" office:value="72.619054823789">
            <text:p>72.62</text:p>
          </table:table-cell>
          <table:table-cell office:value-type="float" office:value="-58.368905649569">
            <text:p>-58.37</text:p>
          </table:table-cell>
          <table:table-cell office:value-type="float" office:value="55.6752036297497">
            <text:p>55.68</text:p>
          </table:table-cell>
          <table:table-cell office:value-type="float" office:value="75.6214557147318">
            <text:p>75.62</text:p>
          </table:table-cell>
          <table:table-cell office:value-type="float" office:value="97.4932974984713">
            <text:p>97.49</text:p>
          </table:table-cell>
          <table:table-cell office:value-type="float" office:value="-50.8767942027187">
            <text:p>-50.88</text:p>
          </table:table-cell>
          <table:table-cell office:value-type="float" office:value="96.9418232851098">
            <text:p>96.94</text:p>
          </table:table-cell>
          <table:table-cell office:value-type="float" office:value="99.352315532074">
            <text:p>99.35</text:p>
          </table:table-cell>
          <table:table-cell office:value-type="float" office:value="81.7172701752713">
            <text:p>81.72</text:p>
          </table:table-cell>
          <table:table-cell office:value-type="float" office:value="93.1687220573318">
            <text:p>93.17</text:p>
          </table:table-cell>
          <table:table-cell office:value-type="float" office:value="39.3623800913345">
            <text:p>39.36</text:p>
          </table:table-cell>
          <table:table-cell office:value-type="float" office:value="-59.4993802145353">
            <text:p>-59.5</text:p>
          </table:table-cell>
          <table:table-cell office:value-type="float" office:value="79.7969392812766">
            <text:p>79.8</text:p>
          </table:table-cell>
          <table:table-cell office:value-type="float" office:value="80.619181063374">
            <text:p>80.62</text:p>
          </table:table-cell>
          <table:table-cell office:value-type="float" office:value="50.0966083012408">
            <text:p>50.1</text:p>
          </table:table-cell>
          <table:table-cell office:value-type="float" office:value="71.2154976591491">
            <text:p>71.22</text:p>
          </table:table-cell>
          <table:table-cell office:value-type="float" office:value="-85.8368633472759">
            <text:p>-85.84</text:p>
          </table:table-cell>
          <table:table-cell office:value-type="float" office:value="97.9406706901824">
            <text:p>97.94</text:p>
          </table:table-cell>
          <table:table-cell office:value-type="float" office:value="84.3611726831188">
            <text:p>84.36</text:p>
          </table:table-cell>
          <table:table-cell office:value-type="float" office:value="84.5833476926791">
            <text:p>84.58</text:p>
          </table:table-cell>
          <table:table-cell office:value-type="float" office:value="21.0999543683348">
            <text:p>21.1</text:p>
          </table:table-cell>
          <table:table-cell office:value-type="float" office:value="31.9189416088329">
            <text:p>31.92</text:p>
          </table:table-cell>
          <table:table-cell office:value-type="float" office:value="80.7567375915516">
            <text:p>80.76</text:p>
          </table:table-cell>
          <table:table-cell office:value-type="float" office:value="59.1045995598895">
            <text:p>59.1</text:p>
          </table:table-cell>
          <table:table-cell office:value-type="float" office:value="-53.9441311381799">
            <text:p>-53.94</text:p>
          </table:table-cell>
          <table:table-cell office:value-type="float" office:value="65.2921817640735">
            <text:p>65.29</text:p>
          </table:table-cell>
          <table:table-cell office:value-type="float" office:value="29.2460638819855">
            <text:p>29.25</text:p>
          </table:table-cell>
          <table:table-cell office:value-type="float" office:value="65.731069996874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string">
            <text:p>source invalid</text:p>
          </table:table-cell>
          <table:table-cell office:value-type="float" office:value="99.8395936741448">
            <text:p>99.84</text:p>
          </table:table-cell>
          <table:table-cell office:value-type="string">
            <text:p>source invalid</text:p>
          </table:table-cell>
          <table:table-cell office:value-type="float" office:value="98.7510668942708">
            <text:p>98.75</text:p>
          </table:table-cell>
          <table:table-cell office:value-type="float" office:value="52.5765281642837">
            <text:p>52.58</text:p>
          </table:table-cell>
          <table:table-cell office:value-type="float" office:value="-18.4279098032355">
            <text:p>-18.43</text:p>
          </table:table-cell>
          <table:table-cell office:value-type="float" office:value="44.739448029193">
            <text:p>44.74</text:p>
          </table:table-cell>
          <table:table-cell office:value-type="float" office:value="-56.2843968466458">
            <text:p>-56.28</text:p>
          </table:table-cell>
          <table:table-cell office:value-type="float" office:value="55.2236913393814">
            <text:p>55.22</text:p>
          </table:table-cell>
          <table:table-cell office:value-type="float" office:value="75.1027269331341">
            <text:p>75.1</text:p>
          </table:table-cell>
          <table:table-cell office:value-type="float" office:value="97.4615117124522">
            <text:p>97.46</text:p>
          </table:table-cell>
          <table:table-cell office:value-type="float" office:value="-44.7306791569087">
            <text:p>-44.73</text:p>
          </table:table-cell>
          <table:table-cell office:value-type="float" office:value="83.7261394624075">
            <text:p>83.73</text:p>
          </table:table-cell>
          <table:table-cell office:value-type="float" office:value="77.8592760847162">
            <text:p>77.86</text:p>
          </table:table-cell>
          <table:table-cell office:value-type="float" office:value="72.5973669878115">
            <text:p>72.6</text:p>
          </table:table-cell>
          <table:table-cell office:value-type="float" office:value="-57.9098891607888">
            <text:p>-57.91</text:p>
          </table:table-cell>
          <table:table-cell office:value-type="float" office:value="55.6170972561309">
            <text:p>55.62</text:p>
          </table:table-cell>
          <table:table-cell office:value-type="float" office:value="75.4437328453797">
            <text:p>75.44</text:p>
          </table:table-cell>
          <table:table-cell office:value-type="float" office:value="97.4918850447312">
            <text:p>97.49</text:p>
          </table:table-cell>
          <table:table-cell office:value-type="float" office:value="-48.1308411214953">
            <text:p>-48.13</text:p>
          </table:table-cell>
          <table:table-cell office:value-type="float" office:value="96.886312749796">
            <text:p>96.89</text:p>
          </table:table-cell>
          <table:table-cell office:value-type="float" office:value="99.3493653071373">
            <text:p>99.35</text:p>
          </table:table-cell>
          <table:table-cell office:value-type="float" office:value="81.3776934241375">
            <text:p>81.38</text:p>
          </table:table-cell>
          <table:table-cell office:value-type="float" office:value="93.1037559104291">
            <text:p>93.1</text:p>
          </table:table-cell>
          <table:table-cell office:value-type="float" office:value="39.6543642374303">
            <text:p>39.65</text:p>
          </table:table-cell>
          <table:table-cell office:value-type="float" office:value="-55.7954545454545">
            <text:p>-55.8</text:p>
          </table:table-cell>
          <table:table-cell office:value-type="float" office:value="79.7932496494104">
            <text:p>79.79</text:p>
          </table:table-cell>
          <table:table-cell office:value-type="float" office:value="80.6383470457999">
            <text:p>80.64</text:p>
          </table:table-cell>
          <table:table-cell office:value-type="float" office:value="50.0071692296663">
            <text:p>50.01</text:p>
          </table:table-cell>
          <table:table-cell office:value-type="float" office:value="71.2139055256487">
            <text:p>71.21</text:p>
          </table:table-cell>
          <table:table-cell office:value-type="float" office:value="-85.8114189761463">
            <text:p>-85.81</text:p>
          </table:table-cell>
          <table:table-cell office:value-type="float" office:value="97.9235657388347">
            <text:p>97.92</text:p>
          </table:table-cell>
          <table:table-cell office:value-type="float" office:value="84.2854758858541">
            <text:p>84.29</text:p>
          </table:table-cell>
          <table:table-cell office:value-type="float" office:value="84.5364176305095">
            <text:p>84.54</text:p>
          </table:table-cell>
          <table:table-cell office:value-type="float" office:value="21.0997894478">
            <text:p>21.1</text:p>
          </table:table-cell>
          <table:table-cell office:value-type="float" office:value="31.908359437381">
            <text:p>31.91</text:p>
          </table:table-cell>
          <table:table-cell office:value-type="float" office:value="80.6993177616577">
            <text:p>80.7</text:p>
          </table:table-cell>
          <table:table-cell office:value-type="float" office:value="59.0862973314445">
            <text:p>59.09</text:p>
          </table:table-cell>
          <table:table-cell office:value-type="float" office:value="-53.9170434316861">
            <text:p>-53.92</text:p>
          </table:table-cell>
          <table:table-cell office:value-type="float" office:value="65.3141531322506">
            <text:p>65.31</text:p>
          </table:table-cell>
          <table:table-cell office:value-type="float" office:value="29.2523646842827">
            <text:p>29.25</text:p>
          </table:table-cell>
          <table:table-cell office:value-type="float" office:value="65.734731358022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string">
            <text:p>source invalid</text:p>
          </table:table-cell>
          <table:table-cell office:value-type="float" office:value="99.8382804837009">
            <text:p>99.84</text:p>
          </table:table-cell>
          <table:table-cell office:value-type="string">
            <text:p>source invalid</text:p>
          </table:table-cell>
          <table:table-cell office:value-type="float" office:value="98.7122291619502">
            <text:p>98.71</text:p>
          </table:table-cell>
          <table:table-cell office:value-type="float" office:value="51.7426273458445">
            <text:p>51.74</text:p>
          </table:table-cell>
          <table:table-cell office:value-type="float" office:value="-18.3780008087938">
            <text:p>-18.38</text:p>
          </table:table-cell>
          <table:table-cell office:value-type="float" office:value="44.7370761200327">
            <text:p>44.74</text:p>
          </table:table-cell>
          <table:table-cell office:value-type="float" office:value="-56.1317966903073">
            <text:p>-56.13</text:p>
          </table:table-cell>
          <table:table-cell office:value-type="float" office:value="55.1369275627465">
            <text:p>55.14</text:p>
          </table:table-cell>
          <table:table-cell office:value-type="float" office:value="73.8095238095238">
            <text:p>73.81</text:p>
          </table:table-cell>
          <table:table-cell office:value-type="float" office:value="97.4089017778338">
            <text:p>97.41</text:p>
          </table:table-cell>
          <table:table-cell office:value-type="float" office:value="-45.4945054945055">
            <text:p>-45.49</text:p>
          </table:table-cell>
          <table:table-cell office:value-type="float" office:value="83.0707895760405">
            <text:p>83.07</text:p>
          </table:table-cell>
          <table:table-cell office:value-type="float" office:value="77.8383798084999">
            <text:p>77.84</text:p>
          </table:table-cell>
          <table:table-cell office:value-type="float" office:value="72.6165678777198">
            <text:p>72.62</text:p>
          </table:table-cell>
          <table:table-cell office:value-type="float" office:value="-57.6195932397594">
            <text:p>-57.62</text:p>
          </table:table-cell>
          <table:table-cell office:value-type="float" office:value="55.4501570945336">
            <text:p>55.45</text:p>
          </table:table-cell>
          <table:table-cell office:value-type="float" office:value="74.3389529724933">
            <text:p>74.34</text:p>
          </table:table-cell>
          <table:table-cell office:value-type="float" office:value="97.4441323148791">
            <text:p>97.44</text:p>
          </table:table-cell>
          <table:table-cell office:value-type="float" office:value="-52.0718232044199">
            <text:p>-52.07</text:p>
          </table:table-cell>
          <table:table-cell office:value-type="float" office:value="96.8374341132107">
            <text:p>96.84</text:p>
          </table:table-cell>
          <table:table-cell office:value-type="float" office:value="99.3460486345758">
            <text:p>99.35</text:p>
          </table:table-cell>
          <table:table-cell office:value-type="float" office:value="81.1283621255193">
            <text:p>81.13</text:p>
          </table:table-cell>
          <table:table-cell office:value-type="float" office:value="93.1200701139352">
            <text:p>93.12</text:p>
          </table:table-cell>
          <table:table-cell office:value-type="float" office:value="39.1961029105775">
            <text:p>39.2</text:p>
          </table:table-cell>
          <table:table-cell office:value-type="float" office:value="-56.4263322884013">
            <text:p>-56.43</text:p>
          </table:table-cell>
          <table:table-cell office:value-type="float" office:value="79.7961208266102">
            <text:p>79.8</text:p>
          </table:table-cell>
          <table:table-cell office:value-type="float" office:value="80.654843171324">
            <text:p>80.65</text:p>
          </table:table-cell>
          <table:table-cell office:value-type="float" office:value="49.8976389919452">
            <text:p>49.9</text:p>
          </table:table-cell>
          <table:table-cell office:value-type="float" office:value="71.2122250946767">
            <text:p>71.21</text:p>
          </table:table-cell>
          <table:table-cell office:value-type="float" office:value="-85.7943435342898">
            <text:p>-85.79</text:p>
          </table:table-cell>
          <table:table-cell office:value-type="float" office:value="97.9137169426194">
            <text:p>97.91</text:p>
          </table:table-cell>
          <table:table-cell office:value-type="float" office:value="84.2986650911172">
            <text:p>84.3</text:p>
          </table:table-cell>
          <table:table-cell office:value-type="float" office:value="84.5133185211074">
            <text:p>84.51</text:p>
          </table:table-cell>
          <table:table-cell office:value-type="float" office:value="21.0755144525709">
            <text:p>21.08</text:p>
          </table:table-cell>
          <table:table-cell office:value-type="float" office:value="31.8743790705376">
            <text:p>31.87</text:p>
          </table:table-cell>
          <table:table-cell office:value-type="float" office:value="80.6906364376714">
            <text:p>80.69</text:p>
          </table:table-cell>
          <table:table-cell office:value-type="float" office:value="58.989240548551">
            <text:p>58.99</text:p>
          </table:table-cell>
          <table:table-cell office:value-type="float" office:value="-54.0407600607798">
            <text:p>-54.04</text:p>
          </table:table-cell>
          <table:table-cell office:value-type="float" office:value="65.2775851066781">
            <text:p>65.28</text:p>
          </table:table-cell>
          <table:table-cell office:value-type="float" office:value="29.253455528514">
            <text:p>29.25</text:p>
          </table:table-cell>
          <table:table-cell office:value-type="float" office:value="65.7330363059836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string">
            <text:p>source invalid</text:p>
          </table:table-cell>
          <table:table-cell office:value-type="float" office:value="99.8381504485852">
            <text:p>99.84</text:p>
          </table:table-cell>
          <table:table-cell office:value-type="string">
            <text:p>source invalid</text:p>
          </table:table-cell>
          <table:table-cell office:value-type="float" office:value="98.7189474595343">
            <text:p>98.72</text:p>
          </table:table-cell>
          <table:table-cell office:value-type="float" office:value="51.967071886666">
            <text:p>51.97</text:p>
          </table:table-cell>
          <table:table-cell office:value-type="float" office:value="-18.3992665597066">
            <text:p>-18.4</text:p>
          </table:table-cell>
          <table:table-cell office:value-type="float" office:value="44.7393351800554">
            <text:p>44.74</text:p>
          </table:table-cell>
          <table:table-cell office:value-type="float" office:value="-55.9534335396404">
            <text:p>-55.95</text:p>
          </table:table-cell>
          <table:table-cell office:value-type="float" office:value="55.1280585410473">
            <text:p>55.13</text:p>
          </table:table-cell>
          <table:table-cell office:value-type="float" office:value="73.3200507154501">
            <text:p>73.32</text:p>
          </table:table-cell>
          <table:table-cell office:value-type="float" office:value="97.4163606851884">
            <text:p>97.42</text:p>
          </table:table-cell>
          <table:table-cell office:value-type="float" office:value="-49.6975806451613">
            <text:p>-49.7</text:p>
          </table:table-cell>
          <table:table-cell office:value-type="float" office:value="83.203732503888">
            <text:p>83.2</text:p>
          </table:table-cell>
          <table:table-cell office:value-type="float" office:value="77.8362287568317">
            <text:p>77.84</text:p>
          </table:table-cell>
          <table:table-cell office:value-type="float" office:value="72.6314505489034">
            <text:p>72.63</text:p>
          </table:table-cell>
          <table:table-cell office:value-type="float" office:value="-57.6423576423576">
            <text:p>-57.64</text:p>
          </table:table-cell>
          <table:table-cell office:value-type="float" office:value="55.4105039838957">
            <text:p>55.41</text:p>
          </table:table-cell>
          <table:table-cell office:value-type="float" office:value="74.2665252739484">
            <text:p>74.27</text:p>
          </table:table-cell>
          <table:table-cell office:value-type="float" office:value="97.4026178960574">
            <text:p>97.4</text:p>
          </table:table-cell>
          <table:table-cell office:value-type="float" office:value="-54.8015364916773">
            <text:p>-54.8</text:p>
          </table:table-cell>
          <table:table-cell office:value-type="float" office:value="97.0438328236493">
            <text:p>97.04</text:p>
          </table:table-cell>
          <table:table-cell office:value-type="float" office:value="99.3531914893617">
            <text:p>99.35</text:p>
          </table:table-cell>
          <table:table-cell office:value-type="float" office:value="80.98414434117">
            <text:p>80.98</text:p>
          </table:table-cell>
          <table:table-cell office:value-type="float" office:value="93.0726843348203">
            <text:p>93.07</text:p>
          </table:table-cell>
          <table:table-cell office:value-type="float" office:value="35.7046078730546">
            <text:p>35.7</text:p>
          </table:table-cell>
          <table:table-cell office:value-type="float" office:value="-56.3730569948187">
            <text:p>-56.37</text:p>
          </table:table-cell>
          <table:table-cell office:value-type="float" office:value="79.7876621863103">
            <text:p>79.79</text:p>
          </table:table-cell>
          <table:table-cell office:value-type="float" office:value="80.6528133704735">
            <text:p>80.65</text:p>
          </table:table-cell>
          <table:table-cell office:value-type="float" office:value="49.9389423205484">
            <text:p>49.94</text:p>
          </table:table-cell>
          <table:table-cell office:value-type="float" office:value="71.2361748369959">
            <text:p>71.24</text:p>
          </table:table-cell>
          <table:table-cell office:value-type="float" office:value="-85.7954695636085">
            <text:p>-85.8</text:p>
          </table:table-cell>
          <table:table-cell office:value-type="float" office:value="97.9124624122954">
            <text:p>97.91</text:p>
          </table:table-cell>
          <table:table-cell office:value-type="float" office:value="84.5105485998801">
            <text:p>84.51</text:p>
          </table:table-cell>
          <table:table-cell office:value-type="float" office:value="84.5160486132752">
            <text:p>84.52</text:p>
          </table:table-cell>
          <table:table-cell office:value-type="float" office:value="21.2538193431497">
            <text:p>21.25</text:p>
          </table:table-cell>
          <table:table-cell office:value-type="float" office:value="31.8360928570554">
            <text:p>31.84</text:p>
          </table:table-cell>
          <table:table-cell office:value-type="float" office:value="80.6955466343012">
            <text:p>80.7</text:p>
          </table:table-cell>
          <table:table-cell office:value-type="float" office:value="58.8565474905432">
            <text:p>58.86</text:p>
          </table:table-cell>
          <table:table-cell office:value-type="float" office:value="-59.6391798667043">
            <text:p>-59.64</text:p>
          </table:table-cell>
          <table:table-cell office:value-type="float" office:value="65.2761076681158">
            <text:p>65.28</text:p>
          </table:table-cell>
          <table:table-cell office:value-type="float" office:value="29.2731189923765">
            <text:p>29.27</text:p>
          </table:table-cell>
          <table:table-cell office:value-type="float" office:value="65.747032753544">
            <text:p>65.75</text:p>
          </table:table-cell>
          <table:table-cell table:number-columns-repeated="213"/>
        </table:table-row>
        <table:table-row table:style-name="ro1" table:number-rows-repeated="4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These are runs without YJ's unique state hashing code.</text:p>
          </table:table-cell>
          <table:table-cell table:number-columns-repeated="255"/>
        </table:table-row>
      </table:table>
      <table:table table:name="specific_indicators" table:style-name="ta1" table:print="false">
        <table:table-column table:style-name="co1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3770">
            <text:p>13770</text:p>
          </table:table-cell>
          <table:table-cell office:value-type="float" office:value="1409">
            <text:p>1409</text:p>
          </table:table-cell>
          <table:table-cell office:value-type="float" office:value="28534">
            <text:p>28534</text:p>
          </table:table-cell>
          <table:table-cell office:value-type="float" office:value="245">
            <text:p>245</text:p>
          </table:table-cell>
          <table:table-cell office:value-type="float" office:value="2601">
            <text:p>2601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1779">
            <text:p>1779</text:p>
          </table:table-cell>
          <table:table-cell office:value-type="float" office:value="1497">
            <text:p>1497</text:p>
          </table:table-cell>
          <table:table-cell office:value-type="float" office:value="1331">
            <text:p>1331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25447">
            <text:p>25447</text:p>
          </table:table-cell>
          <table:table-cell office:value-type="float" office:value="18414">
            <text:p>18414</text:p>
          </table:table-cell>
          <table:table-cell office:value-type="float" office:value="84469">
            <text:p>84469</text:p>
          </table:table-cell>
          <table:table-cell office:value-type="float" office:value="1249">
            <text:p>1249</text:p>
          </table:table-cell>
          <table:table-cell office:value-type="float" office:value="1029">
            <text:p>1029</text:p>
          </table:table-cell>
          <table:table-cell office:value-type="float" office:value="746">
            <text:p>746</text:p>
          </table:table-cell>
          <table:table-cell office:value-type="float" office:value="2546">
            <text:p>2546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3028">
            <text:p>3028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6171.147864">
            <text:p>6171.15</text:p>
          </table:table-cell>
          <table:table-cell office:value-type="float" office:value="1191.507">
            <text:p>1191.51</text:p>
          </table:table-cell>
          <table:table-cell office:value-type="float" office:value="7043.62925">
            <text:p>7043.63</text:p>
          </table:table-cell>
          <table:table-cell office:value-type="float" office:value="282.81789">
            <text:p>282.82</text:p>
          </table:table-cell>
          <table:table-cell office:value-type="float" office:value="122.92032">
            <text:p>122.92</text:p>
          </table:table-cell>
          <table:table-cell office:value-type="float" office:value="123.937979">
            <text:p>123.94</text:p>
          </table:table-cell>
          <table:table-cell office:value-type="float" office:value="210.540084">
            <text:p>210.54</text:p>
          </table:table-cell>
          <table:table-cell office:value-type="float" office:value="34.022408">
            <text:p>34.02</text:p>
          </table:table-cell>
          <table:table-cell office:value-type="float" office:value="41.146035">
            <text:p>41.15</text:p>
          </table:table-cell>
          <table:table-cell office:value-type="float" office:value="4.823721">
            <text:p>4.82</text:p>
          </table:table-cell>
          <table:table-cell office:value-type="float" office:value="67.657416">
            <text:p>67.66</text:p>
          </table:table-cell>
          <table:table-cell office:value-type="float" office:value="2.600289">
            <text:p>2.6</text:p>
          </table:table-cell>
          <table:table-cell office:value-type="float" office:value="119.103616">
            <text:p>119.1</text:p>
          </table:table-cell>
          <table:table-cell office:value-type="float" office:value="161.460334">
            <text:p>161.46</text:p>
          </table:table-cell>
          <table:table-cell office:value-type="float" office:value="213.181632">
            <text:p>213.18</text:p>
          </table:table-cell>
          <table:table-cell office:value-type="float" office:value="34.342463">
            <text:p>34.34</text:p>
          </table:table-cell>
          <table:table-cell office:value-type="float" office:value="73.811705">
            <text:p>73.81</text:p>
          </table:table-cell>
          <table:table-cell office:value-type="float" office:value="4.857011">
            <text:p>4.86</text:p>
          </table:table-cell>
          <table:table-cell office:value-type="float" office:value="70.079352">
            <text:p>70.08</text:p>
          </table:table-cell>
          <table:table-cell office:value-type="float" office:value="6.044886">
            <text:p>6.04</text:p>
          </table:table-cell>
          <table:table-cell office:value-type="float" office:value="125.400816">
            <text:p>125.4</text:p>
          </table:table-cell>
          <table:table-cell office:value-type="float" office:value="348.513512">
            <text:p>348.51</text:p>
          </table:table-cell>
          <table:table-cell office:value-type="float" office:value="13.86242">
            <text:p>13.86</text:p>
          </table:table-cell>
          <table:table-cell office:value-type="float" office:value="26.36469">
            <text:p>26.36</text:p>
          </table:table-cell>
          <table:table-cell office:value-type="float" office:value="220.508658">
            <text:p>220.51</text:p>
          </table:table-cell>
          <table:table-cell office:value-type="float" office:value="3.056874">
            <text:p>3.06</text:p>
          </table:table-cell>
          <table:table-cell office:value-type="float" office:value="456.734495">
            <text:p>456.73</text:p>
          </table:table-cell>
          <table:table-cell office:value-type="float" office:value="3081.68352">
            <text:p>3081.68</text:p>
          </table:table-cell>
          <table:table-cell office:value-type="float" office:value="1344.020874">
            <text:p>1344.02</text:p>
          </table:table-cell>
          <table:table-cell office:value-type="float" office:value="7830.389584">
            <text:p>7830.39</text:p>
          </table:table-cell>
          <table:table-cell office:value-type="float" office:value="286.89012">
            <text:p>286.89</text:p>
          </table:table-cell>
          <table:table-cell office:value-type="float" office:value="1591.505322">
            <text:p>1591.51</text:p>
          </table:table-cell>
          <table:table-cell office:value-type="float" office:value="187.507712">
            <text:p>187.51</text:p>
          </table:table-cell>
          <table:table-cell office:value-type="float" office:value="942.521135">
            <text:p>942.52</text:p>
          </table:table-cell>
          <table:table-cell office:value-type="float" office:value="354.7231">
            <text:p>354.72</text:p>
          </table:table-cell>
          <table:table-cell office:value-type="float" office:value="214.291443">
            <text:p>214.29</text:p>
          </table:table-cell>
          <table:table-cell office:value-type="float" office:value="249.62112">
            <text:p>249.62</text:p>
          </table:table-cell>
          <table:table-cell office:value-type="float" office:value="126.332376">
            <text:p>126.33</text:p>
          </table:table-cell>
          <table:table-cell office:value-type="float" office:value="86.458484">
            <text:p>86.46</text:p>
          </table:table-cell>
          <table:table-cell office:value-type="float" office:value="137.930458">
            <text:p>137.93</text:p>
          </table:table-cell>
          <table:table-cell office:value-type="float" office:value="368.277644">
            <text:p>368.28</text:p>
          </table:table-cell>
          <table:table-cell office:value-type="float" office:value="484.779438">
            <text:p>484.78</text:p>
          </table:table-cell>
        </table:table-row>
        <table:table-row table:style-name="ro1">
          <table:table-cell/>
          <table:table-cell office:value-type="float" office:value="6190.2">
            <text:p>6190.2</text:p>
          </table:table-cell>
          <table:table-cell office:value-type="float" office:value="1194.63">
            <text:p>1194.63</text:p>
          </table:table-cell>
          <table:table-cell office:value-type="float" office:value="7071.86">
            <text:p>7071.86</text:p>
          </table:table-cell>
          <table:table-cell office:value-type="float" office:value="283.75">
            <text:p>283.75</text:p>
          </table:table-cell>
          <table:table-cell office:value-type="float" office:value="127.57">
            <text:p>127.57</text:p>
          </table:table-cell>
          <table:table-cell office:value-type="float" office:value="124.93">
            <text:p>124.93</text:p>
          </table:table-cell>
          <table:table-cell office:value-type="float" office:value="212.94">
            <text:p>212.94</text:p>
          </table:table-cell>
          <table:table-cell office:value-type="float" office:value="34.74">
            <text:p>34.74</text:p>
          </table:table-cell>
          <table:table-cell office:value-type="float" office:value="42.97">
            <text:p>42.97</text:p>
          </table:table-cell>
          <table:table-cell office:value-type="float" office:value="5.72">
            <text:p>5.72</text:p>
          </table:table-cell>
          <table:table-cell office:value-type="float" office:value="68.6">
            <text:p>68.6</text:p>
          </table:table-cell>
          <table:table-cell office:value-type="float" office:value="2.94">
            <text:p>2.94</text:p>
          </table:table-cell>
          <table:table-cell office:value-type="float" office:value="123.69">
            <text:p>123.69</text:p>
          </table:table-cell>
          <table:table-cell office:value-type="float" office:value="162.47">
            <text:p>162.47</text:p>
          </table:table-cell>
          <table:table-cell office:value-type="float" office:value="215.18">
            <text:p>215.18</text:p>
          </table:table-cell>
          <table:table-cell office:value-type="float" office:value="35.09">
            <text:p>35.09</text:p>
          </table:table-cell>
          <table:table-cell office:value-type="float" office:value="76.15">
            <text:p>76.15</text:p>
          </table:table-cell>
          <table:table-cell office:value-type="float" office:value="5.72">
            <text:p>5.72</text:p>
          </table:table-cell>
          <table:table-cell office:value-type="float" office:value="70.89">
            <text:p>70.89</text:p>
          </table:table-cell>
          <table:table-cell office:value-type="float" office:value="6.77">
            <text:p>6.77</text:p>
          </table:table-cell>
          <table:table-cell office:value-type="float" office:value="128.47">
            <text:p>128.47</text:p>
          </table:table-cell>
          <table:table-cell office:value-type="float" office:value="357.03">
            <text:p>357.03</text:p>
          </table:table-cell>
          <table:table-cell office:value-type="float" office:value="14.87">
            <text:p>14.87</text:p>
          </table:table-cell>
          <table:table-cell office:value-type="float" office:value="28.17">
            <text:p>28.17</text:p>
          </table:table-cell>
          <table:table-cell office:value-type="float" office:value="226.41">
            <text:p>226.41</text:p>
          </table:table-cell>
          <table:table-cell office:value-type="float" office:value="3.66">
            <text:p>3.66</text:p>
          </table:table-cell>
          <table:table-cell office:value-type="float" office:value="463.65">
            <text:p>463.65</text:p>
          </table:table-cell>
          <table:table-cell office:value-type="float" office:value="3092.82">
            <text:p>3092.82</text:p>
          </table:table-cell>
          <table:table-cell office:value-type="float" office:value="1350.35">
            <text:p>1350.35</text:p>
          </table:table-cell>
          <table:table-cell office:value-type="float" office:value="7868.51">
            <text:p>7868.51</text:p>
          </table:table-cell>
          <table:table-cell office:value-type="float" office:value="288.57">
            <text:p>288.57</text:p>
          </table:table-cell>
          <table:table-cell office:value-type="float" office:value="1598.29">
            <text:p>1598.29</text:p>
          </table:table-cell>
          <table:table-cell office:value-type="float" office:value="188.7">
            <text:p>188.7</text:p>
          </table:table-cell>
          <table:table-cell office:value-type="float" office:value="945.67">
            <text:p>945.67</text:p>
          </table:table-cell>
          <table:table-cell office:value-type="float" office:value="356.33">
            <text:p>356.33</text:p>
          </table:table-cell>
          <table:table-cell office:value-type="float" office:value="215.86">
            <text:p>215.86</text:p>
          </table:table-cell>
          <table:table-cell office:value-type="float" office:value="251.34">
            <text:p>251.34</text:p>
          </table:table-cell>
          <table:table-cell office:value-type="float" office:value="127.93">
            <text:p>127.93</text:p>
          </table:table-cell>
          <table:table-cell office:value-type="float" office:value="87.71">
            <text:p>87.71</text:p>
          </table:table-cell>
          <table:table-cell office:value-type="float" office:value="139.83">
            <text:p>139.83</text:p>
          </table:table-cell>
          <table:table-cell office:value-type="float" office:value="370.37">
            <text:p>370.37</text:p>
          </table:table-cell>
          <table:table-cell office:value-type="float" office:value="486.97">
            <text:p>486.97</text:p>
          </table:table-cell>
        </table:table-row>
        <table:table-row table:style-name="ro1">
          <table:table-cell/>
          <table:table-cell office:value-type="float" office:value="6196.74">
            <text:p>6196.74</text:p>
          </table:table-cell>
          <table:table-cell office:value-type="float" office:value="1195.84">
            <text:p>1195.84</text:p>
          </table:table-cell>
          <table:table-cell office:value-type="float" office:value="7082.08">
            <text:p>7082.08</text:p>
          </table:table-cell>
          <table:table-cell office:value-type="float" office:value="284.24">
            <text:p>284.24</text:p>
          </table:table-cell>
          <table:table-cell office:value-type="float" office:value="127.97">
            <text:p>127.97</text:p>
          </table:table-cell>
          <table:table-cell office:value-type="float" office:value="125.3">
            <text:p>125.3</text:p>
          </table:table-cell>
          <table:table-cell office:value-type="float" office:value="213.65">
            <text:p>213.65</text:p>
          </table:table-cell>
          <table:table-cell office:value-type="float" office:value="35.02">
            <text:p>35.02</text:p>
          </table:table-cell>
          <table:table-cell office:value-type="float" office:value="43.56">
            <text:p>43.56</text:p>
          </table:table-cell>
          <table:table-cell office:value-type="float" office:value="6.02">
            <text:p>6.02</text:p>
          </table:table-cell>
          <table:table-cell office:value-type="float" office:value="68.94">
            <text:p>68.94</text:p>
          </table:table-cell>
          <table:table-cell office:value-type="float" office:value="3.12">
            <text:p>3.12</text:p>
          </table:table-cell>
          <table:table-cell office:value-type="float" office:value="124.01">
            <text:p>124.01</text:p>
          </table:table-cell>
          <table:table-cell office:value-type="float" office:value="162.75">
            <text:p>162.75</text:p>
          </table:table-cell>
          <table:table-cell office:value-type="float" office:value="216.41">
            <text:p>216.41</text:p>
          </table:table-cell>
          <table:table-cell office:value-type="float" office:value="35.4">
            <text:p>35.4</text:p>
          </table:table-cell>
          <table:table-cell office:value-type="float" office:value="76.85">
            <text:p>76.85</text:p>
          </table:table-cell>
          <table:table-cell office:value-type="float" office:value="6.01">
            <text:p>6.01</text:p>
          </table:table-cell>
          <table:table-cell office:value-type="float" office:value="71.57">
            <text:p>71.57</text:p>
          </table:table-cell>
          <table:table-cell office:value-type="float" office:value="7.1">
            <text:p>7.1</text:p>
          </table:table-cell>
          <table:table-cell office:value-type="float" office:value="129.19">
            <text:p>129.19</text:p>
          </table:table-cell>
          <table:table-cell office:value-type="float" office:value="359.13">
            <text:p>359.13</text:p>
          </table:table-cell>
          <table:table-cell office:value-type="float" office:value="15.21">
            <text:p>15.21</text:p>
          </table:table-cell>
          <table:table-cell office:value-type="float" office:value="28.54">
            <text:p>28.54</text:p>
          </table:table-cell>
          <table:table-cell office:value-type="float" office:value="227.97">
            <text:p>227.97</text:p>
          </table:table-cell>
          <table:table-cell office:value-type="float" office:value="3.87">
            <text:p>3.87</text:p>
          </table:table-cell>
          <table:table-cell office:value-type="float" office:value="465.45">
            <text:p>465.45</text:p>
          </table:table-cell>
          <table:table-cell office:value-type="float" office:value="3099.9">
            <text:p>3099.9</text:p>
          </table:table-cell>
          <table:table-cell office:value-type="float" office:value="1353.15">
            <text:p>1353.15</text:p>
          </table:table-cell>
          <table:table-cell office:value-type="float" office:value="7880.95">
            <text:p>7880.95</text:p>
          </table:table-cell>
          <table:table-cell office:value-type="float" office:value="289.24">
            <text:p>289.24</text:p>
          </table:table-cell>
          <table:table-cell office:value-type="float" office:value="1600.83">
            <text:p>1600.83</text:p>
          </table:table-cell>
          <table:table-cell office:value-type="float" office:value="188.99">
            <text:p>188.99</text:p>
          </table:table-cell>
          <table:table-cell office:value-type="float" office:value="947.05">
            <text:p>947.05</text:p>
          </table:table-cell>
          <table:table-cell office:value-type="float" office:value="356.71">
            <text:p>356.71</text:p>
          </table:table-cell>
          <table:table-cell office:value-type="float" office:value="216.39">
            <text:p>216.39</text:p>
          </table:table-cell>
          <table:table-cell office:value-type="float" office:value="251.9">
            <text:p>251.9</text:p>
          </table:table-cell>
          <table:table-cell office:value-type="float" office:value="128.48">
            <text:p>128.48</text:p>
          </table:table-cell>
          <table:table-cell office:value-type="float" office:value="87.96">
            <text:p>87.96</text:p>
          </table:table-cell>
          <table:table-cell office:value-type="float" office:value="140.23">
            <text:p>140.23</text:p>
          </table:table-cell>
          <table:table-cell office:value-type="float" office:value="370.96">
            <text:p>370.96</text:p>
          </table:table-cell>
          <table:table-cell office:value-type="float" office:value="487.45">
            <text:p>487.45</text:p>
          </table:table-cell>
        </table:table-row>
        <table:table-row table:style-name="ro1">
          <table:table-cell/>
          <table:table-cell office:value-type="float" office:value="6197">
            <text:p>6197</text:p>
          </table:table-cell>
          <table:table-cell office:value-type="float" office:value="1197.59">
            <text:p>1197.59</text:p>
          </table:table-cell>
          <table:table-cell office:value-type="float" office:value="7082">
            <text:p>7082</text:p>
          </table:table-cell>
          <table:table-cell office:value-type="float" office:value="284.28">
            <text:p>284.28</text:p>
          </table:table-cell>
          <table:table-cell office:value-type="float" office:value="128.15">
            <text:p>128.15</text:p>
          </table:table-cell>
          <table:table-cell office:value-type="float" office:value="125.7">
            <text:p>125.7</text:p>
          </table:table-cell>
          <table:table-cell office:value-type="float" office:value="214.43">
            <text:p>214.43</text:p>
          </table:table-cell>
          <table:table-cell office:value-type="float" office:value="35.05">
            <text:p>35.05</text:p>
          </table:table-cell>
          <table:table-cell office:value-type="float" office:value="43.78">
            <text:p>43.78</text:p>
          </table:table-cell>
          <table:table-cell office:value-type="float" office:value="6.07">
            <text:p>6.07</text:p>
          </table:table-cell>
          <table:table-cell office:value-type="float" office:value="69.12">
            <text:p>69.12</text:p>
          </table:table-cell>
          <table:table-cell office:value-type="float" office:value="3.14">
            <text:p>3.14</text:p>
          </table:table-cell>
          <table:table-cell office:value-type="float" office:value="124.06">
            <text:p>124.06</text:p>
          </table:table-cell>
          <table:table-cell office:value-type="float" office:value="165.4">
            <text:p>165.4</text:p>
          </table:table-cell>
          <table:table-cell office:value-type="float" office:value="220.46">
            <text:p>220.46</text:p>
          </table:table-cell>
          <table:table-cell office:value-type="float" office:value="35.42">
            <text:p>35.42</text:p>
          </table:table-cell>
          <table:table-cell office:value-type="float" office:value="76.87">
            <text:p>76.87</text:p>
          </table:table-cell>
          <table:table-cell office:value-type="float" office:value="6.07">
            <text:p>6.07</text:p>
          </table:table-cell>
          <table:table-cell office:value-type="float" office:value="73.4">
            <text:p>73.4</text:p>
          </table:table-cell>
          <table:table-cell office:value-type="float" office:value="7.13">
            <text:p>7.13</text:p>
          </table:table-cell>
          <table:table-cell office:value-type="float" office:value="129.23">
            <text:p>129.23</text:p>
          </table:table-cell>
          <table:table-cell office:value-type="float" office:value="359.14">
            <text:p>359.14</text:p>
          </table:table-cell>
          <table:table-cell office:value-type="float" office:value="15.2">
            <text:p>15.2</text:p>
          </table:table-cell>
          <table:table-cell office:value-type="float" office:value="28.53">
            <text:p>28.53</text:p>
          </table:table-cell>
          <table:table-cell office:value-type="float" office:value="228.87">
            <text:p>228.87</text:p>
          </table:table-cell>
          <table:table-cell office:value-type="float" office:value="3.91">
            <text:p>3.91</text:p>
          </table:table-cell>
          <table:table-cell office:value-type="float" office:value="465.45">
            <text:p>465.45</text:p>
          </table:table-cell>
          <table:table-cell office:value-type="float" office:value="3121.12">
            <text:p>3121.12</text:p>
          </table:table-cell>
          <table:table-cell office:value-type="float" office:value="1353.07">
            <text:p>1353.07</text:p>
          </table:table-cell>
          <table:table-cell office:value-type="float" office:value="7884">
            <text:p>7884</text:p>
          </table:table-cell>
          <table:table-cell office:value-type="float" office:value="289.7">
            <text:p>289.7</text:p>
          </table:table-cell>
          <table:table-cell office:value-type="float" office:value="1600.64">
            <text:p>1600.64</text:p>
          </table:table-cell>
          <table:table-cell office:value-type="float" office:value="189.07">
            <text:p>189.07</text:p>
          </table:table-cell>
          <table:table-cell office:value-type="float" office:value="947.07">
            <text:p>947.07</text:p>
          </table:table-cell>
          <table:table-cell office:value-type="float" office:value="356.76">
            <text:p>356.76</text:p>
          </table:table-cell>
          <table:table-cell office:value-type="float" office:value="217.24">
            <text:p>217.24</text:p>
          </table:table-cell>
          <table:table-cell office:value-type="float" office:value="252.23">
            <text:p>252.23</text:p>
          </table:table-cell>
          <table:table-cell office:value-type="float" office:value="128.51">
            <text:p>128.51</text:p>
          </table:table-cell>
          <table:table-cell office:value-type="float" office:value="88">
            <text:p>88</text:p>
          </table:table-cell>
          <table:table-cell office:value-type="float" office:value="140.3">
            <text:p>140.3</text:p>
          </table:table-cell>
          <table:table-cell office:value-type="float" office:value="372.58">
            <text:p>372.58</text:p>
          </table:table-cell>
          <table:table-cell office:value-type="float" office:value="488.13">
            <text:p>488.13</text:p>
          </table:table-cell>
        </table:table-row>
        <table:table-row table:style-name="ro1">
          <table:table-cell/>
          <table:table-cell office:value-type="float" office:value="961.97402">
            <text:p>961.97</text:p>
          </table:table-cell>
          <table:table-cell office:value-type="float" office:value="86.963578">
            <text:p>86.96</text:p>
          </table:table-cell>
          <table:table-cell office:value-type="float" office:value="1042.859952">
            <text:p>1042.86</text:p>
          </table:table-cell>
          <table:table-cell office:value-type="float" office:value="26.203515">
            <text:p>26.2</text:p>
          </table:table-cell>
          <table:table-cell office:value-type="float" office:value="192.970968">
            <text:p>192.97</text:p>
          </table:table-cell>
          <table:table-cell office:value-type="float" office:value="124.472678">
            <text:p>124.47</text:p>
          </table:table-cell>
          <table:table-cell office:value-type="float" office:value="198.566963">
            <text:p>198.57</text:p>
          </table:table-cell>
          <table:table-cell office:value-type="float" office:value="23.843236">
            <text:p>23.84</text:p>
          </table:table-cell>
          <table:table-cell office:value-type="float" office:value="30.732903">
            <text:p>30.73</text:p>
          </table:table-cell>
          <table:table-cell office:value-type="float" office:value="2.675958">
            <text:p>2.68</text:p>
          </table:table-cell>
          <table:table-cell office:value-type="float" office:value="35.094709">
            <text:p>35.09</text:p>
          </table:table-cell>
          <table:table-cell office:value-type="float" office:value="3.912684">
            <text:p>3.91</text:p>
          </table:table-cell>
          <table:table-cell office:value-type="float" office:value="91.381241">
            <text:p>91.38</text:p>
          </table:table-cell>
          <table:table-cell office:value-type="float" office:value="72.641532">
            <text:p>72.64</text:p>
          </table:table-cell>
          <table:table-cell office:value-type="float" office:value="164.899262">
            <text:p>164.9</text:p>
          </table:table-cell>
          <table:table-cell office:value-type="float" office:value="24.209828">
            <text:p>24.21</text:p>
          </table:table-cell>
          <table:table-cell office:value-type="float" office:value="54.042494">
            <text:p>54.04</text:p>
          </table:table-cell>
          <table:table-cell office:value-type="float" office:value="2.615862">
            <text:p>2.62</text:p>
          </table:table-cell>
          <table:table-cell office:value-type="float" office:value="17.693307">
            <text:p>17.69</text:p>
          </table:table-cell>
          <table:table-cell office:value-type="float" office:value="6.9105">
            <text:p>6.91</text:p>
          </table:table-cell>
          <table:table-cell office:value-type="float" office:value="14.942008">
            <text:p>14.94</text:p>
          </table:table-cell>
          <table:table-cell office:value-type="float" office:value="41.339915">
            <text:p>41.34</text:p>
          </table:table-cell>
          <table:table-cell office:value-type="float" office:value="4.5599">
            <text:p>4.56</text:p>
          </table:table-cell>
          <table:table-cell office:value-type="float" office:value="4.99048">
            <text:p>4.99</text:p>
          </table:table-cell>
          <table:table-cell office:value-type="float" office:value="80.648883">
            <text:p>80.65</text:p>
          </table:table-cell>
          <table:table-cell office:value-type="float" office:value="2.14594">
            <text:p>2.15</text:p>
          </table:table-cell>
          <table:table-cell office:value-type="float" office:value="110.312728">
            <text:p>110.31</text:p>
          </table:table-cell>
          <table:table-cell office:value-type="float" office:value="1357.742003">
            <text:p>1357.74</text:p>
          </table:table-cell>
          <table:table-cell office:value-type="float" office:value="1158.5506">
            <text:p>1158.55</text:p>
          </table:table-cell>
          <table:table-cell office:value-type="float" office:value="3085.482349">
            <text:p>3085.48</text:p>
          </table:table-cell>
          <table:table-cell office:value-type="float" office:value="62.224315">
            <text:p>62.22</text:p>
          </table:table-cell>
          <table:table-cell office:value-type="float" office:value="40.650626">
            <text:p>40.65</text:p>
          </table:table-cell>
          <table:table-cell office:value-type="float" office:value="30.91964">
            <text:p>30.92</text:p>
          </table:table-cell>
          <table:table-cell office:value-type="float" office:value="225.47373">
            <text:p>225.47</text:p>
          </table:table-cell>
          <table:table-cell office:value-type="float" office:value="246.151724">
            <text:p>246.15</text:p>
          </table:table-cell>
          <table:table-cell office:value-type="float" office:value="140.071696">
            <text:p>140.07</text:p>
          </table:table-cell>
          <table:table-cell office:value-type="float" office:value="96.062416">
            <text:p>96.06</text:p>
          </table:table-cell>
          <table:table-cell office:value-type="float" office:value="86.236942">
            <text:p>86.24</text:p>
          </table:table-cell>
          <table:table-cell office:value-type="float" office:value="111.419119">
            <text:p>111.42</text:p>
          </table:table-cell>
          <table:table-cell office:value-type="float" office:value="60.269744">
            <text:p>60.27</text:p>
          </table:table-cell>
          <table:table-cell office:value-type="float" office:value="253.237669">
            <text:p>253.24</text:p>
          </table:table-cell>
          <table:table-cell office:value-type="float" office:value="313.217055">
            <text:p>313.22</text:p>
          </table:table-cell>
        </table:table-row>
        <table:table-row table:style-name="ro1">
          <table:table-cell/>
          <table:table-cell office:value-type="float" office:value="966.44">
            <text:p>966.44</text:p>
          </table:table-cell>
          <table:table-cell office:value-type="float" office:value="87.59">
            <text:p>87.59</text:p>
          </table:table-cell>
          <table:table-cell office:value-type="float" office:value="1047.8">
            <text:p>1047.8</text:p>
          </table:table-cell>
          <table:table-cell office:value-type="float" office:value="27.71">
            <text:p>27.71</text:p>
          </table:table-cell>
          <table:table-cell office:value-type="float" office:value="198">
            <text:p>198</text:p>
          </table:table-cell>
          <table:table-cell office:value-type="float" office:value="125.35">
            <text:p>125.35</text:p>
          </table:table-cell>
          <table:table-cell office:value-type="float" office:value="200.78">
            <text:p>200.78</text:p>
          </table:table-cell>
          <table:table-cell office:value-type="float" office:value="24.44">
            <text:p>24.44</text:p>
          </table:table-cell>
          <table:table-cell office:value-type="float" office:value="32.18">
            <text:p>32.18</text:p>
          </table:table-cell>
          <table:table-cell office:value-type="float" office:value="3.28">
            <text:p>3.28</text:p>
          </table:table-cell>
          <table:table-cell office:value-type="float" office:value="35.83">
            <text:p>35.83</text:p>
          </table:table-cell>
          <table:table-cell office:value-type="float" office:value="4.28">
            <text:p>4.28</text:p>
          </table:table-cell>
          <table:table-cell office:value-type="float" office:value="95.88">
            <text:p>95.88</text:p>
          </table:table-cell>
          <table:table-cell office:value-type="float" office:value="73.51">
            <text:p>73.51</text:p>
          </table:table-cell>
          <table:table-cell office:value-type="float" office:value="166.65">
            <text:p>166.65</text:p>
          </table:table-cell>
          <table:table-cell office:value-type="float" office:value="24.82">
            <text:p>24.82</text:p>
          </table:table-cell>
          <table:table-cell office:value-type="float" office:value="55.77">
            <text:p>55.77</text:p>
          </table:table-cell>
          <table:table-cell office:value-type="float" office:value="3.31">
            <text:p>3.31</text:p>
          </table:table-cell>
          <table:table-cell office:value-type="float" office:value="18.2">
            <text:p>18.2</text:p>
          </table:table-cell>
          <table:table-cell office:value-type="float" office:value="7.35">
            <text:p>7.35</text:p>
          </table:table-cell>
          <table:table-cell office:value-type="float" office:value="15.88">
            <text:p>15.88</text:p>
          </table:table-cell>
          <table:table-cell office:value-type="float" office:value="42.93">
            <text:p>42.93</text:p>
          </table:table-cell>
          <table:table-cell office:value-type="float" office:value="5.11">
            <text:p>5.11</text:p>
          </table:table-cell>
          <table:table-cell office:value-type="float" office:value="5.39">
            <text:p>5.39</text:p>
          </table:table-cell>
          <table:table-cell office:value-type="float" office:value="82.34">
            <text:p>82.34</text:p>
          </table:table-cell>
          <table:table-cell office:value-type="float" office:value="2.45">
            <text:p>2.45</text:p>
          </table:table-cell>
          <table:table-cell office:value-type="float" office:value="113.17">
            <text:p>113.17</text:p>
          </table:table-cell>
          <table:table-cell office:value-type="float" office:value="1361.77">
            <text:p>1361.77</text:p>
          </table:table-cell>
          <table:table-cell office:value-type="float" office:value="1163.62">
            <text:p>1163.62</text:p>
          </table:table-cell>
          <table:table-cell office:value-type="float" office:value="3101.04">
            <text:p>3101.04</text:p>
          </table:table-cell>
          <table:table-cell office:value-type="float" office:value="62.8">
            <text:p>62.8</text:p>
          </table:table-cell>
          <table:table-cell office:value-type="float" office:value="41.23">
            <text:p>41.23</text:p>
          </table:table-cell>
          <table:table-cell office:value-type="float" office:value="31.14">
            <text:p>31.14</text:p>
          </table:table-cell>
          <table:table-cell office:value-type="float" office:value="226.55">
            <text:p>226.55</text:p>
          </table:table-cell>
          <table:table-cell office:value-type="float" office:value="247.33">
            <text:p>247.33</text:p>
          </table:table-cell>
          <table:table-cell office:value-type="float" office:value="140.92">
            <text:p>140.92</text:p>
          </table:table-cell>
          <table:table-cell office:value-type="float" office:value="96.82">
            <text:p>96.82</text:p>
          </table:table-cell>
          <table:table-cell office:value-type="float" office:value="87.56">
            <text:p>87.56</text:p>
          </table:table-cell>
          <table:table-cell office:value-type="float" office:value="113.13">
            <text:p>113.13</text:p>
          </table:table-cell>
          <table:table-cell office:value-type="float" office:value="60.97">
            <text:p>60.97</text:p>
          </table:table-cell>
          <table:table-cell office:value-type="float" office:value="254.85">
            <text:p>254.85</text:p>
          </table:table-cell>
          <table:table-cell office:value-type="float" office:value="315.02">
            <text:p>315.02</text:p>
          </table:table-cell>
        </table:table-row>
        <table:table-row table:style-name="ro1">
          <table:table-cell/>
          <table:table-cell office:value-type="float" office:value="967.31">
            <text:p>967.31</text:p>
          </table:table-cell>
          <table:table-cell office:value-type="float" office:value="87.9">
            <text:p>87.9</text:p>
          </table:table-cell>
          <table:table-cell office:value-type="float" office:value="1049.62">
            <text:p>1049.62</text:p>
          </table:table-cell>
          <table:table-cell office:value-type="float" office:value="28.06">
            <text:p>28.06</text:p>
          </table:table-cell>
          <table:table-cell office:value-type="float" office:value="198.51">
            <text:p>198.51</text:p>
          </table:table-cell>
          <table:table-cell office:value-type="float" office:value="125.71">
            <text:p>125.71</text:p>
          </table:table-cell>
          <table:table-cell office:value-type="float" office:value="201.46">
            <text:p>201.46</text:p>
          </table:table-cell>
          <table:table-cell office:value-type="float" office:value="24.8">
            <text:p>24.8</text:p>
          </table:table-cell>
          <table:table-cell office:value-type="float" office:value="32.73">
            <text:p>32.73</text:p>
          </table:table-cell>
          <table:table-cell office:value-type="float" office:value="3.52">
            <text:p>3.52</text:p>
          </table:table-cell>
          <table:table-cell office:value-type="float" office:value="36.12">
            <text:p>36.12</text:p>
          </table:table-cell>
          <table:table-cell office:value-type="float" office:value="4.52">
            <text:p>4.52</text:p>
          </table:table-cell>
          <table:table-cell office:value-type="float" office:value="96.12">
            <text:p>96.12</text:p>
          </table:table-cell>
          <table:table-cell office:value-type="float" office:value="73.77">
            <text:p>73.77</text:p>
          </table:table-cell>
          <table:table-cell office:value-type="float" office:value="167.62">
            <text:p>167.62</text:p>
          </table:table-cell>
          <table:table-cell office:value-type="float" office:value="25.11">
            <text:p>25.11</text:p>
          </table:table-cell>
          <table:table-cell office:value-type="float" office:value="56.47">
            <text:p>56.47</text:p>
          </table:table-cell>
          <table:table-cell office:value-type="float" office:value="3.52">
            <text:p>3.52</text:p>
          </table:table-cell>
          <table:table-cell office:value-type="float" office:value="18.48">
            <text:p>18.48</text:p>
          </table:table-cell>
          <table:table-cell office:value-type="float" office:value="7.71">
            <text:p>7.71</text:p>
          </table:table-cell>
          <table:table-cell office:value-type="float" office:value="16.19">
            <text:p>16.19</text:p>
          </table:table-cell>
          <table:table-cell office:value-type="float" office:value="43.53">
            <text:p>43.53</text:p>
          </table:table-cell>
          <table:table-cell office:value-type="float" office:value="5.22">
            <text:p>5.22</text:p>
          </table:table-cell>
          <table:table-cell office:value-type="float" office:value="5.52">
            <text:p>5.52</text:p>
          </table:table-cell>
          <table:table-cell office:value-type="float" office:value="83.22">
            <text:p>83.22</text:p>
          </table:table-cell>
          <table:table-cell office:value-type="float" office:value="2.62">
            <text:p>2.62</text:p>
          </table:table-cell>
          <table:table-cell office:value-type="float" office:value="114.01">
            <text:p>114.01</text:p>
          </table:table-cell>
          <table:table-cell office:value-type="float" office:value="1365.01">
            <text:p>1365.01</text:p>
          </table:table-cell>
          <table:table-cell office:value-type="float" office:value="1165.9">
            <text:p>1165.9</text:p>
          </table:table-cell>
          <table:table-cell office:value-type="float" office:value="3107.15">
            <text:p>3107.15</text:p>
          </table:table-cell>
          <table:table-cell office:value-type="float" office:value="63.26">
            <text:p>63.26</text:p>
          </table:table-cell>
          <table:table-cell office:value-type="float" office:value="41.63">
            <text:p>41.63</text:p>
          </table:table-cell>
          <table:table-cell office:value-type="float" office:value="31.28">
            <text:p>31.28</text:p>
          </table:table-cell>
          <table:table-cell office:value-type="float" office:value="227.05">
            <text:p>227.05</text:p>
          </table:table-cell>
          <table:table-cell office:value-type="float" office:value="247.78">
            <text:p>247.78</text:p>
          </table:table-cell>
          <table:table-cell office:value-type="float" office:value="141.62">
            <text:p>141.62</text:p>
          </table:table-cell>
          <table:table-cell office:value-type="float" office:value="97.37">
            <text:p>97.37</text:p>
          </table:table-cell>
          <table:table-cell office:value-type="float" office:value="87.99">
            <text:p>87.99</text:p>
          </table:table-cell>
          <table:table-cell office:value-type="float" office:value="113.58">
            <text:p>113.58</text:p>
          </table:table-cell>
          <table:table-cell office:value-type="float" office:value="61.16">
            <text:p>61.16</text:p>
          </table:table-cell>
          <table:table-cell office:value-type="float" office:value="255.43">
            <text:p>255.43</text:p>
          </table:table-cell>
          <table:table-cell office:value-type="float" office:value="315.52">
            <text:p>315.52</text:p>
          </table:table-cell>
        </table:table-row>
        <table:table-row table:style-name="ro1">
          <table:table-cell/>
          <table:table-cell office:value-type="float" office:value="967.34">
            <text:p>967.34</text:p>
          </table:table-cell>
          <table:table-cell office:value-type="float" office:value="87.97">
            <text:p>87.97</text:p>
          </table:table-cell>
          <table:table-cell office:value-type="float" office:value="1049.77">
            <text:p>1049.77</text:p>
          </table:table-cell>
          <table:table-cell office:value-type="float" office:value="28.1">
            <text:p>28.1</text:p>
          </table:table-cell>
          <table:table-cell office:value-type="float" office:value="200.67">
            <text:p>200.67</text:p>
          </table:table-cell>
          <table:table-cell office:value-type="float" office:value="126.11">
            <text:p>126.11</text:p>
          </table:table-cell>
          <table:table-cell office:value-type="float" office:value="202.25">
            <text:p>202.25</text:p>
          </table:table-cell>
          <table:table-cell office:value-type="float" office:value="24.85">
            <text:p>24.85</text:p>
          </table:table-cell>
          <table:table-cell office:value-type="float" office:value="32.85">
            <text:p>32.85</text:p>
          </table:table-cell>
          <table:table-cell office:value-type="float" office:value="3.6">
            <text:p>3.6</text:p>
          </table:table-cell>
          <table:table-cell office:value-type="float" office:value="36.21">
            <text:p>36.21</text:p>
          </table:table-cell>
          <table:table-cell office:value-type="float" office:value="4.57">
            <text:p>4.57</text:p>
          </table:table-cell>
          <table:table-cell office:value-type="float" office:value="96.59">
            <text:p>96.59</text:p>
          </table:table-cell>
          <table:table-cell office:value-type="float" office:value="73.83">
            <text:p>73.83</text:p>
          </table:table-cell>
          <table:table-cell office:value-type="float" office:value="169.99">
            <text:p>169.99</text:p>
          </table:table-cell>
          <table:table-cell office:value-type="float" office:value="25.15">
            <text:p>25.15</text:p>
          </table:table-cell>
          <table:table-cell office:value-type="float" office:value="56.5">
            <text:p>56.5</text:p>
          </table:table-cell>
          <table:table-cell office:value-type="float" office:value="3.57">
            <text:p>3.57</text:p>
          </table:table-cell>
          <table:table-cell office:value-type="float" office:value="18.67">
            <text:p>18.67</text:p>
          </table:table-cell>
          <table:table-cell office:value-type="float" office:value="11.22">
            <text:p>11.22</text:p>
          </table:table-cell>
          <table:table-cell office:value-type="float" office:value="16.07">
            <text:p>16.07</text:p>
          </table:table-cell>
          <table:table-cell office:value-type="float" office:value="43.44">
            <text:p>43.44</text:p>
          </table:table-cell>
          <table:table-cell office:value-type="float" office:value="5.25">
            <text:p>5.25</text:p>
          </table:table-cell>
          <table:table-cell office:value-type="float" office:value="5.56">
            <text:p>5.56</text:p>
          </table:table-cell>
          <table:table-cell office:value-type="float" office:value="83.92">
            <text:p>83.92</text:p>
          </table:table-cell>
          <table:table-cell office:value-type="float" office:value="2.7">
            <text:p>2.7</text:p>
          </table:table-cell>
          <table:table-cell office:value-type="float" office:value="114.04">
            <text:p>114.04</text:p>
          </table:table-cell>
          <table:table-cell office:value-type="float" office:value="1377.91">
            <text:p>1377.91</text:p>
          </table:table-cell>
          <table:table-cell office:value-type="float" office:value="1165.64">
            <text:p>1165.64</text:p>
          </table:table-cell>
          <table:table-cell office:value-type="float" office:value="3109.15">
            <text:p>3109.15</text:p>
          </table:table-cell>
          <table:table-cell office:value-type="float" office:value="63.68">
            <text:p>63.68</text:p>
          </table:table-cell>
          <table:table-cell office:value-type="float" office:value="41.67">
            <text:p>41.67</text:p>
          </table:table-cell>
          <table:table-cell office:value-type="float" office:value="31.4">
            <text:p>31.4</text:p>
          </table:table-cell>
          <table:table-cell office:value-type="float" office:value="227.09">
            <text:p>227.09</text:p>
          </table:table-cell>
          <table:table-cell office:value-type="float" office:value="247.77">
            <text:p>247.77</text:p>
          </table:table-cell>
          <table:table-cell office:value-type="float" office:value="144.03">
            <text:p>144.03</text:p>
          </table:table-cell>
          <table:table-cell office:value-type="float" office:value="99.35">
            <text:p>99.35</text:p>
          </table:table-cell>
          <table:table-cell office:value-type="float" office:value="88.04">
            <text:p>88.04</text:p>
          </table:table-cell>
          <table:table-cell office:value-type="float" office:value="113.75">
            <text:p>113.75</text:p>
          </table:table-cell>
          <table:table-cell office:value-type="float" office:value="61.19">
            <text:p>61.19</text:p>
          </table:table-cell>
          <table:table-cell office:value-type="float" office:value="255.47">
            <text:p>255.47</text:p>
          </table:table-cell>
          <table:table-cell office:value-type="float" office:value="315.7">
            <text:p>315.7</text:p>
          </table:table-cell>
        </table:table-row>
        <table:table-row table:style-name="ro1">
          <table:table-cell/>
          <table:table-cell office:value-type="float" office:value="86.586007364545">
            <text:p>86.59</text:p>
          </table:table-cell>
          <table:table-cell office:value-type="float" office:value="90.7998694090761">
            <text:p>90.8</text:p>
          </table:table-cell>
          <table:table-cell office:value-type="float" office:value="83.6945776213307">
            <text:p>83.69</text:p>
          </table:table-cell>
          <table:table-cell office:value-type="float" office:value="88.631090487239">
            <text:p>88.63</text:p>
          </table:table-cell>
          <table:table-cell office:value-type="float" office:value="-32.5643983083429">
            <text:p>-32.56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46.6726618705036">
            <text:p>46.67</text:p>
          </table:table-cell>
          <table:table-cell office:value-type="float" office:value="0">
            <text:p>0</text:p>
          </table:table-cell>
          <table:table-cell office:value-type="float" office:value="24.1163055872292">
            <text:p>24.12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61.5836352657005">
            <text:p>61.58</text:p>
          </table:table-cell>
          <table:table-cell office:value-type="float" office:value="18.0397916944852">
            <text:p>18.04</text:p>
          </table:table-cell>
          <table:table-cell office:value-type="float" office:value="55.1441225200731">
            <text:p>55.14</text:p>
          </table:table-cell>
          <table:table-cell office:value-type="float" office:value="83.9666238767651">
            <text:p>83.97</text:p>
          </table:table-cell>
          <table:table-cell office:value-type="float" office:value="95.6811886174767">
            <text:p>95.68</text:p>
          </table:table-cell>
          <table:table-cell office:value-type="float" office:value="86.8104667609618">
            <text:p>86.81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60.376864695106">
            <text:p>60.38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4.4117489776615">
            <text:p>84.41</text:p>
          </table:table-cell>
          <table:table-cell office:value-type="float" office:value="92.7013791777975">
            <text:p>92.7</text:p>
          </table:table-cell>
          <table:table-cell office:value-type="float" office:value="85.1942810306207">
            <text:p>85.19</text:p>
          </table:table-cell>
          <table:table-cell office:value-type="float" office:value="90.7348453098211">
            <text:p>90.73</text:p>
          </table:table-cell>
          <table:table-cell office:value-type="float" office:value="-36.3011331321093">
            <text:p>-36.3</text:p>
          </table:table-cell>
          <table:table-cell office:value-type="float" office:value="-0.429571379511887">
            <text:p>-0.43</text:p>
          </table:table-cell>
          <table:table-cell office:value-type="float" office:value="5.68686056000625">
            <text:p>5.69</text:p>
          </table:table-cell>
          <table:table-cell office:value-type="float" office:value="29.9190227805157">
            <text:p>29.92</text:p>
          </table:table-cell>
          <table:table-cell office:value-type="float" office:value="25.3077410739577">
            <text:p>25.31</text:p>
          </table:table-cell>
          <table:table-cell office:value-type="float" office:value="44.5250253901501">
            <text:p>44.53</text:p>
          </table:table-cell>
          <table:table-cell office:value-type="float" office:value="48.1288067519457">
            <text:p>48.13</text:p>
          </table:table-cell>
          <table:table-cell office:value-type="float" office:value="-33.5420647310133">
            <text:p>-33.54</text:p>
          </table:table-cell>
          <table:table-cell office:value-type="float" office:value="23.2758466376033">
            <text:p>23.28</text:p>
          </table:table-cell>
          <table:table-cell office:value-type="float" office:value="55.0096731498152">
            <text:p>55.01</text:p>
          </table:table-cell>
          <table:table-cell office:value-type="float" office:value="22.6484662618588">
            <text:p>22.65</text:p>
          </table:table-cell>
          <table:table-cell office:value-type="float" office:value="29.5046834584928">
            <text:p>29.5</text:p>
          </table:table-cell>
          <table:table-cell office:value-type="float" office:value="26.7833008328422">
            <text:p>26.78</text:p>
          </table:table-cell>
          <table:table-cell office:value-type="float" office:value="46.142555575847">
            <text:p>46.14</text:p>
          </table:table-cell>
          <table:table-cell office:value-type="float" office:value="74.7524677454209">
            <text:p>74.75</text:p>
          </table:table-cell>
          <table:table-cell office:value-type="float" office:value="-12.5260690253961">
            <text:p>-12.53</text:p>
          </table:table-cell>
          <table:table-cell office:value-type="float" office:value="88.0846006616097">
            <text:p>88.08</text:p>
          </table:table-cell>
          <table:table-cell office:value-type="float" office:value="88.1382174358852">
            <text:p>88.14</text:p>
          </table:table-cell>
          <table:table-cell office:value-type="float" office:value="67.1060319915282">
            <text:p>67.11</text:p>
          </table:table-cell>
          <table:table-cell office:value-type="float" office:value="81.0713495967523">
            <text:p>81.07</text:p>
          </table:table-cell>
          <table:table-cell office:value-type="float" office:value="63.4259789472756">
            <text:p>63.43</text:p>
          </table:table-cell>
          <table:table-cell office:value-type="float" office:value="29.7995272294507">
            <text:p>29.8</text:p>
          </table:table-cell>
          <table:table-cell office:value-type="float" office:value="75.8475155243092">
            <text:p>75.85</text:p>
          </table:table-cell>
          <table:table-cell office:value-type="float" office:value="55.941549669578">
            <text:p>55.94</text:p>
          </table:table-cell>
          <table:table-cell office:value-type="float" office:value="13.7996572514543">
            <text:p>13.8</text:p>
          </table:table-cell>
          <table:table-cell office:value-type="float" office:value="60.5960557147165">
            <text:p>60.6</text:p>
          </table:table-cell>
          <table:table-cell office:value-type="float" office:value="78.3107501227299">
            <text:p>78.31</text:p>
          </table:table-cell>
          <table:table-cell office:value-type="float" office:value="97.4457750509489">
            <text:p>97.45</text:p>
          </table:table-cell>
          <table:table-cell office:value-type="float" office:value="83.5102035696537">
            <text:p>83.51</text:p>
          </table:table-cell>
          <table:table-cell office:value-type="float" office:value="76.0775942706049">
            <text:p>76.08</text:p>
          </table:table-cell>
          <table:table-cell office:value-type="float" office:value="30.6073599379347">
            <text:p>30.61</text:p>
          </table:table-cell>
          <table:table-cell office:value-type="float" office:value="34.6349560024196">
            <text:p>34.63</text:p>
          </table:table-cell>
          <table:table-cell office:value-type="float" office:value="61.5167114064707">
            <text:p>61.52</text:p>
          </table:table-cell>
          <table:table-cell office:value-type="float" office:value="31.7380510598487">
            <text:p>31.74</text:p>
          </table:table-cell>
          <table:table-cell office:value-type="float" office:value="-22.4024702618587">
            <text:p>-22.4</text:p>
          </table:table-cell>
          <table:table-cell office:value-type="float" office:value="56.3042529736253">
            <text:p>56.3</text:p>
          </table:table-cell>
          <table:table-cell office:value-type="float" office:value="31.2372952510796">
            <text:p>31.24</text:p>
          </table:table-cell>
          <table:table-cell office:value-type="float" office:value="35.3897813215419">
            <text:p>35.39</text:p>
          </table:table-cell>
        </table:table-row>
        <table:table-row table:style-name="ro1">
          <table:table-cell/>
          <table:table-cell office:value-type="float" office:value="84.3875803689703">
            <text:p>84.39</text:p>
          </table:table-cell>
          <table:table-cell office:value-type="float" office:value="92.6680227350728">
            <text:p>92.67</text:p>
          </table:table-cell>
          <table:table-cell office:value-type="float" office:value="85.1835302169443">
            <text:p>85.18</text:p>
          </table:table-cell>
          <table:table-cell office:value-type="float" office:value="90.2343612334802">
            <text:p>90.23</text:p>
          </table:table-cell>
          <table:table-cell office:value-type="float" office:value="-35.5707070707071">
            <text:p>-35.57</text:p>
          </table:table-cell>
          <table:table-cell office:value-type="float" office:value="-0.335061826884713">
            <text:p>-0.34</text:p>
          </table:table-cell>
          <table:table-cell office:value-type="float" office:value="5.71052878745186">
            <text:p>5.71</text:p>
          </table:table-cell>
          <table:table-cell office:value-type="float" office:value="29.6488198042602">
            <text:p>29.65</text:p>
          </table:table-cell>
          <table:table-cell office:value-type="float" office:value="25.1105422387712">
            <text:p>25.11</text:p>
          </table:table-cell>
          <table:table-cell office:value-type="float" office:value="42.6573426573426">
            <text:p>42.66</text:p>
          </table:table-cell>
          <table:table-cell office:value-type="float" office:value="47.7696793002915">
            <text:p>47.77</text:p>
          </table:table-cell>
          <table:table-cell office:value-type="float" office:value="-31.3084112149533">
            <text:p>-31.31</text:p>
          </table:table-cell>
          <table:table-cell office:value-type="float" office:value="22.4836284259035">
            <text:p>22.48</text:p>
          </table:table-cell>
          <table:table-cell office:value-type="float" office:value="54.7547239490367">
            <text:p>54.75</text:p>
          </table:table-cell>
          <table:table-cell office:value-type="float" office:value="22.5532112649874">
            <text:p>22.55</text:p>
          </table:table-cell>
          <table:table-cell office:value-type="float" office:value="29.2675976061556">
            <text:p>29.27</text:p>
          </table:table-cell>
          <table:table-cell office:value-type="float" office:value="26.7629678266579">
            <text:p>26.76</text:p>
          </table:table-cell>
          <table:table-cell office:value-type="float" office:value="42.1328671328671">
            <text:p>42.13</text:p>
          </table:table-cell>
          <table:table-cell office:value-type="float" office:value="74.3264212159684">
            <text:p>74.33</text:p>
          </table:table-cell>
          <table:table-cell office:value-type="float" office:value="-7.89115646258504">
            <text:p>-7.89</text:p>
          </table:table-cell>
          <table:table-cell office:value-type="float" office:value="87.6391375418386">
            <text:p>87.64</text:p>
          </table:table-cell>
          <table:table-cell office:value-type="float" office:value="87.9758003529115">
            <text:p>87.98</text:p>
          </table:table-cell>
          <table:table-cell office:value-type="float" office:value="65.635507733692">
            <text:p>65.64</text:p>
          </table:table-cell>
          <table:table-cell office:value-type="float" office:value="80.866169684061">
            <text:p>80.87</text:p>
          </table:table-cell>
          <table:table-cell office:value-type="float" office:value="63.6323483945055">
            <text:p>63.63</text:p>
          </table:table-cell>
          <table:table-cell office:value-type="float" office:value="33.0601092896175">
            <text:p>33.06</text:p>
          </table:table-cell>
          <table:table-cell office:value-type="float" office:value="75.5915022107193">
            <text:p>75.59</text:p>
          </table:table-cell>
          <table:table-cell office:value-type="float" office:value="55.9699562211833">
            <text:p>55.97</text:p>
          </table:table-cell>
          <table:table-cell office:value-type="float" office:value="13.8282667456585">
            <text:p>13.83</text:p>
          </table:table-cell>
          <table:table-cell office:value-type="float" office:value="60.5892348106567">
            <text:p>60.59</text:p>
          </table:table-cell>
          <table:table-cell office:value-type="float" office:value="78.2375160273071">
            <text:p>78.24</text:p>
          </table:table-cell>
          <table:table-cell office:value-type="float" office:value="97.4203680183196">
            <text:p>97.42</text:p>
          </table:table-cell>
          <table:table-cell office:value-type="float" office:value="83.4976152623211">
            <text:p>83.5</text:p>
          </table:table-cell>
          <table:table-cell office:value-type="float" office:value="76.0434401006694">
            <text:p>76.04</text:p>
          </table:table-cell>
          <table:table-cell office:value-type="float" office:value="30.5896219796256">
            <text:p>30.59</text:p>
          </table:table-cell>
          <table:table-cell office:value-type="float" office:value="34.7169461688131">
            <text:p>34.72</text:p>
          </table:table-cell>
          <table:table-cell office:value-type="float" office:value="61.4784753720061">
            <text:p>61.48</text:p>
          </table:table-cell>
          <table:table-cell office:value-type="float" office:value="31.5563198624248">
            <text:p>31.56</text:p>
          </table:table-cell>
          <table:table-cell office:value-type="float" office:value="-22.4697250950234">
            <text:p>-22.47</text:p>
          </table:table-cell>
          <table:table-cell office:value-type="float" office:value="56.3970535650433">
            <text:p>56.4</text:p>
          </table:table-cell>
          <table:table-cell office:value-type="float" office:value="31.1904311904312">
            <text:p>31.19</text:p>
          </table:table-cell>
          <table:table-cell office:value-type="float" office:value="35.3101833788529">
            <text:p>35.31</text:p>
          </table:table-cell>
        </table:table-row>
        <table:table-row table:style-name="ro1">
          <table:table-cell/>
          <table:table-cell office:value-type="float" office:value="84.3900179771945">
            <text:p>84.39</text:p>
          </table:table-cell>
          <table:table-cell office:value-type="float" office:value="92.6495183302114">
            <text:p>92.65</text:p>
          </table:table-cell>
          <table:table-cell office:value-type="float" office:value="85.1792128866096">
            <text:p>85.18</text:p>
          </table:table-cell>
          <table:table-cell office:value-type="float" office:value="90.1280607936955">
            <text:p>90.13</text:p>
          </table:table-cell>
          <table:table-cell office:value-type="float" office:value="-35.5347337665609">
            <text:p>-35.53</text:p>
          </table:table-cell>
          <table:table-cell office:value-type="float" office:value="-0.326147482300519">
            <text:p>-0.33</text:p>
          </table:table-cell>
          <table:table-cell office:value-type="float" office:value="5.70559326000468">
            <text:p>5.71</text:p>
          </table:table-cell>
          <table:table-cell office:value-type="float" office:value="29.1833238149629">
            <text:p>29.18</text:p>
          </table:table-cell>
          <table:table-cell office:value-type="float" office:value="24.8622589531681">
            <text:p>24.86</text:p>
          </table:table-cell>
          <table:table-cell office:value-type="float" office:value="41.5282392026578">
            <text:p>41.53</text:p>
          </table:table-cell>
          <table:table-cell office:value-type="float" office:value="47.6066144473455">
            <text:p>47.61</text:p>
          </table:table-cell>
          <table:table-cell office:value-type="float" office:value="-30.9734513274336">
            <text:p>-30.97</text:p>
          </table:table-cell>
          <table:table-cell office:value-type="float" office:value="22.4901217643738">
            <text:p>22.49</text:p>
          </table:table-cell>
          <table:table-cell office:value-type="float" office:value="54.6728110599078">
            <text:p>54.67</text:p>
          </table:table-cell>
          <table:table-cell office:value-type="float" office:value="22.5451688923802">
            <text:p>22.55</text:p>
          </table:table-cell>
          <table:table-cell office:value-type="float" office:value="29.0677966101695">
            <text:p>29.07</text:p>
          </table:table-cell>
          <table:table-cell office:value-type="float" office:value="26.5191932335719">
            <text:p>26.52</text:p>
          </table:table-cell>
          <table:table-cell office:value-type="float" office:value="41.4309484193012">
            <text:p>41.43</text:p>
          </table:table-cell>
          <table:table-cell office:value-type="float" office:value="74.1791253318429">
            <text:p>74.18</text:p>
          </table:table-cell>
          <table:table-cell office:value-type="float" office:value="-7.9118028534371">
            <text:p>-7.91</text:p>
          </table:table-cell>
          <table:table-cell office:value-type="float" office:value="87.4680702840777">
            <text:p>87.47</text:p>
          </table:table-cell>
          <table:table-cell office:value-type="float" office:value="87.8790410157882">
            <text:p>87.88</text:p>
          </table:table-cell>
          <table:table-cell office:value-type="float" office:value="65.6804733727811">
            <text:p>65.68</text:p>
          </table:table-cell>
          <table:table-cell office:value-type="float" office:value="80.6587245970568">
            <text:p>80.66</text:p>
          </table:table-cell>
          <table:table-cell office:value-type="float" office:value="63.4951967364127">
            <text:p>63.5</text:p>
          </table:table-cell>
          <table:table-cell office:value-type="float" office:value="32.2997416020672">
            <text:p>32.3</text:p>
          </table:table-cell>
          <table:table-cell office:value-type="float" office:value="75.5054248576646">
            <text:p>75.51</text:p>
          </table:table-cell>
          <table:table-cell office:value-type="float" office:value="55.9659989031904">
            <text:p>55.97</text:p>
          </table:table-cell>
          <table:table-cell office:value-type="float" office:value="13.8380815135055">
            <text:p>13.84</text:p>
          </table:table-cell>
          <table:table-cell office:value-type="float" office:value="60.5739155812434">
            <text:p>60.57</text:p>
          </table:table-cell>
          <table:table-cell office:value-type="float" office:value="78.1288895035265">
            <text:p>78.13</text:p>
          </table:table-cell>
          <table:table-cell office:value-type="float" office:value="97.3994740228506">
            <text:p>97.4</text:p>
          </table:table-cell>
          <table:table-cell office:value-type="float" office:value="83.4488597280279">
            <text:p>83.45</text:p>
          </table:table-cell>
          <table:table-cell office:value-type="float" office:value="76.0255530331028">
            <text:p>76.03</text:p>
          </table:table-cell>
          <table:table-cell office:value-type="float" office:value="30.5374113425472">
            <text:p>30.54</text:p>
          </table:table-cell>
          <table:table-cell office:value-type="float" office:value="34.553352742733">
            <text:p>34.55</text:p>
          </table:table-cell>
          <table:table-cell office:value-type="float" office:value="61.3457721317983">
            <text:p>61.35</text:p>
          </table:table-cell>
          <table:table-cell office:value-type="float" office:value="31.5146326276463">
            <text:p>31.51</text:p>
          </table:table-cell>
          <table:table-cell office:value-type="float" office:value="-22.5567881669308">
            <text:p>-22.56</text:p>
          </table:table-cell>
          <table:table-cell office:value-type="float" office:value="56.3859373885759">
            <text:p>56.39</text:p>
          </table:table-cell>
          <table:table-cell office:value-type="float" office:value="31.143519516929">
            <text:p>31.14</text:p>
          </table:table-cell>
          <table:table-cell office:value-type="float" office:value="35.2713098779362">
            <text:p>35.27</text:p>
          </table:table-cell>
        </table:table-row>
        <table:table-row table:style-name="ro1">
          <table:table-cell/>
          <table:table-cell office:value-type="float" office:value="84.3901888010328">
            <text:p>84.39</text:p>
          </table:table-cell>
          <table:table-cell office:value-type="float" office:value="92.6544142820164">
            <text:p>92.65</text:p>
          </table:table-cell>
          <table:table-cell office:value-type="float" office:value="85.1769274216323">
            <text:p>85.18</text:p>
          </table:table-cell>
          <table:table-cell office:value-type="float" office:value="90.1153792036021">
            <text:p>90.12</text:p>
          </table:table-cell>
          <table:table-cell office:value-type="float" office:value="-36.1389345691932">
            <text:p>-36.14</text:p>
          </table:table-cell>
          <table:table-cell office:value-type="float" office:value="-0.325112996590276">
            <text:p>-0.33</text:p>
          </table:table-cell>
          <table:table-cell office:value-type="float" office:value="5.68017534859861">
            <text:p>5.68</text:p>
          </table:table-cell>
          <table:table-cell office:value-type="float" office:value="29.1012838801712">
            <text:p>29.1</text:p>
          </table:table-cell>
          <table:table-cell office:value-type="float" office:value="24.9657377798081">
            <text:p>24.97</text:p>
          </table:table-cell>
          <table:table-cell office:value-type="float" office:value="40.6919275123559">
            <text:p>40.69</text:p>
          </table:table-cell>
          <table:table-cell office:value-type="float" office:value="47.6128472222222">
            <text:p>47.61</text:p>
          </table:table-cell>
          <table:table-cell office:value-type="float" office:value="-31.2910284463895">
            <text:p>-31.29</text:p>
          </table:table-cell>
          <table:table-cell office:value-type="float" office:value="22.142511687893">
            <text:p>22.14</text:p>
          </table:table-cell>
          <table:table-cell office:value-type="float" office:value="55.3627569528416">
            <text:p>55.36</text:p>
          </table:table-cell>
          <table:table-cell office:value-type="float" office:value="22.8930418216456">
            <text:p>22.89</text:p>
          </table:table-cell>
          <table:table-cell office:value-type="float" office:value="28.9949181253529">
            <text:p>28.99</text:p>
          </table:table-cell>
          <table:table-cell office:value-type="float" office:value="26.4992845063094">
            <text:p>26.5</text:p>
          </table:table-cell>
          <table:table-cell office:value-type="float" office:value="41.1861614497529">
            <text:p>41.19</text:p>
          </table:table-cell>
          <table:table-cell office:value-type="float" office:value="74.5640326975477">
            <text:p>74.56</text:p>
          </table:table-cell>
          <table:table-cell office:value-type="float" office:value="-36.4527629233512">
            <text:p>-36.45</text:p>
          </table:table-cell>
          <table:table-cell office:value-type="float" office:value="87.5648069333746">
            <text:p>87.56</text:p>
          </table:table-cell>
          <table:table-cell office:value-type="float" office:value="87.9044383805758">
            <text:p>87.9</text:p>
          </table:table-cell>
          <table:table-cell office:value-type="float" office:value="65.4605263157895">
            <text:p>65.46</text:p>
          </table:table-cell>
          <table:table-cell office:value-type="float" office:value="80.5117420259376">
            <text:p>80.51</text:p>
          </table:table-cell>
          <table:table-cell office:value-type="float" office:value="63.3328964040722">
            <text:p>63.33</text:p>
          </table:table-cell>
          <table:table-cell office:value-type="float" office:value="30.9462915601023">
            <text:p>30.95</text:p>
          </table:table-cell>
          <table:table-cell office:value-type="float" office:value="75.4989794822215">
            <text:p>75.5</text:p>
          </table:table-cell>
          <table:table-cell office:value-type="float" office:value="55.8520659250525">
            <text:p>55.85</text:p>
          </table:table-cell>
          <table:table-cell office:value-type="float" office:value="13.852202768519">
            <text:p>13.85</text:p>
          </table:table-cell>
          <table:table-cell office:value-type="float" office:value="60.5638001014713">
            <text:p>60.56</text:p>
          </table:table-cell>
          <table:table-cell office:value-type="float" office:value="78.0186399723852">
            <text:p>78.02</text:p>
          </table:table-cell>
          <table:table-cell office:value-type="float" office:value="97.3966663334666">
            <text:p>97.4</text:p>
          </table:table-cell>
          <table:table-cell office:value-type="float" office:value="83.3923943512984">
            <text:p>83.39</text:p>
          </table:table-cell>
          <table:table-cell office:value-type="float" office:value="76.0218357671555">
            <text:p>76.02</text:p>
          </table:table-cell>
          <table:table-cell office:value-type="float" office:value="30.5499495459132">
            <text:p>30.55</text:p>
          </table:table-cell>
          <table:table-cell office:value-type="float" office:value="33.700055238446">
            <text:p>33.7</text:p>
          </table:table-cell>
          <table:table-cell office:value-type="float" office:value="60.611346786663">
            <text:p>60.61</text:p>
          </table:table-cell>
          <table:table-cell office:value-type="float" office:value="31.4917127071823">
            <text:p>31.49</text:p>
          </table:table-cell>
          <table:table-cell office:value-type="float" office:value="-22.6373626373626">
            <text:p>-22.64</text:p>
          </table:table-cell>
          <table:table-cell office:value-type="float" office:value="56.3863150392017">
            <text:p>56.39</text:p>
          </table:table-cell>
          <table:table-cell office:value-type="float" office:value="31.432175640131">
            <text:p>31.43</text:p>
          </table:table-cell>
          <table:table-cell office:value-type="float" office:value="35.324606150001">
            <text:p>35.32</text:p>
          </table:table-cell>
        </table:table-row>
        <table:table-row table:style-name="ro1" table:number-rows-repeated="4">
          <table:table-cell table:number-columns-repeated="43"/>
        </table:table-row>
        <table:table-row table:style-name="ro1">
          <table:table-cell office:value-type="string">
            <text:p>General indicators for quantities increasing and decreasing are removed.</text:p>
          </table:table-cell>
          <table:table-cell table:number-columns-repeated="42"/>
        </table:table-row>
        <table:table-row table:style-name="ro1">
          <table:table-cell office:value-type="string">
            <text:p>Only specific indicators (eg, a change from 5 to 4) are used.</text:p>
          </table:table-cell>
          <table:table-cell table:number-columns-repeated="42"/>
        </table:table-row>
      </table:table>
      <table:table table:name="general_indicators" table:style-name="ta1" table:print="false">
        <table:table-column table:style-name="co1" table:number-columns-repeated="43" table:default-cell-style-name="Default"/>
        <table:table-row table:style-name="ro1">
          <table:table-cell office:value-type="string">
            <text:p>l 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698">
            <text:p>698</text:p>
          </table:table-cell>
          <table:table-cell office:value-type="float" office:value="21513">
            <text:p>21513</text:p>
          </table:table-cell>
          <table:table-cell office:value-type="float" office:value="84469">
            <text:p>84469</text:p>
          </table:table-cell>
          <table:table-cell office:value-type="float" office:value="12733">
            <text:p>12733</text:p>
          </table:table-cell>
          <table:table-cell office:value-type="float" office:value="1115">
            <text:p>1115</text:p>
          </table:table-cell>
          <table:table-cell office:value-type="float" office:value="2272">
            <text:p>2272</text:p>
          </table:table-cell>
          <table:table-cell office:value-type="float" office:value="2546">
            <text:p>2546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7009.72839">
            <text:p>7009.73</text:p>
          </table:table-cell>
          <table:table-cell office:value-type="float" office:value="4528.875225">
            <text:p>4528.88</text:p>
          </table:table-cell>
          <table:table-cell office:value-type="float" office:value="8365.381591">
            <text:p>8365.38</text:p>
          </table:table-cell>
          <table:table-cell office:value-type="float" office:value="283.345865">
            <text:p>283.35</text:p>
          </table:table-cell>
          <table:table-cell office:value-type="float" office:value="102.570412">
            <text:p>102.57</text:p>
          </table:table-cell>
          <table:table-cell office:value-type="float" office:value="167.087649">
            <text:p>167.09</text:p>
          </table:table-cell>
          <table:table-cell office:value-type="float" office:value="178.599608">
            <text:p>178.6</text:p>
          </table:table-cell>
          <table:table-cell office:value-type="float" office:value="16.15997">
            <text:p>16.16</text:p>
          </table:table-cell>
          <table:table-cell office:value-type="float" office:value="35.26803">
            <text:p>35.27</text:p>
          </table:table-cell>
          <table:table-cell office:value-type="float" office:value="4.677245">
            <text:p>4.68</text:p>
          </table:table-cell>
          <table:table-cell office:value-type="float" office:value="126.73464">
            <text:p>126.73</text:p>
          </table:table-cell>
          <table:table-cell office:value-type="float" office:value="2.609271">
            <text:p>2.61</text:p>
          </table:table-cell>
          <table:table-cell office:value-type="float" office:value="102.31959">
            <text:p>102.32</text:p>
          </table:table-cell>
          <table:table-cell office:value-type="float" office:value="137.958507">
            <text:p>137.96</text:p>
          </table:table-cell>
          <table:table-cell office:value-type="float" office:value="212.068892">
            <text:p>212.07</text:p>
          </table:table-cell>
          <table:table-cell office:value-type="float" office:value="19.280787">
            <text:p>19.28</text:p>
          </table:table-cell>
          <table:table-cell office:value-type="float" office:value="43.279365">
            <text:p>43.28</text:p>
          </table:table-cell>
          <table:table-cell office:value-type="float" office:value="5.263149">
            <text:p>5.26</text:p>
          </table:table-cell>
          <table:table-cell office:value-type="float" office:value="76.040784">
            <text:p>76.04</text:p>
          </table:table-cell>
          <table:table-cell office:value-type="float" office:value="2.676636">
            <text:p>2.68</text:p>
          </table:table-cell>
          <table:table-cell office:value-type="float" office:value="126.8545">
            <text:p>126.85</text:p>
          </table:table-cell>
          <table:table-cell office:value-type="float" office:value="347.84324">
            <text:p>347.84</text:p>
          </table:table-cell>
          <table:table-cell office:value-type="float" office:value="13.848796">
            <text:p>13.85</text:p>
          </table:table-cell>
          <table:table-cell office:value-type="float" office:value="26.19045">
            <text:p>26.19</text:p>
          </table:table-cell>
          <table:table-cell office:value-type="float" office:value="228.245373">
            <text:p>228.25</text:p>
          </table:table-cell>
          <table:table-cell office:value-type="float" office:value="2.083824">
            <text:p>2.08</text:p>
          </table:table-cell>
          <table:table-cell office:value-type="float" office:value="986.593895">
            <text:p>986.59</text:p>
          </table:table-cell>
          <table:table-cell office:value-type="float" office:value="5346.8928">
            <text:p>5346.89</text:p>
          </table:table-cell>
          <table:table-cell office:value-type="float" office:value="784.143234">
            <text:p>784.14</text:p>
          </table:table-cell>
          <table:table-cell office:value-type="float" office:value="8042.80552">
            <text:p>8042.81</text:p>
          </table:table-cell>
          <table:table-cell office:value-type="float" office:value="294.64896">
            <text:p>294.65</text:p>
          </table:table-cell>
          <table:table-cell office:value-type="float" office:value="744.538674">
            <text:p>744.54</text:p>
          </table:table-cell>
          <table:table-cell office:value-type="float" office:value="486.008768">
            <text:p>486.01</text:p>
          </table:table-cell>
          <table:table-cell office:value-type="float" office:value="431.54225">
            <text:p>431.54</text:p>
          </table:table-cell>
          <table:table-cell office:value-type="float" office:value="342.77664">
            <text:p>342.78</text:p>
          </table:table-cell>
          <table:table-cell office:value-type="float" office:value="220.02019">
            <text:p>220.02</text:p>
          </table:table-cell>
          <table:table-cell office:value-type="float" office:value="256.736844">
            <text:p>256.74</text:p>
          </table:table-cell>
          <table:table-cell office:value-type="float" office:value="126.468535">
            <text:p>126.47</text:p>
          </table:table-cell>
          <table:table-cell office:value-type="float" office:value="85.63184">
            <text:p>85.63</text:p>
          </table:table-cell>
          <table:table-cell office:value-type="float" office:value="138.251422">
            <text:p>138.25</text:p>
          </table:table-cell>
          <table:table-cell office:value-type="float" office:value="364.990395">
            <text:p>364.99</text:p>
          </table:table-cell>
          <table:table-cell office:value-type="float" office:value="478.30068">
            <text:p>478.3</text:p>
          </table:table-cell>
        </table:table-row>
        <table:table-row table:style-name="ro1">
          <table:table-cell/>
          <table:table-cell office:value-type="float" office:value="7028.5">
            <text:p>7028.5</text:p>
          </table:table-cell>
          <table:table-cell office:value-type="float" office:value="4536.53">
            <text:p>4536.53</text:p>
          </table:table-cell>
          <table:table-cell office:value-type="float" office:value="8395.89">
            <text:p>8395.89</text:p>
          </table:table-cell>
          <table:table-cell office:value-type="float" office:value="284.38">
            <text:p>284.38</text:p>
          </table:table-cell>
          <table:table-cell office:value-type="float" office:value="105.03">
            <text:p>105.03</text:p>
          </table:table-cell>
          <table:table-cell office:value-type="float" office:value="168.13">
            <text:p>168.13</text:p>
          </table:table-cell>
          <table:table-cell office:value-type="float" office:value="180.59">
            <text:p>180.59</text:p>
          </table:table-cell>
          <table:table-cell office:value-type="float" office:value="16.41">
            <text:p>16.41</text:p>
          </table:table-cell>
          <table:table-cell office:value-type="float" office:value="36.64">
            <text:p>36.64</text:p>
          </table:table-cell>
          <table:table-cell office:value-type="float" office:value="5.51">
            <text:p>5.51</text:p>
          </table:table-cell>
          <table:table-cell office:value-type="float" office:value="128.1">
            <text:p>128.1</text:p>
          </table:table-cell>
          <table:table-cell office:value-type="float" office:value="3.06">
            <text:p>3.06</text:p>
          </table:table-cell>
          <table:table-cell office:value-type="float" office:value="104.77">
            <text:p>104.77</text:p>
          </table:table-cell>
          <table:table-cell office:value-type="float" office:value="139.01">
            <text:p>139.01</text:p>
          </table:table-cell>
          <table:table-cell office:value-type="float" office:value="214.18">
            <text:p>214.18</text:p>
          </table:table-cell>
          <table:table-cell office:value-type="float" office:value="19.92">
            <text:p>19.92</text:p>
          </table:table-cell>
          <table:table-cell office:value-type="float" office:value="45.17">
            <text:p>45.17</text:p>
          </table:table-cell>
          <table:table-cell office:value-type="float" office:value="6.14">
            <text:p>6.14</text:p>
          </table:table-cell>
          <table:table-cell office:value-type="float" office:value="77.06">
            <text:p>77.06</text:p>
          </table:table-cell>
          <table:table-cell office:value-type="float" office:value="3.04">
            <text:p>3.04</text:p>
          </table:table-cell>
          <table:table-cell office:value-type="float" office:value="130.06">
            <text:p>130.06</text:p>
          </table:table-cell>
          <table:table-cell office:value-type="float" office:value="356.08">
            <text:p>356.08</text:p>
          </table:table-cell>
          <table:table-cell office:value-type="float" office:value="14.93">
            <text:p>14.93</text:p>
          </table:table-cell>
          <table:table-cell office:value-type="float" office:value="28.13">
            <text:p>28.13</text:p>
          </table:table-cell>
          <table:table-cell office:value-type="float" office:value="234.05">
            <text:p>234.05</text:p>
          </table:table-cell>
          <table:table-cell office:value-type="float" office:value="2.4">
            <text:p>2.4</text:p>
          </table:table-cell>
          <table:table-cell office:value-type="float" office:value="999.52">
            <text:p>999.52</text:p>
          </table:table-cell>
          <table:table-cell office:value-type="float" office:value="5365.01">
            <text:p>5365.01</text:p>
          </table:table-cell>
          <table:table-cell office:value-type="float" office:value="787.04">
            <text:p>787.04</text:p>
          </table:table-cell>
          <table:table-cell office:value-type="float" office:value="8078.92">
            <text:p>8078.92</text:p>
          </table:table-cell>
          <table:table-cell office:value-type="float" office:value="295.94">
            <text:p>295.94</text:p>
          </table:table-cell>
          <table:table-cell office:value-type="float" office:value="748.73">
            <text:p>748.73</text:p>
          </table:table-cell>
          <table:table-cell office:value-type="float" office:value="488.04">
            <text:p>488.04</text:p>
          </table:table-cell>
          <table:table-cell office:value-type="float" office:value="433.53">
            <text:p>433.53</text:p>
          </table:table-cell>
          <table:table-cell office:value-type="float" office:value="344.13">
            <text:p>344.13</text:p>
          </table:table-cell>
          <table:table-cell office:value-type="float" office:value="221.12">
            <text:p>221.12</text:p>
          </table:table-cell>
          <table:table-cell office:value-type="float" office:value="258.26">
            <text:p>258.26</text:p>
          </table:table-cell>
          <table:table-cell office:value-type="float" office:value="128.11">
            <text:p>128.11</text:p>
          </table:table-cell>
          <table:table-cell office:value-type="float" office:value="86.68">
            <text:p>86.68</text:p>
          </table:table-cell>
          <table:table-cell office:value-type="float" office:value="139.83">
            <text:p>139.83</text:p>
          </table:table-cell>
          <table:table-cell office:value-type="float" office:value="367.41">
            <text:p>367.41</text:p>
          </table:table-cell>
          <table:table-cell office:value-type="float" office:value="480.87">
            <text:p>480.87</text:p>
          </table:table-cell>
        </table:table-row>
        <table:table-row table:style-name="ro1">
          <table:table-cell/>
          <table:table-cell office:value-type="float" office:value="7034.75">
            <text:p>7034.75</text:p>
          </table:table-cell>
          <table:table-cell office:value-type="float" office:value="4540.41">
            <text:p>4540.41</text:p>
          </table:table-cell>
          <table:table-cell office:value-type="float" office:value="8406.64">
            <text:p>8406.64</text:p>
          </table:table-cell>
          <table:table-cell office:value-type="float" office:value="284.73">
            <text:p>284.73</text:p>
          </table:table-cell>
          <table:table-cell office:value-type="float" office:value="105.12">
            <text:p>105.12</text:p>
          </table:table-cell>
          <table:table-cell office:value-type="float" office:value="168.46">
            <text:p>168.46</text:p>
          </table:table-cell>
          <table:table-cell office:value-type="float" office:value="181.03">
            <text:p>181.03</text:p>
          </table:table-cell>
          <table:table-cell office:value-type="float" office:value="16.46">
            <text:p>16.46</text:p>
          </table:table-cell>
          <table:table-cell office:value-type="float" office:value="37.04">
            <text:p>37.04</text:p>
          </table:table-cell>
          <table:table-cell office:value-type="float" office:value="5.77">
            <text:p>5.77</text:p>
          </table:table-cell>
          <table:table-cell office:value-type="float" office:value="128.65">
            <text:p>128.65</text:p>
          </table:table-cell>
          <table:table-cell office:value-type="float" office:value="3.17">
            <text:p>3.17</text:p>
          </table:table-cell>
          <table:table-cell office:value-type="float" office:value="104.89">
            <text:p>104.89</text:p>
          </table:table-cell>
          <table:table-cell office:value-type="float" office:value="139.36">
            <text:p>139.36</text:p>
          </table:table-cell>
          <table:table-cell office:value-type="float" office:value="215.27">
            <text:p>215.27</text:p>
          </table:table-cell>
          <table:table-cell office:value-type="float" office:value="20.1">
            <text:p>20.1</text:p>
          </table:table-cell>
          <table:table-cell office:value-type="float" office:value="45.72">
            <text:p>45.72</text:p>
          </table:table-cell>
          <table:table-cell office:value-type="float" office:value="6.45">
            <text:p>6.45</text:p>
          </table:table-cell>
          <table:table-cell office:value-type="float" office:value="77.48">
            <text:p>77.48</text:p>
          </table:table-cell>
          <table:table-cell office:value-type="float" office:value="3.09">
            <text:p>3.09</text:p>
          </table:table-cell>
          <table:table-cell office:value-type="float" office:value="130.78">
            <text:p>130.78</text:p>
          </table:table-cell>
          <table:table-cell office:value-type="float" office:value="358.4">
            <text:p>358.4</text:p>
          </table:table-cell>
          <table:table-cell office:value-type="float" office:value="15.19">
            <text:p>15.19</text:p>
          </table:table-cell>
          <table:table-cell office:value-type="float" office:value="28.44">
            <text:p>28.44</text:p>
          </table:table-cell>
          <table:table-cell office:value-type="float" office:value="235.46">
            <text:p>235.46</text:p>
          </table:table-cell>
          <table:table-cell office:value-type="float" office:value="2.45">
            <text:p>2.45</text:p>
          </table:table-cell>
          <table:table-cell office:value-type="float" office:value="1002.82">
            <text:p>1002.82</text:p>
          </table:table-cell>
          <table:table-cell office:value-type="float" office:value="5372.69">
            <text:p>5372.69</text:p>
          </table:table-cell>
          <table:table-cell office:value-type="float" office:value="790.39">
            <text:p>790.39</text:p>
          </table:table-cell>
          <table:table-cell office:value-type="float" office:value="8091.8">
            <text:p>8091.8</text:p>
          </table:table-cell>
          <table:table-cell office:value-type="float" office:value="297.17">
            <text:p>297.17</text:p>
          </table:table-cell>
          <table:table-cell office:value-type="float" office:value="750.24">
            <text:p>750.24</text:p>
          </table:table-cell>
          <table:table-cell office:value-type="float" office:value="488.88">
            <text:p>488.88</text:p>
          </table:table-cell>
          <table:table-cell office:value-type="float" office:value="434.31">
            <text:p>434.31</text:p>
          </table:table-cell>
          <table:table-cell office:value-type="float" office:value="344.91">
            <text:p>344.91</text:p>
          </table:table-cell>
          <table:table-cell office:value-type="float" office:value="221.65">
            <text:p>221.65</text:p>
          </table:table-cell>
          <table:table-cell office:value-type="float" office:value="259.16">
            <text:p>259.16</text:p>
          </table:table-cell>
          <table:table-cell office:value-type="float" office:value="128.55">
            <text:p>128.55</text:p>
          </table:table-cell>
          <table:table-cell office:value-type="float" office:value="86.97">
            <text:p>86.97</text:p>
          </table:table-cell>
          <table:table-cell office:value-type="float" office:value="140.23">
            <text:p>140.23</text:p>
          </table:table-cell>
          <table:table-cell office:value-type="float" office:value="368.09">
            <text:p>368.09</text:p>
          </table:table-cell>
          <table:table-cell office:value-type="float" office:value="481.46">
            <text:p>481.46</text:p>
          </table:table-cell>
        </table:table-row>
        <table:table-row table:style-name="ro1">
          <table:table-cell/>
          <table:table-cell office:value-type="float" office:value="7043">
            <text:p>7043</text:p>
          </table:table-cell>
          <table:table-cell office:value-type="float" office:value="4540">
            <text:p>4540</text:p>
          </table:table-cell>
          <table:table-cell office:value-type="float" office:value="8415">
            <text:p>8415</text:p>
          </table:table-cell>
          <table:table-cell office:value-type="float" office:value="284.77">
            <text:p>284.77</text:p>
          </table:table-cell>
          <table:table-cell office:value-type="float" office:value="105.15">
            <text:p>105.15</text:p>
          </table:table-cell>
          <table:table-cell office:value-type="float" office:value="168.94">
            <text:p>168.94</text:p>
          </table:table-cell>
          <table:table-cell office:value-type="float" office:value="181.12">
            <text:p>181.12</text:p>
          </table:table-cell>
          <table:table-cell office:value-type="float" office:value="16.51">
            <text:p>16.51</text:p>
          </table:table-cell>
          <table:table-cell office:value-type="float" office:value="37.11">
            <text:p>37.11</text:p>
          </table:table-cell>
          <table:table-cell office:value-type="float" office:value="6.22">
            <text:p>6.22</text:p>
          </table:table-cell>
          <table:table-cell office:value-type="float" office:value="128.67">
            <text:p>128.67</text:p>
          </table:table-cell>
          <table:table-cell office:value-type="float" office:value="3.2">
            <text:p>3.2</text:p>
          </table:table-cell>
          <table:table-cell office:value-type="float" office:value="104.94">
            <text:p>104.94</text:p>
          </table:table-cell>
          <table:table-cell office:value-type="float" office:value="139.35">
            <text:p>139.35</text:p>
          </table:table-cell>
          <table:table-cell office:value-type="float" office:value="218.49">
            <text:p>218.49</text:p>
          </table:table-cell>
          <table:table-cell office:value-type="float" office:value="20.19">
            <text:p>20.19</text:p>
          </table:table-cell>
          <table:table-cell office:value-type="float" office:value="46.09">
            <text:p>46.09</text:p>
          </table:table-cell>
          <table:table-cell office:value-type="float" office:value="6.56">
            <text:p>6.56</text:p>
          </table:table-cell>
          <table:table-cell office:value-type="float" office:value="78.14">
            <text:p>78.14</text:p>
          </table:table-cell>
          <table:table-cell office:value-type="float" office:value="3.15">
            <text:p>3.15</text:p>
          </table:table-cell>
          <table:table-cell office:value-type="float" office:value="130.86">
            <text:p>130.86</text:p>
          </table:table-cell>
          <table:table-cell office:value-type="float" office:value="358.41">
            <text:p>358.41</text:p>
          </table:table-cell>
          <table:table-cell office:value-type="float" office:value="15.14">
            <text:p>15.14</text:p>
          </table:table-cell>
          <table:table-cell office:value-type="float" office:value="28.44">
            <text:p>28.44</text:p>
          </table:table-cell>
          <table:table-cell office:value-type="float" office:value="236.03">
            <text:p>236.03</text:p>
          </table:table-cell>
          <table:table-cell office:value-type="float" office:value="2.48">
            <text:p>2.48</text:p>
          </table:table-cell>
          <table:table-cell office:value-type="float" office:value="1002.81">
            <text:p>1002.81</text:p>
          </table:table-cell>
          <table:table-cell office:value-type="float" office:value="5372">
            <text:p>5372</text:p>
          </table:table-cell>
          <table:table-cell office:value-type="float" office:value="802.78">
            <text:p>802.78</text:p>
          </table:table-cell>
          <table:table-cell office:value-type="float" office:value="8096">
            <text:p>8096</text:p>
          </table:table-cell>
          <table:table-cell office:value-type="float" office:value="301.83">
            <text:p>301.83</text:p>
          </table:table-cell>
          <table:table-cell office:value-type="float" office:value="751.12">
            <text:p>751.12</text:p>
          </table:table-cell>
          <table:table-cell office:value-type="float" office:value="488.91">
            <text:p>488.91</text:p>
          </table:table-cell>
          <table:table-cell office:value-type="float" office:value="435">
            <text:p>435</text:p>
          </table:table-cell>
          <table:table-cell office:value-type="float" office:value="353.51">
            <text:p>353.51</text:p>
          </table:table-cell>
          <table:table-cell office:value-type="float" office:value="225.89">
            <text:p>225.89</text:p>
          </table:table-cell>
          <table:table-cell office:value-type="float" office:value="262.86">
            <text:p>262.86</text:p>
          </table:table-cell>
          <table:table-cell office:value-type="float" office:value="128.6">
            <text:p>128.6</text:p>
          </table:table-cell>
          <table:table-cell office:value-type="float" office:value="86.97">
            <text:p>86.97</text:p>
          </table:table-cell>
          <table:table-cell office:value-type="float" office:value="140.3">
            <text:p>140.3</text:p>
          </table:table-cell>
          <table:table-cell office:value-type="float" office:value="368.67">
            <text:p>368.67</text:p>
          </table:table-cell>
          <table:table-cell office:value-type="float" office:value="484.65">
            <text:p>484.65</text:p>
          </table:table-cell>
        </table:table-row>
        <table:table-row table:style-name="ro1">
          <table:table-cell/>
          <table:table-cell office:value-type="float" office:value="1374.21208">
            <text:p>1374.21</text:p>
          </table:table-cell>
          <table:table-cell office:value-type="float" office:value="56.207621">
            <text:p>56.21</text:p>
          </table:table-cell>
          <table:table-cell office:value-type="float" office:value="1399.009628">
            <text:p>1399.01</text:p>
          </table:table-cell>
          <table:table-cell office:value-type="float" office:value="33.60813">
            <text:p>33.61</text:p>
          </table:table-cell>
          <table:table-cell office:value-type="float" office:value="42.940136">
            <text:p>42.94</text:p>
          </table:table-cell>
          <table:table-cell office:value-type="float" office:value="167.359015">
            <text:p>167.36</text:p>
          </table:table-cell>
          <table:table-cell office:value-type="float" office:value="167.957703">
            <text:p>167.96</text:p>
          </table:table-cell>
          <table:table-cell office:value-type="float" office:value="8.429766">
            <text:p>8.43</text:p>
          </table:table-cell>
          <table:table-cell office:value-type="float" office:value="26.341529">
            <text:p>26.34</text:p>
          </table:table-cell>
          <table:table-cell office:value-type="float" office:value="2.544498">
            <text:p>2.54</text:p>
          </table:table-cell>
          <table:table-cell office:value-type="float" office:value="31.11579">
            <text:p>31.12</text:p>
          </table:table-cell>
          <table:table-cell office:value-type="float" office:value="3.91957">
            <text:p>3.92</text:p>
          </table:table-cell>
          <table:table-cell office:value-type="float" office:value="11.650094">
            <text:p>11.65</text:p>
          </table:table-cell>
          <table:table-cell office:value-type="float" office:value="63.060884">
            <text:p>63.06</text:p>
          </table:table-cell>
          <table:table-cell office:value-type="float" office:value="161.21615">
            <text:p>161.22</text:p>
          </table:table-cell>
          <table:table-cell office:value-type="float" office:value="10.564456">
            <text:p>10.56</text:p>
          </table:table-cell>
          <table:table-cell office:value-type="float" office:value="31.265739">
            <text:p>31.27</text:p>
          </table:table-cell>
          <table:table-cell office:value-type="float" office:value="2.825588">
            <text:p>2.83</text:p>
          </table:table-cell>
          <table:table-cell office:value-type="float" office:value="17.749534">
            <text:p>17.75</text:p>
          </table:table-cell>
          <table:table-cell office:value-type="float" office:value="3.1518">
            <text:p>3.15</text:p>
          </table:table-cell>
          <table:table-cell office:value-type="float" office:value="15.110846">
            <text:p>15.11</text:p>
          </table:table-cell>
          <table:table-cell office:value-type="float" office:value="41.104421">
            <text:p>41.1</text:p>
          </table:table-cell>
          <table:table-cell office:value-type="float" office:value="4.699265">
            <text:p>4.7</text:p>
          </table:table-cell>
          <table:table-cell office:value-type="float" office:value="4.96014">
            <text:p>4.96</text:p>
          </table:table-cell>
          <table:table-cell office:value-type="float" office:value="75.721519">
            <text:p>75.72</text:p>
          </table:table-cell>
          <table:table-cell office:value-type="float" office:value="1.75218">
            <text:p>1.75</text:p>
          </table:table-cell>
          <table:table-cell office:value-type="float" office:value="226.67228">
            <text:p>226.67</text:p>
          </table:table-cell>
          <table:table-cell office:value-type="float" office:value="67.656088">
            <text:p>67.66</text:p>
          </table:table-cell>
          <table:table-cell office:value-type="float" office:value="898.002029">
            <text:p>898</text:p>
          </table:table-cell>
          <table:table-cell office:value-type="float" office:value="3108.765793">
            <text:p>3108.77</text:p>
          </table:table-cell>
          <table:table-cell office:value-type="float" office:value="1234.816088">
            <text:p>1234.82</text:p>
          </table:table-cell>
          <table:table-cell office:value-type="float" office:value="42.000165">
            <text:p>42</text:p>
          </table:table-cell>
          <table:table-cell office:value-type="float" office:value="324.621584">
            <text:p>324.62</text:p>
          </table:table-cell>
          <table:table-cell office:value-type="float" office:value="102.95113">
            <text:p>102.95</text:p>
          </table:table-cell>
          <table:table-cell office:value-type="float" office:value="243.642034">
            <text:p>243.64</text:p>
          </table:table-cell>
          <table:table-cell office:value-type="float" office:value="140.470281">
            <text:p>140.47</text:p>
          </table:table-cell>
          <table:table-cell office:value-type="float" office:value="95.736012">
            <text:p>95.74</text:p>
          </table:table-cell>
          <table:table-cell office:value-type="float" office:value="86.031844">
            <text:p>86.03</text:p>
          </table:table-cell>
          <table:table-cell office:value-type="float" office:value="111.58903">
            <text:p>111.59</text:p>
          </table:table-cell>
          <table:table-cell office:value-type="float" office:value="41.519344">
            <text:p>41.52</text:p>
          </table:table-cell>
          <table:table-cell office:value-type="float" office:value="253.635014">
            <text:p>253.64</text:p>
          </table:table-cell>
          <table:table-cell office:value-type="float" office:value="311.795447">
            <text:p>311.8</text:p>
          </table:table-cell>
        </table:table-row>
        <table:table-row table:style-name="ro1">
          <table:table-cell/>
          <table:table-cell office:value-type="float" office:value="1378.61">
            <text:p>1378.61</text:p>
          </table:table-cell>
          <table:table-cell office:value-type="float" office:value="56.91">
            <text:p>56.91</text:p>
          </table:table-cell>
          <table:table-cell office:value-type="float" office:value="1404.39">
            <text:p>1404.39</text:p>
          </table:table-cell>
          <table:table-cell office:value-type="float" office:value="35.16">
            <text:p>35.16</text:p>
          </table:table-cell>
          <table:table-cell office:value-type="float" office:value="45.26">
            <text:p>45.26</text:p>
          </table:table-cell>
          <table:table-cell office:value-type="float" office:value="168.67">
            <text:p>168.67</text:p>
          </table:table-cell>
          <table:table-cell office:value-type="float" office:value="170.04">
            <text:p>170.04</text:p>
          </table:table-cell>
          <table:table-cell office:value-type="float" office:value="8.62">
            <text:p>8.62</text:p>
          </table:table-cell>
          <table:table-cell office:value-type="float" office:value="27.42">
            <text:p>27.42</text:p>
          </table:table-cell>
          <table:table-cell office:value-type="float" office:value="3.27">
            <text:p>3.27</text:p>
          </table:table-cell>
          <table:table-cell office:value-type="float" office:value="31.77">
            <text:p>31.77</text:p>
          </table:table-cell>
          <table:table-cell office:value-type="float" office:value="4.34">
            <text:p>4.34</text:p>
          </table:table-cell>
          <table:table-cell office:value-type="float" office:value="13.93">
            <text:p>13.93</text:p>
          </table:table-cell>
          <table:table-cell office:value-type="float" office:value="63.67">
            <text:p>63.67</text:p>
          </table:table-cell>
          <table:table-cell office:value-type="float" office:value="162.65">
            <text:p>162.65</text:p>
          </table:table-cell>
          <table:table-cell office:value-type="float" office:value="10.79">
            <text:p>10.79</text:p>
          </table:table-cell>
          <table:table-cell office:value-type="float" office:value="32.34">
            <text:p>32.34</text:p>
          </table:table-cell>
          <table:table-cell office:value-type="float" office:value="3.54">
            <text:p>3.54</text:p>
          </table:table-cell>
          <table:table-cell office:value-type="float" office:value="18.3">
            <text:p>18.3</text:p>
          </table:table-cell>
          <table:table-cell office:value-type="float" office:value="3.46">
            <text:p>3.46</text:p>
          </table:table-cell>
          <table:table-cell office:value-type="float" office:value="16.03">
            <text:p>16.03</text:p>
          </table:table-cell>
          <table:table-cell office:value-type="float" office:value="42.71">
            <text:p>42.71</text:p>
          </table:table-cell>
          <table:table-cell office:value-type="float" office:value="5.12">
            <text:p>5.12</text:p>
          </table:table-cell>
          <table:table-cell office:value-type="float" office:value="5.38">
            <text:p>5.38</text:p>
          </table:table-cell>
          <table:table-cell office:value-type="float" office:value="77.17">
            <text:p>77.17</text:p>
          </table:table-cell>
          <table:table-cell office:value-type="float" office:value="2.03">
            <text:p>2.03</text:p>
          </table:table-cell>
          <table:table-cell office:value-type="float" office:value="232.26">
            <text:p>232.26</text:p>
          </table:table-cell>
          <table:table-cell office:value-type="float" office:value="68.23">
            <text:p>68.23</text:p>
          </table:table-cell>
          <table:table-cell office:value-type="float" office:value="900.49">
            <text:p>900.49</text:p>
          </table:table-cell>
          <table:table-cell office:value-type="float" office:value="3124.81">
            <text:p>3124.81</text:p>
          </table:table-cell>
          <table:table-cell office:value-type="float" office:value="1234.91">
            <text:p>1234.91</text:p>
          </table:table-cell>
          <table:table-cell office:value-type="float" office:value="42.3">
            <text:p>42.3</text:p>
          </table:table-cell>
          <table:table-cell office:value-type="float" office:value="325.75">
            <text:p>325.75</text:p>
          </table:table-cell>
          <table:table-cell office:value-type="float" office:value="103.71">
            <text:p>103.71</text:p>
          </table:table-cell>
          <table:table-cell office:value-type="float" office:value="244.61">
            <text:p>244.61</text:p>
          </table:table-cell>
          <table:table-cell office:value-type="float" office:value="141.28">
            <text:p>141.28</text:p>
          </table:table-cell>
          <table:table-cell office:value-type="float" office:value="96.5">
            <text:p>96.5</text:p>
          </table:table-cell>
          <table:table-cell office:value-type="float" office:value="87.31">
            <text:p>87.31</text:p>
          </table:table-cell>
          <table:table-cell office:value-type="float" office:value="113.13">
            <text:p>113.13</text:p>
          </table:table-cell>
          <table:table-cell office:value-type="float" office:value="41.94">
            <text:p>41.94</text:p>
          </table:table-cell>
          <table:table-cell office:value-type="float" office:value="255.35">
            <text:p>255.35</text:p>
          </table:table-cell>
          <table:table-cell office:value-type="float" office:value="313.68">
            <text:p>313.68</text:p>
          </table:table-cell>
        </table:table-row>
        <table:table-row table:style-name="ro1">
          <table:table-cell/>
          <table:table-cell office:value-type="float" office:value="1379.75">
            <text:p>1379.75</text:p>
          </table:table-cell>
          <table:table-cell office:value-type="float" office:value="57.27">
            <text:p>57.27</text:p>
          </table:table-cell>
          <table:table-cell office:value-type="float" office:value="1406.26">
            <text:p>1406.26</text:p>
          </table:table-cell>
          <table:table-cell office:value-type="float" office:value="35.51">
            <text:p>35.51</text:p>
          </table:table-cell>
          <table:table-cell office:value-type="float" office:value="45.43">
            <text:p>45.43</text:p>
          </table:table-cell>
          <table:table-cell office:value-type="float" office:value="169.23">
            <text:p>169.23</text:p>
          </table:table-cell>
          <table:table-cell office:value-type="float" office:value="170.55">
            <text:p>170.55</text:p>
          </table:table-cell>
          <table:table-cell office:value-type="float" office:value="8.7">
            <text:p>8.7</text:p>
          </table:table-cell>
          <table:table-cell office:value-type="float" office:value="27.78">
            <text:p>27.78</text:p>
          </table:table-cell>
          <table:table-cell office:value-type="float" office:value="3.53">
            <text:p>3.53</text:p>
          </table:table-cell>
          <table:table-cell office:value-type="float" office:value="32.11">
            <text:p>32.11</text:p>
          </table:table-cell>
          <table:table-cell office:value-type="float" office:value="4.74">
            <text:p>4.74</text:p>
          </table:table-cell>
          <table:table-cell office:value-type="float" office:value="14.02">
            <text:p>14.02</text:p>
          </table:table-cell>
          <table:table-cell office:value-type="float" office:value="63.92">
            <text:p>63.92</text:p>
          </table:table-cell>
          <table:table-cell office:value-type="float" office:value="163.63">
            <text:p>163.63</text:p>
          </table:table-cell>
          <table:table-cell office:value-type="float" office:value="10.87">
            <text:p>10.87</text:p>
          </table:table-cell>
          <table:table-cell office:value-type="float" office:value="32.82">
            <text:p>32.82</text:p>
          </table:table-cell>
          <table:table-cell office:value-type="float" office:value="3.81">
            <text:p>3.81</text:p>
          </table:table-cell>
          <table:table-cell office:value-type="float" office:value="18.54">
            <text:p>18.54</text:p>
          </table:table-cell>
          <table:table-cell office:value-type="float" office:value="3.75">
            <text:p>3.75</text:p>
          </table:table-cell>
          <table:table-cell office:value-type="float" office:value="16.27">
            <text:p>16.27</text:p>
          </table:table-cell>
          <table:table-cell office:value-type="float" office:value="43.32">
            <text:p>43.32</text:p>
          </table:table-cell>
          <table:table-cell office:value-type="float" office:value="5.26">
            <text:p>5.26</text:p>
          </table:table-cell>
          <table:table-cell office:value-type="float" office:value="5.53">
            <text:p>5.53</text:p>
          </table:table-cell>
          <table:table-cell office:value-type="float" office:value="77.81">
            <text:p>77.81</text:p>
          </table:table-cell>
          <table:table-cell office:value-type="float" office:value="2.09">
            <text:p>2.09</text:p>
          </table:table-cell>
          <table:table-cell office:value-type="float" office:value="233.59">
            <text:p>233.59</text:p>
          </table:table-cell>
          <table:table-cell office:value-type="float" office:value="68.57">
            <text:p>68.57</text:p>
          </table:table-cell>
          <table:table-cell office:value-type="float" office:value="904.18">
            <text:p>904.18</text:p>
          </table:table-cell>
          <table:table-cell office:value-type="float" office:value="3130.35">
            <text:p>3130.35</text:p>
          </table:table-cell>
          <table:table-cell office:value-type="float" office:value="1239.15">
            <text:p>1239.15</text:p>
          </table:table-cell>
          <table:table-cell office:value-type="float" office:value="42.5">
            <text:p>42.5</text:p>
          </table:table-cell>
          <table:table-cell office:value-type="float" office:value="326.2">
            <text:p>326.2</text:p>
          </table:table-cell>
          <table:table-cell office:value-type="float" office:value="104.01">
            <text:p>104.01</text:p>
          </table:table-cell>
          <table:table-cell office:value-type="float" office:value="245.22">
            <text:p>245.22</text:p>
          </table:table-cell>
          <table:table-cell office:value-type="float" office:value="141.87">
            <text:p>141.87</text:p>
          </table:table-cell>
          <table:table-cell office:value-type="float" office:value="97.04">
            <text:p>97.04</text:p>
          </table:table-cell>
          <table:table-cell office:value-type="float" office:value="87.72">
            <text:p>87.72</text:p>
          </table:table-cell>
          <table:table-cell office:value-type="float" office:value="113.6">
            <text:p>113.6</text:p>
          </table:table-cell>
          <table:table-cell office:value-type="float" office:value="42.09">
            <text:p>42.09</text:p>
          </table:table-cell>
          <table:table-cell office:value-type="float" office:value="255.78">
            <text:p>255.78</text:p>
          </table:table-cell>
          <table:table-cell office:value-type="float" office:value="314.16">
            <text:p>314.16</text:p>
          </table:table-cell>
        </table:table-row>
        <table:table-row table:style-name="ro1">
          <table:table-cell/>
          <table:table-cell office:value-type="float" office:value="1380.15">
            <text:p>1380.15</text:p>
          </table:table-cell>
          <table:table-cell office:value-type="float" office:value="57.31">
            <text:p>57.31</text:p>
          </table:table-cell>
          <table:table-cell office:value-type="float" office:value="1408.18">
            <text:p>1408.18</text:p>
          </table:table-cell>
          <table:table-cell office:value-type="float" office:value="35.55">
            <text:p>35.55</text:p>
          </table:table-cell>
          <table:table-cell office:value-type="float" office:value="45.5">
            <text:p>45.5</text:p>
          </table:table-cell>
          <table:table-cell office:value-type="float" office:value="169.69">
            <text:p>169.69</text:p>
          </table:table-cell>
          <table:table-cell office:value-type="float" office:value="170.6">
            <text:p>170.6</text:p>
          </table:table-cell>
          <table:table-cell office:value-type="float" office:value="8.75">
            <text:p>8.75</text:p>
          </table:table-cell>
          <table:table-cell office:value-type="float" office:value="27.7">
            <text:p>27.7</text:p>
          </table:table-cell>
          <table:table-cell office:value-type="float" office:value="3.71">
            <text:p>3.71</text:p>
          </table:table-cell>
          <table:table-cell office:value-type="float" office:value="32.16">
            <text:p>32.16</text:p>
          </table:table-cell>
          <table:table-cell office:value-type="float" office:value="4.69">
            <text:p>4.69</text:p>
          </table:table-cell>
          <table:table-cell office:value-type="float" office:value="14.08">
            <text:p>14.08</text:p>
          </table:table-cell>
          <table:table-cell office:value-type="float" office:value="63.98">
            <text:p>63.98</text:p>
          </table:table-cell>
          <table:table-cell office:value-type="float" office:value="166.97">
            <text:p>166.97</text:p>
          </table:table-cell>
          <table:table-cell office:value-type="float" office:value="11.03">
            <text:p>11.03</text:p>
          </table:table-cell>
          <table:table-cell office:value-type="float" office:value="33.81">
            <text:p>33.81</text:p>
          </table:table-cell>
          <table:table-cell office:value-type="float" office:value="3.88">
            <text:p>3.88</text:p>
          </table:table-cell>
          <table:table-cell office:value-type="float" office:value="18.62">
            <text:p>18.62</text:p>
          </table:table-cell>
          <table:table-cell office:value-type="float" office:value="3.73">
            <text:p>3.73</text:p>
          </table:table-cell>
          <table:table-cell office:value-type="float" office:value="16.8">
            <text:p>16.8</text:p>
          </table:table-cell>
          <table:table-cell office:value-type="float" office:value="43.25">
            <text:p>43.25</text:p>
          </table:table-cell>
          <table:table-cell office:value-type="float" office:value="5.3">
            <text:p>5.3</text:p>
          </table:table-cell>
          <table:table-cell office:value-type="float" office:value="5.57">
            <text:p>5.57</text:p>
          </table:table-cell>
          <table:table-cell office:value-type="float" office:value="79.4">
            <text:p>79.4</text:p>
          </table:table-cell>
          <table:table-cell office:value-type="float" office:value="2.13">
            <text:p>2.13</text:p>
          </table:table-cell>
          <table:table-cell office:value-type="float" office:value="233.63">
            <text:p>233.63</text:p>
          </table:table-cell>
          <table:table-cell office:value-type="float" office:value="68.45">
            <text:p>68.45</text:p>
          </table:table-cell>
          <table:table-cell office:value-type="float" office:value="917.59">
            <text:p>917.59</text:p>
          </table:table-cell>
          <table:table-cell office:value-type="float" office:value="3130.91">
            <text:p>3130.91</text:p>
          </table:table-cell>
          <table:table-cell office:value-type="float" office:value="1257.67">
            <text:p>1257.67</text:p>
          </table:table-cell>
          <table:table-cell office:value-type="float" office:value="42.52">
            <text:p>42.52</text:p>
          </table:table-cell>
          <table:table-cell office:value-type="float" office:value="326.24">
            <text:p>326.24</text:p>
          </table:table-cell>
          <table:table-cell office:value-type="float" office:value="104.29">
            <text:p>104.29</text:p>
          </table:table-cell>
          <table:table-cell office:value-type="float" office:value="250.89">
            <text:p>250.89</text:p>
          </table:table-cell>
          <table:table-cell office:value-type="float" office:value="144.16">
            <text:p>144.16</text:p>
          </table:table-cell>
          <table:table-cell office:value-type="float" office:value="98.97">
            <text:p>98.97</text:p>
          </table:table-cell>
          <table:table-cell office:value-type="float" office:value="87.75">
            <text:p>87.75</text:p>
          </table:table-cell>
          <table:table-cell office:value-type="float" office:value="113.58">
            <text:p>113.58</text:p>
          </table:table-cell>
          <table:table-cell office:value-type="float" office:value="42.59">
            <text:p>42.59</text:p>
          </table:table-cell>
          <table:table-cell office:value-type="float" office:value="255.93">
            <text:p>255.93</text:p>
          </table:table-cell>
          <table:table-cell office:value-type="float" office:value="314.19">
            <text:p>314.19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9462560386473">
            <text:p>98.95</text:p>
          </table:table-cell>
          <table:table-cell office:value-type="float" office:value="4.24622780077447">
            <text:p>4.25</text:p>
          </table:table-cell>
          <table:table-cell office:value-type="float" office:value="55.1441225200731">
            <text:p>55.14</text:p>
          </table:table-cell>
          <table:table-cell office:value-type="float" office:value="-38.8203879682714">
            <text:p>-38.82</text:p>
          </table:table-cell>
          <table:table-cell office:value-type="float" office:value="95.3202383950306">
            <text:p>95.32</text:p>
          </table:table-cell>
          <table:table-cell office:value-type="float" office:value="59.8302687411598">
            <text:p>59.83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0.3956444024217">
            <text:p>80.4</text:p>
          </table:table-cell>
          <table:table-cell office:value-type="float" office:value="98.758905507272">
            <text:p>98.76</text:p>
          </table:table-cell>
          <table:table-cell office:value-type="float" office:value="83.2762006994978">
            <text:p>83.28</text:p>
          </table:table-cell>
          <table:table-cell office:value-type="float" office:value="88.1388316713215">
            <text:p>88.14</text:p>
          </table:table-cell>
          <table:table-cell office:value-type="float" office:value="58.1359427512098">
            <text:p>58.14</text:p>
          </table:table-cell>
          <table:table-cell office:value-type="float" office:value="-0.162146030794969">
            <text:p>-0.16</text:p>
          </table:table-cell>
          <table:table-cell office:value-type="float" office:value="5.95852651591483">
            <text:p>5.96</text:p>
          </table:table-cell>
          <table:table-cell office:value-type="float" office:value="47.8355095956243">
            <text:p>47.84</text:p>
          </table:table-cell>
          <table:table-cell office:value-type="float" office:value="25.3104610606263">
            <text:p>25.31</text:p>
          </table:table-cell>
          <table:table-cell office:value-type="float" office:value="45.5983597181674">
            <text:p>45.6</text:p>
          </table:table-cell>
          <table:table-cell office:value-type="float" office:value="75.448077968265">
            <text:p>75.45</text:p>
          </table:table-cell>
          <table:table-cell office:value-type="float" office:value="-33.4296619272012">
            <text:p>-33.43</text:p>
          </table:table-cell>
          <table:table-cell office:value-type="float" office:value="88.6140141882899">
            <text:p>88.61</text:p>
          </table:table-cell>
          <table:table-cell office:value-type="float" office:value="54.2899634308162">
            <text:p>54.29</text:p>
          </table:table-cell>
          <table:table-cell office:value-type="float" office:value="23.9793500689389">
            <text:p>23.98</text:p>
          </table:table-cell>
          <table:table-cell office:value-type="float" office:value="45.2073403435244">
            <text:p>45.21</text:p>
          </table:table-cell>
          <table:table-cell office:value-type="float" office:value="27.7583231639374">
            <text:p>27.76</text:p>
          </table:table-cell>
          <table:table-cell office:value-type="float" office:value="46.313737270216">
            <text:p>46.31</text:p>
          </table:table-cell>
          <table:table-cell office:value-type="float" office:value="76.6578761207933">
            <text:p>76.66</text:p>
          </table:table-cell>
          <table:table-cell office:value-type="float" office:value="-15.0759565962307">
            <text:p>-15.08</text:p>
          </table:table-cell>
          <table:table-cell office:value-type="float" office:value="88.0880489064243">
            <text:p>88.09</text:p>
          </table:table-cell>
          <table:table-cell office:value-type="float" office:value="88.1830617148115">
            <text:p>88.18</text:p>
          </table:table-cell>
          <table:table-cell office:value-type="float" office:value="66.0673389946678">
            <text:p>66.07</text:p>
          </table:table-cell>
          <table:table-cell office:value-type="float" office:value="81.0612646976283">
            <text:p>81.06</text:p>
          </table:table-cell>
          <table:table-cell office:value-type="float" office:value="66.8245108302809">
            <text:p>66.82</text:p>
          </table:table-cell>
          <table:table-cell office:value-type="float" office:value="15.9151636606546">
            <text:p>15.92</text:p>
          </table:table-cell>
          <table:table-cell office:value-type="float" office:value="77.0247635679927">
            <text:p>77.02</text:p>
          </table:table-cell>
          <table:table-cell office:value-type="float" office:value="98.7346653368476">
            <text:p>98.73</text:p>
          </table:table-cell>
          <table:table-cell office:value-type="float" office:value="-12.679124469996">
            <text:p>-12.68</text:p>
          </table:table-cell>
          <table:table-cell office:value-type="float" office:value="61.3472464891828">
            <text:p>61.35</text:p>
          </table:table-cell>
          <table:table-cell office:value-type="float" office:value="-76.1382312019245">
            <text:p>-76.14</text:p>
          </table:table-cell>
          <table:table-cell office:value-type="float" office:value="94.3589008245393">
            <text:p>94.36</text:p>
          </table:table-cell>
          <table:table-cell office:value-type="float" office:value="33.2066404201169">
            <text:p>33.21</text:p>
          </table:table-cell>
          <table:table-cell office:value-type="float" office:value="76.1434413432289">
            <text:p>76.14</text:p>
          </table:table-cell>
          <table:table-cell office:value-type="float" office:value="28.9210507460485">
            <text:p>28.92</text:p>
          </table:table-cell>
          <table:table-cell office:value-type="float" office:value="36.1557314353742">
            <text:p>36.16</text:p>
          </table:table-cell>
          <table:table-cell office:value-type="float" office:value="62.7104507057039">
            <text:p>62.71</text:p>
          </table:table-cell>
          <table:table-cell office:value-type="float" office:value="31.9737166244553">
            <text:p>31.97</text:p>
          </table:table-cell>
          <table:table-cell office:value-type="float" office:value="-23.2614173633376">
            <text:p>-23.26</text:p>
          </table:table-cell>
          <table:table-cell office:value-type="float" office:value="69.9682336721282">
            <text:p>69.97</text:p>
          </table:table-cell>
          <table:table-cell office:value-type="float" office:value="30.509126411395">
            <text:p>30.51</text:p>
          </table:table-cell>
          <table:table-cell office:value-type="float" office:value="34.8118327994014">
            <text:p>34.81</text:p>
          </table:table-cell>
        </table:table-row>
        <table:table-row table:style-name="ro1">
          <table:table-cell/>
          <table:table-cell office:value-type="float" office:value="80.3854307462474">
            <text:p>80.39</text:p>
          </table:table-cell>
          <table:table-cell office:value-type="float" office:value="98.7455169479757">
            <text:p>98.75</text:p>
          </table:table-cell>
          <table:table-cell office:value-type="float" office:value="83.2728870911839">
            <text:p>83.27</text:p>
          </table:table-cell>
          <table:table-cell office:value-type="float" office:value="87.63626134046">
            <text:p>87.64</text:p>
          </table:table-cell>
          <table:table-cell office:value-type="float" office:value="56.9075502237456">
            <text:p>56.91</text:p>
          </table:table-cell>
          <table:table-cell office:value-type="float" office:value="-0.32015177565662">
            <text:p>-0.32</text:p>
          </table:table-cell>
          <table:table-cell office:value-type="float" office:value="5.84196245639292">
            <text:p>5.84</text:p>
          </table:table-cell>
          <table:table-cell office:value-type="float" office:value="47.4710542352224">
            <text:p>47.47</text:p>
          </table:table-cell>
          <table:table-cell office:value-type="float" office:value="25.1637554585153">
            <text:p>25.16</text:p>
          </table:table-cell>
          <table:table-cell office:value-type="float" office:value="40.6533575317604">
            <text:p>40.65</text:p>
          </table:table-cell>
          <table:table-cell office:value-type="float" office:value="75.1990632318501">
            <text:p>75.2</text:p>
          </table:table-cell>
          <table:table-cell office:value-type="float" office:value="-29.4930875576037">
            <text:p>-29.49</text:p>
          </table:table-cell>
          <table:table-cell office:value-type="float" office:value="86.7042092201966">
            <text:p>86.7</text:p>
          </table:table-cell>
          <table:table-cell office:value-type="float" office:value="54.1975397453421">
            <text:p>54.2</text:p>
          </table:table-cell>
          <table:table-cell office:value-type="float" office:value="24.0592025399197">
            <text:p>24.06</text:p>
          </table:table-cell>
          <table:table-cell office:value-type="float" office:value="45.8333333333333">
            <text:p>45.83</text:p>
          </table:table-cell>
          <table:table-cell office:value-type="float" office:value="28.40380783706">
            <text:p>28.4</text:p>
          </table:table-cell>
          <table:table-cell office:value-type="float" office:value="42.3452768729642">
            <text:p>42.35</text:p>
          </table:table-cell>
          <table:table-cell office:value-type="float" office:value="76.2522709576953">
            <text:p>76.25</text:p>
          </table:table-cell>
          <table:table-cell office:value-type="float" office:value="-12.1387283236994">
            <text:p>-12.14</text:p>
          </table:table-cell>
          <table:table-cell office:value-type="float" office:value="87.6749192680301">
            <text:p>87.67</text:p>
          </table:table-cell>
          <table:table-cell office:value-type="float" office:value="88.005504381038">
            <text:p>88.01</text:p>
          </table:table-cell>
          <table:table-cell office:value-type="float" office:value="65.7066309444072">
            <text:p>65.71</text:p>
          </table:table-cell>
          <table:table-cell office:value-type="float" office:value="80.8745111980092">
            <text:p>80.87</text:p>
          </table:table-cell>
          <table:table-cell office:value-type="float" office:value="67.0284127323222">
            <text:p>67.03</text:p>
          </table:table-cell>
          <table:table-cell office:value-type="float" office:value="15.4166666666667">
            <text:p>15.42</text:p>
          </table:table-cell>
          <table:table-cell office:value-type="float" office:value="76.7628461661598">
            <text:p>76.76</text:p>
          </table:table-cell>
          <table:table-cell office:value-type="float" office:value="98.7282409538845">
            <text:p>98.73</text:p>
          </table:table-cell>
          <table:table-cell office:value-type="float" office:value="-12.5986962653666">
            <text:p>-12.6</text:p>
          </table:table-cell>
          <table:table-cell office:value-type="float" office:value="61.3214390042233">
            <text:p>61.32</text:p>
          </table:table-cell>
          <table:table-cell office:value-type="float" office:value="-76.035500562794">
            <text:p>-76.04</text:p>
          </table:table-cell>
          <table:table-cell office:value-type="float" office:value="94.3504334005583">
            <text:p>94.35</text:p>
          </table:table-cell>
          <table:table-cell office:value-type="float" office:value="33.253421850668">
            <text:p>33.25</text:p>
          </table:table-cell>
          <table:table-cell office:value-type="float" office:value="76.0777800844232">
            <text:p>76.08</text:p>
          </table:table-cell>
          <table:table-cell office:value-type="float" office:value="28.9193037514893">
            <text:p>28.92</text:p>
          </table:table-cell>
          <table:table-cell office:value-type="float" office:value="36.1070911722142">
            <text:p>36.11</text:p>
          </table:table-cell>
          <table:table-cell office:value-type="float" office:value="62.6345543250987">
            <text:p>62.63</text:p>
          </table:table-cell>
          <table:table-cell office:value-type="float" office:value="31.8476309421591">
            <text:p>31.85</text:p>
          </table:table-cell>
          <table:table-cell office:value-type="float" office:value="-23.3801820913993">
            <text:p>-23.38</text:p>
          </table:table-cell>
          <table:table-cell office:value-type="float" office:value="70.0064363870414">
            <text:p>70.01</text:p>
          </table:table-cell>
          <table:table-cell office:value-type="float" office:value="30.4999863912251">
            <text:p>30.5</text:p>
          </table:table-cell>
          <table:table-cell office:value-type="float" office:value="34.7682325784516">
            <text:p>34.77</text:p>
          </table:table-cell>
        </table:table-row>
        <table:table-row table:style-name="ro1">
          <table:table-cell/>
          <table:table-cell office:value-type="float" office:value="80.3866519776822">
            <text:p>80.39</text:p>
          </table:table-cell>
          <table:table-cell office:value-type="float" office:value="98.7386601650512">
            <text:p>98.74</text:p>
          </table:table-cell>
          <table:table-cell office:value-type="float" office:value="83.2720325837671">
            <text:p>83.27</text:p>
          </table:table-cell>
          <table:table-cell office:value-type="float" office:value="87.5285358058512">
            <text:p>87.53</text:p>
          </table:table-cell>
          <table:table-cell office:value-type="float" office:value="56.7827245053273">
            <text:p>56.78</text:p>
          </table:table-cell>
          <table:table-cell office:value-type="float" office:value="-0.455002068191225">
            <text:p>-0.46</text:p>
          </table:table-cell>
          <table:table-cell office:value-type="float" office:value="5.7890957299895">
            <text:p>5.79</text:p>
          </table:table-cell>
          <table:table-cell office:value-type="float" office:value="47.1445929526124">
            <text:p>47.14</text:p>
          </table:table-cell>
          <table:table-cell office:value-type="float" office:value="25">
            <text:p>25</text:p>
          </table:table-cell>
          <table:table-cell office:value-type="float" office:value="38.8214904679376">
            <text:p>38.82</text:p>
          </table:table-cell>
          <table:table-cell office:value-type="float" office:value="75.0408083948698">
            <text:p>75.04</text:p>
          </table:table-cell>
          <table:table-cell office:value-type="float" office:value="-33.1223628691983">
            <text:p>-33.12</text:p>
          </table:table-cell>
          <table:table-cell office:value-type="float" office:value="86.6336161693202">
            <text:p>86.63</text:p>
          </table:table-cell>
          <table:table-cell office:value-type="float" office:value="54.1331802525832">
            <text:p>54.13</text:p>
          </table:table-cell>
          <table:table-cell office:value-type="float" office:value="23.9884795837785">
            <text:p>23.99</text:p>
          </table:table-cell>
          <table:table-cell office:value-type="float" office:value="45.9203980099502">
            <text:p>45.92</text:p>
          </table:table-cell>
          <table:table-cell office:value-type="float" office:value="28.2152230971129">
            <text:p>28.22</text:p>
          </table:table-cell>
          <table:table-cell office:value-type="float" office:value="40.9302325581395">
            <text:p>40.93</text:p>
          </table:table-cell>
          <table:table-cell office:value-type="float" office:value="76.0712441920496">
            <text:p>76.07</text:p>
          </table:table-cell>
          <table:table-cell office:value-type="float" office:value="-17.6">
            <text:p>-17.6</text:p>
          </table:table-cell>
          <table:table-cell office:value-type="float" office:value="87.5592598256614">
            <text:p>87.56</text:p>
          </table:table-cell>
          <table:table-cell office:value-type="float" office:value="87.9129464285714">
            <text:p>87.91</text:p>
          </table:table-cell>
          <table:table-cell office:value-type="float" office:value="65.3719552337064">
            <text:p>65.37</text:p>
          </table:table-cell>
          <table:table-cell office:value-type="float" office:value="80.5555555555555">
            <text:p>80.56</text:p>
          </table:table-cell>
          <table:table-cell office:value-type="float" office:value="66.9540473965854">
            <text:p>66.95</text:p>
          </table:table-cell>
          <table:table-cell office:value-type="float" office:value="14.6938775510204">
            <text:p>14.69</text:p>
          </table:table-cell>
          <table:table-cell office:value-type="float" office:value="76.7066871422588">
            <text:p>76.71</text:p>
          </table:table-cell>
          <table:table-cell office:value-type="float" office:value="98.7237305707197">
            <text:p>98.72</text:p>
          </table:table-cell>
          <table:table-cell office:value-type="float" office:value="-12.5848835408879">
            <text:p>-12.58</text:p>
          </table:table-cell>
          <table:table-cell office:value-type="float" office:value="61.3145406460862">
            <text:p>61.31</text:p>
          </table:table-cell>
          <table:table-cell office:value-type="float" office:value="-76.0182383085179">
            <text:p>-76.02</text:p>
          </table:table-cell>
          <table:table-cell office:value-type="float" office:value="94.3351460865856">
            <text:p>94.34</text:p>
          </table:table-cell>
          <table:table-cell office:value-type="float" office:value="33.2760595647194">
            <text:p>33.28</text:p>
          </table:table-cell>
          <table:table-cell office:value-type="float" office:value="76.0516681632935">
            <text:p>76.05</text:p>
          </table:table-cell>
          <table:table-cell office:value-type="float" office:value="28.9031921370792">
            <text:p>28.9</text:p>
          </table:table-cell>
          <table:table-cell office:value-type="float" office:value="35.9936837356192">
            <text:p>35.99</text:p>
          </table:table-cell>
          <table:table-cell office:value-type="float" office:value="62.5559499922827">
            <text:p>62.56</text:p>
          </table:table-cell>
          <table:table-cell office:value-type="float" office:value="31.7619603267211">
            <text:p>31.76</text:p>
          </table:table-cell>
          <table:table-cell office:value-type="float" office:value="-23.4419014084507">
            <text:p>-23.44</text:p>
          </table:table-cell>
          <table:table-cell office:value-type="float" office:value="69.9850246024389">
            <text:p>69.99</text:p>
          </table:table-cell>
          <table:table-cell office:value-type="float" office:value="30.5115596729061">
            <text:p>30.51</text:p>
          </table:table-cell>
          <table:table-cell office:value-type="float" office:value="34.7484733934283">
            <text:p>34.75</text:p>
          </table:table-cell>
        </table:table-row>
        <table:table-row table:style-name="ro1">
          <table:table-cell/>
          <table:table-cell office:value-type="float" office:value="80.4039471815988">
            <text:p>80.4</text:p>
          </table:table-cell>
          <table:table-cell office:value-type="float" office:value="98.7376651982379">
            <text:p>98.74</text:p>
          </table:table-cell>
          <table:table-cell office:value-type="float" office:value="83.265834818776">
            <text:p>83.27</text:p>
          </table:table-cell>
          <table:table-cell office:value-type="float" office:value="87.5162411770903">
            <text:p>87.52</text:p>
          </table:table-cell>
          <table:table-cell office:value-type="float" office:value="56.7284831193533">
            <text:p>56.73</text:p>
          </table:table-cell>
          <table:table-cell office:value-type="float" office:value="-0.441982438564441">
            <text:p>-0.44</text:p>
          </table:table-cell>
          <table:table-cell office:value-type="float" office:value="5.8083038869258">
            <text:p>5.81</text:p>
          </table:table-cell>
          <table:table-cell office:value-type="float" office:value="47.0018170805572">
            <text:p>47</text:p>
          </table:table-cell>
          <table:table-cell office:value-type="float" office:value="25.3570466181622">
            <text:p>25.36</text:p>
          </table:table-cell>
          <table:table-cell office:value-type="float" office:value="40.3536977491961">
            <text:p>40.35</text:p>
          </table:table-cell>
          <table:table-cell office:value-type="float" office:value="75.0058288645372">
            <text:p>75.01</text:p>
          </table:table-cell>
          <table:table-cell office:value-type="float" office:value="-31.7697228144989">
            <text:p>-31.77</text:p>
          </table:table-cell>
          <table:table-cell office:value-type="float" office:value="86.5828092243187">
            <text:p>86.58</text:p>
          </table:table-cell>
          <table:table-cell office:value-type="float" office:value="54.0868317186939">
            <text:p>54.09</text:p>
          </table:table-cell>
          <table:table-cell office:value-type="float" office:value="23.5800265458373">
            <text:p>23.58</text:p>
          </table:table-cell>
          <table:table-cell office:value-type="float" office:value="45.3689945517583">
            <text:p>45.37</text:p>
          </table:table-cell>
          <table:table-cell office:value-type="float" office:value="26.6435235408982">
            <text:p>26.64</text:p>
          </table:table-cell>
          <table:table-cell office:value-type="float" office:value="40.8536585365854">
            <text:p>40.85</text:p>
          </table:table-cell>
          <table:table-cell office:value-type="float" office:value="76.1709751727668">
            <text:p>76.17</text:p>
          </table:table-cell>
          <table:table-cell office:value-type="float" office:value="-15.5495978552279">
            <text:p>-15.55</text:p>
          </table:table-cell>
          <table:table-cell office:value-type="float" office:value="87.1618523613022">
            <text:p>87.16</text:p>
          </table:table-cell>
          <table:table-cell office:value-type="float" office:value="87.9328143745989">
            <text:p>87.93</text:p>
          </table:table-cell>
          <table:table-cell office:value-type="float" office:value="64.9933949801849">
            <text:p>64.99</text:p>
          </table:table-cell>
          <table:table-cell office:value-type="float" office:value="80.4149085794655">
            <text:p>80.41</text:p>
          </table:table-cell>
          <table:table-cell office:value-type="float" office:value="66.3602084480786">
            <text:p>66.36</text:p>
          </table:table-cell>
          <table:table-cell office:value-type="float" office:value="14.1129032258065">
            <text:p>14.11</text:p>
          </table:table-cell>
          <table:table-cell office:value-type="float" office:value="76.7024660703423">
            <text:p>76.7</text:p>
          </table:table-cell>
          <table:table-cell office:value-type="float" office:value="98.725800446761">
            <text:p>98.73</text:p>
          </table:table-cell>
          <table:table-cell office:value-type="float" office:value="-12.5121241513094">
            <text:p>-12.51</text:p>
          </table:table-cell>
          <table:table-cell office:value-type="float" office:value="61.327692687747">
            <text:p>61.33</text:p>
          </table:table-cell>
          <table:table-cell office:value-type="float" office:value="-76.0008587308276">
            <text:p>-76</text:p>
          </table:table-cell>
          <table:table-cell office:value-type="float" office:value="94.3391202470977">
            <text:p>94.34</text:p>
          </table:table-cell>
          <table:table-cell office:value-type="float" office:value="33.2719723466487">
            <text:p>33.27</text:p>
          </table:table-cell>
          <table:table-cell office:value-type="float" office:value="76.0252873563218">
            <text:p>76.03</text:p>
          </table:table-cell>
          <table:table-cell office:value-type="float" office:value="29.0288817855223">
            <text:p>29.03</text:p>
          </table:table-cell>
          <table:table-cell office:value-type="float" office:value="36.1813271946523">
            <text:p>36.18</text:p>
          </table:table-cell>
          <table:table-cell office:value-type="float" office:value="62.3487788176215">
            <text:p>62.35</text:p>
          </table:table-cell>
          <table:table-cell office:value-type="float" office:value="31.7651632970451">
            <text:p>31.77</text:p>
          </table:table-cell>
          <table:table-cell office:value-type="float" office:value="-23.4284204965663">
            <text:p>-23.43</text:p>
          </table:table-cell>
          <table:table-cell office:value-type="float" office:value="69.6436208125445">
            <text:p>69.64</text:p>
          </table:table-cell>
          <table:table-cell office:value-type="float" office:value="30.580193669135">
            <text:p>30.58</text:p>
          </table:table-cell>
          <table:table-cell office:value-type="float" office:value="35.1717734447539">
            <text:p>35.17</text:p>
          </table:table-cell>
        </table:table-row>
        <table:table-row table:style-name="ro1" table:number-rows-repeated="4">
          <table:table-cell table:number-columns-repeated="43"/>
        </table:table-row>
        <table:table-row table:style-name="ro1">
          <table:table-cell office:value-type="string">
            <text:p>Specific indicators (eg, a change from 5 to 4) are removed.</text:p>
          </table:table-cell>
          <table:table-cell table:number-columns-repeated="42"/>
        </table:table-row>
        <table:table-row table:style-name="ro1">
          <table:table-cell office:value-type="string">
            <text:p>General indicators for quantities increasing and decreasing remain, along with non-quantity indicators.</text:p>
          </table:table-cell>
          <table:table-cell table:number-columns-repeated="42"/>
        </table:table-row>
        <table:table-row table:style-name="ro1">
          <table:table-cell table:number-columns-repeated="29"/>
          <table:table-cell office:value-type="string">
            <text:p>Only specific indicators (eg, a change from 5 to 4) are used.</text:p>
          </table:table-cell>
          <table:table-cell table:number-columns-repeated="13"/>
        </table:table-row>
        <table:table-row table:style-name="ro1" table:number-rows-repeated="5">
          <table:table-cell table:number-columns-repeated="43"/>
        </table:table-row>
        <table:table-row table:style-name="ro1">
          <table:table-cell table:number-columns-repeated="33"/>
          <table:table-cell table:formula="oooc:=AVERAGE([.AG2:.AG3])" office:value-type="float" office:value="23826">
            <text:p>23826</text:p>
          </table:table-cell>
          <table:table-cell table:number-columns-repeated="9"/>
        </table:table-row>
      </table:table>
      <table:table table:name="predicate_mapper_only" table:style-name="ta1" table:print="false">
        <table:table-column table:style-name="co2" table:default-cell-style-name="ce2"/>
        <table:table-column table:style-name="co1" table:number-columns-repeated="255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102654">
            <text:p>102654</text:p>
          </table:table-cell>
          <table:table-cell table:style-name="ce2" office:value-type="float" office:value="15315">
            <text:p>15315</text:p>
          </table:table-cell>
          <table:table-cell table:style-name="ce2" office:value-type="float" office:value="174997">
            <text:p>174997</text:p>
          </table:table-cell>
          <table:table-cell table:style-name="ce2" office:value-type="float" office:value="2155">
            <text:p>2155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3714">
            <text:p>13714</text:p>
          </table:table-cell>
          <table:table-cell table:style-name="ce2" office:value-type="float" office:value="27928">
            <text:p>27928</text:p>
          </table:table-cell>
          <table:table-cell table:style-name="ce2" office:value-type="float" office:value="6812">
            <text:p>6812</text:p>
          </table:table-cell>
          <table:table-cell table:style-name="ce2" office:value-type="float" office:value="10890">
            <text:p>10890</text:p>
          </table:table-cell>
          <table:table-cell table:style-name="ce2" office:value-type="float" office:value="24561">
            <text:p>24561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21539">
            <text:p>21539</text:p>
          </table:table-cell>
          <table:table-cell table:style-name="ce2" office:value-type="float" office:value="66240">
            <text:p>66240</text:p>
          </table:table-cell>
          <table:table-cell table:style-name="ce2" office:value-type="float" office:value="22467">
            <text:p>22467</text:p>
          </table:table-cell>
          <table:table-cell table:style-name="ce2" office:value-type="float" office:value="188312">
            <text:p>188312</text:p>
          </table:table-cell>
          <table:table-cell table:style-name="ce2" office:value-type="float" office:value="7790">
            <text:p>7790</text:p>
          </table:table-cell>
          <table:table-cell table:style-name="ce2" office:value-type="float" office:value="23826">
            <text:p>23826</text:p>
          </table:table-cell>
          <table:table-cell table:style-name="ce2" office:value-type="float" office:value="5656">
            <text:p>5656</text:p>
          </table:table-cell>
          <table:table-cell table:style-name="ce2" office:value-type="float" office:value="9665">
            <text:p>9665</text:p>
          </table:table-cell>
          <table:table-cell table:style-name="ce2" office:value-type="float" office:value="6674">
            <text:p>6674</text:p>
          </table:table-cell>
          <table:table-cell table:style-name="ce2" office:value-type="float" office:value="5339">
            <text:p>5339</text:p>
          </table:table-cell>
          <table:table-cell table:style-name="ce2" office:value-type="float" office:value="5436">
            <text:p>5436</text:p>
          </table:table-cell>
          <table:table-cell table:style-name="ce2" office:value-type="float" office:value="2897">
            <text:p>2897</text:p>
          </table:table-cell>
          <table:table-cell table:style-name="ce2" office:value-type="float" office:value="5299">
            <text:p>5299</text:p>
          </table:table-cell>
          <table:table-cell table:style-name="ce2" office:value-type="float" office:value="7642">
            <text:p>7642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7722">
            <text:p>772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14696">
            <text:p>14696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6411">
            <text:p>2641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2302">
            <text:p>2302</text:p>
          </table:table-cell>
          <table:table-cell table:style-name="ce2" office:value-type="float" office:value="6030">
            <text:p>6030</text:p>
          </table:table-cell>
          <table:table-cell table:style-name="ce2" office:value-type="float" office:value="3670">
            <text:p>3670</text:p>
          </table:table-cell>
          <table:table-cell table:style-name="ce2" office:value-type="float" office:value="5858">
            <text:p>5858</text:p>
          </table:table-cell>
          <table:table-cell table:style-name="ce2" office:value-type="float" office:value="8412">
            <text:p>8412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21539">
            <text:p>21539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9518">
            <text:p>9518</text:p>
          </table:table-cell>
          <table:table-cell table:style-name="ce2" office:value-type="float" office:value="84469">
            <text:p>84469</text:p>
          </table:table-cell>
          <table:table-cell table:style-name="ce2" office:value-type="float" office:value="2114">
            <text:p>2114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897">
            <text:p>897</text:p>
          </table:table-cell>
          <table:table-cell table:style-name="ce2" office:value-type="float" office:value="2546">
            <text:p>2546</text:p>
          </table:table-cell>
          <table:table-cell table:style-name="ce2" office:value-type="float" office:value="4558">
            <text:p>4558</text:p>
          </table:table-cell>
          <table:table-cell table:style-name="ce2" office:value-type="float" office:value="3379">
            <text:p>3379</text:p>
          </table:table-cell>
          <table:table-cell table:style-name="ce2" office:value-type="float" office:value="5936">
            <text:p>5936</text:p>
          </table:table-cell>
          <table:table-cell table:style-name="ce2" office:value-type="float" office:value="2275">
            <text:p>2275</text:p>
          </table:table-cell>
          <table:table-cell table:style-name="ce2" office:value-type="float" office:value="6293">
            <text:p>6293</text:p>
          </table:table-cell>
          <table:table-cell table:style-name="ce2" office:value-type="float" office:value="2292">
            <text:p>2292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7722">
            <text:p>772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9.58287">
            <text:p>5379.58</text:p>
          </table:table-cell>
          <table:table-cell office:value-type="float" office:value="2461.1205">
            <text:p>2461.12</text:p>
          </table:table-cell>
          <table:table-cell office:value-type="float" office:value="16830.686469">
            <text:p>16830.69</text:p>
          </table:table-cell>
          <table:table-cell office:value-type="float" office:value="503.358435">
            <text:p>503.36</text:p>
          </table:table-cell>
          <table:table-cell office:value-type="float" office:value="102.540594">
            <text:p>102.54</text:p>
          </table:table-cell>
          <table:table-cell office:value-type="float" office:value="159.379681">
            <text:p>159.38</text:p>
          </table:table-cell>
          <table:table-cell office:value-type="float" office:value="177.632008">
            <text:p>177.63</text:p>
          </table:table-cell>
          <table:table-cell office:value-type="float" office:value="19.280787">
            <text:p>19.28</text:p>
          </table:table-cell>
          <table:table-cell office:value-type="float" office:value="35.547935">
            <text:p>35.55</text:p>
          </table:table-cell>
          <table:table-cell office:value-type="float" office:value="8.85514">
            <text:p>8.86</text:p>
          </table:table-cell>
          <table:table-cell office:value-type="float" office:value="58.38">
            <text:p>58.38</text:p>
          </table:table-cell>
          <table:table-cell office:value-type="float" office:value="6.124227">
            <text:p>6.12</text:p>
          </table:table-cell>
          <table:table-cell office:value-type="float" office:value="103.059778">
            <text:p>103.06</text:p>
          </table:table-cell>
          <table:table-cell office:value-type="float" office:value="137.480912">
            <text:p>137.48</text:p>
          </table:table-cell>
          <table:table-cell office:value-type="float" office:value="202.363864">
            <text:p>202.36</text:p>
          </table:table-cell>
          <table:table-cell office:value-type="float" office:value="19.221268">
            <text:p>19.22</text:p>
          </table:table-cell>
          <table:table-cell office:value-type="float" office:value="39.32287">
            <text:p>39.32</text:p>
          </table:table-cell>
          <table:table-cell office:value-type="float" office:value="4.737167">
            <text:p>4.74</text:p>
          </table:table-cell>
          <table:table-cell office:value-type="float" office:value="69.175296">
            <text:p>69.18</text:p>
          </table:table-cell>
          <table:table-cell office:value-type="float" office:value="2.628732">
            <text:p>2.63</text:p>
          </table:table-cell>
          <table:table-cell office:value-type="float" office:value="126.37451">
            <text:p>126.37</text:p>
          </table:table-cell>
          <table:table-cell office:value-type="float" office:value="348.82072">
            <text:p>348.82</text:p>
          </table:table-cell>
          <table:table-cell office:value-type="float" office:value="13.801112">
            <text:p>13.8</text:p>
          </table:table-cell>
          <table:table-cell office:value-type="float" office:value="25.44993">
            <text:p>25.45</text:p>
          </table:table-cell>
          <table:table-cell office:value-type="float" office:value="220.336731">
            <text:p>220.34</text:p>
          </table:table-cell>
          <table:table-cell office:value-type="float" office:value="3.044898">
            <text:p>3.04</text:p>
          </table:table-cell>
          <table:table-cell office:value-type="float" office:value="989.092419">
            <text:p>989.09</text:p>
          </table:table-cell>
          <table:table-cell office:value-type="float" office:value="5357.22624">
            <text:p>5357.23</text:p>
          </table:table-cell>
          <table:table-cell office:value-type="float" office:value="631.120497">
            <text:p>631.12</text:p>
          </table:table-cell>
          <table:table-cell office:value-type="float" office:value="7262.25228">
            <text:p>7262.25</text:p>
          </table:table-cell>
          <table:table-cell office:value-type="float" office:value="292.8261">
            <text:p>292.83</text:p>
          </table:table-cell>
          <table:table-cell office:value-type="float" office:value="881.943216">
            <text:p>881.94</text:p>
          </table:table-cell>
          <table:table-cell office:value-type="float" office:value="395.478832">
            <text:p>395.48</text:p>
          </table:table-cell>
          <table:table-cell office:value-type="float" office:value="361.02641">
            <text:p>361.03</text:p>
          </table:table-cell>
          <table:table-cell office:value-type="float" office:value="772.508826">
            <text:p>772.51</text:p>
          </table:table-cell>
          <table:table-cell office:value-type="float" office:value="213.66678">
            <text:p>213.67</text:p>
          </table:table-cell>
          <table:table-cell office:value-type="float" office:value="501.683004">
            <text:p>501.68</text:p>
          </table:table-cell>
          <table:table-cell office:value-type="float" office:value="53.881303">
            <text:p>53.88</text:p>
          </table:table-cell>
          <table:table-cell office:value-type="float" office:value="84.609133">
            <text:p>84.61</text:p>
          </table:table-cell>
          <table:table-cell office:value-type="float" office:value="162.690538">
            <text:p>162.69</text:p>
          </table:table-cell>
          <table:table-cell office:value-type="float" office:value="368.683042">
            <text:p>368.68</text:p>
          </table:table-cell>
          <table:table-cell office:value-type="float" office:value="482.486004">
            <text:p>482.49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4.6">
            <text:p>5394.6</text:p>
          </table:table-cell>
          <table:table-cell office:value-type="float" office:value="2465.81">
            <text:p>2465.81</text:p>
          </table:table-cell>
          <table:table-cell office:value-type="float" office:value="16876.44">
            <text:p>16876.44</text:p>
          </table:table-cell>
          <table:table-cell office:value-type="float" office:value="504.81">
            <text:p>504.81</text:p>
          </table:table-cell>
          <table:table-cell office:value-type="float" office:value="105.1">
            <text:p>105.1</text:p>
          </table:table-cell>
          <table:table-cell office:value-type="float" office:value="160.72">
            <text:p>160.72</text:p>
          </table:table-cell>
          <table:table-cell office:value-type="float" office:value="179.03">
            <text:p>179.03</text:p>
          </table:table-cell>
          <table:table-cell office:value-type="float" office:value="19.9">
            <text:p>19.9</text:p>
          </table:table-cell>
          <table:table-cell office:value-type="float" office:value="36.89">
            <text:p>36.89</text:p>
          </table:table-cell>
          <table:table-cell office:value-type="float" office:value="9.98">
            <text:p>9.98</text:p>
          </table:table-cell>
          <table:table-cell office:value-type="float" office:value="59.23">
            <text:p>59.23</text:p>
          </table:table-cell>
          <table:table-cell office:value-type="float" office:value="6.87">
            <text:p>6.87</text:p>
          </table:table-cell>
          <table:table-cell office:value-type="float" office:value="105.63">
            <text:p>105.63</text:p>
          </table:table-cell>
          <table:table-cell office:value-type="float" office:value="138.49">
            <text:p>138.49</text:p>
          </table:table-cell>
          <table:table-cell office:value-type="float" office:value="204.82">
            <text:p>204.82</text:p>
          </table:table-cell>
          <table:table-cell office:value-type="float" office:value="19.8">
            <text:p>19.8</text:p>
          </table:table-cell>
          <table:table-cell office:value-type="float" office:value="41.04">
            <text:p>41.04</text:p>
          </table:table-cell>
          <table:table-cell office:value-type="float" office:value="5.53">
            <text:p>5.53</text:p>
          </table:table-cell>
          <table:table-cell office:value-type="float" office:value="70.31">
            <text:p>70.31</text:p>
          </table:table-cell>
          <table:table-cell office:value-type="float" office:value="3.22">
            <text:p>3.22</text:p>
          </table:table-cell>
          <table:table-cell office:value-type="float" office:value="129.57">
            <text:p>129.57</text:p>
          </table:table-cell>
          <table:table-cell office:value-type="float" office:value="357.41">
            <text:p>357.41</text:p>
          </table:table-cell>
          <table:table-cell office:value-type="float" office:value="14.98">
            <text:p>14.98</text:p>
          </table:table-cell>
          <table:table-cell office:value-type="float" office:value="27.61">
            <text:p>27.61</text:p>
          </table:table-cell>
          <table:table-cell office:value-type="float" office:value="226.15">
            <text:p>226.15</text:p>
          </table:table-cell>
          <table:table-cell office:value-type="float" office:value="3.39">
            <text:p>3.39</text:p>
          </table:table-cell>
          <table:table-cell office:value-type="float" office:value="1002.52">
            <text:p>1002.52</text:p>
          </table:table-cell>
          <table:table-cell office:value-type="float" office:value="5375.37">
            <text:p>5375.37</text:p>
          </table:table-cell>
          <table:table-cell office:value-type="float" office:value="635.31">
            <text:p>635.31</text:p>
          </table:table-cell>
          <table:table-cell office:value-type="float" office:value="7297.76">
            <text:p>7297.76</text:p>
          </table:table-cell>
          <table:table-cell office:value-type="float" office:value="294.75">
            <text:p>294.75</text:p>
          </table:table-cell>
          <table:table-cell office:value-type="float" office:value="886.59">
            <text:p>886.59</text:p>
          </table:table-cell>
          <table:table-cell office:value-type="float" office:value="397.21">
            <text:p>397.21</text:p>
          </table:table-cell>
          <table:table-cell office:value-type="float" office:value="363.04">
            <text:p>363.04</text:p>
          </table:table-cell>
          <table:table-cell office:value-type="float" office:value="775.21">
            <text:p>775.21</text:p>
          </table:table-cell>
          <table:table-cell office:value-type="float" office:value="214.92">
            <text:p>214.92</text:p>
          </table:table-cell>
          <table:table-cell office:value-type="float" office:value="504.32">
            <text:p>504.32</text:p>
          </table:table-cell>
          <table:table-cell office:value-type="float" office:value="54.67">
            <text:p>54.67</text:p>
          </table:table-cell>
          <table:table-cell office:value-type="float" office:value="85.82">
            <text:p>85.82</text:p>
          </table:table-cell>
          <table:table-cell office:value-type="float" office:value="164.4">
            <text:p>164.4</text:p>
          </table:table-cell>
          <table:table-cell office:value-type="float" office:value="371.23">
            <text:p>371.23</text:p>
          </table:table-cell>
          <table:table-cell office:value-type="float" office:value="484.65">
            <text:p>484.65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18">
            <text:p>5403.18</text:p>
          </table:table-cell>
          <table:table-cell office:value-type="float" office:value="2467.95">
            <text:p>2467.95</text:p>
          </table:table-cell>
          <table:table-cell office:value-type="float" office:value="16895.54">
            <text:p>16895.54</text:p>
          </table:table-cell>
          <table:table-cell office:value-type="float" office:value="505.51">
            <text:p>505.51</text:p>
          </table:table-cell>
          <table:table-cell office:value-type="float" office:value="105.32">
            <text:p>105.32</text:p>
          </table:table-cell>
          <table:table-cell office:value-type="float" office:value="161.16">
            <text:p>161.16</text:p>
          </table:table-cell>
          <table:table-cell office:value-type="float" office:value="180.36">
            <text:p>180.36</text:p>
          </table:table-cell>
          <table:table-cell office:value-type="float" office:value="20.16">
            <text:p>20.16</text:p>
          </table:table-cell>
          <table:table-cell office:value-type="float" office:value="37.33">
            <text:p>37.33</text:p>
          </table:table-cell>
          <table:table-cell office:value-type="float" office:value="10.41">
            <text:p>10.41</text:p>
          </table:table-cell>
          <table:table-cell office:value-type="float" office:value="59.38">
            <text:p>59.38</text:p>
          </table:table-cell>
          <table:table-cell office:value-type="float" office:value="7.16">
            <text:p>7.16</text:p>
          </table:table-cell>
          <table:table-cell office:value-type="float" office:value="105.88">
            <text:p>105.88</text:p>
          </table:table-cell>
          <table:table-cell office:value-type="float" office:value="138.79">
            <text:p>138.79</text:p>
          </table:table-cell>
          <table:table-cell office:value-type="float" office:value="205.44">
            <text:p>205.44</text:p>
          </table:table-cell>
          <table:table-cell office:value-type="float" office:value="20.04">
            <text:p>20.04</text:p>
          </table:table-cell>
          <table:table-cell office:value-type="float" office:value="41.48">
            <text:p>41.48</text:p>
          </table:table-cell>
          <table:table-cell office:value-type="float" office:value="5.8">
            <text:p>5.8</text:p>
          </table:table-cell>
          <table:table-cell office:value-type="float" office:value="70.69">
            <text:p>70.69</text:p>
          </table:table-cell>
          <table:table-cell office:value-type="float" office:value="3.43">
            <text:p>3.43</text:p>
          </table:table-cell>
          <table:table-cell office:value-type="float" office:value="130.36">
            <text:p>130.36</text:p>
          </table:table-cell>
          <table:table-cell office:value-type="float" office:value="359.72">
            <text:p>359.72</text:p>
          </table:table-cell>
          <table:table-cell office:value-type="float" office:value="15.35">
            <text:p>15.35</text:p>
          </table:table-cell>
          <table:table-cell office:value-type="float" office:value="27.92">
            <text:p>27.92</text:p>
          </table:table-cell>
          <table:table-cell office:value-type="float" office:value="227.72">
            <text:p>227.72</text:p>
          </table:table-cell>
          <table:table-cell office:value-type="float" office:value="3.49">
            <text:p>3.49</text:p>
          </table:table-cell>
          <table:table-cell office:value-type="float" office:value="1005.84">
            <text:p>1005.84</text:p>
          </table:table-cell>
          <table:table-cell office:value-type="float" office:value="5383.06">
            <text:p>5383.06</text:p>
          </table:table-cell>
          <table:table-cell office:value-type="float" office:value="636.94">
            <text:p>636.94</text:p>
          </table:table-cell>
          <table:table-cell office:value-type="float" office:value="7310.98">
            <text:p>7310.98</text:p>
          </table:table-cell>
          <table:table-cell office:value-type="float" office:value="295.36">
            <text:p>295.36</text:p>
          </table:table-cell>
          <table:table-cell office:value-type="float" office:value="888.15">
            <text:p>888.15</text:p>
          </table:table-cell>
          <table:table-cell office:value-type="float" office:value="398.13">
            <text:p>398.13</text:p>
          </table:table-cell>
          <table:table-cell office:value-type="float" office:value="363.73">
            <text:p>363.73</text:p>
          </table:table-cell>
          <table:table-cell office:value-type="float" office:value="776.31">
            <text:p>776.31</text:p>
          </table:table-cell>
          <table:table-cell office:value-type="float" office:value="215.66">
            <text:p>215.66</text:p>
          </table:table-cell>
          <table:table-cell office:value-type="float" office:value="505.1">
            <text:p>505.1</text:p>
          </table:table-cell>
          <table:table-cell office:value-type="float" office:value="54.92">
            <text:p>54.92</text:p>
          </table:table-cell>
          <table:table-cell office:value-type="float" office:value="86.11">
            <text:p>86.11</text:p>
          </table:table-cell>
          <table:table-cell office:value-type="float" office:value="164.85">
            <text:p>164.85</text:p>
          </table:table-cell>
          <table:table-cell office:value-type="float" office:value="371.95">
            <text:p>371.95</text:p>
          </table:table-cell>
          <table:table-cell office:value-type="float" office:value="485.83">
            <text:p>485.83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14">
            <text:p>5414</text:p>
          </table:table-cell>
          <table:table-cell office:value-type="float" office:value="2467.94">
            <text:p>2467.94</text:p>
          </table:table-cell>
          <table:table-cell office:value-type="float" office:value="16893">
            <text:p>16893</text:p>
          </table:table-cell>
          <table:table-cell office:value-type="float" office:value="505.51">
            <text:p>505.51</text:p>
          </table:table-cell>
          <table:table-cell office:value-type="float" office:value="105.35">
            <text:p>105.35</text:p>
          </table:table-cell>
          <table:table-cell office:value-type="float" office:value="161.58">
            <text:p>161.58</text:p>
          </table:table-cell>
          <table:table-cell office:value-type="float" office:value="180.56">
            <text:p>180.56</text:p>
          </table:table-cell>
          <table:table-cell office:value-type="float" office:value="20.19">
            <text:p>20.19</text:p>
          </table:table-cell>
          <table:table-cell office:value-type="float" office:value="37.34">
            <text:p>37.34</text:p>
          </table:table-cell>
          <table:table-cell office:value-type="float" office:value="10.45">
            <text:p>10.45</text:p>
          </table:table-cell>
          <table:table-cell office:value-type="float" office:value="59.41">
            <text:p>59.41</text:p>
          </table:table-cell>
          <table:table-cell office:value-type="float" office:value="7.19">
            <text:p>7.19</text:p>
          </table:table-cell>
          <table:table-cell office:value-type="float" office:value="105.88">
            <text:p>105.88</text:p>
          </table:table-cell>
          <table:table-cell office:value-type="float" office:value="138.98">
            <text:p>138.98</text:p>
          </table:table-cell>
          <table:table-cell office:value-type="float" office:value="205.49">
            <text:p>205.49</text:p>
          </table:table-cell>
          <table:table-cell office:value-type="float" office:value="20.14">
            <text:p>20.14</text:p>
          </table:table-cell>
          <table:table-cell office:value-type="float" office:value="41.51">
            <text:p>41.51</text:p>
          </table:table-cell>
          <table:table-cell office:value-type="float" office:value="5.83">
            <text:p>5.83</text:p>
          </table:table-cell>
          <table:table-cell office:value-type="float" office:value="70.92">
            <text:p>70.92</text:p>
          </table:table-cell>
          <table:table-cell office:value-type="float" office:value="3.47">
            <text:p>3.47</text:p>
          </table:table-cell>
          <table:table-cell office:value-type="float" office:value="132.3">
            <text:p>132.3</text:p>
          </table:table-cell>
          <table:table-cell office:value-type="float" office:value="359.71">
            <text:p>359.71</text:p>
          </table:table-cell>
          <table:table-cell office:value-type="float" office:value="15.33">
            <text:p>15.33</text:p>
          </table:table-cell>
          <table:table-cell office:value-type="float" office:value="27.94">
            <text:p>27.94</text:p>
          </table:table-cell>
          <table:table-cell office:value-type="float" office:value="228.47">
            <text:p>228.47</text:p>
          </table:table-cell>
          <table:table-cell office:value-type="float" office:value="3.53">
            <text:p>3.53</text:p>
          </table:table-cell>
          <table:table-cell office:value-type="float" office:value="1005.84">
            <text:p>1005.84</text:p>
          </table:table-cell>
          <table:table-cell office:value-type="float" office:value="5382">
            <text:p>5382</text:p>
          </table:table-cell>
          <table:table-cell office:value-type="float" office:value="636.93">
            <text:p>636.93</text:p>
          </table:table-cell>
          <table:table-cell office:value-type="float" office:value="7313">
            <text:p>7313</text:p>
          </table:table-cell>
          <table:table-cell office:value-type="float" office:value="295.37">
            <text:p>295.37</text:p>
          </table:table-cell>
          <table:table-cell office:value-type="float" office:value="889.86">
            <text:p>889.86</text:p>
          </table:table-cell>
          <table:table-cell office:value-type="float" office:value="398.11">
            <text:p>398.11</text:p>
          </table:table-cell>
          <table:table-cell office:value-type="float" office:value="363.89">
            <text:p>363.89</text:p>
          </table:table-cell>
          <table:table-cell office:value-type="float" office:value="776.23">
            <text:p>776.23</text:p>
          </table:table-cell>
          <table:table-cell office:value-type="float" office:value="216.4">
            <text:p>216.4</text:p>
          </table:table-cell>
          <table:table-cell office:value-type="float" office:value="505.14">
            <text:p>505.14</text:p>
          </table:table-cell>
          <table:table-cell office:value-type="float" office:value="54.94">
            <text:p>54.94</text:p>
          </table:table-cell>
          <table:table-cell office:value-type="float" office:value="86.17">
            <text:p>86.17</text:p>
          </table:table-cell>
          <table:table-cell office:value-type="float" office:value="164.92">
            <text:p>164.92</text:p>
          </table:table-cell>
          <table:table-cell office:value-type="float" office:value="373.32">
            <text:p>373.32</text:p>
          </table:table-cell>
          <table:table-cell office:value-type="float" office:value="487.01">
            <text:p>487.01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092.837768">
            <text:p>1092.84</text:p>
          </table:table-cell>
          <table:table-cell office:value-type="float" office:value="31.503997">
            <text:p>31.5</text:p>
          </table:table-cell>
          <table:table-cell office:value-type="float" office:value="2477.274593">
            <text:p>2477.27</text:p>
          </table:table-cell>
          <table:table-cell office:value-type="float" office:value="60.30579">
            <text:p>60.31</text:p>
          </table:table-cell>
          <table:table-cell office:value-type="float" office:value="101.209854">
            <text:p>101.21</text:p>
          </table:table-cell>
          <table:table-cell office:value-type="float" office:value="159.474162">
            <text:p>159.47</text:p>
          </table:table-cell>
          <table:table-cell office:value-type="float" office:value="179.618828">
            <text:p>179.62</text:p>
          </table:table-cell>
          <table:table-cell office:value-type="float" office:value="19.686831">
            <text:p>19.69</text:p>
          </table:table-cell>
          <table:table-cell office:value-type="float" office:value="36.02628">
            <text:p>36.03</text:p>
          </table:table-cell>
          <table:table-cell office:value-type="float" office:value="8.968534">
            <text:p>8.97</text:p>
          </table:table-cell>
          <table:table-cell office:value-type="float" office:value="58.7902">
            <text:p>58.79</text:p>
          </table:table-cell>
          <table:table-cell office:value-type="float" office:value="7.87776">
            <text:p>7.88</text:p>
          </table:table-cell>
          <table:table-cell office:value-type="float" office:value="102.599546">
            <text:p>102.6</text:p>
          </table:table-cell>
          <table:table-cell office:value-type="float" office:value="137.831185">
            <text:p>137.83</text:p>
          </table:table-cell>
          <table:table-cell office:value-type="float" office:value="204.891568">
            <text:p>204.89</text:p>
          </table:table-cell>
          <table:table-cell office:value-type="float" office:value="19.429557">
            <text:p>19.43</text:p>
          </table:table-cell>
          <table:table-cell office:value-type="float" office:value="39.89982">
            <text:p>39.9</text:p>
          </table:table-cell>
          <table:table-cell office:value-type="float" office:value="4.873799">
            <text:p>4.87</text:p>
          </table:table-cell>
          <table:table-cell office:value-type="float" office:value="69.378672">
            <text:p>69.38</text:p>
          </table:table-cell>
          <table:table-cell office:value-type="float" office:value="3.778732">
            <text:p>3.78</text:p>
          </table:table-cell>
          <table:table-cell office:value-type="float" office:value="14.497722">
            <text:p>14.5</text:p>
          </table:table-cell>
          <table:table-cell office:value-type="float" office:value="69.23526">
            <text:p>69.24</text:p>
          </table:table-cell>
          <table:table-cell office:value-type="float" office:value="6.59058">
            <text:p>6.59</text:p>
          </table:table-cell>
          <table:table-cell office:value-type="float" office:value="12.552392">
            <text:p>12.55</text:p>
          </table:table-cell>
          <table:table-cell office:value-type="float" office:value="88.211024">
            <text:p>88.21</text:p>
          </table:table-cell>
          <table:table-cell office:value-type="float" office:value="2.32432">
            <text:p>2.32</text:p>
          </table:table-cell>
          <table:table-cell office:value-type="float" office:value="843.720311">
            <text:p>843.72</text:p>
          </table:table-cell>
          <table:table-cell office:value-type="float" office:value="82.28692">
            <text:p>82.29</text:p>
          </table:table-cell>
          <table:table-cell office:value-type="float" office:value="246.135602">
            <text:p>246.14</text:p>
          </table:table-cell>
          <table:table-cell office:value-type="float" office:value="3052.589439">
            <text:p>3052.59</text:p>
          </table:table-cell>
          <table:table-cell office:value-type="float" office:value="130.891116">
            <text:p>130.89</text:p>
          </table:table-cell>
          <table:table-cell office:value-type="float" office:value="49.515405">
            <text:p>49.52</text:p>
          </table:table-cell>
          <table:table-cell office:value-type="float" office:value="59.563293">
            <text:p>59.56</text:p>
          </table:table-cell>
          <table:table-cell office:value-type="float" office:value="85.360448">
            <text:p>85.36</text:p>
          </table:table-cell>
          <table:table-cell office:value-type="float" office:value="547.323204">
            <text:p>547.32</text:p>
          </table:table-cell>
          <table:table-cell office:value-type="float" office:value="136.128403">
            <text:p>136.13</text:p>
          </table:table-cell>
          <table:table-cell office:value-type="float" office:value="569.31336">
            <text:p>569.31</text:p>
          </table:table-cell>
          <table:table-cell office:value-type="float" office:value="37.970125">
            <text:p>37.97</text:p>
          </table:table-cell>
          <table:table-cell office:value-type="float" office:value="108.163052">
            <text:p>108.16</text:p>
          </table:table-cell>
          <table:table-cell office:value-type="float" office:value="48.563916">
            <text:p>48.56</text:p>
          </table:table-cell>
          <table:table-cell office:value-type="float" office:value="368.886424">
            <text:p>368.89</text:p>
          </table:table-cell>
          <table:table-cell office:value-type="float" office:value="477.95597">
            <text:p>477.9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096.16">
            <text:p>1096.16</text:p>
          </table:table-cell>
          <table:table-cell office:value-type="float" office:value="32.05">
            <text:p>32.05</text:p>
          </table:table-cell>
          <table:table-cell office:value-type="float" office:value="2484.65">
            <text:p>2484.65</text:p>
          </table:table-cell>
          <table:table-cell office:value-type="float" office:value="62.85">
            <text:p>62.85</text:p>
          </table:table-cell>
          <table:table-cell office:value-type="float" office:value="103.59">
            <text:p>103.59</text:p>
          </table:table-cell>
          <table:table-cell office:value-type="float" office:value="160.67">
            <text:p>160.67</text:p>
          </table:table-cell>
          <table:table-cell office:value-type="float" office:value="180.7">
            <text:p>180.7</text:p>
          </table:table-cell>
          <table:table-cell office:value-type="float" office:value="20.35">
            <text:p>20.35</text:p>
          </table:table-cell>
          <table:table-cell office:value-type="float" office:value="37.29">
            <text:p>37.29</text:p>
          </table:table-cell>
          <table:table-cell office:value-type="float" office:value="10.21">
            <text:p>10.21</text:p>
          </table:table-cell>
          <table:table-cell office:value-type="float" office:value="59.61">
            <text:p>59.61</text:p>
          </table:table-cell>
          <table:table-cell office:value-type="float" office:value="8.43">
            <text:p>8.43</text:p>
          </table:table-cell>
          <table:table-cell office:value-type="float" office:value="105.02">
            <text:p>105.02</text:p>
          </table:table-cell>
          <table:table-cell office:value-type="float" office:value="138.9">
            <text:p>138.9</text:p>
          </table:table-cell>
          <table:table-cell office:value-type="float" office:value="207.18">
            <text:p>207.18</text:p>
          </table:table-cell>
          <table:table-cell office:value-type="float" office:value="20.01">
            <text:p>20.01</text:p>
          </table:table-cell>
          <table:table-cell office:value-type="float" office:value="41.24">
            <text:p>41.24</text:p>
          </table:table-cell>
          <table:table-cell office:value-type="float" office:value="5.66">
            <text:p>5.66</text:p>
          </table:table-cell>
          <table:table-cell office:value-type="float" office:value="70.39">
            <text:p>70.39</text:p>
          </table:table-cell>
          <table:table-cell office:value-type="float" office:value="4.37">
            <text:p>4.37</text:p>
          </table:table-cell>
          <table:table-cell office:value-type="float" office:value="15.26">
            <text:p>15.26</text:p>
          </table:table-cell>
          <table:table-cell office:value-type="float" office:value="71.48">
            <text:p>71.48</text:p>
          </table:table-cell>
          <table:table-cell office:value-type="float" office:value="7.25">
            <text:p>7.25</text:p>
          </table:table-cell>
          <table:table-cell office:value-type="float" office:value="13.87">
            <text:p>13.87</text:p>
          </table:table-cell>
          <table:table-cell office:value-type="float" office:value="90.59">
            <text:p>90.59</text:p>
          </table:table-cell>
          <table:table-cell office:value-type="float" office:value="2.93">
            <text:p>2.93</text:p>
          </table:table-cell>
          <table:table-cell office:value-type="float" office:value="857.07">
            <text:p>857.07</text:p>
          </table:table-cell>
          <table:table-cell office:value-type="float" office:value="82.87">
            <text:p>82.87</text:p>
          </table:table-cell>
          <table:table-cell office:value-type="float" office:value="247.8">
            <text:p>247.8</text:p>
          </table:table-cell>
          <table:table-cell office:value-type="float" office:value="3063.64">
            <text:p>3063.64</text:p>
          </table:table-cell>
          <table:table-cell office:value-type="float" office:value="131.57">
            <text:p>131.57</text:p>
          </table:table-cell>
          <table:table-cell office:value-type="float" office:value="50.06">
            <text:p>50.06</text:p>
          </table:table-cell>
          <table:table-cell office:value-type="float" office:value="60.17">
            <text:p>60.17</text:p>
          </table:table-cell>
          <table:table-cell office:value-type="float" office:value="85.93">
            <text:p>85.93</text:p>
          </table:table-cell>
          <table:table-cell office:value-type="float" office:value="549.38">
            <text:p>549.38</text:p>
          </table:table-cell>
          <table:table-cell office:value-type="float" office:value="137">
            <text:p>137</text:p>
          </table:table-cell>
          <table:table-cell office:value-type="float" office:value="572.36">
            <text:p>572.36</text:p>
          </table:table-cell>
          <table:table-cell office:value-type="float" office:value="38.72">
            <text:p>38.72</text:p>
          </table:table-cell>
          <table:table-cell office:value-type="float" office:value="109.57">
            <text:p>109.57</text:p>
          </table:table-cell>
          <table:table-cell office:value-type="float" office:value="49.42">
            <text:p>49.42</text:p>
          </table:table-cell>
          <table:table-cell office:value-type="float" office:value="371.49">
            <text:p>371.49</text:p>
          </table:table-cell>
          <table:table-cell office:value-type="float" office:value="480.05">
            <text:p>480.0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097.7">
            <text:p>1097.7</text:p>
          </table:table-cell>
          <table:table-cell office:value-type="float" office:value="32.28">
            <text:p>32.28</text:p>
          </table:table-cell>
          <table:table-cell office:value-type="float" office:value="2487.94">
            <text:p>2487.94</text:p>
          </table:table-cell>
          <table:table-cell office:value-type="float" office:value="63.42">
            <text:p>63.42</text:p>
          </table:table-cell>
          <table:table-cell office:value-type="float" office:value="103.9">
            <text:p>103.9</text:p>
          </table:table-cell>
          <table:table-cell office:value-type="float" office:value="161.35">
            <text:p>161.35</text:p>
          </table:table-cell>
          <table:table-cell office:value-type="float" office:value="182.01">
            <text:p>182.01</text:p>
          </table:table-cell>
          <table:table-cell office:value-type="float" office:value="20.58">
            <text:p>20.58</text:p>
          </table:table-cell>
          <table:table-cell office:value-type="float" office:value="38.09">
            <text:p>38.09</text:p>
          </table:table-cell>
          <table:table-cell office:value-type="float" office:value="10.64">
            <text:p>10.64</text:p>
          </table:table-cell>
          <table:table-cell office:value-type="float" office:value="59.92">
            <text:p>59.92</text:p>
          </table:table-cell>
          <table:table-cell office:value-type="float" office:value="8.93">
            <text:p>8.93</text:p>
          </table:table-cell>
          <table:table-cell office:value-type="float" office:value="105.31">
            <text:p>105.31</text:p>
          </table:table-cell>
          <table:table-cell office:value-type="float" office:value="139.22">
            <text:p>139.22</text:p>
          </table:table-cell>
          <table:table-cell office:value-type="float" office:value="207.82">
            <text:p>207.82</text:p>
          </table:table-cell>
          <table:table-cell office:value-type="float" office:value="20.31">
            <text:p>20.31</text:p>
          </table:table-cell>
          <table:table-cell office:value-type="float" office:value="41.62">
            <text:p>41.62</text:p>
          </table:table-cell>
          <table:table-cell office:value-type="float" office:value="5.93">
            <text:p>5.93</text:p>
          </table:table-cell>
          <table:table-cell office:value-type="float" office:value="70.86">
            <text:p>70.86</text:p>
          </table:table-cell>
          <table:table-cell office:value-type="float" office:value="4.78">
            <text:p>4.78</text:p>
          </table:table-cell>
          <table:table-cell office:value-type="float" office:value="15.58">
            <text:p>15.58</text:p>
          </table:table-cell>
          <table:table-cell office:value-type="float" office:value="72.23">
            <text:p>72.23</text:p>
          </table:table-cell>
          <table:table-cell office:value-type="float" office:value="7.45">
            <text:p>7.45</text:p>
          </table:table-cell>
          <table:table-cell office:value-type="float" office:value="14.16">
            <text:p>14.16</text:p>
          </table:table-cell>
          <table:table-cell office:value-type="float" office:value="91.37">
            <text:p>91.37</text:p>
          </table:table-cell>
          <table:table-cell office:value-type="float" office:value="3.11">
            <text:p>3.11</text:p>
          </table:table-cell>
          <table:table-cell office:value-type="float" office:value="860.32">
            <text:p>860.32</text:p>
          </table:table-cell>
          <table:table-cell office:value-type="float" office:value="83.26">
            <text:p>83.26</text:p>
          </table:table-cell>
          <table:table-cell office:value-type="float" office:value="248.48">
            <text:p>248.48</text:p>
          </table:table-cell>
          <table:table-cell office:value-type="float" office:value="3074.01">
            <text:p>3074.01</text:p>
          </table:table-cell>
          <table:table-cell office:value-type="float" office:value="131.96">
            <text:p>131.96</text:p>
          </table:table-cell>
          <table:table-cell office:value-type="float" office:value="50.39">
            <text:p>50.39</text:p>
          </table:table-cell>
          <table:table-cell office:value-type="float" office:value="60.53">
            <text:p>60.53</text:p>
          </table:table-cell>
          <table:table-cell office:value-type="float" office:value="86.17">
            <text:p>86.17</text:p>
          </table:table-cell>
          <table:table-cell office:value-type="float" office:value="550.08">
            <text:p>550.08</text:p>
          </table:table-cell>
          <table:table-cell office:value-type="float" office:value="137.57">
            <text:p>137.57</text:p>
          </table:table-cell>
          <table:table-cell office:value-type="float" office:value="573.13">
            <text:p>573.13</text:p>
          </table:table-cell>
          <table:table-cell office:value-type="float" office:value="38.88">
            <text:p>38.88</text:p>
          </table:table-cell>
          <table:table-cell office:value-type="float" office:value="109.95">
            <text:p>109.95</text:p>
          </table:table-cell>
          <table:table-cell office:value-type="float" office:value="49.78">
            <text:p>49.78</text:p>
          </table:table-cell>
          <table:table-cell office:value-type="float" office:value="372.26">
            <text:p>372.26</text:p>
          </table:table-cell>
          <table:table-cell office:value-type="float" office:value="481.12">
            <text:p>481.12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099.68">
            <text:p>1099.68</text:p>
          </table:table-cell>
          <table:table-cell office:value-type="float" office:value="32.31">
            <text:p>32.31</text:p>
          </table:table-cell>
          <table:table-cell office:value-type="float" office:value="2487.65">
            <text:p>2487.65</text:p>
          </table:table-cell>
          <table:table-cell office:value-type="float" office:value="63.45">
            <text:p>63.45</text:p>
          </table:table-cell>
          <table:table-cell office:value-type="float" office:value="103.95">
            <text:p>103.95</text:p>
          </table:table-cell>
          <table:table-cell office:value-type="float" office:value="161.91">
            <text:p>161.91</text:p>
          </table:table-cell>
          <table:table-cell office:value-type="float" office:value="182.2">
            <text:p>182.2</text:p>
          </table:table-cell>
          <table:table-cell office:value-type="float" office:value="20.68">
            <text:p>20.68</text:p>
          </table:table-cell>
          <table:table-cell office:value-type="float" office:value="38.12">
            <text:p>38.12</text:p>
          </table:table-cell>
          <table:table-cell office:value-type="float" office:value="10.69">
            <text:p>10.69</text:p>
          </table:table-cell>
          <table:table-cell office:value-type="float" office:value="59.92">
            <text:p>59.92</text:p>
          </table:table-cell>
          <table:table-cell office:value-type="float" office:value="10.11">
            <text:p>10.11</text:p>
          </table:table-cell>
          <table:table-cell office:value-type="float" office:value="105.35">
            <text:p>105.35</text:p>
          </table:table-cell>
          <table:table-cell office:value-type="float" office:value="139.27">
            <text:p>139.27</text:p>
          </table:table-cell>
          <table:table-cell office:value-type="float" office:value="207.9">
            <text:p>207.9</text:p>
          </table:table-cell>
          <table:table-cell office:value-type="float" office:value="20.44">
            <text:p>20.44</text:p>
          </table:table-cell>
          <table:table-cell office:value-type="float" office:value="55.09">
            <text:p>55.09</text:p>
          </table:table-cell>
          <table:table-cell office:value-type="float" office:value="5.99">
            <text:p>5.99</text:p>
          </table:table-cell>
          <table:table-cell office:value-type="float" office:value="71.07">
            <text:p>71.07</text:p>
          </table:table-cell>
          <table:table-cell office:value-type="float" office:value="4.86">
            <text:p>4.86</text:p>
          </table:table-cell>
          <table:table-cell office:value-type="float" office:value="15.47">
            <text:p>15.47</text:p>
          </table:table-cell>
          <table:table-cell office:value-type="float" office:value="72.16">
            <text:p>72.16</text:p>
          </table:table-cell>
          <table:table-cell office:value-type="float" office:value="7.5">
            <text:p>7.5</text:p>
          </table:table-cell>
          <table:table-cell office:value-type="float" office:value="13.99">
            <text:p>13.99</text:p>
          </table:table-cell>
          <table:table-cell office:value-type="float" office:value="91.61">
            <text:p>91.61</text:p>
          </table:table-cell>
          <table:table-cell office:value-type="float" office:value="3.19">
            <text:p>3.19</text:p>
          </table:table-cell>
          <table:table-cell office:value-type="float" office:value="860.31">
            <text:p>860.31</text:p>
          </table:table-cell>
          <table:table-cell office:value-type="float" office:value="83.14">
            <text:p>83.14</text:p>
          </table:table-cell>
          <table:table-cell office:value-type="float" office:value="248.37">
            <text:p>248.37</text:p>
          </table:table-cell>
          <table:table-cell office:value-type="float" office:value="3074.14">
            <text:p>3074.14</text:p>
          </table:table-cell>
          <table:table-cell office:value-type="float" office:value="132.06">
            <text:p>132.06</text:p>
          </table:table-cell>
          <table:table-cell office:value-type="float" office:value="50.45">
            <text:p>50.45</text:p>
          </table:table-cell>
          <table:table-cell office:value-type="float" office:value="60.59">
            <text:p>60.59</text:p>
          </table:table-cell>
          <table:table-cell office:value-type="float" office:value="86.27">
            <text:p>86.27</text:p>
          </table:table-cell>
          <table:table-cell office:value-type="float" office:value="549.93">
            <text:p>549.93</text:p>
          </table:table-cell>
          <table:table-cell office:value-type="float" office:value="138.06">
            <text:p>138.06</text:p>
          </table:table-cell>
          <table:table-cell office:value-type="float" office:value="573.15">
            <text:p>573.15</text:p>
          </table:table-cell>
          <table:table-cell office:value-type="float" office:value="38.89">
            <text:p>38.89</text:p>
          </table:table-cell>
          <table:table-cell office:value-type="float" office:value="109.96">
            <text:p>109.96</text:p>
          </table:table-cell>
          <table:table-cell office:value-type="float" office:value="49.86">
            <text:p>49.86</text:p>
          </table:table-cell>
          <table:table-cell office:value-type="float" office:value="373.84">
            <text:p>373.84</text:p>
          </table:table-cell>
          <table:table-cell office:value-type="float" office:value="482.28">
            <text:p>482.28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2" office:value-type="float" office:value="85.6839480195609">
            <text:p>85.68</text:p>
          </table:table-cell>
          <table:table-cell table:style-name="ce2" office:value-type="float" office:value="97.9170747633039">
            <text:p>97.92</text:p>
          </table:table-cell>
          <table:table-cell table:style-name="ce2" office:value-type="float" office:value="84.9077412755647">
            <text:p>84.91</text:p>
          </table:table-cell>
          <table:table-cell table:style-name="ce2" office:value-type="float" office:value="86.5429234338747">
            <text:p>86.54</text:p>
          </table:table-cell>
          <table:table-cell table:number-columns-repeated="16" table:style-name="ce2" office:value-type="float" office:value="0">
            <text:p>0</text:p>
          </table:table-cell>
          <table:table-cell table:style-name="ce2" office:value-type="float" office:value="83.2142336298673">
            <text:p>83.21</text:p>
          </table:table-cell>
          <table:table-cell table:style-name="ce2" office:value-type="float" office:value="78.4087653967345">
            <text:p>78.41</text:p>
          </table:table-cell>
          <table:table-cell table:style-name="ce2" office:value-type="float" office:value="46.1244862008221">
            <text:p>46.12</text:p>
          </table:table-cell>
          <table:table-cell table:style-name="ce2" office:value-type="float" office:value="46.2075298438935">
            <text:p>46.21</text:p>
          </table:table-cell>
          <table:table-cell table:style-name="ce2" office:value-type="float" office:value="65.7505801881031">
            <text:p>65.75</text:p>
          </table:table-cell>
          <table:table-cell table:style-name="ce2" office:value-type="float" office:value="34.5357381429526">
            <text:p>34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.8496376811594">
            <text:p>98.85</text:p>
          </table:table-cell>
          <table:table-cell table:style-name="ce2" office:value-type="float" office:value="57.6356433880803">
            <text:p>57.64</text:p>
          </table:table-cell>
          <table:table-cell table:style-name="ce2" office:value-type="float" office:value="55.1441225200731">
            <text:p>55.14</text:p>
          </table:table-cell>
          <table:table-cell table:style-name="ce2" office:value-type="float" office:value="72.8626444159178">
            <text:p>72.86</text:p>
          </table:table-cell>
          <table:table-cell table:style-name="ce2" office:value-type="float" office:value="95.3202383950306">
            <text:p>95.32</text:p>
          </table:table-cell>
          <table:table-cell table:style-name="ce2" office:value-type="float" office:value="84.1407355021216">
            <text:p>84.14</text:p>
          </table:table-cell>
          <table:table-cell table:style-name="ce2" office:value-type="float" office:value="73.6575271598551">
            <text:p>73.66</text:p>
          </table:table-cell>
          <table:table-cell table:style-name="ce2" office:value-type="float" office:value="31.7051243632005">
            <text:p>31.71</text:p>
          </table:table-cell>
          <table:table-cell table:style-name="ce2" office:value-type="float" office:value="36.7109945682712">
            <text:p>36.71</text:p>
          </table:table-cell>
          <table:table-cell table:style-name="ce2" office:value-type="float" office:value="-8.42318059299191">
            <text:p>-8.42</text:p>
          </table:table-cell>
          <table:table-cell table:style-name="ce2" office:value-type="float" office:value="21.4704867103901">
            <text:p>21.47</text:p>
          </table:table-cell>
          <table:table-cell table:style-name="ce2" office:value-type="float" office:value="-15.7953281423804">
            <text:p>-15.8</text:p>
          </table:table-cell>
          <table:table-cell table:style-name="ce2" office:value-type="float" office:value="70.0078513478147">
            <text:p>70.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6854552776877">
            <text:p>79.69</text:p>
          </table:table-cell>
          <table:table-cell office:value-type="float" office:value="98.7199327704596">
            <text:p>98.72</text:p>
          </table:table-cell>
          <table:table-cell office:value-type="float" office:value="85.2812028935194">
            <text:p>85.28</text:p>
          </table:table-cell>
          <table:table-cell office:value-type="float" office:value="88.0193147056332">
            <text:p>88.02</text:p>
          </table:table-cell>
          <table:table-cell office:value-type="float" office:value="1.29776895967659">
            <text:p>1.3</text:p>
          </table:table-cell>
          <table:table-cell office:value-type="float" office:value="-0.0592453340497891">
            <text:p>-0.06</text:p>
          </table:table-cell>
          <table:table-cell office:value-type="float" office:value="-1.10613125701944">
            <text:p>-1.11</text:p>
          </table:table-cell>
          <table:table-cell office:value-type="float" office:value="-2.06251580053691">
            <text:p>-2.06</text:p>
          </table:table-cell>
          <table:table-cell office:value-type="float" office:value="-1.32776684131696">
            <text:p>-1.33</text:p>
          </table:table-cell>
          <table:table-cell office:value-type="float" office:value="-1.26435379516873">
            <text:p>-1.26</text:p>
          </table:table-cell>
          <table:table-cell office:value-type="float" office:value="-0.697735336841836">
            <text:p>-0.7</text:p>
          </table:table-cell>
          <table:table-cell office:value-type="float" office:value="-22.2592843650987">
            <text:p>-22.26</text:p>
          </table:table-cell>
          <table:table-cell office:value-type="float" office:value="0.446568010266809">
            <text:p>0.45</text:p>
          </table:table-cell>
          <table:table-cell office:value-type="float" office:value="-0.254131893301226">
            <text:p>-0.25</text:p>
          </table:table-cell>
          <table:table-cell office:value-type="float" office:value="-1.2336788793573">
            <text:p>-1.23</text:p>
          </table:table-cell>
          <table:table-cell office:value-type="float" office:value="-1.07202135385792">
            <text:p>-1.07</text:p>
          </table:table-cell>
          <table:table-cell office:value-type="float" office:value="-1.44599649822983">
            <text:p>-1.45</text:p>
          </table:table-cell>
          <table:table-cell office:value-type="float" office:value="-2.80339833464613">
            <text:p>-2.8</text:p>
          </table:table-cell>
          <table:table-cell office:value-type="float" office:value="-0.293139078822367">
            <text:p>-0.29</text:p>
          </table:table-cell>
          <table:table-cell office:value-type="float" office:value="-30.4334893292247">
            <text:p>-30.43</text:p>
          </table:table-cell>
          <table:table-cell office:value-type="float" office:value="88.5279697622566">
            <text:p>88.53</text:p>
          </table:table-cell>
          <table:table-cell office:value-type="float" office:value="80.1516205803371">
            <text:p>80.15</text:p>
          </table:table-cell>
          <table:table-cell office:value-type="float" office:value="52.2460219147559">
            <text:p>52.25</text:p>
          </table:table-cell>
          <table:table-cell office:value-type="float" office:value="50.6780883090838">
            <text:p>50.68</text:p>
          </table:table-cell>
          <table:table-cell office:value-type="float" office:value="59.9653568428407">
            <text:p>59.97</text:p>
          </table:table-cell>
          <table:table-cell office:value-type="float" office:value="23.6650948570363">
            <text:p>23.67</text:p>
          </table:table-cell>
          <table:table-cell office:value-type="float" office:value="14.6975252471326">
            <text:p>14.7</text:p>
          </table:table-cell>
          <table:table-cell office:value-type="float" office:value="98.4640014008443">
            <text:p>98.46</text:p>
          </table:table-cell>
          <table:table-cell office:value-type="float" office:value="61.0002205331639">
            <text:p>61</text:p>
          </table:table-cell>
          <table:table-cell office:value-type="float" office:value="57.9663536695533">
            <text:p>57.97</text:p>
          </table:table-cell>
          <table:table-cell office:value-type="float" office:value="55.300734463219">
            <text:p>55.3</text:p>
          </table:table-cell>
          <table:table-cell office:value-type="float" office:value="94.3856470460112">
            <text:p>94.39</text:p>
          </table:table-cell>
          <table:table-cell office:value-type="float" office:value="84.9389428256428">
            <text:p>84.94</text:p>
          </table:table-cell>
          <table:table-cell office:value-type="float" office:value="76.3561762697638">
            <text:p>76.36</text:p>
          </table:table-cell>
          <table:table-cell office:value-type="float" office:value="29.1499092853083">
            <text:p>29.15</text:p>
          </table:table-cell>
          <table:table-cell office:value-type="float" office:value="36.2893927638167">
            <text:p>36.29</text:p>
          </table:table-cell>
          <table:table-cell office:value-type="float" office:value="-11.8792848985662">
            <text:p>-11.88</text:p>
          </table:table-cell>
          <table:table-cell office:value-type="float" office:value="29.5300542379237">
            <text:p>29.53</text:p>
          </table:table-cell>
          <table:table-cell office:value-type="float" office:value="-21.7763076803713">
            <text:p>-21.78</text:p>
          </table:table-cell>
          <table:table-cell office:value-type="float" office:value="70.1495141653536">
            <text:p>70.15</text:p>
          </table:table-cell>
          <table:table-cell office:value-type="float" office:value="-0.0551340431004792">
            <text:p>-0.06</text:p>
          </table:table-cell>
          <table:table-cell office:value-type="float" office:value="0.938894385006877">
            <text:p>0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6804211619026">
            <text:p>79.68</text:p>
          </table:table-cell>
          <table:table-cell office:value-type="float" office:value="98.7002242670765">
            <text:p>98.7</text:p>
          </table:table-cell>
          <table:table-cell office:value-type="float" office:value="85.2774044762995">
            <text:p>85.28</text:p>
          </table:table-cell>
          <table:table-cell office:value-type="float" office:value="87.5497712010459">
            <text:p>87.55</text:p>
          </table:table-cell>
          <table:table-cell office:value-type="float" office:value="1.43672692673643">
            <text:p>1.44</text:p>
          </table:table-cell>
          <table:table-cell office:value-type="float" office:value="0.0311100049776079">
            <text:p>0.03</text:p>
          </table:table-cell>
          <table:table-cell office:value-type="float" office:value="-0.924183729939119">
            <text:p>-0.92</text:p>
          </table:table-cell>
          <table:table-cell office:value-type="float" office:value="-2.21130221130221">
            <text:p>-2.21</text:p>
          </table:table-cell>
          <table:table-cell office:value-type="float" office:value="-1.07267363904532">
            <text:p>-1.07</text:p>
          </table:table-cell>
          <table:table-cell office:value-type="float" office:value="-2.25269343780608">
            <text:p>-2.25</text:p>
          </table:table-cell>
          <table:table-cell office:value-type="float" office:value="-0.63747693340044">
            <text:p>-0.64</text:p>
          </table:table-cell>
          <table:table-cell office:value-type="float" office:value="-18.5053380782918">
            <text:p>-18.51</text:p>
          </table:table-cell>
          <table:table-cell office:value-type="float" office:value="0.57748745621509">
            <text:p>0.58</text:p>
          </table:table-cell>
          <table:table-cell office:value-type="float" office:value="-0.295176385889126">
            <text:p>-0.3</text:p>
          </table:table-cell>
          <table:table-cell office:value-type="float" office:value="-1.13910609132156">
            <text:p>-1.14</text:p>
          </table:table-cell>
          <table:table-cell office:value-type="float" office:value="-1.04947526236882">
            <text:p>-1.05</text:p>
          </table:table-cell>
          <table:table-cell office:value-type="float" office:value="-0.484966052376341">
            <text:p>-0.48</text:p>
          </table:table-cell>
          <table:table-cell office:value-type="float" office:value="-2.29681978798586">
            <text:p>-2.3</text:p>
          </table:table-cell>
          <table:table-cell office:value-type="float" office:value="-0.113652507458443">
            <text:p>-0.11</text:p>
          </table:table-cell>
          <table:table-cell office:value-type="float" office:value="-26.3157894736842">
            <text:p>-26.32</text:p>
          </table:table-cell>
          <table:table-cell office:value-type="float" office:value="88.2225823878984">
            <text:p>88.22</text:p>
          </table:table-cell>
          <table:table-cell office:value-type="float" office:value="80.0005595814331">
            <text:p>80</text:p>
          </table:table-cell>
          <table:table-cell office:value-type="float" office:value="51.6021361815754">
            <text:p>51.6</text:p>
          </table:table-cell>
          <table:table-cell office:value-type="float" office:value="49.7645780514306">
            <text:p>49.76</text:p>
          </table:table-cell>
          <table:table-cell office:value-type="float" office:value="59.9425160291842">
            <text:p>59.94</text:p>
          </table:table-cell>
          <table:table-cell office:value-type="float" office:value="13.5693215339233">
            <text:p>13.57</text:p>
          </table:table-cell>
          <table:table-cell office:value-type="float" office:value="14.5084387343893">
            <text:p>14.51</text:p>
          </table:table-cell>
          <table:table-cell office:value-type="float" office:value="98.4583386818024">
            <text:p>98.46</text:p>
          </table:table-cell>
          <table:table-cell office:value-type="float" office:value="60.9954195589555">
            <text:p>61</text:p>
          </table:table-cell>
          <table:table-cell office:value-type="float" office:value="58.0194470632084">
            <text:p>58.02</text:p>
          </table:table-cell>
          <table:table-cell office:value-type="float" office:value="55.362171331637">
            <text:p>55.36</text:p>
          </table:table-cell>
          <table:table-cell office:value-type="float" office:value="94.3536471198637">
            <text:p>94.35</text:p>
          </table:table-cell>
          <table:table-cell office:value-type="float" office:value="84.851841595126">
            <text:p>84.85</text:p>
          </table:table-cell>
          <table:table-cell office:value-type="float" office:value="76.3304319083297">
            <text:p>76.33</text:p>
          </table:table-cell>
          <table:table-cell office:value-type="float" office:value="29.1314611524619">
            <text:p>29.13</text:p>
          </table:table-cell>
          <table:table-cell office:value-type="float" office:value="36.2553508282151">
            <text:p>36.26</text:p>
          </table:table-cell>
          <table:table-cell office:value-type="float" office:value="-11.887623174226">
            <text:p>-11.89</text:p>
          </table:table-cell>
          <table:table-cell office:value-type="float" office:value="29.1750503018109">
            <text:p>29.18</text:p>
          </table:table-cell>
          <table:table-cell office:value-type="float" office:value="-21.6756411426485">
            <text:p>-21.68</text:p>
          </table:table-cell>
          <table:table-cell office:value-type="float" office:value="69.9391727493917">
            <text:p>69.94</text:p>
          </table:table-cell>
          <table:table-cell office:value-type="float" office:value="-0.069988424991249">
            <text:p>-0.07</text:p>
          </table:table-cell>
          <table:table-cell office:value-type="float" office:value="0.949138553595371">
            <text:p>0.9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6841859793677">
            <text:p>79.68</text:p>
          </table:table-cell>
          <table:table-cell office:value-type="float" office:value="98.6920318482951">
            <text:p>98.69</text:p>
          </table:table-cell>
          <table:table-cell office:value-type="float" office:value="85.2745754204956">
            <text:p>85.27</text:p>
          </table:table-cell>
          <table:table-cell office:value-type="float" office:value="87.454254119602">
            <text:p>87.45</text:p>
          </table:table-cell>
          <table:table-cell office:value-type="float" office:value="1.3482719331561">
            <text:p>1.35</text:p>
          </table:table-cell>
          <table:table-cell office:value-type="float" office:value="-0.117756430120854">
            <text:p>-0.12</text:p>
          </table:table-cell>
          <table:table-cell office:value-type="float" office:value="-0.906543596505674">
            <text:p>-0.91</text:p>
          </table:table-cell>
          <table:table-cell office:value-type="float" office:value="-2.0408163265306">
            <text:p>-2.04</text:p>
          </table:table-cell>
          <table:table-cell office:value-type="float" office:value="-1.99527435022315">
            <text:p>-2</text:p>
          </table:table-cell>
          <table:table-cell office:value-type="float" office:value="-2.16165413533835">
            <text:p>-2.16</text:p>
          </table:table-cell>
          <table:table-cell office:value-type="float" office:value="-0.901201602136192">
            <text:p>-0.9</text:p>
          </table:table-cell>
          <table:table-cell office:value-type="float" office:value="-19.8208286674132">
            <text:p>-19.82</text:p>
          </table:table-cell>
          <table:table-cell office:value-type="float" office:value="0.538345296562139">
            <text:p>0.54</text:p>
          </table:table-cell>
          <table:table-cell office:value-type="float" office:value="-0.308863669013057">
            <text:p>-0.31</text:p>
          </table:table-cell>
          <table:table-cell office:value-type="float" office:value="-1.14522182658071">
            <text:p>-1.15</text:p>
          </table:table-cell>
          <table:table-cell office:value-type="float" office:value="-1.32939438700149">
            <text:p>-1.33</text:p>
          </table:table-cell>
          <table:table-cell office:value-type="float" office:value="-0.336376741951003">
            <text:p>-0.34</text:p>
          </table:table-cell>
          <table:table-cell office:value-type="float" office:value="-2.19224283305226">
            <text:p>-2.19</text:p>
          </table:table-cell>
          <table:table-cell office:value-type="float" office:value="-0.23990968106125">
            <text:p>-0.24</text:p>
          </table:table-cell>
          <table:table-cell office:value-type="float" office:value="-28.2426778242678">
            <text:p>-28.24</text:p>
          </table:table-cell>
          <table:table-cell office:value-type="float" office:value="88.0484811291807">
            <text:p>88.05</text:p>
          </table:table-cell>
          <table:table-cell office:value-type="float" office:value="79.9204937173357">
            <text:p>79.92</text:p>
          </table:table-cell>
          <table:table-cell office:value-type="float" office:value="51.4657980456026">
            <text:p>51.47</text:p>
          </table:table-cell>
          <table:table-cell office:value-type="float" office:value="49.2836676217765">
            <text:p>49.28</text:p>
          </table:table-cell>
          <table:table-cell office:value-type="float" office:value="59.8761637098191">
            <text:p>59.88</text:p>
          </table:table-cell>
          <table:table-cell office:value-type="float" office:value="10.8882521489971">
            <text:p>10.89</text:p>
          </table:table-cell>
          <table:table-cell office:value-type="float" office:value="14.4675097431003">
            <text:p>14.47</text:p>
          </table:table-cell>
          <table:table-cell office:value-type="float" office:value="98.4532960806679">
            <text:p>98.45</text:p>
          </table:table-cell>
          <table:table-cell office:value-type="float" office:value="60.9884761515998">
            <text:p>60.99</text:p>
          </table:table-cell>
          <table:table-cell office:value-type="float" office:value="57.9535164916331">
            <text:p>57.95</text:p>
          </table:table-cell>
          <table:table-cell office:value-type="float" office:value="55.3223185265439">
            <text:p>55.32</text:p>
          </table:table-cell>
          <table:table-cell office:value-type="float" office:value="94.3264088273377">
            <text:p>94.33</text:p>
          </table:table-cell>
          <table:table-cell office:value-type="float" office:value="84.7964232788285">
            <text:p>84.8</text:p>
          </table:table-cell>
          <table:table-cell office:value-type="float" office:value="76.3093503422869">
            <text:p>76.31</text:p>
          </table:table-cell>
          <table:table-cell office:value-type="float" office:value="29.141708853422">
            <text:p>29.14</text:p>
          </table:table-cell>
          <table:table-cell office:value-type="float" office:value="36.209774645275">
            <text:p>36.21</text:p>
          </table:table-cell>
          <table:table-cell office:value-type="float" office:value="-11.8699073508628">
            <text:p>-11.87</text:p>
          </table:table-cell>
          <table:table-cell office:value-type="float" office:value="29.2061179898033">
            <text:p>29.21</text:p>
          </table:table-cell>
          <table:table-cell office:value-type="float" office:value="-21.6825829922692">
            <text:p>-21.68</text:p>
          </table:table-cell>
          <table:table-cell office:value-type="float" office:value="69.8028510767364">
            <text:p>69.8</text:p>
          </table:table-cell>
          <table:table-cell office:value-type="float" office:value="-0.0832751302852851">
            <text:p>-0.08</text:p>
          </table:table-cell>
          <table:table-cell office:value-type="float" office:value="0.969474919210408">
            <text:p>0.97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6882157369782">
            <text:p>79.69</text:p>
          </table:table-cell>
          <table:table-cell office:value-type="float" office:value="98.6908109597478">
            <text:p>98.69</text:p>
          </table:table-cell>
          <table:table-cell office:value-type="float" office:value="85.2740780204819">
            <text:p>85.27</text:p>
          </table:table-cell>
          <table:table-cell office:value-type="float" office:value="87.4483195189017">
            <text:p>87.45</text:p>
          </table:table-cell>
          <table:table-cell office:value-type="float" office:value="1.32890365448504">
            <text:p>1.33</text:p>
          </table:table-cell>
          <table:table-cell office:value-type="float" office:value="-0.203816935334453">
            <text:p>-0.2</text:p>
          </table:table-cell>
          <table:table-cell office:value-type="float" office:value="-0.900109769484091">
            <text:p>-0.9</text:p>
          </table:table-cell>
          <table:table-cell office:value-type="float" office:value="-2.36943907156672">
            <text:p>-2.37</text:p>
          </table:table-cell>
          <table:table-cell office:value-type="float" office:value="-2.0461699895068">
            <text:p>-2.05</text:p>
          </table:table-cell>
          <table:table-cell office:value-type="float" office:value="-2.24508886810103">
            <text:p>-2.25</text:p>
          </table:table-cell>
          <table:table-cell office:value-type="float" office:value="-0.851134846461958">
            <text:p>-0.85</text:p>
          </table:table-cell>
          <table:table-cell office:value-type="float" office:value="-28.8822947576657">
            <text:p>-28.88</text:p>
          </table:table-cell>
          <table:table-cell office:value-type="float" office:value="0.500566679259527">
            <text:p>0.5</text:p>
          </table:table-cell>
          <table:table-cell office:value-type="float" office:value="-0.20822862066491">
            <text:p>-0.21</text:p>
          </table:table-cell>
          <table:table-cell office:value-type="float" office:value="-1.15921115921116">
            <text:p>-1.16</text:p>
          </table:table-cell>
          <table:table-cell office:value-type="float" office:value="-1.46771037181995">
            <text:p>-1.47</text:p>
          </table:table-cell>
          <table:table-cell office:value-type="float" office:value="-24.6505717916137">
            <text:p>-24.65</text:p>
          </table:table-cell>
          <table:table-cell office:value-type="float" office:value="-2.6711185308848">
            <text:p>-2.67</text:p>
          </table:table-cell>
          <table:table-cell office:value-type="float" office:value="-0.211059518784305">
            <text:p>-0.21</text:p>
          </table:table-cell>
          <table:table-cell office:value-type="float" office:value="-28.6008230452675">
            <text:p>-28.6</text:p>
          </table:table-cell>
          <table:table-cell office:value-type="float" office:value="88.3068783068783">
            <text:p>88.31</text:p>
          </table:table-cell>
          <table:table-cell office:value-type="float" office:value="79.9393956242529">
            <text:p>79.94</text:p>
          </table:table-cell>
          <table:table-cell office:value-type="float" office:value="51.0763209393346">
            <text:p>51.08</text:p>
          </table:table-cell>
          <table:table-cell office:value-type="float" office:value="49.9284180386543">
            <text:p>49.93</text:p>
          </table:table-cell>
          <table:table-cell office:value-type="float" office:value="59.9028318816475">
            <text:p>59.9</text:p>
          </table:table-cell>
          <table:table-cell office:value-type="float" office:value="9.63172804532576">
            <text:p>9.63</text:p>
          </table:table-cell>
          <table:table-cell office:value-type="float" office:value="14.4685039370079">
            <text:p>14.47</text:p>
          </table:table-cell>
          <table:table-cell office:value-type="float" office:value="98.455221107395">
            <text:p>98.46</text:p>
          </table:table-cell>
          <table:table-cell office:value-type="float" office:value="61.0051340021666">
            <text:p>61.01</text:p>
          </table:table-cell>
          <table:table-cell office:value-type="float" office:value="57.9633529331328">
            <text:p>57.96</text:p>
          </table:table-cell>
          <table:table-cell office:value-type="float" office:value="55.2899752852355">
            <text:p>55.29</text:p>
          </table:table-cell>
          <table:table-cell office:value-type="float" office:value="94.3305688535275">
            <text:p>94.33</text:p>
          </table:table-cell>
          <table:table-cell office:value-type="float" office:value="84.7805882796212">
            <text:p>84.78</text:p>
          </table:table-cell>
          <table:table-cell office:value-type="float" office:value="76.292286130424">
            <text:p>76.29</text:p>
          </table:table-cell>
          <table:table-cell office:value-type="float" office:value="29.1537302088299">
            <text:p>29.15</text:p>
          </table:table-cell>
          <table:table-cell office:value-type="float" office:value="36.2014787430684">
            <text:p>36.2</text:p>
          </table:table-cell>
          <table:table-cell office:value-type="float" office:value="-11.8660036639623">
            <text:p>-11.87</text:p>
          </table:table-cell>
          <table:table-cell office:value-type="float" office:value="29.2136876592647">
            <text:p>29.21</text:p>
          </table:table-cell>
          <table:table-cell office:value-type="float" office:value="-21.6351400509276">
            <text:p>-21.64</text:p>
          </table:table-cell>
          <table:table-cell office:value-type="float" office:value="69.7671598350716">
            <text:p>69.77</text:p>
          </table:table-cell>
          <table:table-cell office:value-type="float" office:value="-0.139096939867333">
            <text:p>-0.14</text:p>
          </table:table-cell>
          <table:table-cell office:value-type="float" office:value="0.971232623560083">
            <text:p>0.97</text:p>
          </table:table-cell>
          <table:table-cell table:number-columns-repeated="213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Results without any constant mappings, all constants assumed to be the same in source and target.</text:p>
          </table:table-cell>
          <table:table-cell table:number-columns-repeated="255"/>
        </table:table-row>
      </table:table>
      <table:table table:name="constant_mapper_only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 office:value-type="string">
            <text:p>ns case, decisions</text:p>
          </table:table-cell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s case, decisions</text:p>
          </table:table-cell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121">
            <text:p>1121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14488">
            <text:p>14488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11507.102784">
            <text:p>11507.1</text:p>
          </table:table-cell>
          <table:table-cell office:value-type="float" office:value="1205.44365">
            <text:p>1205.44</text:p>
          </table:table-cell>
          <table:table-cell office:value-type="float" office:value="19970.482643">
            <text:p>19970.48</text:p>
          </table:table-cell>
          <table:table-cell office:value-type="float" office:value="115.43042">
            <text:p>115.43</text:p>
          </table:table-cell>
          <table:table-cell office:value-type="float" office:value="128.484008">
            <text:p>128.48</text:p>
          </table:table-cell>
          <table:table-cell office:value-type="float" office:value="165.484591">
            <text:p>165.48</text:p>
          </table:table-cell>
          <table:table-cell office:value-type="float" office:value="210.346564">
            <text:p>210.35</text:p>
          </table:table-cell>
          <table:table-cell office:value-type="float" office:value="19.280787">
            <text:p>19.28</text:p>
          </table:table-cell>
          <table:table-cell office:value-type="float" office:value="73.47128">
            <text:p>73.47</text:p>
          </table:table-cell>
          <table:table-cell office:value-type="float" office:value="4.700548">
            <text:p>4.7</text:p>
          </table:table-cell>
          <table:table-cell office:value-type="float" office:value="70.00596">
            <text:p>70.01</text:p>
          </table:table-cell>
          <table:table-cell office:value-type="float" office:value="2.643702">
            <text:p>2.64</text:p>
          </table:table-cell>
          <table:table-cell office:value-type="float" office:value="119.45617">
            <text:p>119.46</text:p>
          </table:table-cell>
          <table:table-cell office:value-type="float" office:value="585.9883">
            <text:p>585.99</text:p>
          </table:table-cell>
          <table:table-cell office:value-type="float" office:value="203.408872">
            <text:p>203.41</text:p>
          </table:table-cell>
          <table:table-cell office:value-type="float" office:value="34.370538">
            <text:p>34.37</text:p>
          </table:table-cell>
          <table:table-cell office:value-type="float" office:value="41.599935">
            <text:p>41.6</text:p>
          </table:table-cell>
          <table:table-cell office:value-type="float" office:value="4.600678">
            <text:p>4.6</text:p>
          </table:table-cell>
          <table:table-cell office:value-type="float" office:value="70.813272">
            <text:p>70.81</text:p>
          </table:table-cell>
          <table:table-cell office:value-type="float" office:value="2.568852">
            <text:p>2.57</text:p>
          </table:table-cell>
          <table:table-cell office:value-type="float" office:value="126.23737">
            <text:p>126.24</text:p>
          </table:table-cell>
          <table:table-cell office:value-type="float" office:value="348.038736">
            <text:p>348.04</text:p>
          </table:table-cell>
          <table:table-cell office:value-type="float" office:value="13.889668">
            <text:p>13.89</text:p>
          </table:table-cell>
          <table:table-cell office:value-type="float" office:value="26.29935">
            <text:p>26.3</text:p>
          </table:table-cell>
          <table:table-cell office:value-type="float" office:value="220.754268">
            <text:p>220.75</text:p>
          </table:table-cell>
          <table:table-cell office:value-type="float" office:value="2.068854">
            <text:p>2.07</text:p>
          </table:table-cell>
          <table:table-cell office:value-type="float" office:value="982.953804">
            <text:p>982.95</text:p>
          </table:table-cell>
          <table:table-cell office:value-type="float" office:value="3103.41024">
            <text:p>3103.41</text:p>
          </table:table-cell>
          <table:table-cell office:value-type="float" office:value="1346.919117">
            <text:p>1346.92</text:p>
          </table:table-cell>
          <table:table-cell office:value-type="float" office:value="6975.641416">
            <text:p>6975.64</text:p>
          </table:table-cell>
          <table:table-cell office:value-type="float" office:value="235.1022">
            <text:p>235.1</text:p>
          </table:table-cell>
          <table:table-cell office:value-type="float" office:value="738.48687">
            <text:p>738.49</text:p>
          </table:table-cell>
          <table:table-cell office:value-type="float" office:value="485.528008">
            <text:p>485.53</text:p>
          </table:table-cell>
          <table:table-cell office:value-type="float" office:value="430.90436">
            <text:p>430.9</text:p>
          </table:table-cell>
          <table:table-cell office:value-type="float" office:value="774.41759">
            <text:p>774.42</text:p>
          </table:table-cell>
          <table:table-cell office:value-type="float" office:value="213.437203">
            <text:p>213.44</text:p>
          </table:table-cell>
          <table:table-cell office:value-type="float" office:value="196.250472">
            <text:p>196.25</text:p>
          </table:table-cell>
          <table:table-cell office:value-type="float" office:value="126.372934">
            <text:p>126.37</text:p>
          </table:table-cell>
          <table:table-cell office:value-type="float" office:value="85.398684">
            <text:p>85.4</text:p>
          </table:table-cell>
          <table:table-cell office:value-type="float" office:value="138.09094">
            <text:p>138.09</text:p>
          </table:table-cell>
          <table:table-cell office:value-type="float" office:value="367.933937">
            <text:p>367.93</text:p>
          </table:table-cell>
          <table:table-cell office:value-type="float" office:value="483.134652">
            <text:p>483.13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11534.64">
            <text:p>11534.64</text:p>
          </table:table-cell>
          <table:table-cell office:value-type="float" office:value="1208.52">
            <text:p>1208.52</text:p>
          </table:table-cell>
          <table:table-cell office:value-type="float" office:value="20021.37">
            <text:p>20021.37</text:p>
          </table:table-cell>
          <table:table-cell office:value-type="float" office:value="115.93">
            <text:p>115.93</text:p>
          </table:table-cell>
          <table:table-cell office:value-type="float" office:value="133.25">
            <text:p>133.25</text:p>
          </table:table-cell>
          <table:table-cell office:value-type="float" office:value="166.78">
            <text:p>166.78</text:p>
          </table:table-cell>
          <table:table-cell office:value-type="float" office:value="212.55">
            <text:p>212.55</text:p>
          </table:table-cell>
          <table:table-cell office:value-type="float" office:value="19.86">
            <text:p>19.86</text:p>
          </table:table-cell>
          <table:table-cell office:value-type="float" office:value="75.76">
            <text:p>75.76</text:p>
          </table:table-cell>
          <table:table-cell office:value-type="float" office:value="5.32">
            <text:p>5.32</text:p>
          </table:table-cell>
          <table:table-cell office:value-type="float" office:value="70.78">
            <text:p>70.78</text:p>
          </table:table-cell>
          <table:table-cell office:value-type="float" office:value="2.94">
            <text:p>2.94</text:p>
          </table:table-cell>
          <table:table-cell office:value-type="float" office:value="123.88">
            <text:p>123.88</text:p>
          </table:table-cell>
          <table:table-cell office:value-type="float" office:value="589.19">
            <text:p>589.19</text:p>
          </table:table-cell>
          <table:table-cell office:value-type="float" office:value="205.84">
            <text:p>205.84</text:p>
          </table:table-cell>
          <table:table-cell office:value-type="float" office:value="35.17">
            <text:p>35.17</text:p>
          </table:table-cell>
          <table:table-cell office:value-type="float" office:value="43.29">
            <text:p>43.29</text:p>
          </table:table-cell>
          <table:table-cell office:value-type="float" office:value="5.49">
            <text:p>5.49</text:p>
          </table:table-cell>
          <table:table-cell office:value-type="float" office:value="71.83">
            <text:p>71.83</text:p>
          </table:table-cell>
          <table:table-cell office:value-type="float" office:value="2.98">
            <text:p>2.98</text:p>
          </table:table-cell>
          <table:table-cell office:value-type="float" office:value="129.32">
            <text:p>129.32</text:p>
          </table:table-cell>
          <table:table-cell office:value-type="float" office:value="356.33">
            <text:p>356.33</text:p>
          </table:table-cell>
          <table:table-cell office:value-type="float" office:value="14.9">
            <text:p>14.9</text:p>
          </table:table-cell>
          <table:table-cell office:value-type="float" office:value="28.41">
            <text:p>28.41</text:p>
          </table:table-cell>
          <table:table-cell office:value-type="float" office:value="226.56">
            <text:p>226.56</text:p>
          </table:table-cell>
          <table:table-cell office:value-type="float" office:value="2.39">
            <text:p>2.39</text:p>
          </table:table-cell>
          <table:table-cell office:value-type="float" office:value="996.21">
            <text:p>996.21</text:p>
          </table:table-cell>
          <table:table-cell office:value-type="float" office:value="3111.01">
            <text:p>3111.01</text:p>
          </table:table-cell>
          <table:table-cell office:value-type="float" office:value="1353.12">
            <text:p>1353.12</text:p>
          </table:table-cell>
          <table:table-cell office:value-type="float" office:value="7009.08">
            <text:p>7009.08</text:p>
          </table:table-cell>
          <table:table-cell office:value-type="float" office:value="236.82">
            <text:p>236.82</text:p>
          </table:table-cell>
          <table:table-cell office:value-type="float" office:value="742.84">
            <text:p>742.84</text:p>
          </table:table-cell>
          <table:table-cell office:value-type="float" office:value="487.42">
            <text:p>487.42</text:p>
          </table:table-cell>
          <table:table-cell office:value-type="float" office:value="432.91">
            <text:p>432.91</text:p>
          </table:table-cell>
          <table:table-cell office:value-type="float" office:value="777">
            <text:p>777</text:p>
          </table:table-cell>
          <table:table-cell office:value-type="float" office:value="214.96">
            <text:p>214.96</text:p>
          </table:table-cell>
          <table:table-cell office:value-type="float" office:value="197.56">
            <text:p>197.56</text:p>
          </table:table-cell>
          <table:table-cell office:value-type="float" office:value="127.97">
            <text:p>127.97</text:p>
          </table:table-cell>
          <table:table-cell office:value-type="float" office:value="86.61">
            <text:p>86.61</text:p>
          </table:table-cell>
          <table:table-cell office:value-type="float" office:value="139.88">
            <text:p>139.88</text:p>
          </table:table-cell>
          <table:table-cell office:value-type="float" office:value="370.3">
            <text:p>370.3</text:p>
          </table:table-cell>
          <table:table-cell office:value-type="float" office:value="485.61">
            <text:p>485.61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11545.48">
            <text:p>11545.48</text:p>
          </table:table-cell>
          <table:table-cell office:value-type="float" office:value="1209.88">
            <text:p>1209.88</text:p>
          </table:table-cell>
          <table:table-cell office:value-type="float" office:value="20040.29">
            <text:p>20040.29</text:p>
          </table:table-cell>
          <table:table-cell office:value-type="float" office:value="116.12">
            <text:p>116.12</text:p>
          </table:table-cell>
          <table:table-cell office:value-type="float" office:value="133.83">
            <text:p>133.83</text:p>
          </table:table-cell>
          <table:table-cell office:value-type="float" office:value="167.25">
            <text:p>167.25</text:p>
          </table:table-cell>
          <table:table-cell office:value-type="float" office:value="213.14">
            <text:p>213.14</text:p>
          </table:table-cell>
          <table:table-cell office:value-type="float" office:value="20.09">
            <text:p>20.09</text:p>
          </table:table-cell>
          <table:table-cell office:value-type="float" office:value="76.48">
            <text:p>76.48</text:p>
          </table:table-cell>
          <table:table-cell office:value-type="float" office:value="5.52">
            <text:p>5.52</text:p>
          </table:table-cell>
          <table:table-cell office:value-type="float" office:value="70.95">
            <text:p>70.95</text:p>
          </table:table-cell>
          <table:table-cell office:value-type="float" office:value="3.04">
            <text:p>3.04</text:p>
          </table:table-cell>
          <table:table-cell office:value-type="float" office:value="124.05">
            <text:p>124.05</text:p>
          </table:table-cell>
          <table:table-cell office:value-type="float" office:value="590.29">
            <text:p>590.29</text:p>
          </table:table-cell>
          <table:table-cell office:value-type="float" office:value="206.5">
            <text:p>206.5</text:p>
          </table:table-cell>
          <table:table-cell office:value-type="float" office:value="35.45">
            <text:p>35.45</text:p>
          </table:table-cell>
          <table:table-cell office:value-type="float" office:value="43.85">
            <text:p>43.85</text:p>
          </table:table-cell>
          <table:table-cell office:value-type="float" office:value="5.81">
            <text:p>5.81</text:p>
          </table:table-cell>
          <table:table-cell office:value-type="float" office:value="72.19">
            <text:p>72.19</text:p>
          </table:table-cell>
          <table:table-cell office:value-type="float" office:value="3.04">
            <text:p>3.04</text:p>
          </table:table-cell>
          <table:table-cell office:value-type="float" office:value="130.09">
            <text:p>130.09</text:p>
          </table:table-cell>
          <table:table-cell office:value-type="float" office:value="358.77">
            <text:p>358.77</text:p>
          </table:table-cell>
          <table:table-cell office:value-type="float" office:value="15.21">
            <text:p>15.21</text:p>
          </table:table-cell>
          <table:table-cell office:value-type="float" office:value="28.9">
            <text:p>28.9</text:p>
          </table:table-cell>
          <table:table-cell office:value-type="float" office:value="227.88">
            <text:p>227.88</text:p>
          </table:table-cell>
          <table:table-cell office:value-type="float" office:value="2.48">
            <text:p>2.48</text:p>
          </table:table-cell>
          <table:table-cell office:value-type="float" office:value="999.57">
            <text:p>999.57</text:p>
          </table:table-cell>
          <table:table-cell office:value-type="float" office:value="3122.09">
            <text:p>3122.09</text:p>
          </table:table-cell>
          <table:table-cell office:value-type="float" office:value="1355.85">
            <text:p>1355.85</text:p>
          </table:table-cell>
          <table:table-cell office:value-type="float" office:value="7022.92">
            <text:p>7022.92</text:p>
          </table:table-cell>
          <table:table-cell office:value-type="float" office:value="237.46">
            <text:p>237.46</text:p>
          </table:table-cell>
          <table:table-cell office:value-type="float" office:value="744.25">
            <text:p>744.25</text:p>
          </table:table-cell>
          <table:table-cell office:value-type="float" office:value="488.28">
            <text:p>488.28</text:p>
          </table:table-cell>
          <table:table-cell office:value-type="float" office:value="433.78">
            <text:p>433.78</text:p>
          </table:table-cell>
          <table:table-cell office:value-type="float" office:value="777.95">
            <text:p>777.95</text:p>
          </table:table-cell>
          <table:table-cell office:value-type="float" office:value="215.42">
            <text:p>215.42</text:p>
          </table:table-cell>
          <table:table-cell office:value-type="float" office:value="198.16">
            <text:p>198.16</text:p>
          </table:table-cell>
          <table:table-cell office:value-type="float" office:value="128.44">
            <text:p>128.44</text:p>
          </table:table-cell>
          <table:table-cell office:value-type="float" office:value="87.09">
            <text:p>87.09</text:p>
          </table:table-cell>
          <table:table-cell office:value-type="float" office:value="140.3">
            <text:p>140.3</text:p>
          </table:table-cell>
          <table:table-cell office:value-type="float" office:value="371.1">
            <text:p>371.1</text:p>
          </table:table-cell>
          <table:table-cell office:value-type="float" office:value="486.29">
            <text:p>486.29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11543">
            <text:p>11543</text:p>
          </table:table-cell>
          <table:table-cell office:value-type="float" office:value="1212.77">
            <text:p>1212.77</text:p>
          </table:table-cell>
          <table:table-cell office:value-type="float" office:value="20039">
            <text:p>20039</text:p>
          </table:table-cell>
          <table:table-cell office:value-type="float" office:value="116.18">
            <text:p>116.18</text:p>
          </table:table-cell>
          <table:table-cell office:value-type="float" office:value="135.87">
            <text:p>135.87</text:p>
          </table:table-cell>
          <table:table-cell office:value-type="float" office:value="167.73">
            <text:p>167.73</text:p>
          </table:table-cell>
          <table:table-cell office:value-type="float" office:value="213.22">
            <text:p>213.22</text:p>
          </table:table-cell>
          <table:table-cell office:value-type="float" office:value="20.19">
            <text:p>20.19</text:p>
          </table:table-cell>
          <table:table-cell office:value-type="float" office:value="76.52">
            <text:p>76.52</text:p>
          </table:table-cell>
          <table:table-cell office:value-type="float" office:value="5.55">
            <text:p>5.55</text:p>
          </table:table-cell>
          <table:table-cell office:value-type="float" office:value="70.99">
            <text:p>70.99</text:p>
          </table:table-cell>
          <table:table-cell office:value-type="float" office:value="3.07">
            <text:p>3.07</text:p>
          </table:table-cell>
          <table:table-cell office:value-type="float" office:value="124.19">
            <text:p>124.19</text:p>
          </table:table-cell>
          <table:table-cell office:value-type="float" office:value="590.31">
            <text:p>590.31</text:p>
          </table:table-cell>
          <table:table-cell office:value-type="float" office:value="206.58">
            <text:p>206.58</text:p>
          </table:table-cell>
          <table:table-cell office:value-type="float" office:value="35.48">
            <text:p>35.48</text:p>
          </table:table-cell>
          <table:table-cell office:value-type="float" office:value="44.05">
            <text:p>44.05</text:p>
          </table:table-cell>
          <table:table-cell office:value-type="float" office:value="5.88">
            <text:p>5.88</text:p>
          </table:table-cell>
          <table:table-cell office:value-type="float" office:value="72.24">
            <text:p>72.24</text:p>
          </table:table-cell>
          <table:table-cell office:value-type="float" office:value="3.09">
            <text:p>3.09</text:p>
          </table:table-cell>
          <table:table-cell office:value-type="float" office:value="130.12">
            <text:p>130.12</text:p>
          </table:table-cell>
          <table:table-cell office:value-type="float" office:value="358.79">
            <text:p>358.79</text:p>
          </table:table-cell>
          <table:table-cell office:value-type="float" office:value="15.23">
            <text:p>15.23</text:p>
          </table:table-cell>
          <table:table-cell office:value-type="float" office:value="28.94">
            <text:p>28.94</text:p>
          </table:table-cell>
          <table:table-cell office:value-type="float" office:value="228.64">
            <text:p>228.64</text:p>
          </table:table-cell>
          <table:table-cell office:value-type="float" office:value="2.52">
            <text:p>2.52</text:p>
          </table:table-cell>
          <table:table-cell office:value-type="float" office:value="999.58">
            <text:p>999.58</text:p>
          </table:table-cell>
          <table:table-cell office:value-type="float" office:value="3164.28">
            <text:p>3164.28</text:p>
          </table:table-cell>
          <table:table-cell office:value-type="float" office:value="1355.78">
            <text:p>1355.78</text:p>
          </table:table-cell>
          <table:table-cell office:value-type="float" office:value="7025">
            <text:p>7025</text:p>
          </table:table-cell>
          <table:table-cell office:value-type="float" office:value="237.55">
            <text:p>237.55</text:p>
          </table:table-cell>
          <table:table-cell office:value-type="float" office:value="744.66">
            <text:p>744.66</text:p>
          </table:table-cell>
          <table:table-cell office:value-type="float" office:value="488.3">
            <text:p>488.3</text:p>
          </table:table-cell>
          <table:table-cell office:value-type="float" office:value="434.16">
            <text:p>434.16</text:p>
          </table:table-cell>
          <table:table-cell office:value-type="float" office:value="777.87">
            <text:p>777.87</text:p>
          </table:table-cell>
          <table:table-cell office:value-type="float" office:value="215.99">
            <text:p>215.99</text:p>
          </table:table-cell>
          <table:table-cell office:value-type="float" office:value="206.63">
            <text:p>206.63</text:p>
          </table:table-cell>
          <table:table-cell office:value-type="float" office:value="128.48">
            <text:p>128.48</text:p>
          </table:table-cell>
          <table:table-cell office:value-type="float" office:value="87.12">
            <text:p>87.12</text:p>
          </table:table-cell>
          <table:table-cell office:value-type="float" office:value="140.47">
            <text:p>140.47</text:p>
          </table:table-cell>
          <table:table-cell office:value-type="float" office:value="371.45">
            <text:p>371.45</text:p>
          </table:table-cell>
          <table:table-cell office:value-type="float" office:value="486.94">
            <text:p>486.94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2406.610336">
            <text:p>2406.61</text:p>
          </table:table-cell>
          <table:table-cell office:value-type="float" office:value="13.39273">
            <text:p>13.39</text:p>
          </table:table-cell>
          <table:table-cell office:value-type="float" office:value="2931.837903">
            <text:p>2931.84</text:p>
          </table:table-cell>
          <table:table-cell office:value-type="float" office:value="14.12997">
            <text:p>14.13</text:p>
          </table:table-cell>
          <table:table-cell office:value-type="float" office:value="122.003342">
            <text:p>122</text:p>
          </table:table-cell>
          <table:table-cell office:value-type="float" office:value="166.189563">
            <text:p>166.19</text:p>
          </table:table-cell>
          <table:table-cell office:value-type="float" office:value="210.029524">
            <text:p>210.03</text:p>
          </table:table-cell>
          <table:table-cell office:value-type="float" office:value="19.545226">
            <text:p>19.55</text:p>
          </table:table-cell>
          <table:table-cell office:value-type="float" office:value="74.10232">
            <text:p>74.1</text:p>
          </table:table-cell>
          <table:table-cell office:value-type="float" office:value="4.943708">
            <text:p>4.94</text:p>
          </table:table-cell>
          <table:table-cell office:value-type="float" office:value="70.839872">
            <text:p>70.84</text:p>
          </table:table-cell>
          <table:table-cell office:value-type="float" office:value="3.901726">
            <text:p>3.9</text:p>
          </table:table-cell>
          <table:table-cell office:value-type="float" office:value="14.97479">
            <text:p>14.97</text:p>
          </table:table-cell>
          <table:table-cell office:value-type="float" office:value="271.430776">
            <text:p>271.43</text:p>
          </table:table-cell>
          <table:table-cell office:value-type="float" office:value="155.611594">
            <text:p>155.61</text:p>
          </table:table-cell>
          <table:table-cell office:value-type="float" office:value="18.637126">
            <text:p>18.64</text:p>
          </table:table-cell>
          <table:table-cell office:value-type="float" office:value="31.271203">
            <text:p>31.27</text:p>
          </table:table-cell>
          <table:table-cell office:value-type="float" office:value="2.799906">
            <text:p>2.8</text:p>
          </table:table-cell>
          <table:table-cell office:value-type="float" office:value="17.216807">
            <text:p>17.22</text:p>
          </table:table-cell>
          <table:table-cell office:value-type="float" office:value="2.992248">
            <text:p>2.99</text:p>
          </table:table-cell>
          <table:table-cell office:value-type="float" office:value="15.231268">
            <text:p>15.23</text:p>
          </table:table-cell>
          <table:table-cell office:value-type="float" office:value="41.274449">
            <text:p>41.27</text:p>
          </table:table-cell>
          <table:table-cell office:value-type="float" office:value="4.439875">
            <text:p>4.44</text:p>
          </table:table-cell>
          <table:table-cell office:value-type="float" office:value="4.860196">
            <text:p>4.86</text:p>
          </table:table-cell>
          <table:table-cell office:value-type="float" office:value="77.440354">
            <text:p>77.44</text:p>
          </table:table-cell>
          <table:table-cell office:value-type="float" office:value="1.71984">
            <text:p>1.72</text:p>
          </table:table-cell>
          <table:table-cell office:value-type="float" office:value="989.174717">
            <text:p>989.17</text:p>
          </table:table-cell>
          <table:table-cell office:value-type="float" office:value="46.478932">
            <text:p>46.48</text:p>
          </table:table-cell>
          <table:table-cell office:value-type="float" office:value="525.27529">
            <text:p>525.28</text:p>
          </table:table-cell>
          <table:table-cell office:value-type="float" office:value="2765.29037">
            <text:p>2765.29</text:p>
          </table:table-cell>
          <table:table-cell office:value-type="float" office:value="1485.268192">
            <text:p>1485.27</text:p>
          </table:table-cell>
          <table:table-cell office:value-type="float" office:value="41.660055">
            <text:p>41.66</text:p>
          </table:table-cell>
          <table:table-cell office:value-type="float" office:value="480.184312">
            <text:p>480.18</text:p>
          </table:table-cell>
          <table:table-cell office:value-type="float" office:value="428.87739">
            <text:p>428.88</text:p>
          </table:table-cell>
          <table:table-cell office:value-type="float" office:value="548.298616">
            <text:p>548.3</text:p>
          </table:table-cell>
          <table:table-cell office:value-type="float" office:value="136.09096">
            <text:p>136.09</text:p>
          </table:table-cell>
          <table:table-cell office:value-type="float" office:value="71.681356">
            <text:p>71.68</text:p>
          </table:table-cell>
          <table:table-cell office:value-type="float" office:value="85.398214">
            <text:p>85.4</text:p>
          </table:table-cell>
          <table:table-cell office:value-type="float" office:value="110.552927">
            <text:p>110.55</text:p>
          </table:table-cell>
          <table:table-cell office:value-type="float" office:value="41.440584">
            <text:p>41.44</text:p>
          </table:table-cell>
          <table:table-cell office:value-type="float" office:value="365.548671">
            <text:p>365.55</text:p>
          </table:table-cell>
          <table:table-cell office:value-type="float" office:value="488.118122">
            <text:p>488.12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2413.1">
            <text:p>2413.1</text:p>
          </table:table-cell>
          <table:table-cell office:value-type="float" office:value="13.89">
            <text:p>13.89</text:p>
          </table:table-cell>
          <table:table-cell office:value-type="float" office:value="2939.77">
            <text:p>2939.77</text:p>
          </table:table-cell>
          <table:table-cell office:value-type="float" office:value="14.85">
            <text:p>14.85</text:p>
          </table:table-cell>
          <table:table-cell office:value-type="float" office:value="126.72">
            <text:p>126.72</text:p>
          </table:table-cell>
          <table:table-cell office:value-type="float" office:value="167.56">
            <text:p>167.56</text:p>
          </table:table-cell>
          <table:table-cell office:value-type="float" office:value="212.42">
            <text:p>212.42</text:p>
          </table:table-cell>
          <table:table-cell office:value-type="float" office:value="20.15">
            <text:p>20.15</text:p>
          </table:table-cell>
          <table:table-cell office:value-type="float" office:value="76.45">
            <text:p>76.45</text:p>
          </table:table-cell>
          <table:table-cell office:value-type="float" office:value="5.73">
            <text:p>5.73</text:p>
          </table:table-cell>
          <table:table-cell office:value-type="float" office:value="71.93">
            <text:p>71.93</text:p>
          </table:table-cell>
          <table:table-cell office:value-type="float" office:value="4.27">
            <text:p>4.27</text:p>
          </table:table-cell>
          <table:table-cell office:value-type="float" office:value="19.1">
            <text:p>19.1</text:p>
          </table:table-cell>
          <table:table-cell office:value-type="float" office:value="273.25">
            <text:p>273.25</text:p>
          </table:table-cell>
          <table:table-cell office:value-type="float" office:value="157.41">
            <text:p>157.41</text:p>
          </table:table-cell>
          <table:table-cell office:value-type="float" office:value="19.14">
            <text:p>19.14</text:p>
          </table:table-cell>
          <table:table-cell office:value-type="float" office:value="32.6">
            <text:p>32.6</text:p>
          </table:table-cell>
          <table:table-cell office:value-type="float" office:value="3.46">
            <text:p>3.46</text:p>
          </table:table-cell>
          <table:table-cell office:value-type="float" office:value="17.8">
            <text:p>17.8</text:p>
          </table:table-cell>
          <table:table-cell office:value-type="float" office:value="3.32">
            <text:p>3.32</text:p>
          </table:table-cell>
          <table:table-cell office:value-type="float" office:value="16.09">
            <text:p>16.09</text:p>
          </table:table-cell>
          <table:table-cell office:value-type="float" office:value="42.86">
            <text:p>42.86</text:p>
          </table:table-cell>
          <table:table-cell office:value-type="float" office:value="5.09">
            <text:p>5.09</text:p>
          </table:table-cell>
          <table:table-cell office:value-type="float" office:value="5.36">
            <text:p>5.36</text:p>
          </table:table-cell>
          <table:table-cell office:value-type="float" office:value="79.47">
            <text:p>79.47</text:p>
          </table:table-cell>
          <table:table-cell office:value-type="float" office:value="2.04">
            <text:p>2.04</text:p>
          </table:table-cell>
          <table:table-cell office:value-type="float" office:value="1002.38">
            <text:p>1002.38</text:p>
          </table:table-cell>
          <table:table-cell office:value-type="float" office:value="47">
            <text:p>47</text:p>
          </table:table-cell>
          <table:table-cell office:value-type="float" office:value="528.08">
            <text:p>528.08</text:p>
          </table:table-cell>
          <table:table-cell office:value-type="float" office:value="2779.4">
            <text:p>2779.4</text:p>
          </table:table-cell>
          <table:table-cell office:value-type="float" office:value="1487.41">
            <text:p>1487.41</text:p>
          </table:table-cell>
          <table:table-cell office:value-type="float" office:value="41.94">
            <text:p>41.94</text:p>
          </table:table-cell>
          <table:table-cell office:value-type="float" office:value="482.25">
            <text:p>482.25</text:p>
          </table:table-cell>
          <table:table-cell office:value-type="float" office:value="431.04">
            <text:p>431.04</text:p>
          </table:table-cell>
          <table:table-cell office:value-type="float" office:value="550.3">
            <text:p>550.3</text:p>
          </table:table-cell>
          <table:table-cell office:value-type="float" office:value="137.19">
            <text:p>137.19</text:p>
          </table:table-cell>
          <table:table-cell office:value-type="float" office:value="72.32">
            <text:p>72.32</text:p>
          </table:table-cell>
          <table:table-cell office:value-type="float" office:value="86.74">
            <text:p>86.74</text:p>
          </table:table-cell>
          <table:table-cell office:value-type="float" office:value="112.53">
            <text:p>112.53</text:p>
          </table:table-cell>
          <table:table-cell office:value-type="float" office:value="42.03">
            <text:p>42.03</text:p>
          </table:table-cell>
          <table:table-cell office:value-type="float" office:value="367.81">
            <text:p>367.81</text:p>
          </table:table-cell>
          <table:table-cell office:value-type="float" office:value="490.48">
            <text:p>490.4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2415.1">
            <text:p>2415.1</text:p>
          </table:table-cell>
          <table:table-cell office:value-type="float" office:value="14.13">
            <text:p>14.13</text:p>
          </table:table-cell>
          <table:table-cell office:value-type="float" office:value="2942.96">
            <text:p>2942.96</text:p>
          </table:table-cell>
          <table:table-cell office:value-type="float" office:value="15.01">
            <text:p>15.01</text:p>
          </table:table-cell>
          <table:table-cell office:value-type="float" office:value="127.27">
            <text:p>127.27</text:p>
          </table:table-cell>
          <table:table-cell office:value-type="float" office:value="168.04">
            <text:p>168.04</text:p>
          </table:table-cell>
          <table:table-cell office:value-type="float" office:value="213.19">
            <text:p>213.19</text:p>
          </table:table-cell>
          <table:table-cell office:value-type="float" office:value="20.38">
            <text:p>20.38</text:p>
          </table:table-cell>
          <table:table-cell office:value-type="float" office:value="77.27">
            <text:p>77.27</text:p>
          </table:table-cell>
          <table:table-cell office:value-type="float" office:value="6.05">
            <text:p>6.05</text:p>
          </table:table-cell>
          <table:table-cell office:value-type="float" office:value="72.27">
            <text:p>72.27</text:p>
          </table:table-cell>
          <table:table-cell office:value-type="float" office:value="4.56">
            <text:p>4.56</text:p>
          </table:table-cell>
          <table:table-cell office:value-type="float" office:value="19.16">
            <text:p>19.16</text:p>
          </table:table-cell>
          <table:table-cell office:value-type="float" office:value="273.96">
            <text:p>273.96</text:p>
          </table:table-cell>
          <table:table-cell office:value-type="float" office:value="158">
            <text:p>158</text:p>
          </table:table-cell>
          <table:table-cell office:value-type="float" office:value="19.43">
            <text:p>19.43</text:p>
          </table:table-cell>
          <table:table-cell office:value-type="float" office:value="33.03">
            <text:p>33.03</text:p>
          </table:table-cell>
          <table:table-cell office:value-type="float" office:value="3.67">
            <text:p>3.67</text:p>
          </table:table-cell>
          <table:table-cell office:value-type="float" office:value="18.04">
            <text:p>18.04</text:p>
          </table:table-cell>
          <table:table-cell office:value-type="float" office:value="3.61">
            <text:p>3.61</text:p>
          </table:table-cell>
          <table:table-cell office:value-type="float" office:value="16.37">
            <text:p>16.37</text:p>
          </table:table-cell>
          <table:table-cell office:value-type="float" office:value="43.4">
            <text:p>43.4</text:p>
          </table:table-cell>
          <table:table-cell office:value-type="float" office:value="5.25">
            <text:p>5.25</text:p>
          </table:table-cell>
          <table:table-cell office:value-type="float" office:value="5.54">
            <text:p>5.54</text:p>
          </table:table-cell>
          <table:table-cell office:value-type="float" office:value="80.16">
            <text:p>80.16</text:p>
          </table:table-cell>
          <table:table-cell office:value-type="float" office:value="2.14">
            <text:p>2.14</text:p>
          </table:table-cell>
          <table:table-cell office:value-type="float" office:value="1005.74">
            <text:p>1005.74</text:p>
          </table:table-cell>
          <table:table-cell office:value-type="float" office:value="47.25">
            <text:p>47.25</text:p>
          </table:table-cell>
          <table:table-cell office:value-type="float" office:value="529.38">
            <text:p>529.38</text:p>
          </table:table-cell>
          <table:table-cell office:value-type="float" office:value="2786.27">
            <text:p>2786.27</text:p>
          </table:table-cell>
          <table:table-cell office:value-type="float" office:value="1489.23">
            <text:p>1489.23</text:p>
          </table:table-cell>
          <table:table-cell office:value-type="float" office:value="42.12">
            <text:p>42.12</text:p>
          </table:table-cell>
          <table:table-cell office:value-type="float" office:value="483.12">
            <text:p>483.12</text:p>
          </table:table-cell>
          <table:table-cell office:value-type="float" office:value="431.86">
            <text:p>431.86</text:p>
          </table:table-cell>
          <table:table-cell office:value-type="float" office:value="551.03">
            <text:p>551.03</text:p>
          </table:table-cell>
          <table:table-cell office:value-type="float" office:value="137.61">
            <text:p>137.61</text:p>
          </table:table-cell>
          <table:table-cell office:value-type="float" office:value="72.58">
            <text:p>72.58</text:p>
          </table:table-cell>
          <table:table-cell office:value-type="float" office:value="87.13">
            <text:p>87.13</text:p>
          </table:table-cell>
          <table:table-cell office:value-type="float" office:value="112.9">
            <text:p>112.9</text:p>
          </table:table-cell>
          <table:table-cell office:value-type="float" office:value="42.2">
            <text:p>42.2</text:p>
          </table:table-cell>
          <table:table-cell office:value-type="float" office:value="368.48">
            <text:p>368.48</text:p>
          </table:table-cell>
          <table:table-cell office:value-type="float" office:value="491.21">
            <text:p>491.21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2414.81">
            <text:p>2414.81</text:p>
          </table:table-cell>
          <table:table-cell office:value-type="float" office:value="14.21">
            <text:p>14.21</text:p>
          </table:table-cell>
          <table:table-cell office:value-type="float" office:value="2942.93">
            <text:p>2942.93</text:p>
          </table:table-cell>
          <table:table-cell office:value-type="float" office:value="15.05">
            <text:p>15.05</text:p>
          </table:table-cell>
          <table:table-cell office:value-type="float" office:value="129.48">
            <text:p>129.48</text:p>
          </table:table-cell>
          <table:table-cell office:value-type="float" office:value="168.48">
            <text:p>168.48</text:p>
          </table:table-cell>
          <table:table-cell office:value-type="float" office:value="213.32">
            <text:p>213.32</text:p>
          </table:table-cell>
          <table:table-cell office:value-type="float" office:value="20.54">
            <text:p>20.54</text:p>
          </table:table-cell>
          <table:table-cell office:value-type="float" office:value="77.33">
            <text:p>77.33</text:p>
          </table:table-cell>
          <table:table-cell office:value-type="float" office:value="6.1">
            <text:p>6.1</text:p>
          </table:table-cell>
          <table:table-cell office:value-type="float" office:value="72.47">
            <text:p>72.47</text:p>
          </table:table-cell>
          <table:table-cell office:value-type="float" office:value="4.56">
            <text:p>4.56</text:p>
          </table:table-cell>
          <table:table-cell office:value-type="float" office:value="19.25">
            <text:p>19.25</text:p>
          </table:table-cell>
          <table:table-cell office:value-type="float" office:value="273.99">
            <text:p>273.99</text:p>
          </table:table-cell>
          <table:table-cell office:value-type="float" office:value="158.11">
            <text:p>158.11</text:p>
          </table:table-cell>
          <table:table-cell office:value-type="float" office:value="19.46">
            <text:p>19.46</text:p>
          </table:table-cell>
          <table:table-cell office:value-type="float" office:value="33.27">
            <text:p>33.27</text:p>
          </table:table-cell>
          <table:table-cell office:value-type="float" office:value="3.73">
            <text:p>3.73</text:p>
          </table:table-cell>
          <table:table-cell office:value-type="float" office:value="18.09">
            <text:p>18.09</text:p>
          </table:table-cell>
          <table:table-cell office:value-type="float" office:value="4.96">
            <text:p>4.96</text:p>
          </table:table-cell>
          <table:table-cell office:value-type="float" office:value="16.79">
            <text:p>16.79</text:p>
          </table:table-cell>
          <table:table-cell office:value-type="float" office:value="43.31">
            <text:p>43.31</text:p>
          </table:table-cell>
          <table:table-cell office:value-type="float" office:value="5.32">
            <text:p>5.32</text:p>
          </table:table-cell>
          <table:table-cell office:value-type="float" office:value="5.53">
            <text:p>5.53</text:p>
          </table:table-cell>
          <table:table-cell office:value-type="float" office:value="80.42">
            <text:p>80.42</text:p>
          </table:table-cell>
          <table:table-cell office:value-type="float" office:value="2.17">
            <text:p>2.17</text:p>
          </table:table-cell>
          <table:table-cell office:value-type="float" office:value="1005.73">
            <text:p>1005.73</text:p>
          </table:table-cell>
          <table:table-cell office:value-type="float" office:value="47.29">
            <text:p>47.29</text:p>
          </table:table-cell>
          <table:table-cell office:value-type="float" office:value="529.18">
            <text:p>529.18</text:p>
          </table:table-cell>
          <table:table-cell office:value-type="float" office:value="2800.46">
            <text:p>2800.46</text:p>
          </table:table-cell>
          <table:table-cell office:value-type="float" office:value="1489.55">
            <text:p>1489.55</text:p>
          </table:table-cell>
          <table:table-cell office:value-type="float" office:value="42.2">
            <text:p>42.2</text:p>
          </table:table-cell>
          <table:table-cell office:value-type="float" office:value="483.16">
            <text:p>483.16</text:p>
          </table:table-cell>
          <table:table-cell office:value-type="float" office:value="433.92">
            <text:p>433.92</text:p>
          </table:table-cell>
          <table:table-cell office:value-type="float" office:value="550.88">
            <text:p>550.88</text:p>
          </table:table-cell>
          <table:table-cell office:value-type="float" office:value="137.94">
            <text:p>137.94</text:p>
          </table:table-cell>
          <table:table-cell office:value-type="float" office:value="73.92">
            <text:p>73.92</text:p>
          </table:table-cell>
          <table:table-cell office:value-type="float" office:value="87.17">
            <text:p>87.17</text:p>
          </table:table-cell>
          <table:table-cell office:value-type="float" office:value="112.82">
            <text:p>112.82</text:p>
          </table:table-cell>
          <table:table-cell office:value-type="float" office:value="42.21">
            <text:p>42.21</text:p>
          </table:table-cell>
          <table:table-cell office:value-type="float" office:value="368.53">
            <text:p>368.53</text:p>
          </table:table-cell>
          <table:table-cell office:value-type="float" office:value="491.4">
            <text:p>491.4</text:p>
          </table:table-cell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8"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25.1169004676019">
            <text:p>25.12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0858708645041">
            <text:p>79.09</text:p>
          </table:table-cell>
          <table:table-cell office:value-type="float" office:value="98.8889791737673">
            <text:p>98.89</text:p>
          </table:table-cell>
          <table:table-cell office:value-type="float" office:value="85.3191434808529">
            <text:p>85.32</text:p>
          </table:table-cell>
          <table:table-cell office:value-type="float" office:value="87.758885396068">
            <text:p>87.76</text:p>
          </table:table-cell>
          <table:table-cell office:value-type="float" office:value="5.04394757050231">
            <text:p>5.04</text:p>
          </table:table-cell>
          <table:table-cell office:value-type="float" office:value="-0.424197517144906">
            <text:p>-0.42</text:p>
          </table:table-cell>
          <table:table-cell office:value-type="float" office:value="0.150722690198077">
            <text:p>0.15</text:p>
          </table:table-cell>
          <table:table-cell office:value-type="float" office:value="-1.35295954111761">
            <text:p>-1.35</text:p>
          </table:table-cell>
          <table:table-cell office:value-type="float" office:value="-0.851579275790554">
            <text:p>-0.85</text:p>
          </table:table-cell>
          <table:table-cell office:value-type="float" office:value="-4.91857528802268">
            <text:p>-4.92</text:p>
          </table:table-cell>
          <table:table-cell office:value-type="float" office:value="-1.17717886333845">
            <text:p>-1.18</text:p>
          </table:table-cell>
          <table:table-cell office:value-type="float" office:value="-32.2427561545839">
            <text:p>-32.24</text:p>
          </table:table-cell>
          <table:table-cell office:value-type="float" office:value="87.4641971193284">
            <text:p>87.46</text:p>
          </table:table-cell>
          <table:table-cell office:value-type="float" office:value="53.6798301263011">
            <text:p>53.68</text:p>
          </table:table-cell>
          <table:table-cell office:value-type="float" office:value="23.4981284395501">
            <text:p>23.5</text:p>
          </table:table-cell>
          <table:table-cell office:value-type="float" office:value="45.775867692266">
            <text:p>45.78</text:p>
          </table:table-cell>
          <table:table-cell office:value-type="float" office:value="24.828721487185">
            <text:p>24.83</text:p>
          </table:table-cell>
          <table:table-cell office:value-type="float" office:value="39.141448282188">
            <text:p>39.14</text:p>
          </table:table-cell>
          <table:table-cell office:value-type="float" office:value="75.6870336396827">
            <text:p>75.69</text:p>
          </table:table-cell>
          <table:table-cell office:value-type="float" office:value="-14.1497629875599">
            <text:p>-14.15</text:p>
          </table:table-cell>
          <table:table-cell office:value-type="float" office:value="87.9344222713132">
            <text:p>87.93</text:p>
          </table:table-cell>
          <table:table-cell office:value-type="float" office:value="88.1408461959246">
            <text:p>88.14</text:p>
          </table:table-cell>
          <table:table-cell office:value-type="float" office:value="68.0346931258544">
            <text:p>68.03</text:p>
          </table:table-cell>
          <table:table-cell office:value-type="float" office:value="81.5197105631888">
            <text:p>81.52</text:p>
          </table:table-cell>
          <table:table-cell office:value-type="float" office:value="64.9201101742685">
            <text:p>64.92</text:p>
          </table:table-cell>
          <table:table-cell office:value-type="float" office:value="16.8699192886497">
            <text:p>16.87</text:p>
          </table:table-cell>
          <table:table-cell office:value-type="float" office:value="-0.628899313042187">
            <text:p>-0.63</text:p>
          </table:table-cell>
          <table:table-cell office:value-type="float" office:value="98.5023271689662">
            <text:p>98.5</text:p>
          </table:table-cell>
          <table:table-cell office:value-type="float" office:value="61.0017198976321">
            <text:p>61</text:p>
          </table:table-cell>
          <table:table-cell office:value-type="float" office:value="60.3579053869188">
            <text:p>60.36</text:p>
          </table:table-cell>
          <table:table-cell office:value-type="float" office:value="-84.1710607372921">
            <text:p>-84.17</text:p>
          </table:table-cell>
          <table:table-cell office:value-type="float" office:value="94.3587277320178">
            <text:p>94.36</text:p>
          </table:table-cell>
          <table:table-cell office:value-type="float" office:value="1.10059479823048">
            <text:p>1.1</text:p>
          </table:table-cell>
          <table:table-cell office:value-type="float" office:value="0.470399046322034">
            <text:p>0.47</text:p>
          </table:table-cell>
          <table:table-cell office:value-type="float" office:value="29.1985844484757">
            <text:p>29.2</text:p>
          </table:table-cell>
          <table:table-cell office:value-type="float" office:value="36.2384073220824">
            <text:p>36.24</text:p>
          </table:table-cell>
          <table:table-cell office:value-type="float" office:value="63.474556127437">
            <text:p>63.47</text:p>
          </table:table-cell>
          <table:table-cell office:value-type="float" office:value="32.4236517290957">
            <text:p>32.42</text:p>
          </table:table-cell>
          <table:table-cell office:value-type="float" office:value="-22.7531225835387">
            <text:p>-22.75</text:p>
          </table:table-cell>
          <table:table-cell office:value-type="float" office:value="69.9903672174293">
            <text:p>69.99</text:p>
          </table:table-cell>
          <table:table-cell office:value-type="float" office:value="0.648286488451866">
            <text:p>0.65</text:p>
          </table:table-cell>
          <table:table-cell office:value-type="float" office:value="-1.02095574316743">
            <text:p>-1.02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0795378095892">
            <text:p>79.08</text:p>
          </table:table-cell>
          <table:table-cell office:value-type="float" office:value="98.8506603117863">
            <text:p>98.85</text:p>
          </table:table-cell>
          <table:table-cell office:value-type="float" office:value="85.3168389575738">
            <text:p>85.32</text:p>
          </table:table-cell>
          <table:table-cell office:value-type="float" office:value="87.1905460191495">
            <text:p>87.19</text:p>
          </table:table-cell>
          <table:table-cell office:value-type="float" office:value="4.90056285178236">
            <text:p>4.9</text:p>
          </table:table-cell>
          <table:table-cell office:value-type="float" office:value="-0.465504893769397">
            <text:p>-0.47</text:p>
          </table:table-cell>
          <table:table-cell office:value-type="float" office:value="0.0611620795107146">
            <text:p>0.06</text:p>
          </table:table-cell>
          <table:table-cell office:value-type="float" office:value="-1.43920595533498">
            <text:p>-1.44</text:p>
          </table:table-cell>
          <table:table-cell office:value-type="float" office:value="-0.902550686723346">
            <text:p>-0.9</text:p>
          </table:table-cell>
          <table:table-cell office:value-type="float" office:value="-7.15532286212915">
            <text:p>-7.16</text:p>
          </table:table-cell>
          <table:table-cell office:value-type="float" office:value="-1.59877658834977">
            <text:p>-1.6</text:p>
          </table:table-cell>
          <table:table-cell office:value-type="float" office:value="-31.1475409836066">
            <text:p>-31.15</text:p>
          </table:table-cell>
          <table:table-cell office:value-type="float" office:value="84.5818534065224">
            <text:p>84.58</text:p>
          </table:table-cell>
          <table:table-cell office:value-type="float" office:value="53.6227702438942">
            <text:p>53.62</text:p>
          </table:table-cell>
          <table:table-cell office:value-type="float" office:value="23.5279828993393">
            <text:p>23.53</text:p>
          </table:table-cell>
          <table:table-cell office:value-type="float" office:value="45.5786181404606">
            <text:p>45.58</text:p>
          </table:table-cell>
          <table:table-cell office:value-type="float" office:value="24.6939246939247">
            <text:p>24.69</text:p>
          </table:table-cell>
          <table:table-cell office:value-type="float" office:value="36.976320582878">
            <text:p>36.98</text:p>
          </table:table-cell>
          <table:table-cell office:value-type="float" office:value="75.2192677154392">
            <text:p>75.22</text:p>
          </table:table-cell>
          <table:table-cell office:value-type="float" office:value="-10.2409638554217">
            <text:p>-10.24</text:p>
          </table:table-cell>
          <table:table-cell office:value-type="float" office:value="87.5579956696567">
            <text:p>87.56</text:p>
          </table:table-cell>
          <table:table-cell office:value-type="float" office:value="87.9718238711307">
            <text:p>87.97</text:p>
          </table:table-cell>
          <table:table-cell office:value-type="float" office:value="65.8389261744966">
            <text:p>65.84</text:p>
          </table:table-cell>
          <table:table-cell office:value-type="float" office:value="81.1334037310806">
            <text:p>81.13</text:p>
          </table:table-cell>
          <table:table-cell office:value-type="float" office:value="64.9231991525424">
            <text:p>64.92</text:p>
          </table:table-cell>
          <table:table-cell office:value-type="float" office:value="14.6443514644351">
            <text:p>14.64</text:p>
          </table:table-cell>
          <table:table-cell office:value-type="float" office:value="-0.615535026636601">
            <text:p>-0.62</text:p>
          </table:table-cell>
          <table:table-cell office:value-type="float" office:value="98.4892366144757">
            <text:p>98.49</text:p>
          </table:table-cell>
          <table:table-cell office:value-type="float" office:value="60.9731583303772">
            <text:p>60.97</text:p>
          </table:table-cell>
          <table:table-cell office:value-type="float" office:value="60.3457229764819">
            <text:p>60.35</text:p>
          </table:table-cell>
          <table:table-cell office:value-type="float" office:value="-84.0783644052413">
            <text:p>-84.08</text:p>
          </table:table-cell>
          <table:table-cell office:value-type="float" office:value="94.3541004792419">
            <text:p>94.35</text:p>
          </table:table-cell>
          <table:table-cell office:value-type="float" office:value="1.06068688194986">
            <text:p>1.06</text:p>
          </table:table-cell>
          <table:table-cell office:value-type="float" office:value="0.431960453673988">
            <text:p>0.43</text:p>
          </table:table-cell>
          <table:table-cell office:value-type="float" office:value="29.1763191763192">
            <text:p>29.18</text:p>
          </table:table-cell>
          <table:table-cell office:value-type="float" office:value="36.1788239672497">
            <text:p>36.18</text:p>
          </table:table-cell>
          <table:table-cell office:value-type="float" office:value="63.3933994735776">
            <text:p>63.39</text:p>
          </table:table-cell>
          <table:table-cell office:value-type="float" office:value="32.218488708291">
            <text:p>32.22</text:p>
          </table:table-cell>
          <table:table-cell office:value-type="float" office:value="-23.0338576379632">
            <text:p>-23.03</text:p>
          </table:table-cell>
          <table:table-cell office:value-type="float" office:value="69.9528167000286">
            <text:p>69.95</text:p>
          </table:table-cell>
          <table:table-cell office:value-type="float" office:value="0.672427761274645">
            <text:p>0.67</text:p>
          </table:table-cell>
          <table:table-cell office:value-type="float" office:value="-0.992904909476421">
            <text:p>-0.99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0818571423622">
            <text:p>79.08</text:p>
          </table:table-cell>
          <table:table-cell office:value-type="float" office:value="98.8321155817106">
            <text:p>98.83</text:p>
          </table:table-cell>
          <table:table-cell office:value-type="float" office:value="85.3147833689033">
            <text:p>85.31</text:p>
          </table:table-cell>
          <table:table-cell office:value-type="float" office:value="87.0737168446435">
            <text:p>87.07</text:p>
          </table:table-cell>
          <table:table-cell office:value-type="float" office:value="4.90174101472018">
            <text:p>4.9</text:p>
          </table:table-cell>
          <table:table-cell office:value-type="float" office:value="-0.470126160438003">
            <text:p>-0.47</text:p>
          </table:table-cell>
          <table:table-cell office:value-type="float" office:value="-0.0234532576574806">
            <text:p>-0.02</text:p>
          </table:table-cell>
          <table:table-cell office:value-type="float" office:value="-1.42296368989205">
            <text:p>-1.42</text:p>
          </table:table-cell>
          <table:table-cell office:value-type="float" office:value="-1.02238902549501">
            <text:p>-1.02</text:p>
          </table:table-cell>
          <table:table-cell office:value-type="float" office:value="-8.76033057851239">
            <text:p>-8.76</text:p>
          </table:table-cell>
          <table:table-cell office:value-type="float" office:value="-1.82648401826481">
            <text:p>-1.83</text:p>
          </table:table-cell>
          <table:table-cell office:value-type="float" office:value="-33.3333333333333">
            <text:p>-33.33</text:p>
          </table:table-cell>
          <table:table-cell office:value-type="float" office:value="84.5546150745667">
            <text:p>84.55</text:p>
          </table:table-cell>
          <table:table-cell office:value-type="float" office:value="53.5889139236646">
            <text:p>53.59</text:p>
          </table:table-cell>
          <table:table-cell office:value-type="float" office:value="23.4866828087167">
            <text:p>23.49</text:p>
          </table:table-cell>
          <table:table-cell office:value-type="float" office:value="45.1904090267983">
            <text:p>45.19</text:p>
          </table:table-cell>
          <table:table-cell office:value-type="float" office:value="24.6750285062714">
            <text:p>24.68</text:p>
          </table:table-cell>
          <table:table-cell office:value-type="float" office:value="36.8330464716007">
            <text:p>36.83</text:p>
          </table:table-cell>
          <table:table-cell office:value-type="float" office:value="75.0103892505887">
            <text:p>75.01</text:p>
          </table:table-cell>
          <table:table-cell office:value-type="float" office:value="-15.7894736842105">
            <text:p>-15.79</text:p>
          </table:table-cell>
          <table:table-cell office:value-type="float" office:value="87.4164040279806">
            <text:p>87.42</text:p>
          </table:table-cell>
          <table:table-cell office:value-type="float" office:value="87.90311341528">
            <text:p>87.9</text:p>
          </table:table-cell>
          <table:table-cell office:value-type="float" office:value="65.4832347140039">
            <text:p>65.48</text:p>
          </table:table-cell>
          <table:table-cell office:value-type="float" office:value="80.8304498269896">
            <text:p>80.83</text:p>
          </table:table-cell>
          <table:table-cell office:value-type="float" office:value="64.8235913638757">
            <text:p>64.82</text:p>
          </table:table-cell>
          <table:table-cell office:value-type="float" office:value="13.7096774193548">
            <text:p>13.71</text:p>
          </table:table-cell>
          <table:table-cell office:value-type="float" office:value="-0.613478632648582">
            <text:p>-0.61</text:p>
          </table:table-cell>
          <table:table-cell office:value-type="float" office:value="98.4865907132722">
            <text:p>98.49</text:p>
          </table:table-cell>
          <table:table-cell office:value-type="float" office:value="60.9558579488881">
            <text:p>60.96</text:p>
          </table:table-cell>
          <table:table-cell office:value-type="float" office:value="60.3260467156112">
            <text:p>60.33</text:p>
          </table:table-cell>
          <table:table-cell office:value-type="float" office:value="-84.0548471357681">
            <text:p>-84.05</text:p>
          </table:table-cell>
          <table:table-cell office:value-type="float" office:value="94.3406113537118">
            <text:p>94.34</text:p>
          </table:table-cell>
          <table:table-cell office:value-type="float" office:value="1.05677070533302">
            <text:p>1.06</text:p>
          </table:table-cell>
          <table:table-cell office:value-type="float" office:value="0.442620683295683">
            <text:p>0.44</text:p>
          </table:table-cell>
          <table:table-cell office:value-type="float" office:value="29.1689697281316">
            <text:p>29.17</text:p>
          </table:table-cell>
          <table:table-cell office:value-type="float" office:value="36.1201374059976">
            <text:p>36.12</text:p>
          </table:table-cell>
          <table:table-cell office:value-type="float" office:value="63.3730318934195">
            <text:p>63.37</text:p>
          </table:table-cell>
          <table:table-cell office:value-type="float" office:value="32.1628776082217">
            <text:p>32.16</text:p>
          </table:table-cell>
          <table:table-cell office:value-type="float" office:value="-22.8609388839681">
            <text:p>-22.86</text:p>
          </table:table-cell>
          <table:table-cell office:value-type="float" office:value="69.9215965787598">
            <text:p>69.92</text:p>
          </table:table-cell>
          <table:table-cell office:value-type="float" office:value="0.706009161950958">
            <text:p>0.71</text:p>
          </table:table-cell>
          <table:table-cell office:value-type="float" office:value="-1.00160827344719">
            <text:p>-1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0798752490687">
            <text:p>79.08</text:p>
          </table:table-cell>
          <table:table-cell office:value-type="float" office:value="98.8283021512735">
            <text:p>98.83</text:p>
          </table:table-cell>
          <table:table-cell office:value-type="float" office:value="85.3139877239383">
            <text:p>85.31</text:p>
          </table:table-cell>
          <table:table-cell office:value-type="float" office:value="87.0459631606129">
            <text:p>87.05</text:p>
          </table:table-cell>
          <table:table-cell office:value-type="float" office:value="4.70302495032017">
            <text:p>4.7</text:p>
          </table:table-cell>
          <table:table-cell office:value-type="float" office:value="-0.445156695156695">
            <text:p>-0.45</text:p>
          </table:table-cell>
          <table:table-cell office:value-type="float" office:value="-0.0468779298706276">
            <text:p>-0.05</text:p>
          </table:table-cell>
          <table:table-cell office:value-type="float" office:value="-1.70399221032131">
            <text:p>-1.7</text:p>
          </table:table-cell>
          <table:table-cell office:value-type="float" office:value="-1.04745894219579">
            <text:p>-1.05</text:p>
          </table:table-cell>
          <table:table-cell office:value-type="float" office:value="-9.01639344262295">
            <text:p>-9.02</text:p>
          </table:table-cell>
          <table:table-cell office:value-type="float" office:value="-2.0422243687043">
            <text:p>-2.04</text:p>
          </table:table-cell>
          <table:table-cell office:value-type="float" office:value="-32.6754385964912">
            <text:p>-32.68</text:p>
          </table:table-cell>
          <table:table-cell office:value-type="float" office:value="84.4995571302037">
            <text:p>84.5</text:p>
          </table:table-cell>
          <table:table-cell office:value-type="float" office:value="53.5854042791076">
            <text:p>53.59</text:p>
          </table:table-cell>
          <table:table-cell office:value-type="float" office:value="23.4630651563559">
            <text:p>23.46</text:p>
          </table:table-cell>
          <table:table-cell office:value-type="float" office:value="45.152198421646">
            <text:p>45.15</text:p>
          </table:table-cell>
          <table:table-cell office:value-type="float" office:value="24.472190692395">
            <text:p>24.47</text:p>
          </table:table-cell>
          <table:table-cell office:value-type="float" office:value="36.5646258503401">
            <text:p>36.56</text:p>
          </table:table-cell>
          <table:table-cell office:value-type="float" office:value="74.9584717607973">
            <text:p>74.96</text:p>
          </table:table-cell>
          <table:table-cell office:value-type="float" office:value="-37.7016129032258">
            <text:p>-37.7</text:p>
          </table:table-cell>
          <table:table-cell office:value-type="float" office:value="87.0965262834307">
            <text:p>87.1</text:p>
          </table:table-cell>
          <table:table-cell office:value-type="float" office:value="87.9288720421416">
            <text:p>87.93</text:p>
          </table:table-cell>
          <table:table-cell office:value-type="float" office:value="65.0689428759028">
            <text:p>65.07</text:p>
          </table:table-cell>
          <table:table-cell office:value-type="float" office:value="80.8914996544575">
            <text:p>80.89</text:p>
          </table:table-cell>
          <table:table-cell office:value-type="float" office:value="64.8268019594122">
            <text:p>64.83</text:p>
          </table:table-cell>
          <table:table-cell office:value-type="float" office:value="13.8888888888889">
            <text:p>13.89</text:p>
          </table:table-cell>
          <table:table-cell office:value-type="float" office:value="-0.611496127191192">
            <text:p>-0.61</text:p>
          </table:table-cell>
          <table:table-cell office:value-type="float" office:value="98.5055052018153">
            <text:p>98.51</text:p>
          </table:table-cell>
          <table:table-cell office:value-type="float" office:value="60.9685937246456">
            <text:p>60.97</text:p>
          </table:table-cell>
          <table:table-cell office:value-type="float" office:value="60.1358007117438">
            <text:p>60.14</text:p>
          </table:table-cell>
          <table:table-cell office:value-type="float" office:value="-84.0522305394247">
            <text:p>-84.05</text:p>
          </table:table-cell>
          <table:table-cell office:value-type="float" office:value="94.3329841806999">
            <text:p>94.33</text:p>
          </table:table-cell>
          <table:table-cell office:value-type="float" office:value="1.05263157894738">
            <text:p>1.05</text:p>
          </table:table-cell>
          <table:table-cell office:value-type="float" office:value="0.0552791597567738">
            <text:p>0.06</text:p>
          </table:table-cell>
          <table:table-cell office:value-type="float" office:value="29.1809685423014">
            <text:p>29.18</text:p>
          </table:table-cell>
          <table:table-cell office:value-type="float" office:value="36.1359322190842">
            <text:p>36.14</text:p>
          </table:table-cell>
          <table:table-cell office:value-type="float" office:value="64.2259110487344">
            <text:p>64.23</text:p>
          </table:table-cell>
          <table:table-cell office:value-type="float" office:value="32.1528642590286">
            <text:p>32.15</text:p>
          </table:table-cell>
          <table:table-cell office:value-type="float" office:value="-22.7796489984045">
            <text:p>-22.78</text:p>
          </table:table-cell>
          <table:table-cell office:value-type="float" office:value="69.9508791912864">
            <text:p>69.95</text:p>
          </table:table-cell>
          <table:table-cell office:value-type="float" office:value="0.78610849374075">
            <text:p>0.79</text:p>
          </table:table-cell>
          <table:table-cell office:value-type="float" office:value="-0.907610907610915">
            <text:p>-0.91</text:p>
          </table:table-cell>
        </table:table-row>
        <table:table-row table:style-name="ro1" table:number-rows-repeated="4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>
            <text:p>Runs with the predicate mapper disabled, all target predicates assumed to be the same as source predicates.</text:p>
          </table:table-cell>
          <table:table-cell table:number-columns-repeated="42"/>
        </table:table-row>
      </table:table>
      <table:table table:name="no_mappers" table:style-name="ta1" table:print="false">
        <table:table-column table:style-name="co1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2302">
            <text:p>2302</text:p>
          </table:table-cell>
          <table:table-cell office:value-type="float" office:value="6030">
            <text:p>6030</text:p>
          </table:table-cell>
          <table:table-cell office:value-type="float" office:value="3670">
            <text:p>3670</text:p>
          </table:table-cell>
          <table:table-cell office:value-type="float" office:value="5858">
            <text:p>5858</text:p>
          </table:table-cell>
          <table:table-cell office:value-type="float" office:value="8412">
            <text:p>8412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2114">
            <text:p>2114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5936">
            <text:p>5936</text:p>
          </table:table-cell>
          <table:table-cell office:value-type="float" office:value="2275">
            <text:p>2275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5456.676024">
            <text:p>5456.68</text:p>
          </table:table-cell>
          <table:table-cell office:value-type="float" office:value="2466.557325">
            <text:p>2466.56</text:p>
          </table:table-cell>
          <table:table-cell office:value-type="float" office:value="7058.154001">
            <text:p>7058.15</text:p>
          </table:table-cell>
          <table:table-cell office:value-type="float" office:value="243.280105">
            <text:p>243.28</text:p>
          </table:table-cell>
          <table:table-cell office:value-type="float" office:value="102.449386">
            <text:p>102.45</text:p>
          </table:table-cell>
          <table:table-cell office:value-type="float" office:value="161.514323">
            <text:p>161.51</text:p>
          </table:table-cell>
          <table:table-cell office:value-type="float" office:value="177.380432">
            <text:p>177.38</text:p>
          </table:table-cell>
          <table:table-cell office:value-type="float" office:value="19.261696">
            <text:p>19.26</text:p>
          </table:table-cell>
          <table:table-cell office:value-type="float" office:value="94.358245">
            <text:p>94.36</text:p>
          </table:table-cell>
          <table:table-cell office:value-type="float" office:value="3.871627">
            <text:p>3.87</text:p>
          </table:table-cell>
          <table:table-cell office:value-type="float" office:value="58.460064">
            <text:p>58.46</text:p>
          </table:table-cell>
          <table:table-cell office:value-type="float" office:value="2.64969">
            <text:p>2.65</text:p>
          </table:table-cell>
          <table:table-cell office:value-type="float" office:value="102.149452">
            <text:p>102.15</text:p>
          </table:table-cell>
          <table:table-cell office:value-type="float" office:value="137.750857">
            <text:p>137.75</text:p>
          </table:table-cell>
          <table:table-cell office:value-type="float" office:value="203.476604">
            <text:p>203.48</text:p>
          </table:table-cell>
          <table:table-cell office:value-type="float" office:value="19.825442">
            <text:p>19.83</text:p>
          </table:table-cell>
          <table:table-cell office:value-type="float" office:value="39.390955">
            <text:p>39.39</text:p>
          </table:table-cell>
          <table:table-cell office:value-type="float" office:value="4.737167">
            <text:p>4.74</text:p>
          </table:table-cell>
          <table:table-cell office:value-type="float" office:value="71.42376">
            <text:p>71.42</text:p>
          </table:table-cell>
          <table:table-cell office:value-type="float" office:value="2.552385">
            <text:p>2.55</text:p>
          </table:table-cell>
          <table:table-cell office:value-type="float" office:value="125.373388">
            <text:p>125.37</text:p>
          </table:table-cell>
          <table:table-cell office:value-type="float" office:value="347.787384">
            <text:p>347.79</text:p>
          </table:table-cell>
          <table:table-cell office:value-type="float" office:value="13.732992">
            <text:p>13.73</text:p>
          </table:table-cell>
          <table:table-cell office:value-type="float" office:value="26.49537">
            <text:p>26.5</text:p>
          </table:table-cell>
          <table:table-cell office:value-type="float" office:value="220.999878">
            <text:p>221</text:p>
          </table:table-cell>
          <table:table-cell office:value-type="float" office:value="2.976036">
            <text:p>2.98</text:p>
          </table:table-cell>
          <table:table-cell office:value-type="float" office:value="982.975343">
            <text:p>982.98</text:p>
          </table:table-cell>
          <table:table-cell office:value-type="float" office:value="5346.09792">
            <text:p>5346.1</text:p>
          </table:table-cell>
          <table:table-cell office:value-type="float" office:value="631.682172">
            <text:p>631.68</text:p>
          </table:table-cell>
          <table:table-cell office:value-type="float" office:value="7215.927528">
            <text:p>7215.93</text:p>
          </table:table-cell>
          <table:table-cell office:value-type="float" office:value="289.60883">
            <text:p>289.61</text:p>
          </table:table-cell>
          <table:table-cell office:value-type="float" office:value="880.442178">
            <text:p>880.44</text:p>
          </table:table-cell>
          <table:table-cell office:value-type="float" office:value="393.6576">
            <text:p>393.66</text:p>
          </table:table-cell>
          <table:table-cell office:value-type="float" office:value="356.551515">
            <text:p>356.55</text:p>
          </table:table-cell>
          <table:table-cell office:value-type="float" office:value="772.71572">
            <text:p>772.72</text:p>
          </table:table-cell>
          <table:table-cell office:value-type="float" office:value="213.704153">
            <text:p>213.7</text:p>
          </table:table-cell>
          <table:table-cell office:value-type="float" office:value="502.400556">
            <text:p>502.4</text:p>
          </table:table-cell>
          <table:table-cell office:value-type="float" office:value="53.889994">
            <text:p>53.89</text:p>
          </table:table-cell>
          <table:table-cell office:value-type="float" office:value="84.418369">
            <text:p>84.42</text:p>
          </table:table-cell>
          <table:table-cell office:value-type="float" office:value="162.23966">
            <text:p>162.24</text:p>
          </table:table-cell>
          <table:table-cell office:value-type="float" office:value="371.018487">
            <text:p>371.02</text:p>
          </table:table-cell>
          <table:table-cell office:value-type="float" office:value="491.984064">
            <text:p>491.98</text:p>
          </table:table-cell>
        </table:table-row>
        <table:table-row table:style-name="ro1">
          <table:table-cell/>
          <table:table-cell office:value-type="float" office:value="5471.51">
            <text:p>5471.51</text:p>
          </table:table-cell>
          <table:table-cell office:value-type="float" office:value="2471.38">
            <text:p>2471.38</text:p>
          </table:table-cell>
          <table:table-cell office:value-type="float" office:value="7086.16">
            <text:p>7086.16</text:p>
          </table:table-cell>
          <table:table-cell office:value-type="float" office:value="244.16">
            <text:p>244.16</text:p>
          </table:table-cell>
          <table:table-cell office:value-type="float" office:value="104.9">
            <text:p>104.9</text:p>
          </table:table-cell>
          <table:table-cell office:value-type="float" office:value="162.88">
            <text:p>162.88</text:p>
          </table:table-cell>
          <table:table-cell office:value-type="float" office:value="179.46">
            <text:p>179.46</text:p>
          </table:table-cell>
          <table:table-cell office:value-type="float" office:value="19.82">
            <text:p>19.82</text:p>
          </table:table-cell>
          <table:table-cell office:value-type="float" office:value="97.03">
            <text:p>97.03</text:p>
          </table:table-cell>
          <table:table-cell office:value-type="float" office:value="4.4">
            <text:p>4.4</text:p>
          </table:table-cell>
          <table:table-cell office:value-type="float" office:value="59.17">
            <text:p>59.17</text:p>
          </table:table-cell>
          <table:table-cell office:value-type="float" office:value="3.06">
            <text:p>3.06</text:p>
          </table:table-cell>
          <table:table-cell office:value-type="float" office:value="104.61">
            <text:p>104.61</text:p>
          </table:table-cell>
          <table:table-cell office:value-type="float" office:value="138.88">
            <text:p>138.88</text:p>
          </table:table-cell>
          <table:table-cell office:value-type="float" office:value="205.48">
            <text:p>205.48</text:p>
          </table:table-cell>
          <table:table-cell office:value-type="float" office:value="20.45">
            <text:p>20.45</text:p>
          </table:table-cell>
          <table:table-cell office:value-type="float" office:value="41.11">
            <text:p>41.11</text:p>
          </table:table-cell>
          <table:table-cell office:value-type="float" office:value="5.52">
            <text:p>5.52</text:p>
          </table:table-cell>
          <table:table-cell office:value-type="float" office:value="72.42">
            <text:p>72.42</text:p>
          </table:table-cell>
          <table:table-cell office:value-type="float" office:value="2.94">
            <text:p>2.94</text:p>
          </table:table-cell>
          <table:table-cell office:value-type="float" office:value="128.55">
            <text:p>128.55</text:p>
          </table:table-cell>
          <table:table-cell office:value-type="float" office:value="356.35">
            <text:p>356.35</text:p>
          </table:table-cell>
          <table:table-cell office:value-type="float" office:value="14.78">
            <text:p>14.78</text:p>
          </table:table-cell>
          <table:table-cell office:value-type="float" office:value="28.16">
            <text:p>28.16</text:p>
          </table:table-cell>
          <table:table-cell office:value-type="float" office:value="226.44">
            <text:p>226.44</text:p>
          </table:table-cell>
          <table:table-cell office:value-type="float" office:value="3.52">
            <text:p>3.52</text:p>
          </table:table-cell>
          <table:table-cell office:value-type="float" office:value="996.05">
            <text:p>996.05</text:p>
          </table:table-cell>
          <table:table-cell office:value-type="float" office:value="5364.31">
            <text:p>5364.31</text:p>
          </table:table-cell>
          <table:table-cell office:value-type="float" office:value="635.9">
            <text:p>635.9</text:p>
          </table:table-cell>
          <table:table-cell office:value-type="float" office:value="7251.81">
            <text:p>7251.81</text:p>
          </table:table-cell>
          <table:table-cell office:value-type="float" office:value="291.31">
            <text:p>291.31</text:p>
          </table:table-cell>
          <table:table-cell office:value-type="float" office:value="885.17">
            <text:p>885.17</text:p>
          </table:table-cell>
          <table:table-cell office:value-type="float" office:value="395.44">
            <text:p>395.44</text:p>
          </table:table-cell>
          <table:table-cell office:value-type="float" office:value="358.6">
            <text:p>358.6</text:p>
          </table:table-cell>
          <table:table-cell office:value-type="float" office:value="775.38">
            <text:p>775.38</text:p>
          </table:table-cell>
          <table:table-cell office:value-type="float" office:value="215.16">
            <text:p>215.16</text:p>
          </table:table-cell>
          <table:table-cell office:value-type="float" office:value="505.17">
            <text:p>505.17</text:p>
          </table:table-cell>
          <table:table-cell office:value-type="float" office:value="54.62">
            <text:p>54.62</text:p>
          </table:table-cell>
          <table:table-cell office:value-type="float" office:value="85.61">
            <text:p>85.61</text:p>
          </table:table-cell>
          <table:table-cell office:value-type="float" office:value="164.19">
            <text:p>164.19</text:p>
          </table:table-cell>
          <table:table-cell office:value-type="float" office:value="373.67">
            <text:p>373.67</text:p>
          </table:table-cell>
          <table:table-cell office:value-type="float" office:value="494.1">
            <text:p>494.1</text:p>
          </table:table-cell>
        </table:table-row>
        <table:table-row table:style-name="ro1">
          <table:table-cell/>
          <table:table-cell office:value-type="float" office:value="5480.85">
            <text:p>5480.85</text:p>
          </table:table-cell>
          <table:table-cell office:value-type="float" office:value="2473.65">
            <text:p>2473.65</text:p>
          </table:table-cell>
          <table:table-cell office:value-type="float" office:value="7096.18">
            <text:p>7096.18</text:p>
          </table:table-cell>
          <table:table-cell office:value-type="float" office:value="244.65">
            <text:p>244.65</text:p>
          </table:table-cell>
          <table:table-cell office:value-type="float" office:value="105.06">
            <text:p>105.06</text:p>
          </table:table-cell>
          <table:table-cell office:value-type="float" office:value="163.29">
            <text:p>163.29</text:p>
          </table:table-cell>
          <table:table-cell office:value-type="float" office:value="179.87">
            <text:p>179.87</text:p>
          </table:table-cell>
          <table:table-cell office:value-type="float" office:value="20.06">
            <text:p>20.06</text:p>
          </table:table-cell>
          <table:table-cell office:value-type="float" office:value="97.8">
            <text:p>97.8</text:p>
          </table:table-cell>
          <table:table-cell office:value-type="float" office:value="4.48">
            <text:p>4.48</text:p>
          </table:table-cell>
          <table:table-cell office:value-type="float" office:value="59.39">
            <text:p>59.39</text:p>
          </table:table-cell>
          <table:table-cell office:value-type="float" office:value="3.19">
            <text:p>3.19</text:p>
          </table:table-cell>
          <table:table-cell office:value-type="float" office:value="104.79">
            <text:p>104.79</text:p>
          </table:table-cell>
          <table:table-cell office:value-type="float" office:value="139.2">
            <text:p>139.2</text:p>
          </table:table-cell>
          <table:table-cell office:value-type="float" office:value="206.03">
            <text:p>206.03</text:p>
          </table:table-cell>
          <table:table-cell office:value-type="float" office:value="20.72">
            <text:p>20.72</text:p>
          </table:table-cell>
          <table:table-cell office:value-type="float" office:value="41.58">
            <text:p>41.58</text:p>
          </table:table-cell>
          <table:table-cell office:value-type="float" office:value="5.78">
            <text:p>5.78</text:p>
          </table:table-cell>
          <table:table-cell office:value-type="float" office:value="72.86">
            <text:p>72.86</text:p>
          </table:table-cell>
          <table:table-cell office:value-type="float" office:value="3">
            <text:p>3</text:p>
          </table:table-cell>
          <table:table-cell office:value-type="float" office:value="129.25">
            <text:p>129.25</text:p>
          </table:table-cell>
          <table:table-cell office:value-type="float" office:value="358.69">
            <text:p>358.69</text:p>
          </table:table-cell>
          <table:table-cell office:value-type="float" office:value="15.08">
            <text:p>15.08</text:p>
          </table:table-cell>
          <table:table-cell office:value-type="float" office:value="28.52">
            <text:p>28.52</text:p>
          </table:table-cell>
          <table:table-cell office:value-type="float" office:value="228.08">
            <text:p>228.08</text:p>
          </table:table-cell>
          <table:table-cell office:value-type="float" office:value="3.7">
            <text:p>3.7</text:p>
          </table:table-cell>
          <table:table-cell office:value-type="float" office:value="999.47">
            <text:p>999.47</text:p>
          </table:table-cell>
          <table:table-cell office:value-type="float" office:value="5371.91">
            <text:p>5371.91</text:p>
          </table:table-cell>
          <table:table-cell office:value-type="float" office:value="637.71">
            <text:p>637.71</text:p>
          </table:table-cell>
          <table:table-cell office:value-type="float" office:value="7264.58">
            <text:p>7264.58</text:p>
          </table:table-cell>
          <table:table-cell office:value-type="float" office:value="292.02">
            <text:p>292.02</text:p>
          </table:table-cell>
          <table:table-cell office:value-type="float" office:value="886.76">
            <text:p>886.76</text:p>
          </table:table-cell>
          <table:table-cell office:value-type="float" office:value="396.22">
            <text:p>396.22</text:p>
          </table:table-cell>
          <table:table-cell office:value-type="float" office:value="359.32">
            <text:p>359.32</text:p>
          </table:table-cell>
          <table:table-cell office:value-type="float" office:value="776.46">
            <text:p>776.46</text:p>
          </table:table-cell>
          <table:table-cell office:value-type="float" office:value="215.62">
            <text:p>215.62</text:p>
          </table:table-cell>
          <table:table-cell office:value-type="float" office:value="505.93">
            <text:p>505.93</text:p>
          </table:table-cell>
          <table:table-cell office:value-type="float" office:value="54.77">
            <text:p>54.77</text:p>
          </table:table-cell>
          <table:table-cell office:value-type="float" office:value="86.02">
            <text:p>86.02</text:p>
          </table:table-cell>
          <table:table-cell office:value-type="float" office:value="164.78">
            <text:p>164.78</text:p>
          </table:table-cell>
          <table:table-cell office:value-type="float" office:value="374.38">
            <text:p>374.38</text:p>
          </table:table-cell>
          <table:table-cell office:value-type="float" office:value="495.26">
            <text:p>495.26</text:p>
          </table:table-cell>
        </table:table-row>
        <table:table-row table:style-name="ro1">
          <table:table-cell/>
          <table:table-cell office:value-type="float" office:value="5492">
            <text:p>5492</text:p>
          </table:table-cell>
          <table:table-cell office:value-type="float" office:value="2473.66">
            <text:p>2473.66</text:p>
          </table:table-cell>
          <table:table-cell office:value-type="float" office:value="7096">
            <text:p>7096</text:p>
          </table:table-cell>
          <table:table-cell office:value-type="float" office:value="244.65">
            <text:p>244.65</text:p>
          </table:table-cell>
          <table:table-cell office:value-type="float" office:value="105.1">
            <text:p>105.1</text:p>
          </table:table-cell>
          <table:table-cell office:value-type="float" office:value="163.78">
            <text:p>163.78</text:p>
          </table:table-cell>
          <table:table-cell office:value-type="float" office:value="179.85">
            <text:p>179.85</text:p>
          </table:table-cell>
          <table:table-cell office:value-type="float" office:value="20.1">
            <text:p>20.1</text:p>
          </table:table-cell>
          <table:table-cell office:value-type="float" office:value="97.83">
            <text:p>97.83</text:p>
          </table:table-cell>
          <table:table-cell office:value-type="float" office:value="4.54">
            <text:p>4.54</text:p>
          </table:table-cell>
          <table:table-cell office:value-type="float" office:value="59.42">
            <text:p>59.42</text:p>
          </table:table-cell>
          <table:table-cell office:value-type="float" office:value="3.2">
            <text:p>3.2</text:p>
          </table:table-cell>
          <table:table-cell office:value-type="float" office:value="104.81">
            <text:p>104.81</text:p>
          </table:table-cell>
          <table:table-cell office:value-type="float" office:value="139.22">
            <text:p>139.22</text:p>
          </table:table-cell>
          <table:table-cell office:value-type="float" office:value="206.11">
            <text:p>206.11</text:p>
          </table:table-cell>
          <table:table-cell office:value-type="float" office:value="20.83">
            <text:p>20.83</text:p>
          </table:table-cell>
          <table:table-cell office:value-type="float" office:value="41.63">
            <text:p>41.63</text:p>
          </table:table-cell>
          <table:table-cell office:value-type="float" office:value="5.81">
            <text:p>5.81</text:p>
          </table:table-cell>
          <table:table-cell office:value-type="float" office:value="73.42">
            <text:p>73.42</text:p>
          </table:table-cell>
          <table:table-cell office:value-type="float" office:value="3.04">
            <text:p>3.04</text:p>
          </table:table-cell>
          <table:table-cell office:value-type="float" office:value="129.44">
            <text:p>129.44</text:p>
          </table:table-cell>
          <table:table-cell office:value-type="float" office:value="358.69">
            <text:p>358.69</text:p>
          </table:table-cell>
          <table:table-cell office:value-type="float" office:value="15.13">
            <text:p>15.13</text:p>
          </table:table-cell>
          <table:table-cell office:value-type="float" office:value="28.55">
            <text:p>28.55</text:p>
          </table:table-cell>
          <table:table-cell office:value-type="float" office:value="228.61">
            <text:p>228.61</text:p>
          </table:table-cell>
          <table:table-cell office:value-type="float" office:value="3.89">
            <text:p>3.89</text:p>
          </table:table-cell>
          <table:table-cell office:value-type="float" office:value="999.47">
            <text:p>999.47</text:p>
          </table:table-cell>
          <table:table-cell office:value-type="float" office:value="5371">
            <text:p>5371</text:p>
          </table:table-cell>
          <table:table-cell office:value-type="float" office:value="637.81">
            <text:p>637.81</text:p>
          </table:table-cell>
          <table:table-cell office:value-type="float" office:value="7265">
            <text:p>7265</text:p>
          </table:table-cell>
          <table:table-cell office:value-type="float" office:value="292.03">
            <text:p>292.03</text:p>
          </table:table-cell>
          <table:table-cell office:value-type="float" office:value="887.32">
            <text:p>887.32</text:p>
          </table:table-cell>
          <table:table-cell office:value-type="float" office:value="396.21">
            <text:p>396.21</text:p>
          </table:table-cell>
          <table:table-cell office:value-type="float" office:value="359.4">
            <text:p>359.4</text:p>
          </table:table-cell>
          <table:table-cell office:value-type="float" office:value="776.38">
            <text:p>776.38</text:p>
          </table:table-cell>
          <table:table-cell office:value-type="float" office:value="216.09">
            <text:p>216.09</text:p>
          </table:table-cell>
          <table:table-cell office:value-type="float" office:value="505.97">
            <text:p>505.97</text:p>
          </table:table-cell>
          <table:table-cell office:value-type="float" office:value="54.78">
            <text:p>54.78</text:p>
          </table:table-cell>
          <table:table-cell office:value-type="float" office:value="86.03">
            <text:p>86.03</text:p>
          </table:table-cell>
          <table:table-cell office:value-type="float" office:value="164.93">
            <text:p>164.93</text:p>
          </table:table-cell>
          <table:table-cell office:value-type="float" office:value="376.6">
            <text:p>376.6</text:p>
          </table:table-cell>
          <table:table-cell office:value-type="float" office:value="497.57">
            <text:p>497.57</text:p>
          </table:table-cell>
        </table:table-row>
        <table:table-row table:style-name="ro1">
          <table:table-cell/>
          <table:table-cell office:value-type="float" office:value="1108.963368">
            <text:p>1108.96</text:p>
          </table:table-cell>
          <table:table-cell office:value-type="float" office:value="31.476022">
            <text:p>31.48</text:p>
          </table:table-cell>
          <table:table-cell office:value-type="float" office:value="1071.641694">
            <text:p>1071.64</text:p>
          </table:table-cell>
          <table:table-cell office:value-type="float" office:value="29.01166">
            <text:p>29.01</text:p>
          </table:table-cell>
          <table:table-cell office:value-type="float" office:value="101.659926">
            <text:p>101.66</text:p>
          </table:table-cell>
          <table:table-cell office:value-type="float" office:value="163.49596">
            <text:p>163.5</text:p>
          </table:table-cell>
          <table:table-cell office:value-type="float" office:value="177.790064">
            <text:p>177.79</text:p>
          </table:table-cell>
          <table:table-cell office:value-type="float" office:value="19.681323">
            <text:p>19.68</text:p>
          </table:table-cell>
          <table:table-cell office:value-type="float" office:value="95.16302">
            <text:p>95.16</text:p>
          </table:table-cell>
          <table:table-cell office:value-type="float" office:value="3.908402">
            <text:p>3.91</text:p>
          </table:table-cell>
          <table:table-cell office:value-type="float" office:value="58.610048">
            <text:p>58.61</text:p>
          </table:table-cell>
          <table:table-cell office:value-type="float" office:value="4.01945">
            <text:p>4.02</text:p>
          </table:table-cell>
          <table:table-cell office:value-type="float" office:value="102.020202">
            <text:p>102.02</text:p>
          </table:table-cell>
          <table:table-cell office:value-type="float" office:value="138.121895">
            <text:p>138.12</text:p>
          </table:table-cell>
          <table:table-cell office:value-type="float" office:value="204.349388">
            <text:p>204.35</text:p>
          </table:table-cell>
          <table:table-cell office:value-type="float" office:value="19.923784">
            <text:p>19.92</text:p>
          </table:table-cell>
          <table:table-cell office:value-type="float" office:value="39.95521">
            <text:p>39.96</text:p>
          </table:table-cell>
          <table:table-cell office:value-type="float" office:value="4.867128">
            <text:p>4.87</text:p>
          </table:table-cell>
          <table:table-cell office:value-type="float" office:value="69.909104">
            <text:p>69.91</text:p>
          </table:table-cell>
          <table:table-cell office:value-type="float" office:value="3.680828">
            <text:p>3.68</text:p>
          </table:table-cell>
          <table:table-cell office:value-type="float" office:value="14.399528">
            <text:p>14.4</text:p>
          </table:table-cell>
          <table:table-cell office:value-type="float" office:value="69.63927">
            <text:p>69.64</text:p>
          </table:table-cell>
          <table:table-cell office:value-type="float" office:value="6.40038">
            <text:p>6.4</text:p>
          </table:table-cell>
          <table:table-cell office:value-type="float" office:value="12.589256">
            <text:p>12.59</text:p>
          </table:table-cell>
          <table:table-cell office:value-type="float" office:value="90.16102">
            <text:p>90.16</text:p>
          </table:table-cell>
          <table:table-cell office:value-type="float" office:value="2.31608">
            <text:p>2.32</text:p>
          </table:table-cell>
          <table:table-cell office:value-type="float" office:value="991.424773">
            <text:p>991.42</text:p>
          </table:table-cell>
          <table:table-cell office:value-type="float" office:value="82.018884">
            <text:p>82.02</text:p>
          </table:table-cell>
          <table:table-cell office:value-type="float" office:value="245.725846">
            <text:p>245.73</text:p>
          </table:table-cell>
          <table:table-cell office:value-type="float" office:value="3052.981784">
            <text:p>3052.98</text:p>
          </table:table-cell>
          <table:table-cell office:value-type="float" office:value="128.829966">
            <text:p>128.83</text:p>
          </table:table-cell>
          <table:table-cell office:value-type="float" office:value="49.919035">
            <text:p>49.92</text:p>
          </table:table-cell>
          <table:table-cell office:value-type="float" office:value="392.181296">
            <text:p>392.18</text:p>
          </table:table-cell>
          <table:table-cell office:value-type="float" office:value="354.631865">
            <text:p>354.63</text:p>
          </table:table-cell>
          <table:table-cell office:value-type="float" office:value="547.830026">
            <text:p>547.83</text:p>
          </table:table-cell>
          <table:table-cell office:value-type="float" office:value="138.196214">
            <text:p>138.2</text:p>
          </table:table-cell>
          <table:table-cell office:value-type="float" office:value="569.477696">
            <text:p>569.48</text:p>
          </table:table-cell>
          <table:table-cell office:value-type="float" office:value="38.239475">
            <text:p>38.24</text:p>
          </table:table-cell>
          <table:table-cell office:value-type="float" office:value="110.112761">
            <text:p>110.11</text:p>
          </table:table-cell>
          <table:table-cell office:value-type="float" office:value="48.70748">
            <text:p>48.71</text:p>
          </table:table-cell>
          <table:table-cell office:value-type="float" office:value="367.93462">
            <text:p>367.93</text:p>
          </table:table-cell>
          <table:table-cell office:value-type="float" office:value="484.189902">
            <text:p>484.19</text:p>
          </table:table-cell>
        </table:table-row>
        <table:table-row table:style-name="ro1">
          <table:table-cell/>
          <table:table-cell office:value-type="float" office:value="1112.44">
            <text:p>1112.44</text:p>
          </table:table-cell>
          <table:table-cell office:value-type="float" office:value="32.03">
            <text:p>32.03</text:p>
          </table:table-cell>
          <table:table-cell office:value-type="float" office:value="1076.21">
            <text:p>1076.21</text:p>
          </table:table-cell>
          <table:table-cell office:value-type="float" office:value="30.35">
            <text:p>30.35</text:p>
          </table:table-cell>
          <table:table-cell office:value-type="float" office:value="104.22">
            <text:p>104.22</text:p>
          </table:table-cell>
          <table:table-cell office:value-type="float" office:value="164.67">
            <text:p>164.67</text:p>
          </table:table-cell>
          <table:table-cell office:value-type="float" office:value="179.88">
            <text:p>179.88</text:p>
          </table:table-cell>
          <table:table-cell office:value-type="float" office:value="20.28">
            <text:p>20.28</text:p>
          </table:table-cell>
          <table:table-cell office:value-type="float" office:value="97.82">
            <text:p>97.82</text:p>
          </table:table-cell>
          <table:table-cell office:value-type="float" office:value="4.47">
            <text:p>4.47</text:p>
          </table:table-cell>
          <table:table-cell office:value-type="float" office:value="59.4">
            <text:p>59.4</text:p>
          </table:table-cell>
          <table:table-cell office:value-type="float" office:value="4.37">
            <text:p>4.37</text:p>
          </table:table-cell>
          <table:table-cell office:value-type="float" office:value="104.49">
            <text:p>104.49</text:p>
          </table:table-cell>
          <table:table-cell office:value-type="float" office:value="139.2">
            <text:p>139.2</text:p>
          </table:table-cell>
          <table:table-cell office:value-type="float" office:value="206.64">
            <text:p>206.64</text:p>
          </table:table-cell>
          <table:table-cell office:value-type="float" office:value="20.48">
            <text:p>20.48</text:p>
          </table:table-cell>
          <table:table-cell office:value-type="float" office:value="41.79">
            <text:p>41.79</text:p>
          </table:table-cell>
          <table:table-cell office:value-type="float" office:value="5.76">
            <text:p>5.76</text:p>
          </table:table-cell>
          <table:table-cell office:value-type="float" office:value="71.06">
            <text:p>71.06</text:p>
          </table:table-cell>
          <table:table-cell office:value-type="float" office:value="3.94">
            <text:p>3.94</text:p>
          </table:table-cell>
          <table:table-cell office:value-type="float" office:value="15.21">
            <text:p>15.21</text:p>
          </table:table-cell>
          <table:table-cell office:value-type="float" office:value="71.7">
            <text:p>71.7</text:p>
          </table:table-cell>
          <table:table-cell office:value-type="float" office:value="7.1">
            <text:p>7.1</text:p>
          </table:table-cell>
          <table:table-cell office:value-type="float" office:value="13.64">
            <text:p>13.64</text:p>
          </table:table-cell>
          <table:table-cell office:value-type="float" office:value="92.52">
            <text:p>92.52</text:p>
          </table:table-cell>
          <table:table-cell office:value-type="float" office:value="2.82">
            <text:p>2.82</text:p>
          </table:table-cell>
          <table:table-cell office:value-type="float" office:value="1004.53">
            <text:p>1004.53</text:p>
          </table:table-cell>
          <table:table-cell office:value-type="float" office:value="82.55">
            <text:p>82.55</text:p>
          </table:table-cell>
          <table:table-cell office:value-type="float" office:value="247.6">
            <text:p>247.6</text:p>
          </table:table-cell>
          <table:table-cell office:value-type="float" office:value="3069.53">
            <text:p>3069.53</text:p>
          </table:table-cell>
          <table:table-cell office:value-type="float" office:value="129.51">
            <text:p>129.51</text:p>
          </table:table-cell>
          <table:table-cell office:value-type="float" office:value="50.5">
            <text:p>50.5</text:p>
          </table:table-cell>
          <table:table-cell office:value-type="float" office:value="394.01">
            <text:p>394.01</text:p>
          </table:table-cell>
          <table:table-cell office:value-type="float" office:value="356.65">
            <text:p>356.65</text:p>
          </table:table-cell>
          <table:table-cell office:value-type="float" office:value="549.72">
            <text:p>549.72</text:p>
          </table:table-cell>
          <table:table-cell office:value-type="float" office:value="139.13">
            <text:p>139.13</text:p>
          </table:table-cell>
          <table:table-cell office:value-type="float" office:value="572.29">
            <text:p>572.29</text:p>
          </table:table-cell>
          <table:table-cell office:value-type="float" office:value="38.93">
            <text:p>38.93</text:p>
          </table:table-cell>
          <table:table-cell office:value-type="float" office:value="111.55">
            <text:p>111.55</text:p>
          </table:table-cell>
          <table:table-cell office:value-type="float" office:value="49.5">
            <text:p>49.5</text:p>
          </table:table-cell>
          <table:table-cell office:value-type="float" office:value="370.43">
            <text:p>370.43</text:p>
          </table:table-cell>
          <table:table-cell office:value-type="float" office:value="486.27">
            <text:p>486.27</text:p>
          </table:table-cell>
        </table:table-row>
        <table:table-row table:style-name="ro1">
          <table:table-cell/>
          <table:table-cell office:value-type="float" office:value="1114.15">
            <text:p>1114.15</text:p>
          </table:table-cell>
          <table:table-cell office:value-type="float" office:value="32.3">
            <text:p>32.3</text:p>
          </table:table-cell>
          <table:table-cell office:value-type="float" office:value="1077.99">
            <text:p>1077.99</text:p>
          </table:table-cell>
          <table:table-cell office:value-type="float" office:value="30.72">
            <text:p>30.72</text:p>
          </table:table-cell>
          <table:table-cell office:value-type="float" office:value="104.36">
            <text:p>104.36</text:p>
          </table:table-cell>
          <table:table-cell office:value-type="float" office:value="164.98">
            <text:p>164.98</text:p>
          </table:table-cell>
          <table:table-cell office:value-type="float" office:value="180.45">
            <text:p>180.45</text:p>
          </table:table-cell>
          <table:table-cell office:value-type="float" office:value="20.55">
            <text:p>20.55</text:p>
          </table:table-cell>
          <table:table-cell office:value-type="float" office:value="98.65">
            <text:p>98.65</text:p>
          </table:table-cell>
          <table:table-cell office:value-type="float" office:value="4.6">
            <text:p>4.6</text:p>
          </table:table-cell>
          <table:table-cell office:value-type="float" office:value="59.64">
            <text:p>59.64</text:p>
          </table:table-cell>
          <table:table-cell office:value-type="float" office:value="4.83">
            <text:p>4.83</text:p>
          </table:table-cell>
          <table:table-cell office:value-type="float" office:value="104.6">
            <text:p>104.6</text:p>
          </table:table-cell>
          <table:table-cell office:value-type="float" office:value="139.51">
            <text:p>139.51</text:p>
          </table:table-cell>
          <table:table-cell office:value-type="float" office:value="207.21">
            <text:p>207.21</text:p>
          </table:table-cell>
          <table:table-cell office:value-type="float" office:value="20.76">
            <text:p>20.76</text:p>
          </table:table-cell>
          <table:table-cell office:value-type="float" office:value="42.32">
            <text:p>42.32</text:p>
          </table:table-cell>
          <table:table-cell office:value-type="float" office:value="6">
            <text:p>6</text:p>
          </table:table-cell>
          <table:table-cell office:value-type="float" office:value="71.4">
            <text:p>71.4</text:p>
          </table:table-cell>
          <table:table-cell office:value-type="float" office:value="4.22">
            <text:p>4.22</text:p>
          </table:table-cell>
          <table:table-cell office:value-type="float" office:value="15.5">
            <text:p>15.5</text:p>
          </table:table-cell>
          <table:table-cell office:value-type="float" office:value="72.45">
            <text:p>72.45</text:p>
          </table:table-cell>
          <table:table-cell office:value-type="float" office:value="7.27">
            <text:p>7.27</text:p>
          </table:table-cell>
          <table:table-cell office:value-type="float" office:value="13.9">
            <text:p>13.9</text:p>
          </table:table-cell>
          <table:table-cell office:value-type="float" office:value="93.45">
            <text:p>93.45</text:p>
          </table:table-cell>
          <table:table-cell office:value-type="float" office:value="3.01">
            <text:p>3.01</text:p>
          </table:table-cell>
          <table:table-cell office:value-type="float" office:value="1007.95">
            <text:p>1007.95</text:p>
          </table:table-cell>
          <table:table-cell office:value-type="float" office:value="82.94">
            <text:p>82.94</text:p>
          </table:table-cell>
          <table:table-cell office:value-type="float" office:value="248.26">
            <text:p>248.26</text:p>
          </table:table-cell>
          <table:table-cell office:value-type="float" office:value="3075.69">
            <text:p>3075.69</text:p>
          </table:table-cell>
          <table:table-cell office:value-type="float" office:value="129.93">
            <text:p>129.93</text:p>
          </table:table-cell>
          <table:table-cell office:value-type="float" office:value="50.79">
            <text:p>50.79</text:p>
          </table:table-cell>
          <table:table-cell office:value-type="float" office:value="394.89">
            <text:p>394.89</text:p>
          </table:table-cell>
          <table:table-cell office:value-type="float" office:value="357.36">
            <text:p>357.36</text:p>
          </table:table-cell>
          <table:table-cell office:value-type="float" office:value="550.54">
            <text:p>550.54</text:p>
          </table:table-cell>
          <table:table-cell office:value-type="float" office:value="139.69">
            <text:p>139.69</text:p>
          </table:table-cell>
          <table:table-cell office:value-type="float" office:value="573.17">
            <text:p>573.17</text:p>
          </table:table-cell>
          <table:table-cell office:value-type="float" office:value="39.07">
            <text:p>39.07</text:p>
          </table:table-cell>
          <table:table-cell office:value-type="float" office:value="111.95">
            <text:p>111.95</text:p>
          </table:table-cell>
          <table:table-cell office:value-type="float" office:value="49.84">
            <text:p>49.84</text:p>
          </table:table-cell>
          <table:table-cell office:value-type="float" office:value="371.15">
            <text:p>371.15</text:p>
          </table:table-cell>
          <table:table-cell office:value-type="float" office:value="487.33">
            <text:p>487.33</text:p>
          </table:table-cell>
        </table:table-row>
        <table:table-row table:style-name="ro1">
          <table:table-cell/>
          <table:table-cell office:value-type="float" office:value="1116.36">
            <text:p>1116.36</text:p>
          </table:table-cell>
          <table:table-cell office:value-type="float" office:value="32.34">
            <text:p>32.34</text:p>
          </table:table-cell>
          <table:table-cell office:value-type="float" office:value="1078.21">
            <text:p>1078.21</text:p>
          </table:table-cell>
          <table:table-cell office:value-type="float" office:value="30.77">
            <text:p>30.77</text:p>
          </table:table-cell>
          <table:table-cell office:value-type="float" office:value="104.55">
            <text:p>104.55</text:p>
          </table:table-cell>
          <table:table-cell office:value-type="float" office:value="166.04">
            <text:p>166.04</text:p>
          </table:table-cell>
          <table:table-cell office:value-type="float" office:value="180.51">
            <text:p>180.51</text:p>
          </table:table-cell>
          <table:table-cell office:value-type="float" office:value="20.61">
            <text:p>20.61</text:p>
          </table:table-cell>
          <table:table-cell office:value-type="float" office:value="98.7">
            <text:p>98.7</text:p>
          </table:table-cell>
          <table:table-cell office:value-type="float" office:value="4.69">
            <text:p>4.69</text:p>
          </table:table-cell>
          <table:table-cell office:value-type="float" office:value="59.62">
            <text:p>59.62</text:p>
          </table:table-cell>
          <table:table-cell office:value-type="float" office:value="4.77">
            <text:p>4.77</text:p>
          </table:table-cell>
          <table:table-cell office:value-type="float" office:value="104.64">
            <text:p>104.64</text:p>
          </table:table-cell>
          <table:table-cell office:value-type="float" office:value="139.55">
            <text:p>139.55</text:p>
          </table:table-cell>
          <table:table-cell office:value-type="float" office:value="207.29">
            <text:p>207.29</text:p>
          </table:table-cell>
          <table:table-cell office:value-type="float" office:value="21.13">
            <text:p>21.13</text:p>
          </table:table-cell>
          <table:table-cell office:value-type="float" office:value="42.4">
            <text:p>42.4</text:p>
          </table:table-cell>
          <table:table-cell office:value-type="float" office:value="6.07">
            <text:p>6.07</text:p>
          </table:table-cell>
          <table:table-cell office:value-type="float" office:value="71.76">
            <text:p>71.76</text:p>
          </table:table-cell>
          <table:table-cell office:value-type="float" office:value="4.45">
            <text:p>4.45</text:p>
          </table:table-cell>
          <table:table-cell office:value-type="float" office:value="15.38">
            <text:p>15.38</text:p>
          </table:table-cell>
          <table:table-cell office:value-type="float" office:value="72.37">
            <text:p>72.37</text:p>
          </table:table-cell>
          <table:table-cell office:value-type="float" office:value="7.34">
            <text:p>7.34</text:p>
          </table:table-cell>
          <table:table-cell office:value-type="float" office:value="13.94">
            <text:p>13.94</text:p>
          </table:table-cell>
          <table:table-cell office:value-type="float" office:value="94.01">
            <text:p>94.01</text:p>
          </table:table-cell>
          <table:table-cell office:value-type="float" office:value="3.27">
            <text:p>3.27</text:p>
          </table:table-cell>
          <table:table-cell office:value-type="float" office:value="1007.94">
            <text:p>1007.94</text:p>
          </table:table-cell>
          <table:table-cell office:value-type="float" office:value="82.83">
            <text:p>82.83</text:p>
          </table:table-cell>
          <table:table-cell office:value-type="float" office:value="248.29">
            <text:p>248.29</text:p>
          </table:table-cell>
          <table:table-cell office:value-type="float" office:value="3076.13">
            <text:p>3076.13</text:p>
          </table:table-cell>
          <table:table-cell office:value-type="float" office:value="129.99">
            <text:p>129.99</text:p>
          </table:table-cell>
          <table:table-cell office:value-type="float" office:value="50.87">
            <text:p>50.87</text:p>
          </table:table-cell>
          <table:table-cell office:value-type="float" office:value="394.86">
            <text:p>394.86</text:p>
          </table:table-cell>
          <table:table-cell office:value-type="float" office:value="357.49">
            <text:p>357.49</text:p>
          </table:table-cell>
          <table:table-cell office:value-type="float" office:value="550.39">
            <text:p>550.39</text:p>
          </table:table-cell>
          <table:table-cell office:value-type="float" office:value="140.35">
            <text:p>140.35</text:p>
          </table:table-cell>
          <table:table-cell office:value-type="float" office:value="573.19">
            <text:p>573.19</text:p>
          </table:table-cell>
          <table:table-cell office:value-type="float" office:value="39.17">
            <text:p>39.17</text:p>
          </table:table-cell>
          <table:table-cell office:value-type="float" office:value="111.97">
            <text:p>111.97</text:p>
          </table:table-cell>
          <table:table-cell office:value-type="float" office:value="49.91">
            <text:p>49.91</text:p>
          </table:table-cell>
          <table:table-cell office:value-type="float" office:value="371.87">
            <text:p>371.87</text:p>
          </table:table-cell>
          <table:table-cell office:value-type="float" office:value="489.13">
            <text:p>489.13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16" office:value-type="float" office:value="0">
            <text:p>0</text:p>
          </table:table-cell>
          <table:table-cell office:value-type="float" office:value="83.2142336298673">
            <text:p>83.21</text:p>
          </table:table-cell>
          <table:table-cell office:value-type="float" office:value="78.4087653967345">
            <text:p>78.41</text:p>
          </table:table-cell>
          <table:table-cell office:value-type="float" office:value="46.1244862008221">
            <text:p>46.12</text:p>
          </table:table-cell>
          <table:table-cell office:value-type="float" office:value="46.2075298438935">
            <text:p>46.21</text:p>
          </table:table-cell>
          <table:table-cell office:value-type="float" office:value="65.7505801881031">
            <text:p>65.75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72.8626444159178">
            <text:p>72.86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-8.42318059299191">
            <text:p>-8.42</text:p>
          </table:table-cell>
          <table:table-cell office:value-type="float" office:value="21.4704867103901">
            <text:p>21.47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9.6769431954093">
            <text:p>79.68</text:p>
          </table:table-cell>
          <table:table-cell office:value-type="float" office:value="98.7238884869623">
            <text:p>98.72</text:p>
          </table:table-cell>
          <table:table-cell office:value-type="float" office:value="84.8169692266821">
            <text:p>84.82</text:p>
          </table:table-cell>
          <table:table-cell office:value-type="float" office:value="88.0747914014588">
            <text:p>88.07</text:p>
          </table:table-cell>
          <table:table-cell office:value-type="float" office:value="0.77058538935511">
            <text:p>0.77</text:p>
          </table:table-cell>
          <table:table-cell office:value-type="float" office:value="-1.21204034644035">
            <text:p>-1.21</text:p>
          </table:table-cell>
          <table:table-cell office:value-type="float" office:value="-0.230402076912458">
            <text:p>-0.23</text:p>
          </table:table-cell>
          <table:table-cell office:value-type="float" office:value="-2.13210768402105">
            <text:p>-2.13</text:p>
          </table:table-cell>
          <table:table-cell office:value-type="float" office:value="-0.845680391395725">
            <text:p>-0.85</text:p>
          </table:table-cell>
          <table:table-cell office:value-type="float" office:value="-0.940921634980219">
            <text:p>-0.94</text:p>
          </table:table-cell>
          <table:table-cell office:value-type="float" office:value="-0.255901513679013">
            <text:p>-0.26</text:p>
          </table:table-cell>
          <table:table-cell office:value-type="float" office:value="-34.0782942939955">
            <text:p>-34.08</text:p>
          </table:table-cell>
          <table:table-cell office:value-type="float" office:value="0.126530292105727">
            <text:p>0.13</text:p>
          </table:table-cell>
          <table:table-cell office:value-type="float" office:value="-0.268630835104041">
            <text:p>-0.27</text:p>
          </table:table-cell>
          <table:table-cell office:value-type="float" office:value="-0.427103799302788">
            <text:p>-0.43</text:p>
          </table:table-cell>
          <table:table-cell office:value-type="float" office:value="-0.493590976493214">
            <text:p>-0.49</text:p>
          </table:table-cell>
          <table:table-cell office:value-type="float" office:value="-1.41221883203716">
            <text:p>-1.41</text:p>
          </table:table-cell>
          <table:table-cell office:value-type="float" office:value="-2.67017838856917">
            <text:p>-2.67</text:p>
          </table:table-cell>
          <table:table-cell office:value-type="float" office:value="2.12066124774163">
            <text:p>2.12</text:p>
          </table:table-cell>
          <table:table-cell office:value-type="float" office:value="-30.657314060858">
            <text:p>-30.66</text:p>
          </table:table-cell>
          <table:table-cell office:value-type="float" office:value="88.514685429096">
            <text:p>88.51</text:p>
          </table:table-cell>
          <table:table-cell office:value-type="float" office:value="79.9764818381106">
            <text:p>79.98</text:p>
          </table:table-cell>
          <table:table-cell office:value-type="float" office:value="53.3941329027207">
            <text:p>53.39</text:p>
          </table:table-cell>
          <table:table-cell office:value-type="float" office:value="52.4850719201128">
            <text:p>52.49</text:p>
          </table:table-cell>
          <table:table-cell office:value-type="float" office:value="59.2031358496949">
            <text:p>59.2</text:p>
          </table:table-cell>
          <table:table-cell office:value-type="float" office:value="22.175672606111">
            <text:p>22.18</text:p>
          </table:table-cell>
          <table:table-cell office:value-type="float" office:value="-0.852251247911867">
            <text:p>-0.85</text:p>
          </table:table-cell>
          <table:table-cell office:value-type="float" office:value="98.4658177753691">
            <text:p>98.47</text:p>
          </table:table-cell>
          <table:table-cell office:value-type="float" office:value="61.0997655320879">
            <text:p>61.1</text:p>
          </table:table-cell>
          <table:table-cell office:value-type="float" office:value="57.6910692055387">
            <text:p>57.69</text:p>
          </table:table-cell>
          <table:table-cell office:value-type="float" office:value="55.5158708386067">
            <text:p>55.52</text:p>
          </table:table-cell>
          <table:table-cell office:value-type="float" office:value="94.3302313033895">
            <text:p>94.33</text:p>
          </table:table-cell>
          <table:table-cell office:value-type="float" office:value="0.375022354452187">
            <text:p>0.38</text:p>
          </table:table-cell>
          <table:table-cell office:value-type="float" office:value="0.538393449260743">
            <text:p>0.54</text:p>
          </table:table-cell>
          <table:table-cell office:value-type="float" office:value="29.1032896289466">
            <text:p>29.1</text:p>
          </table:table-cell>
          <table:table-cell office:value-type="float" office:value="35.3329300998657">
            <text:p>35.33</text:p>
          </table:table-cell>
          <table:table-cell office:value-type="float" office:value="-11.778712401056">
            <text:p>-11.78</text:p>
          </table:table-cell>
          <table:table-cell office:value-type="float" office:value="29.0416046437118">
            <text:p>29.04</text:p>
          </table:table-cell>
          <table:table-cell office:value-type="float" office:value="-23.3346178650447">
            <text:p>-23.33</text:p>
          </table:table-cell>
          <table:table-cell office:value-type="float" office:value="69.9780682479241">
            <text:p>69.98</text:p>
          </table:table-cell>
          <table:table-cell office:value-type="float" office:value="0.831189578971033">
            <text:p>0.83</text:p>
          </table:table-cell>
          <table:table-cell office:value-type="float" office:value="1.58423058190765">
            <text:p>1.58</text:p>
          </table:table-cell>
        </table:table-row>
        <table:table-row table:style-name="ro1">
          <table:table-cell/>
          <table:table-cell office:value-type="float" office:value="79.6685010170867">
            <text:p>79.67</text:p>
          </table:table-cell>
          <table:table-cell office:value-type="float" office:value="98.7039629680583">
            <text:p>98.7</text:p>
          </table:table-cell>
          <table:table-cell office:value-type="float" office:value="84.8125077616085">
            <text:p>84.81</text:p>
          </table:table-cell>
          <table:table-cell office:value-type="float" office:value="87.569626474443">
            <text:p>87.57</text:p>
          </table:table-cell>
          <table:table-cell office:value-type="float" office:value="0.648236415633944">
            <text:p>0.65</text:p>
          </table:table-cell>
          <table:table-cell office:value-type="float" office:value="-1.0870225299083">
            <text:p>-1.09</text:p>
          </table:table-cell>
          <table:table-cell office:value-type="float" office:value="-0.233488992661768">
            <text:p>-0.23</text:p>
          </table:table-cell>
          <table:table-cell office:value-type="float" office:value="-2.26824457593689">
            <text:p>-2.27</text:p>
          </table:table-cell>
          <table:table-cell office:value-type="float" office:value="-0.807605806583527">
            <text:p>-0.81</text:p>
          </table:table-cell>
          <table:table-cell office:value-type="float" office:value="-1.56599552572706">
            <text:p>-1.57</text:p>
          </table:table-cell>
          <table:table-cell office:value-type="float" office:value="-0.387205387205382">
            <text:p>-0.39</text:p>
          </table:table-cell>
          <table:table-cell office:value-type="float" office:value="-29.9771167048055">
            <text:p>-29.98</text:p>
          </table:table-cell>
          <table:table-cell office:value-type="float" office:value="0.114711786636068">
            <text:p>0.11</text:p>
          </table:table-cell>
          <table:table-cell office:value-type="float" office:value="-0.22988505747128">
            <text:p>-0.23</text:p>
          </table:table-cell>
          <table:table-cell office:value-type="float" office:value="-0.56136275648472">
            <text:p>-0.56</text:p>
          </table:table-cell>
          <table:table-cell office:value-type="float" office:value="-0.146484374999988">
            <text:p>-0.15</text:p>
          </table:table-cell>
          <table:table-cell office:value-type="float" office:value="-1.62718353673127">
            <text:p>-1.63</text:p>
          </table:table-cell>
          <table:table-cell office:value-type="float" office:value="-4.16666666666667">
            <text:p>-4.17</text:p>
          </table:table-cell>
          <table:table-cell office:value-type="float" office:value="1.87793427230047">
            <text:p>1.88</text:p>
          </table:table-cell>
          <table:table-cell office:value-type="float" office:value="-25.3807106598985">
            <text:p>-25.38</text:p>
          </table:table-cell>
          <table:table-cell office:value-type="float" office:value="88.1680280046674">
            <text:p>88.17</text:p>
          </table:table-cell>
          <table:table-cell office:value-type="float" office:value="79.8793321173004">
            <text:p>79.88</text:p>
          </table:table-cell>
          <table:table-cell office:value-type="float" office:value="51.9621109607578">
            <text:p>51.96</text:p>
          </table:table-cell>
          <table:table-cell office:value-type="float" office:value="51.5625">
            <text:p>51.56</text:p>
          </table:table-cell>
          <table:table-cell office:value-type="float" office:value="59.1414944356121">
            <text:p>59.14</text:p>
          </table:table-cell>
          <table:table-cell office:value-type="float" office:value="19.8863636363636">
            <text:p>19.89</text:p>
          </table:table-cell>
          <table:table-cell office:value-type="float" office:value="-0.844175883248884">
            <text:p>-0.84</text:p>
          </table:table-cell>
          <table:table-cell office:value-type="float" office:value="98.461125475597">
            <text:p>98.46</text:p>
          </table:table-cell>
          <table:table-cell office:value-type="float" office:value="61.0630602295958">
            <text:p>61.06</text:p>
          </table:table-cell>
          <table:table-cell office:value-type="float" office:value="57.6722225209982">
            <text:p>57.67</text:p>
          </table:table-cell>
          <table:table-cell office:value-type="float" office:value="55.5422058974975">
            <text:p>55.54</text:p>
          </table:table-cell>
          <table:table-cell office:value-type="float" office:value="94.2948812092592">
            <text:p>94.29</text:p>
          </table:table-cell>
          <table:table-cell office:value-type="float" office:value="0.361622496459642">
            <text:p>0.36</text:p>
          </table:table-cell>
          <table:table-cell office:value-type="float" office:value="0.543781372002228">
            <text:p>0.54</text:p>
          </table:table-cell>
          <table:table-cell office:value-type="float" office:value="29.1031494235085">
            <text:p>29.1</text:p>
          </table:table-cell>
          <table:table-cell office:value-type="float" office:value="35.3364937720766">
            <text:p>35.34</text:p>
          </table:table-cell>
          <table:table-cell office:value-type="float" office:value="-11.7283195582659">
            <text:p>-11.73</text:p>
          </table:table-cell>
          <table:table-cell office:value-type="float" office:value="28.7257414866349">
            <text:p>28.73</text:p>
          </table:table-cell>
          <table:table-cell office:value-type="float" office:value="-23.2541461228149">
            <text:p>-23.25</text:p>
          </table:table-cell>
          <table:table-cell office:value-type="float" office:value="69.8520007308606">
            <text:p>69.85</text:p>
          </table:table-cell>
          <table:table-cell office:value-type="float" office:value="0.867075226804402">
            <text:p>0.87</text:p>
          </table:table-cell>
          <table:table-cell office:value-type="float" office:value="1.58469945355192">
            <text:p>1.58</text:p>
          </table:table-cell>
        </table:table-row>
        <table:table-row table:style-name="ro1">
          <table:table-cell/>
          <table:table-cell office:value-type="float" office:value="79.6719486940894">
            <text:p>79.67</text:p>
          </table:table-cell>
          <table:table-cell office:value-type="float" office:value="98.6942372607281">
            <text:p>98.69</text:p>
          </table:table-cell>
          <table:table-cell office:value-type="float" office:value="84.8088689971224">
            <text:p>84.81</text:p>
          </table:table-cell>
          <table:table-cell office:value-type="float" office:value="87.4432863274065">
            <text:p>87.44</text:p>
          </table:table-cell>
          <table:table-cell office:value-type="float" office:value="0.66628593184847">
            <text:p>0.67</text:p>
          </table:table-cell>
          <table:table-cell office:value-type="float" office:value="-1.0243665898897">
            <text:p>-1.02</text:p>
          </table:table-cell>
          <table:table-cell office:value-type="float" office:value="-0.321418675533396">
            <text:p>-0.32</text:p>
          </table:table-cell>
          <table:table-cell office:value-type="float" office:value="-2.38442822384429">
            <text:p>-2.38</text:p>
          </table:table-cell>
          <table:table-cell office:value-type="float" office:value="-0.86163203243792">
            <text:p>-0.86</text:p>
          </table:table-cell>
          <table:table-cell office:value-type="float" office:value="-2.6086956521739">
            <text:p>-2.61</text:p>
          </table:table-cell>
          <table:table-cell office:value-type="float" office:value="-0.419181757209926">
            <text:p>-0.42</text:p>
          </table:table-cell>
          <table:table-cell office:value-type="float" office:value="-33.9544513457557">
            <text:p>-33.95</text:p>
          </table:table-cell>
          <table:table-cell office:value-type="float" office:value="0.181315010974341">
            <text:p>0.18</text:p>
          </table:table-cell>
          <table:table-cell office:value-type="float" office:value="-0.222206293455688">
            <text:p>-0.22</text:p>
          </table:table-cell>
          <table:table-cell office:value-type="float" office:value="-0.569470585396461">
            <text:p>-0.57</text:p>
          </table:table-cell>
          <table:table-cell office:value-type="float" office:value="-0.192678227360304">
            <text:p>-0.19</text:p>
          </table:table-cell>
          <table:table-cell office:value-type="float" office:value="-1.74858223062382">
            <text:p>-1.75</text:p>
          </table:table-cell>
          <table:table-cell office:value-type="float" office:value="-3.66666666666668">
            <text:p>-3.67</text:p>
          </table:table-cell>
          <table:table-cell office:value-type="float" office:value="2.00384298654956">
            <text:p>2</text:p>
          </table:table-cell>
          <table:table-cell office:value-type="float" office:value="-28.9099526066351">
            <text:p>-28.91</text:p>
          </table:table-cell>
          <table:table-cell office:value-type="float" office:value="88.0077369439072">
            <text:p>88.01</text:p>
          </table:table-cell>
          <table:table-cell office:value-type="float" office:value="79.8014999024227">
            <text:p>79.8</text:p>
          </table:table-cell>
          <table:table-cell office:value-type="float" office:value="51.790450928382">
            <text:p>51.79</text:p>
          </table:table-cell>
          <table:table-cell office:value-type="float" office:value="51.2622720897616">
            <text:p>51.26</text:p>
          </table:table-cell>
          <table:table-cell office:value-type="float" office:value="59.0275341985268">
            <text:p>59.03</text:p>
          </table:table-cell>
          <table:table-cell office:value-type="float" office:value="18.6486486486486">
            <text:p>18.65</text:p>
          </table:table-cell>
          <table:table-cell office:value-type="float" office:value="-0.841311572994694">
            <text:p>-0.84</text:p>
          </table:table-cell>
          <table:table-cell office:value-type="float" office:value="98.4560426366041">
            <text:p>98.46</text:p>
          </table:table-cell>
          <table:table-cell office:value-type="float" office:value="61.0700788759781">
            <text:p>61.07</text:p>
          </table:table-cell>
          <table:table-cell office:value-type="float" office:value="57.6618331686071">
            <text:p>57.66</text:p>
          </table:table-cell>
          <table:table-cell office:value-type="float" office:value="55.5064721594411">
            <text:p>55.51</text:p>
          </table:table-cell>
          <table:table-cell office:value-type="float" office:value="94.2724074157608">
            <text:p>94.27</text:p>
          </table:table-cell>
          <table:table-cell office:value-type="float" office:value="0.335672101357827">
            <text:p>0.34</text:p>
          </table:table-cell>
          <table:table-cell office:value-type="float" office:value="0.545474785706344">
            <text:p>0.55</text:p>
          </table:table-cell>
          <table:table-cell office:value-type="float" office:value="29.0961543414986">
            <text:p>29.1</text:p>
          </table:table-cell>
          <table:table-cell office:value-type="float" office:value="35.2147296169187">
            <text:p>35.21</text:p>
          </table:table-cell>
          <table:table-cell office:value-type="float" office:value="-11.7312490186158">
            <text:p>-11.73</text:p>
          </table:table-cell>
          <table:table-cell office:value-type="float" office:value="28.665327734161">
            <text:p>28.67</text:p>
          </table:table-cell>
          <table:table-cell office:value-type="float" office:value="-23.1621259490844">
            <text:p>-23.16</text:p>
          </table:table-cell>
          <table:table-cell office:value-type="float" office:value="69.7536108751062">
            <text:p>69.75</text:p>
          </table:table-cell>
          <table:table-cell office:value-type="float" office:value="0.862759762807832">
            <text:p>0.86</text:p>
          </table:table-cell>
          <table:table-cell office:value-type="float" office:value="1.60117917861327">
            <text:p>1.6</text:p>
          </table:table-cell>
        </table:table-row>
        <table:table-row table:style-name="ro1">
          <table:table-cell/>
          <table:table-cell office:value-type="float" office:value="79.6729788783686">
            <text:p>79.67</text:p>
          </table:table-cell>
          <table:table-cell office:value-type="float" office:value="98.6926255022921">
            <text:p>98.69</text:p>
          </table:table-cell>
          <table:table-cell office:value-type="float" office:value="84.8053833145434">
            <text:p>84.81</text:p>
          </table:table-cell>
          <table:table-cell office:value-type="float" office:value="87.4228489679133">
            <text:p>87.42</text:p>
          </table:table-cell>
          <table:table-cell office:value-type="float" office:value="0.523311132254993">
            <text:p>0.52</text:p>
          </table:table-cell>
          <table:table-cell office:value-type="float" office:value="-1.36111780293905">
            <text:p>-1.36</text:p>
          </table:table-cell>
          <table:table-cell office:value-type="float" office:value="-0.365630712979888">
            <text:p>-0.37</text:p>
          </table:table-cell>
          <table:table-cell office:value-type="float" office:value="-2.47452692867539">
            <text:p>-2.47</text:p>
          </table:table-cell>
          <table:table-cell office:value-type="float" office:value="-0.881458966565354">
            <text:p>-0.88</text:p>
          </table:table-cell>
          <table:table-cell office:value-type="float" office:value="-3.19829424307035">
            <text:p>-3.2</text:p>
          </table:table-cell>
          <table:table-cell office:value-type="float" office:value="-0.335457900033551">
            <text:p>-0.34</text:p>
          </table:table-cell>
          <table:table-cell office:value-type="float" office:value="-32.9140461215933">
            <text:p>-32.91</text:p>
          </table:table-cell>
          <table:table-cell office:value-type="float" office:value="0.162198263524474">
            <text:p>0.16</text:p>
          </table:table-cell>
          <table:table-cell office:value-type="float" office:value="-0.236474381941945">
            <text:p>-0.24</text:p>
          </table:table-cell>
          <table:table-cell office:value-type="float" office:value="-0.569250808046687">
            <text:p>-0.57</text:p>
          </table:table-cell>
          <table:table-cell office:value-type="float" office:value="-1.41978230004733">
            <text:p>-1.42</text:p>
          </table:table-cell>
          <table:table-cell office:value-type="float" office:value="-1.81603773584905">
            <text:p>-1.82</text:p>
          </table:table-cell>
          <table:table-cell office:value-type="float" office:value="-4.2833607907743">
            <text:p>-4.28</text:p>
          </table:table-cell>
          <table:table-cell office:value-type="float" office:value="2.26096431490057">
            <text:p>2.26</text:p>
          </table:table-cell>
          <table:table-cell office:value-type="float" office:value="-31.685393258427">
            <text:p>-31.69</text:p>
          </table:table-cell>
          <table:table-cell office:value-type="float" office:value="88.1180469715698">
            <text:p>88.12</text:p>
          </table:table-cell>
          <table:table-cell office:value-type="float" office:value="79.823803284173">
            <text:p>79.82</text:p>
          </table:table-cell>
          <table:table-cell office:value-type="float" office:value="51.487111698612">
            <text:p>51.49</text:p>
          </table:table-cell>
          <table:table-cell office:value-type="float" office:value="51.1733800350263">
            <text:p>51.17</text:p>
          </table:table-cell>
          <table:table-cell office:value-type="float" office:value="58.8775644110057">
            <text:p>58.88</text:p>
          </table:table-cell>
          <table:table-cell office:value-type="float" office:value="15.9383033419023">
            <text:p>15.94</text:p>
          </table:table-cell>
          <table:table-cell office:value-type="float" office:value="-0.840327797289513">
            <text:p>-0.84</text:p>
          </table:table-cell>
          <table:table-cell office:value-type="float" office:value="98.4578290821076">
            <text:p>98.46</text:p>
          </table:table-cell>
          <table:table-cell office:value-type="float" office:value="61.0714789670905">
            <text:p>61.07</text:p>
          </table:table-cell>
          <table:table-cell office:value-type="float" office:value="57.6582243633861">
            <text:p>57.66</text:p>
          </table:table-cell>
          <table:table-cell office:value-type="float" office:value="55.4874499195288">
            <text:p>55.49</text:p>
          </table:table-cell>
          <table:table-cell office:value-type="float" office:value="94.2670062660596">
            <text:p>94.27</text:p>
          </table:table-cell>
          <table:table-cell office:value-type="float" office:value="0.340728401605215">
            <text:p>0.34</text:p>
          </table:table-cell>
          <table:table-cell office:value-type="float" office:value="0.531441291040614">
            <text:p>0.53</text:p>
          </table:table-cell>
          <table:table-cell office:value-type="float" office:value="29.1081686802854">
            <text:p>29.11</text:p>
          </table:table-cell>
          <table:table-cell office:value-type="float" office:value="35.0502105604146">
            <text:p>35.05</text:p>
          </table:table-cell>
          <table:table-cell office:value-type="float" office:value="-11.7273504422617">
            <text:p>-11.73</text:p>
          </table:table-cell>
          <table:table-cell office:value-type="float" office:value="28.4958013873677">
            <text:p>28.5</text:p>
          </table:table-cell>
          <table:table-cell office:value-type="float" office:value="-23.1669197106368">
            <text:p>-23.17</text:p>
          </table:table-cell>
          <table:table-cell office:value-type="float" office:value="69.738677014491">
            <text:p>69.74</text:p>
          </table:table-cell>
          <table:table-cell office:value-type="float" office:value="1.25597450876262">
            <text:p>1.26</text:p>
          </table:table-cell>
          <table:table-cell office:value-type="float" office:value="1.69624374459875">
            <text:p>1.7</text:p>
          </table:table-cell>
        </table:table-row>
        <table:table-row table:style-name="ro1" table:number-rows-repeated="5">
          <table:table-cell table:number-columns-repeated="43"/>
        </table:table-row>
        <table:table-row table:style-name="ro1">
          <table:table-cell office:value-type="string">
            <text:p>Results with no mappers, the exact same structures seen in the source are looked for.</text:p>
          </table:table-cell>
          <table:table-cell table:number-columns-repeated="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2">11/12/2007</text:date>, <text:time>14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10-19T10:05:22</meta:creation-date>
    <dc:creator>Sam</dc:creator>
    <dc:date>2007-11-12T14:43:15</dc:date>
    <dc:language>en-US</dc:language>
    <meta:editing-cycles>16</meta:editing-cycles>
    <meta:editing-duration>P4DT1H17M34S</meta:editing-duration>
    <meta:user-defined meta:name="Info 1"/>
    <meta:user-defined meta:name="Info 2"/>
    <meta:user-defined meta:name="Info 3"/>
    <meta:user-defined meta:name="Info 4"/>
    <meta:document-statistic meta:table-count="10" meta:cell-count="668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25cm" svg:height="10.952cm" chart:class="chart:bar" chart:style-name="ch1">
        <chart:title svg:x="1.876cm" svg:y="0.218cm" chart:style-name="ch2">
          <text:p>Effect of General/Specific Indicators</text:p>
        </chart:title>
        <chart:legend chart:legend-position="end" svg:x="12.351cm" svg:y="4.679cm" chart:style-name="ch3"/>
        <chart:plot-area chart:style-name="ch4" table:cell-range-address="graphs.$B$5:.$C$12 graphs.$I$5:.$J$12" chart:data-source-has-labels="both" chart:table-number-list="0 0" svg:x="0.326cm" svg:y="1.486cm" svg:width="11.374cm" svg:height="9.24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53.3393041710201">
                <text:p>53.3393041710201</text:p>
              </table:table-cell>
              <table:table-cell office:value-type="float" office:value="56.7063122966252">
                <text:p>56.706312296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0.2582208173279">
                <text:p>70.2582208173279</text:p>
              </table:table-cell>
              <table:table-cell office:value-type="float" office:value="71.3194079121104">
                <text:p>71.319407912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60.9467827620368">
                <text:p>60.9467827620368</text:p>
              </table:table-cell>
              <table:table-cell office:value-type="float" office:value="44.4317624094456">
                <text:p>44.431762409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9.2391523292045">
                <text:p>59.2391523292045</text:p>
              </table:table-cell>
              <table:table-cell office:value-type="float" office:value="53.8431127252441">
                <text:p>53.84311272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37.9477403735343">
                <text:p>37.9477403735343</text:p>
              </table:table-cell>
              <table:table-cell office:value-type="float" office:value="47.7020825665728">
                <text:p>47.702082566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15.1625392440195">
                <text:p>15.1625392440195</text:p>
              </table:table-cell>
              <table:table-cell office:value-type="float" office:value="31.4624438039077">
                <text:p>31.462443803907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47.9259084009321">
                <text:p>47.9259084009321</text:p>
              </table:table-cell>
              <table:table-cell office:value-type="float" office:value="50.2317655456508">
                <text:p>50.231765545650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6000003814697pt" style:font-family-asian="'DejaVu Sans'" style:font-family-generic-asian="system" style:font-pitch-asian="variable" style:font-size-asian="20.6000003814697pt" style:font-family-complex="'DejaVu Sans'" style:font-family-generic-complex="system" style:font-pitch-complex="variable" style:font-size-complex="20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52cm" svg:height="11.111cm" chart:class="chart:bar" chart:style-name="ch1">
        <chart:title svg:x="3.769cm" svg:y="0.222cm" chart:style-name="ch2">
          <text:p>Avoiding State Repetition</text:p>
        </chart:title>
        <chart:legend chart:legend-position="end" svg:x="12.795cm" svg:y="4.758cm" chart:style-name="ch3"/>
        <chart:plot-area chart:style-name="ch4" table:cell-range-address="graphs_no_neg.$B$22:.$E$29" chart:data-source-has-labels="both" chart:table-number-list="1" svg:x="0.332cm" svg:y="1.511cm" svg:width="11.8cm" svg:height="9.37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20980.5357142857">
                <text:p>20980.5357142857</text:p>
              </table:table-cell>
              <table:table-cell office:value-type="float" office:value="22845.6071428571">
                <text:p>22845.6071428571</text:p>
              </table:table-cell>
              <table:table-cell office:value-type="float" office:value="177004.857142857">
                <text:p>177004.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07.4285714286">
                <text:p>27907.4285714286</text:p>
              </table:table-cell>
              <table:table-cell office:value-type="float" office:value="28726.8095238095">
                <text:p>28726.8095238095</text:p>
              </table:table-cell>
              <table:table-cell office:value-type="float" office:value="235380.047619048">
                <text:p>235380.04761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36.4666666667">
                <text:p>27536.4666666667</text:p>
              </table:table-cell>
              <table:table-cell office:value-type="float" office:value="29400.6666666667">
                <text:p>29400.6666666667</text:p>
              </table:table-cell>
              <table:table-cell office:value-type="float" office:value="316544.466666667">
                <text:p>316544.4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3.6">
                <text:p>8233.6</text:p>
              </table:table-cell>
              <table:table-cell office:value-type="float" office:value="9389.13333333333">
                <text:p>9389.13333333333</text:p>
              </table:table-cell>
              <table:table-cell office:value-type="float" office:value="218358.2">
                <text:p>2183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77.9166666667">
                <text:p>15377.9166666667</text:p>
              </table:table-cell>
              <table:table-cell office:value-type="float" office:value="17003.75">
                <text:p>17003.75</text:p>
              </table:table-cell>
              <table:table-cell office:value-type="float" office:value="207016.833333333">
                <text:p>207016.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0.3333333333">
                <text:p>15570.3333333333</text:p>
              </table:table-cell>
              <table:table-cell office:value-type="float" office:value="17211.75">
                <text:p>17211.75</text:p>
              </table:table-cell>
              <table:table-cell office:value-type="float" office:value="219956.875">
                <text:p>219956.87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13.5433070866">
                <text:p>19313.5433070866</text:p>
              </table:table-cell>
              <table:table-cell office:value-type="float" office:value="20834.3228346457">
                <text:p>20834.3228346457</text:p>
              </table:table-cell>
              <table:table-cell office:value-type="float" office:value="221811.228346457">
                <text:p>221811.228346457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7999992370605pt" style:font-family-asian="'DejaVu Sans'" style:font-family-generic-asian="system" style:font-pitch-asian="variable" style:font-size-asian="20.7999992370605pt" style:font-family-complex="'DejaVu Sans'" style:font-family-generic-complex="system" style:font-pitch-complex="variable" style:font-size-complex="20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181cm" svg:height="11.191cm" chart:class="chart:bar" chart:style-name="ch1">
        <chart:title svg:x="4.908cm" svg:y="0.222cm" chart:style-name="ch2">
          <text:p>Avoiding State Repetition</text:p>
        </chart:title>
        <chart:legend chart:legend-position="end" svg:x="15.128cm" svg:y="4.78cm" chart:style-name="ch3"/>
        <chart:plot-area chart:style-name="ch4" table:cell-range-address="graphs_no_neg.$B$31:.$E$37" chart:data-source-has-labels="both" chart:table-number-list="1" svg:x="0.382cm" svg:y="1.517cm" svg:width="13.983cm" svg:height="9.452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18136.6086956522">
                <text:p>18136.6086956522</text:p>
              </table:table-cell>
              <table:table-cell office:value-type="float" office:value="22126.3913043478">
                <text:p>22126.3913043478</text:p>
              </table:table-cell>
              <table:table-cell office:value-type="float" office:value="280715.565217391">
                <text:p>280715.565217391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6092.69565217391">
                <text:p>6092.69565217391</text:p>
              </table:table-cell>
              <table:table-cell office:value-type="float" office:value="6670.13043478261">
                <text:p>6670.13043478261</text:p>
              </table:table-cell>
              <table:table-cell office:value-type="float" office:value="249253.739130435">
                <text:p>249253.739130435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29321.6666666667">
                <text:p>29321.6666666667</text:p>
              </table:table-cell>
              <table:table-cell office:value-type="float" office:value="29853.1111111111">
                <text:p>29853.1111111111</text:p>
              </table:table-cell>
              <table:table-cell office:value-type="float" office:value="91362.4444444444">
                <text:p>91362.4444444444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50546.75">
                <text:p>50546.75</text:p>
              </table:table-cell>
              <table:table-cell office:value-type="float" office:value="50546.75">
                <text:p>50546.75</text:p>
              </table:table-cell>
              <table:table-cell office:value-type="float" office:value="338104.25">
                <text:p>338104.25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15474.125">
                <text:p>15474.125</text:p>
              </table:table-cell>
              <table:table-cell office:value-type="float" office:value="17107.75">
                <text:p>17107.75</text:p>
              </table:table-cell>
              <table:table-cell office:value-type="float" office:value="213486.854166667">
                <text:p>213486.85416666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13.5433070866">
                <text:p>19313.5433070866</text:p>
              </table:table-cell>
              <table:table-cell office:value-type="float" office:value="20834.3228346457">
                <text:p>20834.3228346457</text:p>
              </table:table-cell>
              <table:table-cell office:value-type="float" office:value="221811.228346457">
                <text:p>221811.228346457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6000003814697pt" style:font-family-asian="'DejaVu Sans'" style:font-family-generic-asian="system" style:font-pitch-asian="variable" style:font-size-asian="19.6000003814697pt" style:font-family-complex="'DejaVu Sans'" style:font-family-generic-complex="system" style:font-pitch-complex="variable" style:font-size-complex="19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026cm" svg:height="10.554cm" chart:class="chart:bar" chart:style-name="ch1">
        <chart:title svg:x="4.979cm" svg:y="0.21cm" chart:style-name="ch2">
          <text:p>Effect of Mappers</text:p>
        </chart:title>
        <chart:legend chart:legend-position="end" svg:x="11.923cm" svg:y="3.925cm" chart:style-name="ch3"/>
        <chart:plot-area chart:style-name="ch4" table:cell-range-address="graphs.$B$5:.$C$12 graphs.$F$5:.$H$12" chart:data-source-has-labels="both" chart:table-number-list="0 0" svg:x="0.32cm" svg:y="1.434cm" svg:width="10.964cm" svg:height="8.91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0">
                <text:p>0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29.1614584654582">
                <text:p>29.1614584654582</text:p>
              </table:table-cell>
              <table:table-cell office:value-type="float" office:value="38.6971910117913">
                <text:p>38.6971910117913</text:p>
              </table:table-cell>
              <table:table-cell office:value-type="float" office:value="32.91855995741">
                <text:p>32.9185599574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2000007629395pt" style:font-family-asian="'DejaVu Sans'" style:font-family-generic-asian="system" style:font-pitch-asian="variable" style:font-size-asian="19.2000007629395pt" style:font-family-complex="'DejaVu Sans'" style:font-family-generic-complex="system" style:font-pitch-complex="variable" style:font-size-complex="19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624cm" svg:height="10.367cm" chart:class="chart:bar" chart:style-name="ch1">
        <chart:title svg:x="5.383cm" svg:y="0.206cm" chart:style-name="ch2">
          <text:p>Effect of Mappers</text:p>
        </chart:title>
        <chart:legend chart:legend-position="end" svg:x="12.339cm" svg:y="3.831cm" chart:style-name="ch3"/>
        <chart:plot-area chart:style-name="ch4" table:cell-range-address="graphs.$B$14:.$C$19 graphs.$F$14:.$H$19" chart:data-source-has-labels="both" chart:table-number-list="0 0" svg:x="0.332cm" svg:y="1.406cm" svg:width="11.344cm" svg:height="8.755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50.6059047717676">
                <text:p>50.6059047717676</text:p>
              </table:table-cell>
              <table:table-cell office:value-type="float" office:value="61.2965798605186">
                <text:p>61.2965798605186</text:p>
              </table:table-cell>
              <table:table-cell office:value-type="float" office:value="50.6059047717676">
                <text:p>50.6059047717676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33.703876926148">
                <text:p>33.703876926148</text:p>
              </table:table-cell>
              <table:table-cell office:value-type="float" office:value="16.959493531788">
                <text:p>16.959493531788</text:p>
              </table:table-cell>
              <table:table-cell office:value-type="float" office:value="26.0297718781351">
                <text:p>26.0297718781351</text:p>
              </table:table-cell>
              <table:table-cell office:value-type="float" office:value="16.959493531788">
                <text:p>16.959493531788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56.3007596922609">
                <text:p>56.3007596922609</text:p>
              </table:table-cell>
              <table:table-cell office:value-type="float" office:value="63.3020477333769">
                <text:p>63.3020477333769</text:p>
              </table:table-cell>
              <table:table-cell office:value-type="float" office:value="43.4530463494981">
                <text:p>43.4530463494981</text:p>
              </table:table-cell>
              <table:table-cell office:value-type="float" office:value="77.3255036503971">
                <text:p>77.3255036503971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0">
                <text:p>0</text:p>
              </table:table-cell>
              <table:table-cell office:value-type="float" office:value="23.262363928577">
                <text:p>23.26236392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29.1614584654582">
                <text:p>29.1614584654582</text:p>
              </table:table-cell>
              <table:table-cell office:value-type="float" office:value="38.6971910117913">
                <text:p>38.6971910117913</text:p>
              </table:table-cell>
              <table:table-cell office:value-type="float" office:value="32.91855995741">
                <text:p>32.9185599574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6000003814697pt" style:font-family-asian="'DejaVu Sans'" style:font-family-generic-asian="system" style:font-pitch-asian="variable" style:font-size-asian="20.6000003814697pt" style:font-family-complex="'DejaVu Sans'" style:font-family-generic-complex="system" style:font-pitch-complex="variable" style:font-size-complex="20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52cm" svg:height="11.111cm" chart:class="chart:bar" chart:style-name="ch1">
        <chart:title svg:x="3.771cm" svg:y="0.222cm" chart:style-name="ch2">
          <text:p>Avoiding State Repetition</text:p>
        </chart:title>
        <chart:legend chart:legend-position="end" svg:x="12.795cm" svg:y="4.758cm" chart:style-name="ch3"/>
        <chart:plot-area chart:style-name="ch4" table:cell-range-address="graphs.$B$22:.$E$29" chart:data-source-has-labels="both" chart:table-number-list="0" svg:x="0.332cm" svg:y="1.511cm" svg:width="11.8cm" svg:height="9.37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20980.5357142857">
                <text:p>20980.5357142857</text:p>
              </table:table-cell>
              <table:table-cell office:value-type="float" office:value="22845.6071428571">
                <text:p>22845.6071428571</text:p>
              </table:table-cell>
              <table:table-cell office:value-type="float" office:value="177004.857142857">
                <text:p>177004.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07.4285714286">
                <text:p>27907.4285714286</text:p>
              </table:table-cell>
              <table:table-cell office:value-type="float" office:value="28726.8095238095">
                <text:p>28726.8095238095</text:p>
              </table:table-cell>
              <table:table-cell office:value-type="float" office:value="235380.047619048">
                <text:p>235380.04761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49.0476190476">
                <text:p>25549.0476190476</text:p>
              </table:table-cell>
              <table:table-cell office:value-type="float" office:value="27328.7142857143">
                <text:p>27328.7142857143</text:p>
              </table:table-cell>
              <table:table-cell office:value-type="float" office:value="303026.952380952">
                <text:p>303026.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3.6">
                <text:p>8233.6</text:p>
              </table:table-cell>
              <table:table-cell office:value-type="float" office:value="9389.13333333333">
                <text:p>9389.13333333333</text:p>
              </table:table-cell>
              <table:table-cell office:value-type="float" office:value="218358.2">
                <text:p>2183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77.9166666667">
                <text:p>15377.9166666667</text:p>
              </table:table-cell>
              <table:table-cell office:value-type="float" office:value="17003.75">
                <text:p>17003.75</text:p>
              </table:table-cell>
              <table:table-cell office:value-type="float" office:value="207016.833333333">
                <text:p>207016.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0.3333333333">
                <text:p>15570.3333333333</text:p>
              </table:table-cell>
              <table:table-cell office:value-type="float" office:value="17211.75">
                <text:p>17211.75</text:p>
              </table:table-cell>
              <table:table-cell office:value-type="float" office:value="219956.875">
                <text:p>219956.87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70.6992481203">
                <text:p>19370.6992481203</text:p>
              </table:table-cell>
              <table:table-cell office:value-type="float" office:value="20893.6240601504">
                <text:p>20893.6240601504</text:p>
              </table:table-cell>
              <table:table-cell office:value-type="float" office:value="223950.563909774">
                <text:p>223950.563909774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7999992370605pt" style:font-family-asian="'DejaVu Sans'" style:font-family-generic-asian="system" style:font-pitch-asian="variable" style:font-size-asian="20.7999992370605pt" style:font-family-complex="'DejaVu Sans'" style:font-family-generic-complex="system" style:font-pitch-complex="variable" style:font-size-complex="20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181cm" svg:height="11.191cm" chart:class="chart:bar" chart:style-name="ch1">
        <chart:title svg:x="4.908cm" svg:y="0.222cm" chart:style-name="ch2">
          <text:p>Avoiding State Repetition</text:p>
        </chart:title>
        <chart:legend chart:legend-position="end" svg:x="15.128cm" svg:y="4.78cm" chart:style-name="ch3"/>
        <chart:plot-area chart:style-name="ch4" table:cell-range-address="graphs.$B$31:.$E$37" chart:data-source-has-labels="both" chart:table-number-list="0" svg:x="0.382cm" svg:y="1.517cm" svg:width="13.983cm" svg:height="9.452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18136.6086956522">
                <text:p>18136.6086956522</text:p>
              </table:table-cell>
              <table:table-cell office:value-type="float" office:value="22126.3913043478">
                <text:p>22126.3913043478</text:p>
              </table:table-cell>
              <table:table-cell office:value-type="float" office:value="280715.565217391">
                <text:p>280715.565217391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6562.03846153846">
                <text:p>6562.03846153846</text:p>
              </table:table-cell>
              <table:table-cell office:value-type="float" office:value="7196.42307692308">
                <text:p>7196.42307692308</text:p>
              </table:table-cell>
              <table:table-cell office:value-type="float" office:value="267403.576923077">
                <text:p>267403.576923077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29561.5238095238">
                <text:p>29561.5238095238</text:p>
              </table:table-cell>
              <table:table-cell office:value-type="float" office:value="30312.1428571429">
                <text:p>30312.1428571429</text:p>
              </table:table-cell>
              <table:table-cell office:value-type="float" office:value="97155.5238095238">
                <text:p>97155.5238095238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50546.75">
                <text:p>50546.75</text:p>
              </table:table-cell>
              <table:table-cell office:value-type="float" office:value="50546.75">
                <text:p>50546.75</text:p>
              </table:table-cell>
              <table:table-cell office:value-type="float" office:value="338104.25">
                <text:p>338104.25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15474.125">
                <text:p>15474.125</text:p>
              </table:table-cell>
              <table:table-cell office:value-type="float" office:value="17107.75">
                <text:p>17107.75</text:p>
              </table:table-cell>
              <table:table-cell office:value-type="float" office:value="213486.854166667">
                <text:p>213486.85416666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70.6992481203">
                <text:p>19370.6992481203</text:p>
              </table:table-cell>
              <table:table-cell office:value-type="float" office:value="20893.6240601504">
                <text:p>20893.6240601504</text:p>
              </table:table-cell>
              <table:table-cell office:value-type="float" office:value="223950.563909774">
                <text:p>223950.56390977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25cm" svg:height="10.952cm" chart:class="chart:bar" chart:style-name="ch1">
        <chart:title svg:x="1.876cm" svg:y="0.218cm" chart:style-name="ch2">
          <text:p>Effect of General/Specific Indicators</text:p>
        </chart:title>
        <chart:legend chart:legend-position="end" svg:x="12.351cm" svg:y="4.679cm" chart:style-name="ch3"/>
        <chart:plot-area chart:style-name="ch4" table:cell-range-address="graphs_no_neg.$B$5:.$C$12 graphs_no_neg.$I$5:.$J$12" chart:data-source-has-labels="both" chart:table-number-list="1 1" svg:x="0.326cm" svg:y="1.486cm" svg:width="11.374cm" svg:height="9.24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53.3393041710201">
                <text:p>53.3393041710201</text:p>
              </table:table-cell>
              <table:table-cell office:value-type="float" office:value="56.7063122966252">
                <text:p>56.706312296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0.2582208173279">
                <text:p>70.2582208173279</text:p>
              </table:table-cell>
              <table:table-cell office:value-type="float" office:value="71.3194079121104">
                <text:p>71.319407912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1.6912367199746">
                <text:p>71.6912367199746</text:p>
              </table:table-cell>
              <table:table-cell office:value-type="float" office:value="73.1276105953543">
                <text:p>73.1276105953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9.2391523292045">
                <text:p>59.2391523292045</text:p>
              </table:table-cell>
              <table:table-cell office:value-type="float" office:value="53.8431127252441">
                <text:p>53.84311272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37.9477403735343">
                <text:p>37.9477403735343</text:p>
              </table:table-cell>
              <table:table-cell office:value-type="float" office:value="47.7020825665728">
                <text:p>47.702082566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15.1625392440195">
                <text:p>15.1625392440195</text:p>
              </table:table-cell>
              <table:table-cell office:value-type="float" office:value="31.4624438039077">
                <text:p>31.462443803907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48.6179214276191">
                <text:p>48.6179214276191</text:p>
              </table:table-cell>
              <table:table-cell office:value-type="float" office:value="54.1087467256996">
                <text:p>54.1087467256996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6000003814697pt" style:font-family-asian="'DejaVu Sans'" style:font-family-generic-asian="system" style:font-pitch-asian="variable" style:font-size-asian="19.6000003814697pt" style:font-family-complex="'DejaVu Sans'" style:font-family-generic-complex="system" style:font-pitch-complex="variable" style:font-size-complex="19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026cm" svg:height="10.554cm" chart:class="chart:bar" chart:style-name="ch1">
        <chart:title svg:x="4.979cm" svg:y="0.21cm" chart:style-name="ch2">
          <text:p>Effect of Mappers</text:p>
        </chart:title>
        <chart:legend chart:legend-position="end" svg:x="11.923cm" svg:y="3.925cm" chart:style-name="ch3"/>
        <chart:plot-area chart:style-name="ch4" table:cell-range-address="graphs_no_neg.$B$5:.$C$12 graphs_no_neg.$F$5:.$H$12" chart:data-source-has-labels="both" chart:table-number-list="1 1" svg:x="0.32cm" svg:y="1.434cm" svg:width="10.964cm" svg:height="8.91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0.4314663015551">
                <text:p>70.4314663015551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0.4314663015551">
                <text:p>70.4314663015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0">
                <text:p>0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29.1928484818926">
                <text:p>29.1928484818926</text:p>
              </table:table-cell>
              <table:table-cell office:value-type="float" office:value="42.1827178631243">
                <text:p>42.1827178631243</text:p>
              </table:table-cell>
              <table:table-cell office:value-type="float" office:value="33.1378050484421">
                <text:p>33.1378050484421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000007629395pt" style:font-family-asian="'DejaVu Sans'" style:font-family-generic-asian="system" style:font-pitch-asian="variable" style:font-size-asian="20.2000007629395pt" style:font-family-complex="'DejaVu Sans'" style:font-family-generic-complex="system" style:font-pitch-complex="variable" style:font-size-complex="20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618cm" svg:height="10.925cm" chart:class="chart:bar" chart:style-name="ch1">
        <chart:title svg:x="1.552cm" svg:y="0.218cm" chart:style-name="ch2">
          <text:p>Effect of General/Specific Indicators</text:p>
        </chart:title>
        <chart:legend chart:legend-position="end" svg:x="11.624cm" svg:y="4.673cm" chart:style-name="ch3"/>
        <chart:plot-area chart:style-name="ch4" table:cell-range-address="graphs_no_neg.$B$14:.$C$19 graphs_no_neg.$I$14:.$J$19" chart:data-source-has-labels="both" chart:table-number-list="1 1" svg:x="0.311cm" svg:y="1.481cm" svg:width="10.717cm" svg:height="9.226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40.7751919359377">
                <text:p>40.7751919359377</text:p>
              </table:table-cell>
              <table:table-cell office:value-type="float" office:value="39.3993366998365">
                <text:p>39.3993366998365</text:p>
              </table:table-cell>
              <table:table-cell office:value-type="float" office:value="40.7751919359377">
                <text:p>40.7751919359377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76.8071844081841">
                <text:p>76.8071844081841</text:p>
              </table:table-cell>
              <table:table-cell office:value-type="float" office:value="63.4518409717395">
                <text:p>63.4518409717395</text:p>
              </table:table-cell>
              <table:table-cell office:value-type="float" office:value="62.6974226991371">
                <text:p>62.6974226991371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26.5551398087769">
                <text:p>26.5551398087769</text:p>
              </table:table-cell>
              <table:table-cell office:value-type="float" office:value="39.5822631852402">
                <text:p>39.5822631852402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48.6179214276191">
                <text:p>48.6179214276191</text:p>
              </table:table-cell>
              <table:table-cell office:value-type="float" office:value="54.1087467256996">
                <text:p>54.1087467256996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2000007629395pt" style:font-family-asian="'DejaVu Sans'" style:font-family-generic-asian="system" style:font-pitch-asian="variable" style:font-size-asian="19.2000007629395pt" style:font-family-complex="'DejaVu Sans'" style:font-family-generic-complex="system" style:font-pitch-complex="variable" style:font-size-complex="19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5.617cm" svg:height="10.367cm" chart:class="chart:bar" chart:style-name="ch1">
        <chart:title svg:x="4.883cm" svg:y="0.206cm" chart:style-name="ch2">
          <text:p>Effect of Mappers</text:p>
        </chart:title>
        <chart:legend chart:legend-position="end" svg:x="11.592cm" svg:y="3.831cm" chart:style-name="ch3"/>
        <chart:plot-area chart:style-name="ch4" table:cell-range-address="graphs_no_neg.$B$14:.$C$19 graphs_no_neg.$F$14:.$H$19" chart:data-source-has-labels="both" chart:table-number-list="1 1" svg:x="0.312cm" svg:y="1.406cm" svg:width="10.657cm" svg:height="8.755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50.6059047717676">
                <text:p>50.6059047717676</text:p>
              </table:table-cell>
              <table:table-cell office:value-type="float" office:value="61.2965798605186">
                <text:p>61.2965798605186</text:p>
              </table:table-cell>
              <table:table-cell office:value-type="float" office:value="50.6059047717676">
                <text:p>50.6059047717676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40.7751919359377">
                <text:p>40.7751919359377</text:p>
              </table:table-cell>
              <table:table-cell office:value-type="float" office:value="21.6387537709549">
                <text:p>21.6387537709549</text:p>
              </table:table-cell>
              <table:table-cell office:value-type="float" office:value="32.0047861667801">
                <text:p>32.0047861667801</text:p>
              </table:table-cell>
              <table:table-cell office:value-type="float" office:value="21.6387537709549">
                <text:p>21.6387537709549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76.8071844081841">
                <text:p>76.8071844081841</text:p>
              </table:table-cell>
              <table:table-cell office:value-type="float" office:value="61.3899283968687">
                <text:p>61.3899283968687</text:p>
              </table:table-cell>
              <table:table-cell office:value-type="float" office:value="61.3899283968687">
                <text:p>61.3899283968687</text:p>
              </table:table-cell>
              <table:table-cell office:value-type="float" office:value="78.218075497293">
                <text:p>78.218075497293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0">
                <text:p>0</text:p>
              </table:table-cell>
              <table:table-cell office:value-type="float" office:value="23.262363928577">
                <text:p>23.26236392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29.1928484818926">
                <text:p>29.1928484818926</text:p>
              </table:table-cell>
              <table:table-cell office:value-type="float" office:value="42.1827178631243">
                <text:p>42.1827178631243</text:p>
              </table:table-cell>
              <table:table-cell office:value-type="float" office:value="33.1378050484421">
                <text:p>33.1378050484421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